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.56mm"/>
    </style:style>
    <style:style style:name="co2" style:family="table-column">
      <style:table-column-properties fo:break-before="auto" style:column-width="62.94mm"/>
    </style:style>
    <style:style style:name="co3" style:family="table-column">
      <style:table-column-properties fo:break-before="auto" style:column-width="15.68mm"/>
    </style:style>
    <style:style style:name="co4" style:family="table-column">
      <style:table-column-properties fo:break-before="auto" style:column-width="38.05mm"/>
    </style:style>
    <style:style style:name="co5" style:family="table-column">
      <style:table-column-properties fo:break-before="auto" style:column-width="78.9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1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3DB</text:p>
          </table:table-cell>
          <table:table-cell office:value-type="string" calcext:value-type="string">
            <text:p>Swaziland</text:p>
          </table:table-cell>
          <table:table-cell table:formula="of:=INDEX([.H$1:.H$278];[.F1];1)" office:value-type="string" office:string-value="SZ" calcext:value-type="string">
            <text:p>SZ</text:p>
          </table:table-cell>
          <table:table-cell table:formula="of:=LEN([.A1])" office:value-type="float" office:value="3" calcext:value-type="float">
            <text:p>3</text:p>
          </table:table-cell>
          <table:table-cell table:formula="of:=LOOKUP([.B1];[.G$1:.G$278])" office:value-type="string" office:string-value="SWAZILAND" calcext:value-type="string">
            <text:p>SWAZILAND</text:p>
          </table:table-cell>
          <table:table-cell table:formula="of:=MATCH(UPPER([.B1]);[.G$1:.G$278];0)" office:value-type="float" office:value="239" calcext:value-type="float">
            <text:p>239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</table:table-row>
        <table:table-row table:style-name="ro1">
          <table:table-cell office:value-type="string" calcext:value-type="string">
            <text:p>3DC</text:p>
          </table:table-cell>
          <table:table-cell office:value-type="string" calcext:value-type="string">
            <text:p>Swaziland</text:p>
          </table:table-cell>
          <table:table-cell table:formula="of:=INDEX([.H$1:.H$278];[.F2];1)" office:value-type="string" office:string-value="SZ" calcext:value-type="string">
            <text:p>SZ</text:p>
          </table:table-cell>
          <table:table-cell table:formula="of:=LEN([.A2])" office:value-type="float" office:value="3" calcext:value-type="float">
            <text:p>3</text:p>
          </table:table-cell>
          <table:table-cell table:formula="of:=LOOKUP([.B2];[.G$1:.G$278])" office:value-type="string" office:string-value="SWAZILAND" calcext:value-type="string">
            <text:p>SWAZILAND</text:p>
          </table:table-cell>
          <table:table-cell table:formula="of:=MATCH(UPPER([.B2]);[.G$1:.G$278];0)" office:value-type="float" office:value="239" calcext:value-type="float">
            <text:p>239</text:p>
          </table:table-cell>
          <table:table-cell office:value-type="string" calcext:value-type="string">
            <text:p>ALAND ISLANDS</text:p>
          </table:table-cell>
          <table:table-cell office:value-type="string" calcext:value-type="string">
            <text:p>AX</text:p>
          </table:table-cell>
        </table:table-row>
        <table:table-row table:style-name="ro1">
          <table:table-cell office:value-type="string" calcext:value-type="string">
            <text:p>3DD</text:p>
          </table:table-cell>
          <table:table-cell office:value-type="string" calcext:value-type="string">
            <text:p>Swaziland</text:p>
          </table:table-cell>
          <table:table-cell table:formula="of:=INDEX([.H$1:.H$278];[.F3];1)" office:value-type="string" office:string-value="SZ" calcext:value-type="string">
            <text:p>SZ</text:p>
          </table:table-cell>
          <table:table-cell table:formula="of:=LEN([.A3])" office:value-type="float" office:value="3" calcext:value-type="float">
            <text:p>3</text:p>
          </table:table-cell>
          <table:table-cell table:formula="of:=LOOKUP([.B3];[.G$1:.G$278])" office:value-type="string" office:string-value="SWAZILAND" calcext:value-type="string">
            <text:p>SWAZILAND</text:p>
          </table:table-cell>
          <table:table-cell table:formula="of:=MATCH(UPPER([.B3]);[.G$1:.G$278];0)" office:value-type="float" office:value="239" calcext:value-type="float">
            <text:p>239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3DE</text:p>
          </table:table-cell>
          <table:table-cell office:value-type="string" calcext:value-type="string">
            <text:p>Swaziland</text:p>
          </table:table-cell>
          <table:table-cell table:formula="of:=INDEX([.H$1:.H$278];[.F4];1)" office:value-type="string" office:string-value="SZ" calcext:value-type="string">
            <text:p>SZ</text:p>
          </table:table-cell>
          <table:table-cell table:formula="of:=LEN([.A4])" office:value-type="float" office:value="3" calcext:value-type="float">
            <text:p>3</text:p>
          </table:table-cell>
          <table:table-cell table:formula="of:=LOOKUP([.B4];[.G$1:.G$278])" office:value-type="string" office:string-value="SWAZILAND" calcext:value-type="string">
            <text:p>SWAZILAND</text:p>
          </table:table-cell>
          <table:table-cell table:formula="of:=MATCH(UPPER([.B4]);[.G$1:.G$278];0)" office:value-type="float" office:value="239" calcext:value-type="float">
            <text:p>239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</text:p>
          </table:table-cell>
        </table:table-row>
        <table:table-row table:style-name="ro1">
          <table:table-cell office:value-type="string" calcext:value-type="string">
            <text:p>3DF</text:p>
          </table:table-cell>
          <table:table-cell office:value-type="string" calcext:value-type="string">
            <text:p>Swaziland</text:p>
          </table:table-cell>
          <table:table-cell table:formula="of:=INDEX([.H$1:.H$278];[.F5];1)" office:value-type="string" office:string-value="SZ" calcext:value-type="string">
            <text:p>SZ</text:p>
          </table:table-cell>
          <table:table-cell table:formula="of:=LEN([.A5])" office:value-type="float" office:value="3" calcext:value-type="float">
            <text:p>3</text:p>
          </table:table-cell>
          <table:table-cell table:formula="of:=LOOKUP([.B5];[.G$1:.G$278])" office:value-type="string" office:string-value="SWAZILAND" calcext:value-type="string">
            <text:p>SWAZILAND</text:p>
          </table:table-cell>
          <table:table-cell table:formula="of:=MATCH(UPPER([.B5]);[.G$1:.G$278];0)" office:value-type="float" office:value="239" calcext:value-type="float">
            <text:p>239</text:p>
          </table:table-cell>
          <table:table-cell office:value-type="string" calcext:value-type="string">
            <text:p>AMERICAN SAMOA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office:value-type="string" calcext:value-type="string">
            <text:p>3DG</text:p>
          </table:table-cell>
          <table:table-cell office:value-type="string" calcext:value-type="string">
            <text:p>Swaziland</text:p>
          </table:table-cell>
          <table:table-cell table:formula="of:=INDEX([.H$1:.H$278];[.F6];1)" office:value-type="string" office:string-value="SZ" calcext:value-type="string">
            <text:p>SZ</text:p>
          </table:table-cell>
          <table:table-cell table:formula="of:=LEN([.A6])" office:value-type="float" office:value="3" calcext:value-type="float">
            <text:p>3</text:p>
          </table:table-cell>
          <table:table-cell table:formula="of:=LOOKUP([.B6];[.G$1:.G$278])" office:value-type="string" office:string-value="SWAZILAND" calcext:value-type="string">
            <text:p>SWAZILAND</text:p>
          </table:table-cell>
          <table:table-cell table:formula="of:=MATCH(UPPER([.B6]);[.G$1:.G$278];0)" office:value-type="float" office:value="239" calcext:value-type="float">
            <text:p>239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3DH</text:p>
          </table:table-cell>
          <table:table-cell office:value-type="string" calcext:value-type="string">
            <text:p>Swaziland</text:p>
          </table:table-cell>
          <table:table-cell table:formula="of:=INDEX([.H$1:.H$278];[.F7];1)" office:value-type="string" office:string-value="SZ" calcext:value-type="string">
            <text:p>SZ</text:p>
          </table:table-cell>
          <table:table-cell table:formula="of:=LEN([.A7])" office:value-type="float" office:value="3" calcext:value-type="float">
            <text:p>3</text:p>
          </table:table-cell>
          <table:table-cell table:formula="of:=LOOKUP([.B7];[.G$1:.G$278])" office:value-type="string" office:string-value="SWAZILAND" calcext:value-type="string">
            <text:p>SWAZILAND</text:p>
          </table:table-cell>
          <table:table-cell table:formula="of:=MATCH(UPPER([.B7]);[.G$1:.G$278];0)" office:value-type="float" office:value="239" calcext:value-type="float">
            <text:p>239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</table:table-row>
        <table:table-row table:style-name="ro1">
          <table:table-cell office:value-type="string" calcext:value-type="string">
            <text:p>3DI</text:p>
          </table:table-cell>
          <table:table-cell office:value-type="string" calcext:value-type="string">
            <text:p>Swaziland</text:p>
          </table:table-cell>
          <table:table-cell table:formula="of:=INDEX([.H$1:.H$278];[.F8];1)" office:value-type="string" office:string-value="SZ" calcext:value-type="string">
            <text:p>SZ</text:p>
          </table:table-cell>
          <table:table-cell table:formula="of:=LEN([.A8])" office:value-type="float" office:value="3" calcext:value-type="float">
            <text:p>3</text:p>
          </table:table-cell>
          <table:table-cell table:formula="of:=LOOKUP([.B8];[.G$1:.G$278])" office:value-type="string" office:string-value="SWAZILAND" calcext:value-type="string">
            <text:p>SWAZILAND</text:p>
          </table:table-cell>
          <table:table-cell table:formula="of:=MATCH(UPPER([.B8]);[.G$1:.G$278];0)" office:value-type="float" office:value="239" calcext:value-type="float">
            <text:p>239</text:p>
          </table:table-cell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</table:table-row>
        <table:table-row table:style-name="ro1">
          <table:table-cell office:value-type="string" calcext:value-type="string">
            <text:p>3DJ</text:p>
          </table:table-cell>
          <table:table-cell office:value-type="string" calcext:value-type="string">
            <text:p>Swaziland</text:p>
          </table:table-cell>
          <table:table-cell table:formula="of:=INDEX([.H$1:.H$278];[.F9];1)" office:value-type="string" office:string-value="SZ" calcext:value-type="string">
            <text:p>SZ</text:p>
          </table:table-cell>
          <table:table-cell table:formula="of:=LEN([.A9])" office:value-type="float" office:value="3" calcext:value-type="float">
            <text:p>3</text:p>
          </table:table-cell>
          <table:table-cell table:formula="of:=LOOKUP([.B9];[.G$1:.G$278])" office:value-type="string" office:string-value="SWAZILAND" calcext:value-type="string">
            <text:p>SWAZILAND</text:p>
          </table:table-cell>
          <table:table-cell table:formula="of:=MATCH(UPPER([.B9]);[.G$1:.G$278];0)" office:value-type="float" office:value="239" calcext:value-type="float">
            <text:p>239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AQ</text:p>
          </table:table-cell>
        </table:table-row>
        <table:table-row table:style-name="ro1">
          <table:table-cell office:value-type="string" calcext:value-type="string">
            <text:p>3DK</text:p>
          </table:table-cell>
          <table:table-cell office:value-type="string" calcext:value-type="string">
            <text:p>Swaziland</text:p>
          </table:table-cell>
          <table:table-cell table:formula="of:=INDEX([.H$1:.H$278];[.F10];1)" office:value-type="string" office:string-value="SZ" calcext:value-type="string">
            <text:p>SZ</text:p>
          </table:table-cell>
          <table:table-cell table:formula="of:=LEN([.A10])" office:value-type="float" office:value="3" calcext:value-type="float">
            <text:p>3</text:p>
          </table:table-cell>
          <table:table-cell table:formula="of:=LOOKUP([.B10];[.G$1:.G$278])" office:value-type="string" office:string-value="SWAZILAND" calcext:value-type="string">
            <text:p>SWAZILAND</text:p>
          </table:table-cell>
          <table:table-cell table:formula="of:=MATCH(UPPER([.B10]);[.G$1:.G$278];0)" office:value-type="float" office:value="239" calcext:value-type="float">
            <text:p>239</text:p>
          </table:table-cell>
          <table:table-cell office:value-type="string" calcext:value-type="string">
            <text:p>ANTIGUA AND BARBUDA</text:p>
          </table:table-cell>
          <table:table-cell office:value-type="string" calcext:value-type="string">
            <text:p>AG</text:p>
          </table:table-cell>
        </table:table-row>
        <table:table-row table:style-name="ro1">
          <table:table-cell office:value-type="string" calcext:value-type="string">
            <text:p>3DL</text:p>
          </table:table-cell>
          <table:table-cell office:value-type="string" calcext:value-type="string">
            <text:p>Swaziland</text:p>
          </table:table-cell>
          <table:table-cell table:formula="of:=INDEX([.H$1:.H$278];[.F11];1)" office:value-type="string" office:string-value="SZ" calcext:value-type="string">
            <text:p>SZ</text:p>
          </table:table-cell>
          <table:table-cell table:formula="of:=LEN([.A11])" office:value-type="float" office:value="3" calcext:value-type="float">
            <text:p>3</text:p>
          </table:table-cell>
          <table:table-cell table:formula="of:=LOOKUP([.B11];[.G$1:.G$278])" office:value-type="string" office:string-value="SWAZILAND" calcext:value-type="string">
            <text:p>SWAZILAND</text:p>
          </table:table-cell>
          <table:table-cell table:formula="of:=MATCH(UPPER([.B11]);[.G$1:.G$278];0)" office:value-type="float" office:value="239" calcext:value-type="float">
            <text:p>239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office:value-type="string" calcext:value-type="string">
            <text:p>3DM</text:p>
          </table:table-cell>
          <table:table-cell office:value-type="string" calcext:value-type="string">
            <text:p>Swaziland</text:p>
          </table:table-cell>
          <table:table-cell table:formula="of:=INDEX([.H$1:.H$278];[.F12];1)" office:value-type="string" office:string-value="SZ" calcext:value-type="string">
            <text:p>SZ</text:p>
          </table:table-cell>
          <table:table-cell table:formula="of:=LEN([.A12])" office:value-type="float" office:value="3" calcext:value-type="float">
            <text:p>3</text:p>
          </table:table-cell>
          <table:table-cell table:formula="of:=LOOKUP([.B12];[.G$1:.G$278])" office:value-type="string" office:string-value="SWAZILAND" calcext:value-type="string">
            <text:p>SWAZILAND</text:p>
          </table:table-cell>
          <table:table-cell table:formula="of:=MATCH(UPPER([.B12]);[.G$1:.G$278];0)" office:value-type="float" office:value="239" calcext:value-type="float">
            <text:p>239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3DN</text:p>
          </table:table-cell>
          <table:table-cell office:value-type="string" calcext:value-type="string">
            <text:p>Fiji</text:p>
          </table:table-cell>
          <table:table-cell table:formula="of:=INDEX([.H$1:.H$278];[.F13];1)" office:value-type="string" office:string-value="FJ" calcext:value-type="string">
            <text:p>FJ</text:p>
          </table:table-cell>
          <table:table-cell table:formula="of:=LEN([.A13])" office:value-type="float" office:value="3" calcext:value-type="float">
            <text:p>3</text:p>
          </table:table-cell>
          <table:table-cell table:formula="of:=LOOKUP([.B13];[.G$1:.G$278])" office:value-type="string" office:string-value="FIJI" calcext:value-type="string">
            <text:p>FIJI</text:p>
          </table:table-cell>
          <table:table-cell table:formula="of:=MATCH(UPPER([.B13]);[.G$1:.G$278];0)" office:value-type="float" office:value="88" calcext:value-type="float">
            <text:p>88</text:p>
          </table:table-cell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3DO</text:p>
          </table:table-cell>
          <table:table-cell office:value-type="string" calcext:value-type="string">
            <text:p>Fiji</text:p>
          </table:table-cell>
          <table:table-cell table:formula="of:=INDEX([.H$1:.H$278];[.F14];1)" office:value-type="string" office:string-value="FJ" calcext:value-type="string">
            <text:p>FJ</text:p>
          </table:table-cell>
          <table:table-cell table:formula="of:=LEN([.A14])" office:value-type="float" office:value="3" calcext:value-type="float">
            <text:p>3</text:p>
          </table:table-cell>
          <table:table-cell table:formula="of:=LOOKUP([.B14];[.G$1:.G$278])" office:value-type="string" office:string-value="FIJI" calcext:value-type="string">
            <text:p>FIJI</text:p>
          </table:table-cell>
          <table:table-cell table:formula="of:=MATCH(UPPER([.B14]);[.G$1:.G$278];0)" office:value-type="float" office:value="88" calcext:value-type="float">
            <text:p>88</text:p>
          </table:table-cell>
          <table:table-cell office:value-type="string" calcext:value-type="string">
            <text:p>ASCENSION ISLAND</text:p>
          </table:table-cell>
          <table:table-cell office:value-type="string" calcext:value-type="string">
            <text:p>1A</text:p>
          </table:table-cell>
        </table:table-row>
        <table:table-row table:style-name="ro1">
          <table:table-cell office:value-type="string" calcext:value-type="string">
            <text:p>3DP</text:p>
          </table:table-cell>
          <table:table-cell office:value-type="string" calcext:value-type="string">
            <text:p>Fiji</text:p>
          </table:table-cell>
          <table:table-cell table:formula="of:=INDEX([.H$1:.H$278];[.F15];1)" office:value-type="string" office:string-value="FJ" calcext:value-type="string">
            <text:p>FJ</text:p>
          </table:table-cell>
          <table:table-cell table:formula="of:=LEN([.A15])" office:value-type="float" office:value="3" calcext:value-type="float">
            <text:p>3</text:p>
          </table:table-cell>
          <table:table-cell table:formula="of:=LOOKUP([.B15];[.G$1:.G$278])" office:value-type="string" office:string-value="FIJI" calcext:value-type="string">
            <text:p>FIJI</text:p>
          </table:table-cell>
          <table:table-cell table:formula="of:=MATCH(UPPER([.B15]);[.G$1:.G$278];0)" office:value-type="float" office:value="88" calcext:value-type="float">
            <text:p>8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3DQ</text:p>
          </table:table-cell>
          <table:table-cell office:value-type="string" calcext:value-type="string">
            <text:p>Fiji</text:p>
          </table:table-cell>
          <table:table-cell table:formula="of:=INDEX([.H$1:.H$278];[.F16];1)" office:value-type="string" office:string-value="FJ" calcext:value-type="string">
            <text:p>FJ</text:p>
          </table:table-cell>
          <table:table-cell table:formula="of:=LEN([.A16])" office:value-type="float" office:value="3" calcext:value-type="float">
            <text:p>3</text:p>
          </table:table-cell>
          <table:table-cell table:formula="of:=LOOKUP([.B16];[.G$1:.G$278])" office:value-type="string" office:string-value="FIJI" calcext:value-type="string">
            <text:p>FIJI</text:p>
          </table:table-cell>
          <table:table-cell table:formula="of:=MATCH(UPPER([.B16]);[.G$1:.G$278];0)" office:value-type="float" office:value="88" calcext:value-type="float">
            <text:p>88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3DR</text:p>
          </table:table-cell>
          <table:table-cell office:value-type="string" calcext:value-type="string">
            <text:p>Fiji</text:p>
          </table:table-cell>
          <table:table-cell table:formula="of:=INDEX([.H$1:.H$278];[.F17];1)" office:value-type="string" office:string-value="FJ" calcext:value-type="string">
            <text:p>FJ</text:p>
          </table:table-cell>
          <table:table-cell table:formula="of:=LEN([.A17])" office:value-type="float" office:value="3" calcext:value-type="float">
            <text:p>3</text:p>
          </table:table-cell>
          <table:table-cell table:formula="of:=LOOKUP([.B17];[.G$1:.G$278])" office:value-type="string" office:string-value="FIJI" calcext:value-type="string">
            <text:p>FIJI</text:p>
          </table:table-cell>
          <table:table-cell table:formula="of:=MATCH(UPPER([.B17]);[.G$1:.G$278];0)" office:value-type="float" office:value="88" calcext:value-type="float">
            <text:p>88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</text:p>
          </table:table-cell>
        </table:table-row>
        <table:table-row table:style-name="ro1">
          <table:table-cell office:value-type="string" calcext:value-type="string">
            <text:p>3DS</text:p>
          </table:table-cell>
          <table:table-cell office:value-type="string" calcext:value-type="string">
            <text:p>Fiji</text:p>
          </table:table-cell>
          <table:table-cell table:formula="of:=INDEX([.H$1:.H$278];[.F18];1)" office:value-type="string" office:string-value="FJ" calcext:value-type="string">
            <text:p>FJ</text:p>
          </table:table-cell>
          <table:table-cell table:formula="of:=LEN([.A18])" office:value-type="float" office:value="3" calcext:value-type="float">
            <text:p>3</text:p>
          </table:table-cell>
          <table:table-cell table:formula="of:=LOOKUP([.B18];[.G$1:.G$278])" office:value-type="string" office:string-value="FIJI" calcext:value-type="string">
            <text:p>FIJI</text:p>
          </table:table-cell>
          <table:table-cell table:formula="of:=MATCH(UPPER([.B18]);[.G$1:.G$278];0)" office:value-type="float" office:value="88" calcext:value-type="float">
            <text:p>88</text:p>
          </table:table-cell>
          <table:table-cell office:value-type="string" calcext:value-type="string">
            <text:p>AZORES ISLAND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 office:value-type="string" calcext:value-type="string">
            <text:p>3DT</text:p>
          </table:table-cell>
          <table:table-cell office:value-type="string" calcext:value-type="string">
            <text:p>Fiji</text:p>
          </table:table-cell>
          <table:table-cell table:formula="of:=INDEX([.H$1:.H$278];[.F19];1)" office:value-type="string" office:string-value="FJ" calcext:value-type="string">
            <text:p>FJ</text:p>
          </table:table-cell>
          <table:table-cell table:formula="of:=LEN([.A19])" office:value-type="float" office:value="3" calcext:value-type="float">
            <text:p>3</text:p>
          </table:table-cell>
          <table:table-cell table:formula="of:=LOOKUP([.B19];[.G$1:.G$278])" office:value-type="string" office:string-value="FIJI" calcext:value-type="string">
            <text:p>FIJI</text:p>
          </table:table-cell>
          <table:table-cell table:formula="of:=MATCH(UPPER([.B19]);[.G$1:.G$278];0)" office:value-type="float" office:value="88" calcext:value-type="float">
            <text:p>88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3DU</text:p>
          </table:table-cell>
          <table:table-cell office:value-type="string" calcext:value-type="string">
            <text:p>Fiji</text:p>
          </table:table-cell>
          <table:table-cell table:formula="of:=INDEX([.H$1:.H$278];[.F20];1)" office:value-type="string" office:string-value="FJ" calcext:value-type="string">
            <text:p>FJ</text:p>
          </table:table-cell>
          <table:table-cell table:formula="of:=LEN([.A20])" office:value-type="float" office:value="3" calcext:value-type="float">
            <text:p>3</text:p>
          </table:table-cell>
          <table:table-cell table:formula="of:=LOOKUP([.B20];[.G$1:.G$278])" office:value-type="string" office:string-value="FIJI" calcext:value-type="string">
            <text:p>FIJI</text:p>
          </table:table-cell>
          <table:table-cell table:formula="of:=MATCH(UPPER([.B20]);[.G$1:.G$278];0)" office:value-type="float" office:value="88" calcext:value-type="float">
            <text:p>88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</table:table-row>
        <table:table-row table:style-name="ro1">
          <table:table-cell office:value-type="string" calcext:value-type="string">
            <text:p>3DV</text:p>
          </table:table-cell>
          <table:table-cell office:value-type="string" calcext:value-type="string">
            <text:p>Fiji</text:p>
          </table:table-cell>
          <table:table-cell table:formula="of:=INDEX([.H$1:.H$278];[.F21];1)" office:value-type="string" office:string-value="FJ" calcext:value-type="string">
            <text:p>FJ</text:p>
          </table:table-cell>
          <table:table-cell table:formula="of:=LEN([.A21])" office:value-type="float" office:value="3" calcext:value-type="float">
            <text:p>3</text:p>
          </table:table-cell>
          <table:table-cell table:formula="of:=LOOKUP([.B21];[.G$1:.G$278])" office:value-type="string" office:string-value="FIJI" calcext:value-type="string">
            <text:p>FIJI</text:p>
          </table:table-cell>
          <table:table-cell table:formula="of:=MATCH(UPPER([.B21]);[.G$1:.G$278];0)" office:value-type="float" office:value="88" calcext:value-type="float">
            <text:p>88</text:p>
          </table:table-cell>
          <table:table-cell office:value-type="string" calcext:value-type="string">
            <text:p>BALEARIC ISLANDS</text:p>
          </table:table-cell>
          <table:table-cell office:value-type="string" calcext:value-type="string">
            <text:p>2B</text:p>
          </table:table-cell>
        </table:table-row>
        <table:table-row table:style-name="ro1">
          <table:table-cell office:value-type="string" calcext:value-type="string">
            <text:p>3DW</text:p>
          </table:table-cell>
          <table:table-cell office:value-type="string" calcext:value-type="string">
            <text:p>Fiji</text:p>
          </table:table-cell>
          <table:table-cell table:formula="of:=INDEX([.H$1:.H$278];[.F22];1)" office:value-type="string" office:string-value="FJ" calcext:value-type="string">
            <text:p>FJ</text:p>
          </table:table-cell>
          <table:table-cell table:formula="of:=LEN([.A22])" office:value-type="float" office:value="3" calcext:value-type="float">
            <text:p>3</text:p>
          </table:table-cell>
          <table:table-cell table:formula="of:=LOOKUP([.B22];[.G$1:.G$278])" office:value-type="string" office:string-value="FIJI" calcext:value-type="string">
            <text:p>FIJI</text:p>
          </table:table-cell>
          <table:table-cell table:formula="of:=MATCH(UPPER([.B22]);[.G$1:.G$278];0)" office:value-type="float" office:value="88" calcext:value-type="float">
            <text:p>88</text:p>
          </table:table-cell>
          <table:table-cell office:value-type="string" calcext:value-type="string">
            <text:p>BANABA ISLAND</text:p>
          </table:table-cell>
          <table:table-cell office:value-type="string" calcext:value-type="string">
            <text:p>5I</text:p>
          </table:table-cell>
        </table:table-row>
        <table:table-row table:style-name="ro1">
          <table:table-cell office:value-type="string" calcext:value-type="string">
            <text:p>3DX</text:p>
          </table:table-cell>
          <table:table-cell office:value-type="string" calcext:value-type="string">
            <text:p>Fiji</text:p>
          </table:table-cell>
          <table:table-cell table:formula="of:=INDEX([.H$1:.H$278];[.F23];1)" office:value-type="string" office:string-value="FJ" calcext:value-type="string">
            <text:p>FJ</text:p>
          </table:table-cell>
          <table:table-cell table:formula="of:=LEN([.A23])" office:value-type="float" office:value="3" calcext:value-type="float">
            <text:p>3</text:p>
          </table:table-cell>
          <table:table-cell table:formula="of:=LOOKUP([.B23];[.G$1:.G$278])" office:value-type="string" office:string-value="FIJI" calcext:value-type="string">
            <text:p>FIJI</text:p>
          </table:table-cell>
          <table:table-cell table:formula="of:=MATCH(UPPER([.B23]);[.G$1:.G$278];0)" office:value-type="float" office:value="88" calcext:value-type="float">
            <text:p>88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</table:table-row>
        <table:table-row table:style-name="ro1">
          <table:table-cell office:value-type="string" calcext:value-type="string">
            <text:p>3DY</text:p>
          </table:table-cell>
          <table:table-cell office:value-type="string" calcext:value-type="string">
            <text:p>Fiji</text:p>
          </table:table-cell>
          <table:table-cell table:formula="of:=INDEX([.H$1:.H$278];[.F24];1)" office:value-type="string" office:string-value="FJ" calcext:value-type="string">
            <text:p>FJ</text:p>
          </table:table-cell>
          <table:table-cell table:formula="of:=LEN([.A24])" office:value-type="float" office:value="3" calcext:value-type="float">
            <text:p>3</text:p>
          </table:table-cell>
          <table:table-cell table:formula="of:=LOOKUP([.B24];[.G$1:.G$278])" office:value-type="string" office:string-value="FIJI" calcext:value-type="string">
            <text:p>FIJI</text:p>
          </table:table-cell>
          <table:table-cell table:formula="of:=MATCH(UPPER([.B24]);[.G$1:.G$278];0)" office:value-type="float" office:value="88" calcext:value-type="float">
            <text:p>88</text:p>
          </table:table-cell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</table:table-row>
        <table:table-row table:style-name="ro1">
          <table:table-cell office:value-type="string" calcext:value-type="string">
            <text:p>3DZ</text:p>
          </table:table-cell>
          <table:table-cell office:value-type="string" calcext:value-type="string">
            <text:p>Fiji</text:p>
          </table:table-cell>
          <table:table-cell table:formula="of:=INDEX([.H$1:.H$278];[.F25];1)" office:value-type="string" office:string-value="FJ" calcext:value-type="string">
            <text:p>FJ</text:p>
          </table:table-cell>
          <table:table-cell table:formula="of:=LEN([.A25])" office:value-type="float" office:value="3" calcext:value-type="float">
            <text:p>3</text:p>
          </table:table-cell>
          <table:table-cell table:formula="of:=LOOKUP([.B25];[.G$1:.G$278])" office:value-type="string" office:string-value="FIJI" calcext:value-type="string">
            <text:p>FIJI</text:p>
          </table:table-cell>
          <table:table-cell table:formula="of:=MATCH(UPPER([.B25]);[.G$1:.G$278];0)" office:value-type="float" office:value="88" calcext:value-type="float">
            <text:p>88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</table:table-row>
        <table:table-row table:style-name="ro1">
          <table:table-cell office:value-type="string" calcext:value-type="string">
            <text:p>9M0</text:p>
          </table:table-cell>
          <table:table-cell office:value-type="string" calcext:value-type="string">
            <text:p>Spratly Islands</text:p>
          </table:table-cell>
          <table:table-cell table:formula="of:=INDEX([.H$1:.H$278];[.F26];1)" office:value-type="string" office:string-value="2S" calcext:value-type="string">
            <text:p>2S</text:p>
          </table:table-cell>
          <table:table-cell table:formula="of:=LEN([.A26])" office:value-type="float" office:value="3" calcext:value-type="float">
            <text:p>3</text:p>
          </table:table-cell>
          <table:table-cell table:formula="of:=LOOKUP([.B26];[.G$1:.G$278])" office:value-type="string" office:string-value="SPRATLY ISLANDS" calcext:value-type="string">
            <text:p>SPRATLY ISLANDS</text:p>
          </table:table-cell>
          <table:table-cell table:formula="of:=MATCH(UPPER([.B26]);[.G$1:.G$278];0)" office:value-type="float" office:value="234" calcext:value-type="float">
            <text:p>234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BV9</text:p>
          </table:table-cell>
          <table:table-cell office:value-type="string" calcext:value-type="string">
            <text:p>Spratly Islands</text:p>
          </table:table-cell>
          <table:table-cell table:formula="of:=INDEX([.H$1:.H$278];[.F27];1)" office:value-type="string" office:string-value="2S" calcext:value-type="string">
            <text:p>2S</text:p>
          </table:table-cell>
          <table:table-cell table:formula="of:=LEN([.A27])" office:value-type="float" office:value="3" calcext:value-type="float">
            <text:p>3</text:p>
          </table:table-cell>
          <table:table-cell table:formula="of:=LOOKUP([.B27];[.G$1:.G$278])" office:value-type="string" office:string-value="SPRATLY ISLANDS" calcext:value-type="string">
            <text:p>SPRATLY ISLANDS</text:p>
          </table:table-cell>
          <table:table-cell table:formula="of:=MATCH(UPPER([.B27]);[.G$1:.G$278];0)" office:value-type="float" office:value="234" calcext:value-type="float">
            <text:p>234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</table:table-row>
        <table:table-row table:style-name="ro1">
          <table:table-cell office:value-type="string" calcext:value-type="string">
            <text:p>DX0</text:p>
          </table:table-cell>
          <table:table-cell office:value-type="string" calcext:value-type="string">
            <text:p>Spratly Islands</text:p>
          </table:table-cell>
          <table:table-cell table:formula="of:=INDEX([.H$1:.H$278];[.F28];1)" office:value-type="string" office:string-value="2S" calcext:value-type="string">
            <text:p>2S</text:p>
          </table:table-cell>
          <table:table-cell table:formula="of:=LEN([.A28])" office:value-type="float" office:value="3" calcext:value-type="float">
            <text:p>3</text:p>
          </table:table-cell>
          <table:table-cell table:formula="of:=LOOKUP([.B28];[.G$1:.G$278])" office:value-type="string" office:string-value="SPRATLY ISLANDS" calcext:value-type="string">
            <text:p>SPRATLY ISLANDS</text:p>
          </table:table-cell>
          <table:table-cell table:formula="of:=MATCH(UPPER([.B28]);[.G$1:.G$278];0)" office:value-type="float" office:value="234" calcext:value-type="float">
            <text:p>234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</table:table-row>
        <table:table-row table:style-name="ro1">
          <table:table-cell office:value-type="string" calcext:value-type="string">
            <text:p>HB0</text:p>
          </table:table-cell>
          <table:table-cell office:value-type="string" calcext:value-type="string">
            <text:p>Liechtenstein</text:p>
          </table:table-cell>
          <table:table-cell table:formula="of:=INDEX([.H$1:.H$278];[.F29];1)" office:value-type="string" office:string-value="LI" calcext:value-type="string">
            <text:p>LI</text:p>
          </table:table-cell>
          <table:table-cell table:formula="of:=LEN([.A29])" office:value-type="float" office:value="3" calcext:value-type="float">
            <text:p>3</text:p>
          </table:table-cell>
          <table:table-cell table:formula="of:=LOOKUP([.B29];[.G$1:.G$278])" office:value-type="string" office:string-value="LIECHTENSTEIN" calcext:value-type="string">
            <text:p>LIECHTENSTEIN</text:p>
          </table:table-cell>
          <table:table-cell table:formula="of:=MATCH(UPPER([.B29]);[.G$1:.G$278];0)" office:value-type="float" office:value="143" calcext:value-type="float">
            <text:p>143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BM</text:p>
          </table:table-cell>
        </table:table-row>
        <table:table-row table:style-name="ro1">
          <table:table-cell office:value-type="string" calcext:value-type="string">
            <text:p>HBL</text:p>
          </table:table-cell>
          <table:table-cell office:value-type="string" calcext:value-type="string">
            <text:p>Liechtenstein</text:p>
          </table:table-cell>
          <table:table-cell table:formula="of:=INDEX([.H$1:.H$278];[.F30];1)" office:value-type="string" office:string-value="LI" calcext:value-type="string">
            <text:p>LI</text:p>
          </table:table-cell>
          <table:table-cell table:formula="of:=LEN([.A30])" office:value-type="float" office:value="3" calcext:value-type="float">
            <text:p>3</text:p>
          </table:table-cell>
          <table:table-cell table:formula="of:=LOOKUP([.B30];[.G$1:.G$278])" office:value-type="string" office:string-value="LIECHTENSTEIN" calcext:value-type="string">
            <text:p>LIECHTENSTEIN</text:p>
          </table:table-cell>
          <table:table-cell table:formula="of:=MATCH(UPPER([.B30]);[.G$1:.G$278];0)" office:value-type="float" office:value="143" calcext:value-type="float">
            <text:p>143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</table:table-row>
        <table:table-row table:style-name="ro1">
          <table:table-cell office:value-type="string" calcext:value-type="string">
            <text:p>RA6</text:p>
          </table:table-cell>
          <table:table-cell office:value-type="string" calcext:value-type="string">
            <text:p>Chechnya</text:p>
          </table:table-cell>
          <table:table-cell table:style-name="ce1"/>
          <table:table-cell table:formula="of:=LEN([.A31])" office:value-type="float" office:value="3" calcext:value-type="float">
            <text:p>3</text:p>
          </table:table-cell>
          <table:table-cell table:formula="of:=LOOKUP([.B31];[.G$1:.G$278])" office:value-type="string" office:string-value="CHATHAM ISLANDS" calcext:value-type="string">
            <text:p>CHATHAM ISLANDS</text:p>
          </table:table-cell>
          <table:table-cell table:formula="of:=MATCH(UPPER([.B31]);[.G$1:.G$278];0)" office:value-type="string" office:string-value="" calcext:value-type="error">
            <text:p>#NV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BO</text:p>
          </table:table-cell>
        </table:table-row>
        <table:table-row table:style-name="ro1">
          <table:table-cell office:value-type="string" calcext:value-type="string">
            <text:p>SSA</text:p>
          </table:table-cell>
          <table:table-cell office:value-type="string" calcext:value-type="string">
            <text:p>Egypt</text:p>
          </table:table-cell>
          <table:table-cell table:style-name="ce1" table:formula="of:=INDEX([.H$1:.H$278];[.F32];1)" office:value-type="string" office:string-value="EG" calcext:value-type="string">
            <text:p>EG</text:p>
          </table:table-cell>
          <table:table-cell table:formula="of:=LEN([.A32])" office:value-type="float" office:value="3" calcext:value-type="float">
            <text:p>3</text:p>
          </table:table-cell>
          <table:table-cell table:formula="of:=LOOKUP([.B32];[.G$1:.G$278])" office:value-type="string" office:string-value="EGYPT" calcext:value-type="string">
            <text:p>EGYPT</text:p>
          </table:table-cell>
          <table:table-cell table:formula="of:=MATCH(UPPER([.B32]);[.G$1:.G$278];0)" office:value-type="float" office:value="80" calcext:value-type="float">
            <text:p>80</text:p>
          </table:table-cell>
          <table:table-cell office:value-type="string" calcext:value-type="string">
            <text:p>BONAIRE</text:p>
          </table:table-cell>
          <table:table-cell office:value-type="string" calcext:value-type="string">
            <text:p>1E</text:p>
          </table:table-cell>
        </table:table-row>
        <table:table-row table:style-name="ro1">
          <table:table-cell office:value-type="string" calcext:value-type="string">
            <text:p>SSB</text:p>
          </table:table-cell>
          <table:table-cell office:value-type="string" calcext:value-type="string">
            <text:p>Egypt</text:p>
          </table:table-cell>
          <table:table-cell table:style-name="ce1" table:formula="of:=INDEX([.H$1:.H$278];[.F33];1)" office:value-type="string" office:string-value="EG" calcext:value-type="string">
            <text:p>EG</text:p>
          </table:table-cell>
          <table:table-cell table:formula="of:=LEN([.A33])" office:value-type="float" office:value="3" calcext:value-type="float">
            <text:p>3</text:p>
          </table:table-cell>
          <table:table-cell table:formula="of:=LOOKUP([.B33];[.G$1:.G$278])" office:value-type="string" office:string-value="EGYPT" calcext:value-type="string">
            <text:p>EGYPT</text:p>
          </table:table-cell>
          <table:table-cell table:formula="of:=MATCH(UPPER([.B33]);[.G$1:.G$278];0)" office:value-type="float" office:value="80" calcext:value-type="float">
            <text:p>80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string" calcext:value-type="string">
            <text:p>SSC</text:p>
          </table:table-cell>
          <table:table-cell office:value-type="string" calcext:value-type="string">
            <text:p>Egypt</text:p>
          </table:table-cell>
          <table:table-cell table:style-name="ce1" table:formula="of:=INDEX([.H$1:.H$278];[.F34];1)" office:value-type="string" office:string-value="EG" calcext:value-type="string">
            <text:p>EG</text:p>
          </table:table-cell>
          <table:table-cell table:formula="of:=LEN([.A34])" office:value-type="float" office:value="3" calcext:value-type="float">
            <text:p>3</text:p>
          </table:table-cell>
          <table:table-cell table:formula="of:=LOOKUP([.B34];[.G$1:.G$278])" office:value-type="string" office:string-value="EGYPT" calcext:value-type="string">
            <text:p>EGYPT</text:p>
          </table:table-cell>
          <table:table-cell table:formula="of:=MATCH(UPPER([.B34]);[.G$1:.G$278];0)" office:value-type="float" office:value="80" calcext:value-type="float">
            <text:p>80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text:p>Egypt</text:p>
          </table:table-cell>
          <table:table-cell table:style-name="ce1" table:formula="of:=INDEX([.H$1:.H$278];[.F35];1)" office:value-type="string" office:string-value="EG" calcext:value-type="string">
            <text:p>EG</text:p>
          </table:table-cell>
          <table:table-cell table:formula="of:=LEN([.A35])" office:value-type="float" office:value="3" calcext:value-type="float">
            <text:p>3</text:p>
          </table:table-cell>
          <table:table-cell table:formula="of:=LOOKUP([.B35];[.G$1:.G$278])" office:value-type="string" office:string-value="EGYPT" calcext:value-type="string">
            <text:p>EGYPT</text:p>
          </table:table-cell>
          <table:table-cell table:formula="of:=MATCH(UPPER([.B35]);[.G$1:.G$278];0)" office:value-type="float" office:value="80" calcext:value-type="float">
            <text:p>80</text:p>
          </table:table-cell>
          <table:table-cell office:value-type="string" calcext:value-type="string">
            <text:p>BOUVET ISLAND</text:p>
          </table:table-cell>
          <table:table-cell office:value-type="string" calcext:value-type="string">
            <text:p>BV</text:p>
          </table:table-cell>
        </table:table-row>
        <table:table-row table:style-name="ro1">
          <table:table-cell office:value-type="string" calcext:value-type="string">
            <text:p>SSE</text:p>
          </table:table-cell>
          <table:table-cell office:value-type="string" calcext:value-type="string">
            <text:p>Egypt</text:p>
          </table:table-cell>
          <table:table-cell table:style-name="ce1" table:formula="of:=INDEX([.H$1:.H$278];[.F36];1)" office:value-type="string" office:string-value="EG" calcext:value-type="string">
            <text:p>EG</text:p>
          </table:table-cell>
          <table:table-cell table:formula="of:=LEN([.A36])" office:value-type="float" office:value="3" calcext:value-type="float">
            <text:p>3</text:p>
          </table:table-cell>
          <table:table-cell table:formula="of:=LOOKUP([.B36];[.G$1:.G$278])" office:value-type="string" office:string-value="EGYPT" calcext:value-type="string">
            <text:p>EGYPT</text:p>
          </table:table-cell>
          <table:table-cell table:formula="of:=MATCH(UPPER([.B36]);[.G$1:.G$278];0)" office:value-type="float" office:value="80" calcext:value-type="float">
            <text:p>80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SSF</text:p>
          </table:table-cell>
          <table:table-cell office:value-type="string" calcext:value-type="string">
            <text:p>Egypt</text:p>
          </table:table-cell>
          <table:table-cell table:style-name="ce1" table:formula="of:=INDEX([.H$1:.H$278];[.F37];1)" office:value-type="string" office:string-value="EG" calcext:value-type="string">
            <text:p>EG</text:p>
          </table:table-cell>
          <table:table-cell table:formula="of:=LEN([.A37])" office:value-type="float" office:value="3" calcext:value-type="float">
            <text:p>3</text:p>
          </table:table-cell>
          <table:table-cell table:formula="of:=LOOKUP([.B37];[.G$1:.G$278])" office:value-type="string" office:string-value="EGYPT" calcext:value-type="string">
            <text:p>EGYPT</text:p>
          </table:table-cell>
          <table:table-cell table:formula="of:=MATCH(UPPER([.B37]);[.G$1:.G$278];0)" office:value-type="float" office:value="80" calcext:value-type="float">
            <text:p>80</text:p>
          </table:table-cell>
          <table:table-cell office:value-type="string" calcext:value-type="string">
            <text:p>BRUNEI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 office:value-type="string" calcext:value-type="string">
            <text:p>SSG</text:p>
          </table:table-cell>
          <table:table-cell office:value-type="string" calcext:value-type="string">
            <text:p>Egypt</text:p>
          </table:table-cell>
          <table:table-cell table:style-name="ce1" table:formula="of:=INDEX([.H$1:.H$278];[.F38];1)" office:value-type="string" office:string-value="EG" calcext:value-type="string">
            <text:p>EG</text:p>
          </table:table-cell>
          <table:table-cell table:formula="of:=LEN([.A38])" office:value-type="float" office:value="3" calcext:value-type="float">
            <text:p>3</text:p>
          </table:table-cell>
          <table:table-cell table:formula="of:=LOOKUP([.B38];[.G$1:.G$278])" office:value-type="string" office:string-value="EGYPT" calcext:value-type="string">
            <text:p>EGYPT</text:p>
          </table:table-cell>
          <table:table-cell table:formula="of:=MATCH(UPPER([.B38]);[.G$1:.G$278];0)" office:value-type="float" office:value="80" calcext:value-type="float">
            <text:p>80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G</text:p>
          </table:table-cell>
        </table:table-row>
        <table:table-row table:style-name="ro1">
          <table:table-cell office:value-type="string" calcext:value-type="string">
            <text:p>SSH</text:p>
          </table:table-cell>
          <table:table-cell office:value-type="string" calcext:value-type="string">
            <text:p>Egypt</text:p>
          </table:table-cell>
          <table:table-cell table:style-name="ce1" table:formula="of:=INDEX([.H$1:.H$278];[.F39];1)" office:value-type="string" office:string-value="EG" calcext:value-type="string">
            <text:p>EG</text:p>
          </table:table-cell>
          <table:table-cell table:formula="of:=LEN([.A39])" office:value-type="float" office:value="3" calcext:value-type="float">
            <text:p>3</text:p>
          </table:table-cell>
          <table:table-cell table:formula="of:=LOOKUP([.B39];[.G$1:.G$278])" office:value-type="string" office:string-value="EGYPT" calcext:value-type="string">
            <text:p>EGYPT</text:p>
          </table:table-cell>
          <table:table-cell table:formula="of:=MATCH(UPPER([.B39]);[.G$1:.G$278];0)" office:value-type="float" office:value="80" calcext:value-type="float">
            <text:p>80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</table:table-row>
        <table:table-row table:style-name="ro1">
          <table:table-cell office:value-type="string" calcext:value-type="string">
            <text:p>SSI</text:p>
          </table:table-cell>
          <table:table-cell office:value-type="string" calcext:value-type="string">
            <text:p>Egypt</text:p>
          </table:table-cell>
          <table:table-cell table:style-name="ce1" table:formula="of:=INDEX([.H$1:.H$278];[.F40];1)" office:value-type="string" office:string-value="EG" calcext:value-type="string">
            <text:p>EG</text:p>
          </table:table-cell>
          <table:table-cell table:formula="of:=LEN([.A40])" office:value-type="float" office:value="3" calcext:value-type="float">
            <text:p>3</text:p>
          </table:table-cell>
          <table:table-cell table:formula="of:=LOOKUP([.B40];[.G$1:.G$278])" office:value-type="string" office:string-value="EGYPT" calcext:value-type="string">
            <text:p>EGYPT</text:p>
          </table:table-cell>
          <table:table-cell table:formula="of:=MATCH(UPPER([.B40]);[.G$1:.G$278];0)" office:value-type="float" office:value="80" calcext:value-type="float">
            <text:p>80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SSJ</text:p>
          </table:table-cell>
          <table:table-cell office:value-type="string" calcext:value-type="string">
            <text:p>Egypt</text:p>
          </table:table-cell>
          <table:table-cell table:style-name="ce1" table:formula="of:=INDEX([.H$1:.H$278];[.F41];1)" office:value-type="string" office:string-value="EG" calcext:value-type="string">
            <text:p>EG</text:p>
          </table:table-cell>
          <table:table-cell table:formula="of:=LEN([.A41])" office:value-type="float" office:value="3" calcext:value-type="float">
            <text:p>3</text:p>
          </table:table-cell>
          <table:table-cell table:formula="of:=LOOKUP([.B41];[.G$1:.G$278])" office:value-type="string" office:string-value="EGYPT" calcext:value-type="string">
            <text:p>EGYPT</text:p>
          </table:table-cell>
          <table:table-cell table:formula="of:=MATCH(UPPER([.B41]);[.G$1:.G$278];0)" office:value-type="float" office:value="80" calcext:value-type="float">
            <text:p>80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</text:p>
          </table:table-cell>
        </table:table-row>
        <table:table-row table:style-name="ro1">
          <table:table-cell office:value-type="string" calcext:value-type="string">
            <text:p>SSK</text:p>
          </table:table-cell>
          <table:table-cell office:value-type="string" calcext:value-type="string">
            <text:p>Egypt</text:p>
          </table:table-cell>
          <table:table-cell table:style-name="ce1" table:formula="of:=INDEX([.H$1:.H$278];[.F42];1)" office:value-type="string" office:string-value="EG" calcext:value-type="string">
            <text:p>EG</text:p>
          </table:table-cell>
          <table:table-cell table:formula="of:=LEN([.A42])" office:value-type="float" office:value="3" calcext:value-type="float">
            <text:p>3</text:p>
          </table:table-cell>
          <table:table-cell table:formula="of:=LOOKUP([.B42];[.G$1:.G$278])" office:value-type="string" office:string-value="EGYPT" calcext:value-type="string">
            <text:p>EGYPT</text:p>
          </table:table-cell>
          <table:table-cell table:formula="of:=MATCH(UPPER([.B42]);[.G$1:.G$278];0)" office:value-type="float" office:value="80" calcext:value-type="float">
            <text:p>80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office:value-type="string" calcext:value-type="string">
            <text:p>SSL</text:p>
          </table:table-cell>
          <table:table-cell office:value-type="string" calcext:value-type="string">
            <text:p>Egypt</text:p>
          </table:table-cell>
          <table:table-cell table:style-name="ce1" table:formula="of:=INDEX([.H$1:.H$278];[.F43];1)" office:value-type="string" office:string-value="EG" calcext:value-type="string">
            <text:p>EG</text:p>
          </table:table-cell>
          <table:table-cell table:formula="of:=LEN([.A43])" office:value-type="float" office:value="3" calcext:value-type="float">
            <text:p>3</text:p>
          </table:table-cell>
          <table:table-cell table:formula="of:=LOOKUP([.B43];[.G$1:.G$278])" office:value-type="string" office:string-value="EGYPT" calcext:value-type="string">
            <text:p>EGYPT</text:p>
          </table:table-cell>
          <table:table-cell table:formula="of:=MATCH(UPPER([.B43]);[.G$1:.G$278];0)" office:value-type="float" office:value="80" calcext:value-type="float">
            <text:p>8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SSM</text:p>
          </table:table-cell>
          <table:table-cell office:value-type="string" calcext:value-type="string">
            <text:p>Egypt</text:p>
          </table:table-cell>
          <table:table-cell table:style-name="ce1" table:formula="of:=INDEX([.H$1:.H$278];[.F44];1)" office:value-type="string" office:string-value="EG" calcext:value-type="string">
            <text:p>EG</text:p>
          </table:table-cell>
          <table:table-cell table:formula="of:=LEN([.A44])" office:value-type="float" office:value="3" calcext:value-type="float">
            <text:p>3</text:p>
          </table:table-cell>
          <table:table-cell table:formula="of:=LOOKUP([.B44];[.G$1:.G$278])" office:value-type="string" office:string-value="EGYPT" calcext:value-type="string">
            <text:p>EGYPT</text:p>
          </table:table-cell>
          <table:table-cell table:formula="of:=MATCH(UPPER([.B44]);[.G$1:.G$278];0)" office:value-type="float" office:value="80" calcext:value-type="float">
            <text:p>80</text:p>
          </table:table-cell>
          <table:table-cell office:value-type="string" calcext:value-type="string">
            <text:p>CANARY ISLANDS</text:p>
          </table:table-cell>
          <table:table-cell office:value-type="string" calcext:value-type="string">
            <text:p>3C</text:p>
          </table:table-cell>
        </table:table-row>
        <table:table-row table:style-name="ro1">
          <table:table-cell office:value-type="string" calcext:value-type="string">
            <text:p>0S</text:p>
          </table:table-cell>
          <table:table-cell office:value-type="string" calcext:value-type="string">
            <text:p>Seborga</text:p>
          </table:table-cell>
          <table:table-cell table:style-name="ce1"/>
          <table:table-cell table:formula="of:=LEN([.A45])" office:value-type="float" office:value="2" calcext:value-type="float">
            <text:p>2</text:p>
          </table:table-cell>
          <table:table-cell table:formula="of:=LOOKUP([.B45];[.G$1:.G$278])" office:value-type="string" office:string-value="SAUDI ARABIA" calcext:value-type="string">
            <text:p>SAUDI ARABIA</text:p>
          </table:table-cell>
          <table:table-cell table:formula="of:=MATCH(UPPER([.B45]);[.G$1:.G$278];0)" office:value-type="string" office:string-value="" calcext:value-type="error">
            <text:p>#NV</text:p>
          </table:table-cell>
          <table:table-cell office:value-type="string" calcext:value-type="string">
            <text:p>CAPE VERDE</text:p>
          </table:table-cell>
          <table:table-cell office:value-type="string" calcext:value-type="string">
            <text:p>CV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Malta</text:p>
          </table:table-cell>
          <table:table-cell table:style-name="ce1" table:formula="of:=INDEX([.H$1:.H$278];[.F46];1)" office:value-type="string" office:string-value="MT" calcext:value-type="string">
            <text:p>MT</text:p>
          </table:table-cell>
          <table:table-cell table:formula="of:=LEN([.A46])" office:value-type="float" office:value="2" calcext:value-type="float">
            <text:p>2</text:p>
          </table:table-cell>
          <table:table-cell table:formula="of:=LOOKUP([.B46];[.G$1:.G$278])" office:value-type="string" office:string-value="MALTA" calcext:value-type="string">
            <text:p>MALTA</text:p>
          </table:table-cell>
          <table:table-cell table:formula="of:=MATCH(UPPER([.B46]);[.G$1:.G$278];0)" office:value-type="float" office:value="154" calcext:value-type="float">
            <text:p>154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KY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Northern Cyprus or Blenheim Reef</text:p>
          </table:table-cell>
          <table:table-cell table:style-name="ce1"/>
          <table:table-cell table:formula="of:=LEN([.A47])" office:value-type="float" office:value="2" calcext:value-type="float">
            <text:p>2</text:p>
          </table:table-cell>
          <table:table-cell table:formula="of:=LOOKUP([.B47];[.G$1:.G$278])" office:value-type="string" office:string-value="NORTH COOK ISLANDS" calcext:value-type="string">
            <text:p>NORTH COOK ISLANDS</text:p>
          </table:table-cell>
          <table:table-cell table:formula="of:=MATCH(UPPER([.B47]);[.G$1:.G$278];0)" office:value-type="string" office:string-value="" calcext:value-type="error">
            <text:p>#NV</text:p>
          </table:table-cell>
          <table:table-cell office:value-type="string" calcext:value-type="string">
            <text:p>CENTRAL AFRICA</text:p>
          </table:table-cell>
          <table:table-cell office:value-type="string" calcext:value-type="string">
            <text:p>CF</text:p>
          </table:table-cell>
        </table:table-row>
        <table:table-row table:style-name="ro1">
          <table:table-cell office:value-type="string" calcext:value-type="string">
            <text:p>1G</text:p>
          </table:table-cell>
          <table:table-cell office:value-type="string" calcext:value-type="string">
            <text:p>Geyser Reef</text:p>
          </table:table-cell>
          <table:table-cell table:style-name="ce1"/>
          <table:table-cell table:formula="of:=LEN([.A48])" office:value-type="float" office:value="2" calcext:value-type="float">
            <text:p>2</text:p>
          </table:table-cell>
          <table:table-cell table:formula="of:=LOOKUP([.B48];[.G$1:.G$278])" office:value-type="string" office:string-value="GERMANY" calcext:value-type="string">
            <text:p>GERMANY</text:p>
          </table:table-cell>
          <table:table-cell table:formula="of:=MATCH(UPPER([.B48]);[.G$1:.G$278];0)" office:value-type="string" office:string-value="" calcext:value-type="error">
            <text:p>#NV</text:p>
          </table:table-cell>
          <table:table-cell office:value-type="string" calcext:value-type="string">
            <text:p>CENTRAL KIRIBATI</text:p>
          </table:table-cell>
          <table:table-cell office:value-type="string" calcext:value-type="string">
            <text:p>5C</text:p>
          </table:table-cell>
        </table:table-row>
        <table:table-row table:style-name="ro1">
          <table:table-cell office:value-type="string" calcext:value-type="string">
            <text:p>1L</text:p>
          </table:table-cell>
          <table:table-cell office:value-type="string" calcext:value-type="string">
            <text:p>Liberland</text:p>
          </table:table-cell>
          <table:table-cell table:style-name="ce1"/>
          <table:table-cell table:formula="of:=LEN([.A49])" office:value-type="float" office:value="2" calcext:value-type="float">
            <text:p>2</text:p>
          </table:table-cell>
          <table:table-cell table:formula="of:=LOOKUP([.B49];[.G$1:.G$278])" office:value-type="string" office:string-value="LIBERIA" calcext:value-type="string">
            <text:p>LIBERIA</text:p>
          </table:table-cell>
          <table:table-cell table:formula="of:=MATCH(UPPER([.B49]);[.G$1:.G$278];0)" office:value-type="string" office:string-value="" calcext:value-type="error">
            <text:p>#NV</text:p>
          </table:table-cell>
          <table:table-cell office:value-type="string" calcext:value-type="string">
            <text:p>CEUTA AND MELILLA</text:p>
          </table:table-cell>
          <table:table-cell office:value-type="string" calcext:value-type="string">
            <text:p>2C</text:p>
          </table:table-cell>
        </table:table-row>
        <table:table-row table:style-name="ro1">
          <table:table-cell office:value-type="string" calcext:value-type="string">
            <text:p>1M</text:p>
          </table:table-cell>
          <table:table-cell office:value-type="string" calcext:value-type="string">
            <text:p>Minerva Reefs</text:p>
          </table:table-cell>
          <table:table-cell table:style-name="ce1"/>
          <table:table-cell table:formula="of:=LEN([.A50])" office:value-type="float" office:value="2" calcext:value-type="float">
            <text:p>2</text:p>
          </table:table-cell>
          <table:table-cell table:formula="of:=LOOKUP([.B50];[.G$1:.G$278])" office:value-type="string" office:string-value="MICRONESIA" calcext:value-type="string">
            <text:p>MICRONESIA</text:p>
          </table:table-cell>
          <table:table-cell table:formula="of:=MATCH(UPPER([.B50]);[.G$1:.G$278];0)" office:value-type="string" office:string-value="" calcext:value-type="error">
            <text:p>#NV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 office:value-type="string" calcext:value-type="string">
            <text:p>1S</text:p>
          </table:table-cell>
          <table:table-cell office:value-type="string" calcext:value-type="string">
            <text:p>Principality of Sealand</text:p>
          </table:table-cell>
          <table:table-cell table:style-name="ce1"/>
          <table:table-cell table:formula="of:=LEN([.A51])" office:value-type="float" office:value="2" calcext:value-type="float">
            <text:p>2</text:p>
          </table:table-cell>
          <table:table-cell table:formula="of:=LOOKUP([.B51];[.G$1:.G$278])" office:value-type="string" office:string-value="PRINCE EDWARD AND MARION ISLANDS" calcext:value-type="string">
            <text:p>PRINCE EDWARD AND MARION ISLANDS</text:p>
          </table:table-cell>
          <table:table-cell table:formula="of:=MATCH(UPPER([.B51]);[.G$1:.G$278];0)" office:value-type="string" office:string-value="" calcext:value-type="error">
            <text:p>#NV</text:p>
          </table:table-cell>
          <table:table-cell office:value-type="string" calcext:value-type="string">
            <text:p>CHAGOS ISLANDS</text:p>
          </table:table-cell>
          <table:table-cell office:value-type="string" calcext:value-type="string">
            <text:p>IO</text:p>
          </table:table-cell>
        </table:table-row>
        <table:table-row table:style-name="ro1">
          <table:table-cell office:value-type="string" calcext:value-type="string">
            <text:p>1Z</text:p>
          </table:table-cell>
          <table:table-cell office:value-type="string" calcext:value-type="string">
            <text:p>Kayin State</text:p>
          </table:table-cell>
          <table:table-cell table:style-name="ce1"/>
          <table:table-cell table:formula="of:=LEN([.A52])" office:value-type="float" office:value="2" calcext:value-type="float">
            <text:p>2</text:p>
          </table:table-cell>
          <table:table-cell table:formula="of:=LOOKUP([.B52];[.G$1:.G$278])" office:value-type="string" office:string-value="KALININGRAD" calcext:value-type="string">
            <text:p>KALININGRAD</text:p>
          </table:table-cell>
          <table:table-cell table:formula="of:=MATCH(UPPER([.B52]);[.G$1:.G$278];0)" office:value-type="string" office:string-value="" calcext:value-type="error">
            <text:p>#NV</text:p>
          </table:table-cell>
          <table:table-cell office:value-type="string" calcext:value-type="string">
            <text:p>CHATHAM ISLANDS</text:p>
          </table:table-cell>
          <table:table-cell office:value-type="string" calcext:value-type="string">
            <text:p>4C</text:p>
          </table:table-cell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Monaco</text:p>
          </table:table-cell>
          <table:table-cell table:style-name="ce1" table:formula="of:=INDEX([.H$1:.H$278];[.F53];1)" office:value-type="string" office:string-value="MC" calcext:value-type="string">
            <text:p>MC</text:p>
          </table:table-cell>
          <table:table-cell table:formula="of:=LEN([.A53])" office:value-type="float" office:value="2" calcext:value-type="float">
            <text:p>2</text:p>
          </table:table-cell>
          <table:table-cell table:formula="of:=LOOKUP([.B53];[.G$1:.G$278])" office:value-type="string" office:string-value="MONACO" calcext:value-type="string">
            <text:p>MONACO</text:p>
          </table:table-cell>
          <table:table-cell table:formula="of:=MATCH(UPPER([.B53]);[.G$1:.G$278];0)" office:value-type="float" office:value="164" calcext:value-type="float">
            <text:p>164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Mauritius</text:p>
          </table:table-cell>
          <table:table-cell table:style-name="ce1" table:formula="of:=INDEX([.H$1:.H$278];[.F54];1)" office:value-type="string" office:string-value="MU" calcext:value-type="string">
            <text:p>MU</text:p>
          </table:table-cell>
          <table:table-cell table:formula="of:=LEN([.A54])" office:value-type="float" office:value="2" calcext:value-type="float">
            <text:p>2</text:p>
          </table:table-cell>
          <table:table-cell table:formula="of:=LOOKUP([.B54];[.G$1:.G$278])" office:value-type="string" office:string-value="MAURITIUS" calcext:value-type="string">
            <text:p>MAURITIUS</text:p>
          </table:table-cell>
          <table:table-cell table:formula="of:=MATCH(UPPER([.B54]);[.G$1:.G$278];0)" office:value-type="float" office:value="159" calcext:value-type="float">
            <text:p>159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Equatorial Guinea</text:p>
          </table:table-cell>
          <table:table-cell table:style-name="ce1" table:formula="of:=INDEX([.H$1:.H$278];[.F55];1)" office:value-type="string" office:string-value="GQ" calcext:value-type="string">
            <text:p>GQ</text:p>
          </table:table-cell>
          <table:table-cell table:formula="of:=LEN([.A55])" office:value-type="float" office:value="2" calcext:value-type="float">
            <text:p>2</text:p>
          </table:table-cell>
          <table:table-cell table:formula="of:=LOOKUP([.B55];[.G$1:.G$278])" office:value-type="string" office:string-value="EQUATORIAL GUINEA" calcext:value-type="string">
            <text:p>EQUATORIAL GUINEA</text:p>
          </table:table-cell>
          <table:table-cell table:formula="of:=MATCH(UPPER([.B55]);[.G$1:.G$278];0)" office:value-type="float" office:value="82" calcext:value-type="float">
            <text:p>82</text:p>
          </table:table-cell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Panama</text:p>
          </table:table-cell>
          <table:table-cell table:style-name="ce1" table:formula="of:=INDEX([.H$1:.H$278];[.F56];1)" office:value-type="string" office:string-value="PA" calcext:value-type="string">
            <text:p>PA</text:p>
          </table:table-cell>
          <table:table-cell table:formula="of:=LEN([.A56])" office:value-type="float" office:value="2" calcext:value-type="float">
            <text:p>2</text:p>
          </table:table-cell>
          <table:table-cell table:formula="of:=LOOKUP([.B56];[.G$1:.G$278])" office:value-type="string" office:string-value="PANAMA" calcext:value-type="string">
            <text:p>PANAMA</text:p>
          </table:table-cell>
          <table:table-cell table:formula="of:=MATCH(UPPER([.B56]);[.G$1:.G$278];0)" office:value-type="float" office:value="190" calcext:value-type="float">
            <text:p>190</text:p>
          </table:table-cell>
          <table:table-cell office:value-type="string" calcext:value-type="string">
            <text:p>COCOS (KEELING) ISL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Panama</text:p>
          </table:table-cell>
          <table:table-cell table:style-name="ce1" table:formula="of:=INDEX([.H$1:.H$278];[.F57];1)" office:value-type="string" office:string-value="PA" calcext:value-type="string">
            <text:p>PA</text:p>
          </table:table-cell>
          <table:table-cell table:formula="of:=LEN([.A57])" office:value-type="float" office:value="2" calcext:value-type="float">
            <text:p>2</text:p>
          </table:table-cell>
          <table:table-cell table:formula="of:=LOOKUP([.B57];[.G$1:.G$278])" office:value-type="string" office:string-value="PANAMA" calcext:value-type="string">
            <text:p>PANAMA</text:p>
          </table:table-cell>
          <table:table-cell table:formula="of:=MATCH(UPPER([.B57]);[.G$1:.G$278];0)" office:value-type="float" office:value="190" calcext:value-type="float">
            <text:p>190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3G</text:p>
          </table:table-cell>
          <table:table-cell office:value-type="string" calcext:value-type="string">
            <text:p>Chile</text:p>
          </table:table-cell>
          <table:table-cell table:style-name="ce1" table:formula="of:=INDEX([.H$1:.H$278];[.F58];1)" office:value-type="string" office:string-value="CL" calcext:value-type="string">
            <text:p>CL</text:p>
          </table:table-cell>
          <table:table-cell table:formula="of:=LEN([.A58])" office:value-type="float" office:value="2" calcext:value-type="float">
            <text:p>2</text:p>
          </table:table-cell>
          <table:table-cell table:formula="of:=LOOKUP([.B58];[.G$1:.G$278])" office:value-type="string" office:string-value="CHILE" calcext:value-type="string">
            <text:p>CHILE</text:p>
          </table:table-cell>
          <table:table-cell table:formula="of:=MATCH(UPPER([.B58]);[.G$1:.G$278];0)" office:value-type="float" office:value="53" calcext:value-type="float">
            <text:p>53</text:p>
          </table:table-cell>
          <table:table-cell office:value-type="string" calcext:value-type="string">
            <text:p>COMOROS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office:value-type="string" calcext:value-type="string">
            <text:p>3H</text:p>
          </table:table-cell>
          <table:table-cell office:value-type="string" calcext:value-type="string">
            <text:p>China</text:p>
          </table:table-cell>
          <table:table-cell table:style-name="ce1" table:formula="of:=INDEX([.H$1:.H$278];[.F59];1)" office:value-type="string" office:string-value="CN" calcext:value-type="string">
            <text:p>CN</text:p>
          </table:table-cell>
          <table:table-cell table:formula="of:=LEN([.A59])" office:value-type="float" office:value="2" calcext:value-type="float">
            <text:p>2</text:p>
          </table:table-cell>
          <table:table-cell table:formula="of:=LOOKUP([.B59];[.G$1:.G$278])" office:value-type="string" office:string-value="CHINA" calcext:value-type="string">
            <text:p>CHINA</text:p>
          </table:table-cell>
          <table:table-cell table:formula="of:=MATCH(UPPER([.B59]);[.G$1:.G$278];0)" office:value-type="float" office:value="54" calcext:value-type="float">
            <text:p>54</text:p>
          </table:table-cell>
          <table:table-cell office:value-type="string" calcext:value-type="string">
            <text:p>CONGO DEMOCRATIC REP.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3I</text:p>
          </table:table-cell>
          <table:table-cell office:value-type="string" calcext:value-type="string">
            <text:p>China</text:p>
          </table:table-cell>
          <table:table-cell table:style-name="ce1" table:formula="of:=INDEX([.H$1:.H$278];[.F60];1)" office:value-type="string" office:string-value="CN" calcext:value-type="string">
            <text:p>CN</text:p>
          </table:table-cell>
          <table:table-cell table:formula="of:=LEN([.A60])" office:value-type="float" office:value="2" calcext:value-type="float">
            <text:p>2</text:p>
          </table:table-cell>
          <table:table-cell table:formula="of:=LOOKUP([.B60];[.G$1:.G$278])" office:value-type="string" office:string-value="CHINA" calcext:value-type="string">
            <text:p>CHINA</text:p>
          </table:table-cell>
          <table:table-cell table:formula="of:=MATCH(UPPER([.B60]);[.G$1:.G$278];0)" office:value-type="float" office:value="54" calcext:value-type="float">
            <text:p>54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3J</text:p>
          </table:table-cell>
          <table:table-cell office:value-type="string" calcext:value-type="string">
            <text:p>China</text:p>
          </table:table-cell>
          <table:table-cell table:style-name="ce1" table:formula="of:=INDEX([.H$1:.H$278];[.F61];1)" office:value-type="string" office:string-value="CN" calcext:value-type="string">
            <text:p>CN</text:p>
          </table:table-cell>
          <table:table-cell table:formula="of:=LEN([.A61])" office:value-type="float" office:value="2" calcext:value-type="float">
            <text:p>2</text:p>
          </table:table-cell>
          <table:table-cell table:formula="of:=LOOKUP([.B61];[.G$1:.G$278])" office:value-type="string" office:string-value="CHINA" calcext:value-type="string">
            <text:p>CHINA</text:p>
          </table:table-cell>
          <table:table-cell table:formula="of:=MATCH(UPPER([.B61]);[.G$1:.G$278];0)" office:value-type="float" office:value="54" calcext:value-type="float">
            <text:p>54</text:p>
          </table:table-cell>
          <table:table-cell office:value-type="string" calcext:value-type="string">
            <text:p>COOK ISLANDS</text:p>
          </table:table-cell>
          <table:table-cell office:value-type="string" calcext:value-type="string">
            <text:p>CK</text:p>
          </table:table-cell>
        </table:table-row>
        <table:table-row table:style-name="ro1">
          <table:table-cell office:value-type="string" calcext:value-type="string">
            <text:p>3K</text:p>
          </table:table-cell>
          <table:table-cell office:value-type="string" calcext:value-type="string">
            <text:p>China</text:p>
          </table:table-cell>
          <table:table-cell table:style-name="ce1" table:formula="of:=INDEX([.H$1:.H$278];[.F62];1)" office:value-type="string" office:string-value="CN" calcext:value-type="string">
            <text:p>CN</text:p>
          </table:table-cell>
          <table:table-cell table:formula="of:=LEN([.A62])" office:value-type="float" office:value="2" calcext:value-type="float">
            <text:p>2</text:p>
          </table:table-cell>
          <table:table-cell table:formula="of:=LOOKUP([.B62];[.G$1:.G$278])" office:value-type="string" office:string-value="CHINA" calcext:value-type="string">
            <text:p>CHINA</text:p>
          </table:table-cell>
          <table:table-cell table:formula="of:=MATCH(UPPER([.B62]);[.G$1:.G$278];0)" office:value-type="float" office:value="54" calcext:value-type="float">
            <text:p>54</text:p>
          </table:table-cell>
          <table:table-cell office:value-type="string" calcext:value-type="string">
            <text:p>CORSICA</text:p>
          </table:table-cell>
          <table:table-cell office:value-type="string" calcext:value-type="string">
            <text:p>6C</text:p>
          </table:table-cell>
        </table:table-row>
        <table:table-row table:style-name="ro1">
          <table:table-cell office:value-type="string" calcext:value-type="string">
            <text:p>3L</text:p>
          </table:table-cell>
          <table:table-cell office:value-type="string" calcext:value-type="string">
            <text:p>China</text:p>
          </table:table-cell>
          <table:table-cell table:style-name="ce1" table:formula="of:=INDEX([.H$1:.H$278];[.F63];1)" office:value-type="string" office:string-value="CN" calcext:value-type="string">
            <text:p>CN</text:p>
          </table:table-cell>
          <table:table-cell table:formula="of:=LEN([.A63])" office:value-type="float" office:value="2" calcext:value-type="float">
            <text:p>2</text:p>
          </table:table-cell>
          <table:table-cell table:formula="of:=LOOKUP([.B63];[.G$1:.G$278])" office:value-type="string" office:string-value="CHINA" calcext:value-type="string">
            <text:p>CHINA</text:p>
          </table:table-cell>
          <table:table-cell table:formula="of:=MATCH(UPPER([.B63]);[.G$1:.G$278];0)" office:value-type="float" office:value="54" calcext:value-type="float">
            <text:p>54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string" calcext:value-type="string">
            <text:p>3M</text:p>
          </table:table-cell>
          <table:table-cell office:value-type="string" calcext:value-type="string">
            <text:p>China</text:p>
          </table:table-cell>
          <table:table-cell table:style-name="ce1" table:formula="of:=INDEX([.H$1:.H$278];[.F64];1)" office:value-type="string" office:string-value="CN" calcext:value-type="string">
            <text:p>CN</text:p>
          </table:table-cell>
          <table:table-cell table:formula="of:=LEN([.A64])" office:value-type="float" office:value="2" calcext:value-type="float">
            <text:p>2</text:p>
          </table:table-cell>
          <table:table-cell table:formula="of:=LOOKUP([.B64];[.G$1:.G$278])" office:value-type="string" office:string-value="CHINA" calcext:value-type="string">
            <text:p>CHINA</text:p>
          </table:table-cell>
          <table:table-cell table:formula="of:=MATCH(UPPER([.B64]);[.G$1:.G$278];0)" office:value-type="float" office:value="54" calcext:value-type="float">
            <text:p>54</text:p>
          </table:table-cell>
          <table:table-cell office:value-type="string" calcext:value-type="string">
            <text:p>COTE IVOIRE</text:p>
          </table:table-cell>
          <table:table-cell office:value-type="string" calcext:value-type="string">
            <text:p>CI</text:p>
          </table:table-cell>
        </table:table-row>
        <table:table-row table:style-name="ro1">
          <table:table-cell office:value-type="string" calcext:value-type="string">
            <text:p>3N</text:p>
          </table:table-cell>
          <table:table-cell office:value-type="string" calcext:value-type="string">
            <text:p>China</text:p>
          </table:table-cell>
          <table:table-cell table:style-name="ce1" table:formula="of:=INDEX([.H$1:.H$278];[.F65];1)" office:value-type="string" office:string-value="CN" calcext:value-type="string">
            <text:p>CN</text:p>
          </table:table-cell>
          <table:table-cell table:formula="of:=LEN([.A65])" office:value-type="float" office:value="2" calcext:value-type="float">
            <text:p>2</text:p>
          </table:table-cell>
          <table:table-cell table:formula="of:=LOOKUP([.B65];[.G$1:.G$278])" office:value-type="string" office:string-value="CHINA" calcext:value-type="string">
            <text:p>CHINA</text:p>
          </table:table-cell>
          <table:table-cell table:formula="of:=MATCH(UPPER([.B65]);[.G$1:.G$278];0)" office:value-type="float" office:value="54" calcext:value-type="float">
            <text:p>54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7C</text:p>
          </table:table-cell>
        </table:table-row>
        <table:table-row table:style-name="ro1">
          <table:table-cell office:value-type="string" calcext:value-type="string">
            <text:p>3O</text:p>
          </table:table-cell>
          <table:table-cell office:value-type="string" calcext:value-type="string">
            <text:p>China</text:p>
          </table:table-cell>
          <table:table-cell table:style-name="ce1" table:formula="of:=INDEX([.H$1:.H$278];[.F66];1)" office:value-type="string" office:string-value="CN" calcext:value-type="string">
            <text:p>CN</text:p>
          </table:table-cell>
          <table:table-cell table:formula="of:=LEN([.A66])" office:value-type="float" office:value="2" calcext:value-type="float">
            <text:p>2</text:p>
          </table:table-cell>
          <table:table-cell table:formula="of:=LOOKUP([.B66];[.G$1:.G$278])" office:value-type="string" office:string-value="CHINA" calcext:value-type="string">
            <text:p>CHINA</text:p>
          </table:table-cell>
          <table:table-cell table:formula="of:=MATCH(UPPER([.B66]);[.G$1:.G$278];0)" office:value-type="float" office:value="54" calcext:value-type="float">
            <text:p>54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HR</text:p>
          </table:table-cell>
        </table:table-row>
        <table:table-row table:style-name="ro1">
          <table:table-cell office:value-type="string" calcext:value-type="string">
            <text:p>3P</text:p>
          </table:table-cell>
          <table:table-cell office:value-type="string" calcext:value-type="string">
            <text:p>China</text:p>
          </table:table-cell>
          <table:table-cell table:style-name="ce1" table:formula="of:=INDEX([.H$1:.H$278];[.F67];1)" office:value-type="string" office:string-value="CN" calcext:value-type="string">
            <text:p>CN</text:p>
          </table:table-cell>
          <table:table-cell table:formula="of:=LEN([.A67])" office:value-type="float" office:value="2" calcext:value-type="float">
            <text:p>2</text:p>
          </table:table-cell>
          <table:table-cell table:formula="of:=LOOKUP([.B67];[.G$1:.G$278])" office:value-type="string" office:string-value="CHINA" calcext:value-type="string">
            <text:p>CHINA</text:p>
          </table:table-cell>
          <table:table-cell table:formula="of:=MATCH(UPPER([.B67]);[.G$1:.G$278];0)" office:value-type="float" office:value="54" calcext:value-type="float">
            <text:p>54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CU</text:p>
          </table:table-cell>
        </table:table-row>
        <table:table-row table:style-name="ro1">
          <table:table-cell office:value-type="string" calcext:value-type="string">
            <text:p>3Q</text:p>
          </table:table-cell>
          <table:table-cell office:value-type="string" calcext:value-type="string">
            <text:p>China</text:p>
          </table:table-cell>
          <table:table-cell table:style-name="ce1" table:formula="of:=INDEX([.H$1:.H$278];[.F68];1)" office:value-type="string" office:string-value="CN" calcext:value-type="string">
            <text:p>CN</text:p>
          </table:table-cell>
          <table:table-cell table:formula="of:=LEN([.A68])" office:value-type="float" office:value="2" calcext:value-type="float">
            <text:p>2</text:p>
          </table:table-cell>
          <table:table-cell table:formula="of:=LOOKUP([.B68];[.G$1:.G$278])" office:value-type="string" office:string-value="CHINA" calcext:value-type="string">
            <text:p>CHINA</text:p>
          </table:table-cell>
          <table:table-cell table:formula="of:=MATCH(UPPER([.B68]);[.G$1:.G$278];0)" office:value-type="float" office:value="54" calcext:value-type="float">
            <text:p>54</text:p>
          </table:table-cell>
          <table:table-cell office:value-type="string" calcext:value-type="string">
            <text:p>CURACAO</text:p>
          </table:table-cell>
          <table:table-cell office:value-type="string" calcext:value-type="string">
            <text:p>CW</text:p>
          </table:table-cell>
        </table:table-row>
        <table:table-row table:style-name="ro1">
          <table:table-cell office:value-type="string" calcext:value-type="string">
            <text:p>3R</text:p>
          </table:table-cell>
          <table:table-cell office:value-type="string" calcext:value-type="string">
            <text:p>China</text:p>
          </table:table-cell>
          <table:table-cell table:style-name="ce1" table:formula="of:=INDEX([.H$1:.H$278];[.F69];1)" office:value-type="string" office:string-value="CN" calcext:value-type="string">
            <text:p>CN</text:p>
          </table:table-cell>
          <table:table-cell table:formula="of:=LEN([.A69])" office:value-type="float" office:value="2" calcext:value-type="float">
            <text:p>2</text:p>
          </table:table-cell>
          <table:table-cell table:formula="of:=LOOKUP([.B69];[.G$1:.G$278])" office:value-type="string" office:string-value="CHINA" calcext:value-type="string">
            <text:p>CHINA</text:p>
          </table:table-cell>
          <table:table-cell table:formula="of:=MATCH(UPPER([.B69]);[.G$1:.G$278];0)" office:value-type="float" office:value="54" calcext:value-type="float">
            <text:p>54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Y</text:p>
          </table:table-cell>
        </table:table-row>
        <table:table-row table:style-name="ro1">
          <table:table-cell office:value-type="string" calcext:value-type="string">
            <text:p>3S</text:p>
          </table:table-cell>
          <table:table-cell office:value-type="string" calcext:value-type="string">
            <text:p>China</text:p>
          </table:table-cell>
          <table:table-cell table:style-name="ce1" table:formula="of:=INDEX([.H$1:.H$278];[.F70];1)" office:value-type="string" office:string-value="CN" calcext:value-type="string">
            <text:p>CN</text:p>
          </table:table-cell>
          <table:table-cell table:formula="of:=LEN([.A70])" office:value-type="float" office:value="2" calcext:value-type="float">
            <text:p>2</text:p>
          </table:table-cell>
          <table:table-cell table:formula="of:=LOOKUP([.B70];[.G$1:.G$278])" office:value-type="string" office:string-value="CHINA" calcext:value-type="string">
            <text:p>CHINA</text:p>
          </table:table-cell>
          <table:table-cell table:formula="of:=MATCH(UPPER([.B70]);[.G$1:.G$278];0)" office:value-type="float" office:value="54" calcext:value-type="float">
            <text:p>54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Z</text:p>
          </table:table-cell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China</text:p>
          </table:table-cell>
          <table:table-cell table:style-name="ce1" table:formula="of:=INDEX([.H$1:.H$278];[.F71];1)" office:value-type="string" office:string-value="CN" calcext:value-type="string">
            <text:p>CN</text:p>
          </table:table-cell>
          <table:table-cell table:formula="of:=LEN([.A71])" office:value-type="float" office:value="2" calcext:value-type="float">
            <text:p>2</text:p>
          </table:table-cell>
          <table:table-cell table:formula="of:=LOOKUP([.B71];[.G$1:.G$278])" office:value-type="string" office:string-value="CHINA" calcext:value-type="string">
            <text:p>CHINA</text:p>
          </table:table-cell>
          <table:table-cell table:formula="of:=MATCH(UPPER([.B71]);[.G$1:.G$278];0)" office:value-type="float" office:value="54" calcext:value-type="float">
            <text:p>54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K</text:p>
          </table:table-cell>
        </table:table-row>
        <table:table-row table:style-name="ro1">
          <table:table-cell office:value-type="string" calcext:value-type="string">
            <text:p>3U</text:p>
          </table:table-cell>
          <table:table-cell office:value-type="string" calcext:value-type="string">
            <text:p>China</text:p>
          </table:table-cell>
          <table:table-cell table:style-name="ce1" table:formula="of:=INDEX([.H$1:.H$278];[.F72];1)" office:value-type="string" office:string-value="CN" calcext:value-type="string">
            <text:p>CN</text:p>
          </table:table-cell>
          <table:table-cell table:formula="of:=LEN([.A72])" office:value-type="float" office:value="2" calcext:value-type="float">
            <text:p>2</text:p>
          </table:table-cell>
          <table:table-cell table:formula="of:=LOOKUP([.B72];[.G$1:.G$278])" office:value-type="string" office:string-value="CHINA" calcext:value-type="string">
            <text:p>CHINA</text:p>
          </table:table-cell>
          <table:table-cell table:formula="of:=MATCH(UPPER([.B72]);[.G$1:.G$278];0)" office:value-type="float" office:value="54" calcext:value-type="float">
            <text:p>54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DJ</text:p>
          </table:table-cell>
        </table:table-row>
        <table:table-row table:style-name="ro1">
          <table:table-cell office:value-type="string" calcext:value-type="string">
            <text:p>3V</text:p>
          </table:table-cell>
          <table:table-cell office:value-type="string" calcext:value-type="string">
            <text:p>Tunisia</text:p>
          </table:table-cell>
          <table:table-cell table:style-name="ce1" table:formula="of:=INDEX([.H$1:.H$278];[.F73];1)" office:value-type="string" office:string-value="TN" calcext:value-type="string">
            <text:p>TN</text:p>
          </table:table-cell>
          <table:table-cell table:formula="of:=LEN([.A73])" office:value-type="float" office:value="2" calcext:value-type="float">
            <text:p>2</text:p>
          </table:table-cell>
          <table:table-cell table:formula="of:=LOOKUP([.B73];[.G$1:.G$278])" office:value-type="string" office:string-value="TUNISIA" calcext:value-type="string">
            <text:p>TUNISIA</text:p>
          </table:table-cell>
          <table:table-cell table:formula="of:=MATCH(UPPER([.B73]);[.G$1:.G$278];0)" office:value-type="float" office:value="254" calcext:value-type="float">
            <text:p>254</text:p>
          </table:table-cell>
          <table:table-cell office:value-type="string" calcext:value-type="string">
            <text:p>DODECANESE</text:p>
          </table:table-cell>
          <table:table-cell office:value-type="string" calcext:value-type="string">
            <text:p>6D</text:p>
          </table:table-cell>
        </table:table-row>
        <table:table-row table:style-name="ro1">
          <table:table-cell office:value-type="string" calcext:value-type="string">
            <text:p>3W</text:p>
          </table:table-cell>
          <table:table-cell office:value-type="string" calcext:value-type="string">
            <text:p>Vietnam</text:p>
          </table:table-cell>
          <table:table-cell table:style-name="ce1" table:formula="of:=INDEX([.H$1:.H$278];[.F74];1)" office:value-type="string" office:string-value="VN" calcext:value-type="string">
            <text:p>VN</text:p>
          </table:table-cell>
          <table:table-cell table:formula="of:=LEN([.A74])" office:value-type="float" office:value="2" calcext:value-type="float">
            <text:p>2</text:p>
          </table:table-cell>
          <table:table-cell table:formula="of:=LOOKUP([.B74];[.G$1:.G$278])" office:value-type="string" office:string-value="VIETNAM" calcext:value-type="string">
            <text:p>VIETNAM</text:p>
          </table:table-cell>
          <table:table-cell table:formula="of:=MATCH(UPPER([.B74]);[.G$1:.G$278];0)" office:value-type="float" office:value="270" calcext:value-type="float">
            <text:p>270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DM</text:p>
          </table:table-cell>
        </table:table-row>
        <table:table-row table:style-name="ro1">
          <table:table-cell office:value-type="string" calcext:value-type="string">
            <text:p>3X</text:p>
          </table:table-cell>
          <table:table-cell office:value-type="string" calcext:value-type="string">
            <text:p>Guinea</text:p>
          </table:table-cell>
          <table:table-cell table:style-name="ce1" table:formula="of:=INDEX([.H$1:.H$278];[.F75];1)" office:value-type="string" office:string-value="GN" calcext:value-type="string">
            <text:p>GN</text:p>
          </table:table-cell>
          <table:table-cell table:formula="of:=LEN([.A75])" office:value-type="float" office:value="2" calcext:value-type="float">
            <text:p>2</text:p>
          </table:table-cell>
          <table:table-cell table:formula="of:=LOOKUP([.B75];[.G$1:.G$278])" office:value-type="string" office:string-value="GUINEA" calcext:value-type="string">
            <text:p>GUINEA</text:p>
          </table:table-cell>
          <table:table-cell table:formula="of:=MATCH(UPPER([.B75]);[.G$1:.G$278];0)" office:value-type="float" office:value="106" calcext:value-type="float">
            <text:p>106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DO</text:p>
          </table:table-cell>
        </table:table-row>
        <table:table-row table:style-name="ro1">
          <table:table-cell office:value-type="string" calcext:value-type="string">
            <text:p>3Y</text:p>
          </table:table-cell>
          <table:table-cell office:value-type="string" calcext:value-type="string">
            <text:p>Norway</text:p>
          </table:table-cell>
          <table:table-cell table:style-name="ce1" table:formula="of:=INDEX([.H$1:.H$278];[.F76];1)" office:value-type="string" office:string-value="NO" calcext:value-type="string">
            <text:p>NO</text:p>
          </table:table-cell>
          <table:table-cell table:formula="of:=LEN([.A76])" office:value-type="float" office:value="2" calcext:value-type="float">
            <text:p>2</text:p>
          </table:table-cell>
          <table:table-cell table:formula="of:=LOOKUP([.B76];[.G$1:.G$278])" office:value-type="string" office:string-value="NORWAY" calcext:value-type="string">
            <text:p>NORWAY</text:p>
          </table:table-cell>
          <table:table-cell table:formula="of:=MATCH(UPPER([.B76]);[.G$1:.G$278];0)" office:value-type="float" office:value="185" calcext:value-type="float">
            <text:p>185</text:p>
          </table:table-cell>
          <table:table-cell office:value-type="string" calcext:value-type="string">
            <text:p>EAST MALAYSIA</text:p>
          </table:table-cell>
          <table:table-cell office:value-type="string" calcext:value-type="string">
            <text:p>3E</text:p>
          </table:table-cell>
        </table:table-row>
        <table:table-row table:style-name="ro1">
          <table:table-cell office:value-type="string" calcext:value-type="string">
            <text:p>3Z</text:p>
          </table:table-cell>
          <table:table-cell office:value-type="string" calcext:value-type="string">
            <text:p>Poland</text:p>
          </table:table-cell>
          <table:table-cell table:style-name="ce1" table:formula="of:=INDEX([.H$1:.H$278];[.F77];1)" office:value-type="string" office:string-value="PL" calcext:value-type="string">
            <text:p>PL</text:p>
          </table:table-cell>
          <table:table-cell table:formula="of:=LEN([.A77])" office:value-type="float" office:value="2" calcext:value-type="float">
            <text:p>2</text:p>
          </table:table-cell>
          <table:table-cell table:formula="of:=LOOKUP([.B77];[.G$1:.G$278])" office:value-type="string" office:string-value="POLAND" calcext:value-type="string">
            <text:p>POLAND</text:p>
          </table:table-cell>
          <table:table-cell table:formula="of:=MATCH(UPPER([.B77]);[.G$1:.G$278];0)" office:value-type="float" office:value="196" calcext:value-type="float">
            <text:p>196</text:p>
          </table:table-cell>
          <table:table-cell office:value-type="string" calcext:value-type="string">
            <text:p>EASTER ISLAND</text:p>
          </table:table-cell>
          <table:table-cell office:value-type="string" calcext:value-type="string">
            <text:p>2E</text:p>
          </table:table-cell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Mexico</text:p>
          </table:table-cell>
          <table:table-cell table:style-name="ce1" table:formula="of:=INDEX([.H$1:.H$278];[.F78];1)" office:value-type="string" office:string-value="MX" calcext:value-type="string">
            <text:p>MX</text:p>
          </table:table-cell>
          <table:table-cell table:formula="of:=LEN([.A78])" office:value-type="float" office:value="2" calcext:value-type="float">
            <text:p>2</text:p>
          </table:table-cell>
          <table:table-cell table:formula="of:=LOOKUP([.B78];[.G$1:.G$278])" office:value-type="string" office:string-value="MEXICO" calcext:value-type="string">
            <text:p>MEXICO</text:p>
          </table:table-cell>
          <table:table-cell table:formula="of:=MATCH(UPPER([.B78]);[.G$1:.G$278];0)" office:value-type="float" office:value="161" calcext:value-type="float">
            <text:p>161</text:p>
          </table:table-cell>
          <table:table-cell office:value-type="string" calcext:value-type="string">
            <text:p>EASTERN KIRIBATI</text:p>
          </table:table-cell>
          <table:table-cell office:value-type="string" calcext:value-type="string">
            <text:p>5E</text:p>
          </table:table-cell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Mexico</text:p>
          </table:table-cell>
          <table:table-cell table:style-name="ce1" table:formula="of:=INDEX([.H$1:.H$278];[.F79];1)" office:value-type="string" office:string-value="MX" calcext:value-type="string">
            <text:p>MX</text:p>
          </table:table-cell>
          <table:table-cell table:formula="of:=LEN([.A79])" office:value-type="float" office:value="2" calcext:value-type="float">
            <text:p>2</text:p>
          </table:table-cell>
          <table:table-cell table:formula="of:=LOOKUP([.B79];[.G$1:.G$278])" office:value-type="string" office:string-value="MEXICO" calcext:value-type="string">
            <text:p>MEXICO</text:p>
          </table:table-cell>
          <table:table-cell table:formula="of:=MATCH(UPPER([.B79]);[.G$1:.G$278];0)" office:value-type="float" office:value="161" calcext:value-type="float">
            <text:p>161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Mexico</text:p>
          </table:table-cell>
          <table:table-cell table:style-name="ce1" table:formula="of:=INDEX([.H$1:.H$278];[.F80];1)" office:value-type="string" office:string-value="MX" calcext:value-type="string">
            <text:p>MX</text:p>
          </table:table-cell>
          <table:table-cell table:formula="of:=LEN([.A80])" office:value-type="float" office:value="2" calcext:value-type="float">
            <text:p>2</text:p>
          </table:table-cell>
          <table:table-cell table:formula="of:=LOOKUP([.B80];[.G$1:.G$278])" office:value-type="string" office:string-value="MEXICO" calcext:value-type="string">
            <text:p>MEXICO</text:p>
          </table:table-cell>
          <table:table-cell table:formula="of:=MATCH(UPPER([.B80]);[.G$1:.G$278];0)" office:value-type="float" office:value="161" calcext:value-type="float">
            <text:p>161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Philippines</text:p>
          </table:table-cell>
          <table:table-cell table:style-name="ce1" table:formula="of:=INDEX([.H$1:.H$278];[.F81];1)" office:value-type="string" office:string-value="PH" calcext:value-type="string">
            <text:p>PH</text:p>
          </table:table-cell>
          <table:table-cell table:formula="of:=LEN([.A81])" office:value-type="float" office:value="2" calcext:value-type="float">
            <text:p>2</text:p>
          </table:table-cell>
          <table:table-cell table:formula="of:=LOOKUP([.B81];[.G$1:.G$278])" office:value-type="string" office:string-value="PHILIPPINES" calcext:value-type="string">
            <text:p>PHILIPPINES</text:p>
          </table:table-cell>
          <table:table-cell table:formula="of:=MATCH(UPPER([.B81]);[.G$1:.G$278];0)" office:value-type="float" office:value="194" calcext:value-type="float">
            <text:p>194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Philippines</text:p>
          </table:table-cell>
          <table:table-cell table:style-name="ce1" table:formula="of:=INDEX([.H$1:.H$278];[.F82];1)" office:value-type="string" office:string-value="PH" calcext:value-type="string">
            <text:p>PH</text:p>
          </table:table-cell>
          <table:table-cell table:formula="of:=LEN([.A82])" office:value-type="float" office:value="2" calcext:value-type="float">
            <text:p>2</text:p>
          </table:table-cell>
          <table:table-cell table:formula="of:=LOOKUP([.B82];[.G$1:.G$278])" office:value-type="string" office:string-value="PHILIPPINES" calcext:value-type="string">
            <text:p>PHILIPPINES</text:p>
          </table:table-cell>
          <table:table-cell table:formula="of:=MATCH(UPPER([.B82]);[.G$1:.G$278];0)" office:value-type="float" office:value="194" calcext:value-type="float">
            <text:p>194</text:p>
          </table:table-cell>
          <table:table-cell office:value-type="string" calcext:value-type="string">
            <text:p>EQUATORIAL GUINEA</text:p>
          </table:table-cell>
          <table:table-cell office:value-type="string" calcext:value-type="string">
            <text:p>GQ</text:p>
          </table:table-cell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Philippines</text:p>
          </table:table-cell>
          <table:table-cell table:style-name="ce1" table:formula="of:=INDEX([.H$1:.H$278];[.F83];1)" office:value-type="string" office:string-value="PH" calcext:value-type="string">
            <text:p>PH</text:p>
          </table:table-cell>
          <table:table-cell table:formula="of:=LEN([.A83])" office:value-type="float" office:value="2" calcext:value-type="float">
            <text:p>2</text:p>
          </table:table-cell>
          <table:table-cell table:formula="of:=LOOKUP([.B83];[.G$1:.G$278])" office:value-type="string" office:string-value="PHILIPPINES" calcext:value-type="string">
            <text:p>PHILIPPINES</text:p>
          </table:table-cell>
          <table:table-cell table:formula="of:=MATCH(UPPER([.B83]);[.G$1:.G$278];0)" office:value-type="float" office:value="194" calcext:value-type="float">
            <text:p>194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4G</text:p>
          </table:table-cell>
          <table:table-cell office:value-type="string" calcext:value-type="string">
            <text:p>Philippines</text:p>
          </table:table-cell>
          <table:table-cell table:style-name="ce1" table:formula="of:=INDEX([.H$1:.H$278];[.F84];1)" office:value-type="string" office:string-value="PH" calcext:value-type="string">
            <text:p>PH</text:p>
          </table:table-cell>
          <table:table-cell table:formula="of:=LEN([.A84])" office:value-type="float" office:value="2" calcext:value-type="float">
            <text:p>2</text:p>
          </table:table-cell>
          <table:table-cell table:formula="of:=LOOKUP([.B84];[.G$1:.G$278])" office:value-type="string" office:string-value="PHILIPPINES" calcext:value-type="string">
            <text:p>PHILIPPINES</text:p>
          </table:table-cell>
          <table:table-cell table:formula="of:=MATCH(UPPER([.B84]);[.G$1:.G$278];0)" office:value-type="float" office:value="194" calcext:value-type="float">
            <text:p>194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E</text:p>
          </table:table-cell>
        </table:table-row>
        <table:table-row table:style-name="ro1">
          <table:table-cell office:value-type="string" calcext:value-type="string">
            <text:p>4H</text:p>
          </table:table-cell>
          <table:table-cell office:value-type="string" calcext:value-type="string">
            <text:p>Philippines</text:p>
          </table:table-cell>
          <table:table-cell table:style-name="ce1" table:formula="of:=INDEX([.H$1:.H$278];[.F85];1)" office:value-type="string" office:string-value="PH" calcext:value-type="string">
            <text:p>PH</text:p>
          </table:table-cell>
          <table:table-cell table:formula="of:=LEN([.A85])" office:value-type="float" office:value="2" calcext:value-type="float">
            <text:p>2</text:p>
          </table:table-cell>
          <table:table-cell table:formula="of:=LOOKUP([.B85];[.G$1:.G$278])" office:value-type="string" office:string-value="PHILIPPINES" calcext:value-type="string">
            <text:p>PHILIPPINES</text:p>
          </table:table-cell>
          <table:table-cell table:formula="of:=MATCH(UPPER([.B85]);[.G$1:.G$278];0)" office:value-type="float" office:value="194" calcext:value-type="float">
            <text:p>194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</text:p>
          </table:table-cell>
        </table:table-row>
        <table:table-row table:style-name="ro1">
          <table:table-cell office:value-type="string" calcext:value-type="string">
            <text:p>4I</text:p>
          </table:table-cell>
          <table:table-cell office:value-type="string" calcext:value-type="string">
            <text:p>Philippines</text:p>
          </table:table-cell>
          <table:table-cell table:style-name="ce1" table:formula="of:=INDEX([.H$1:.H$278];[.F86];1)" office:value-type="string" office:string-value="PH" calcext:value-type="string">
            <text:p>PH</text:p>
          </table:table-cell>
          <table:table-cell table:formula="of:=LEN([.A86])" office:value-type="float" office:value="2" calcext:value-type="float">
            <text:p>2</text:p>
          </table:table-cell>
          <table:table-cell table:formula="of:=LOOKUP([.B86];[.G$1:.G$278])" office:value-type="string" office:string-value="PHILIPPINES" calcext:value-type="string">
            <text:p>PHILIPPINES</text:p>
          </table:table-cell>
          <table:table-cell table:formula="of:=MATCH(UPPER([.B86]);[.G$1:.G$278];0)" office:value-type="float" office:value="194" calcext:value-type="float">
            <text:p>194</text:p>
          </table:table-cell>
          <table:table-cell office:value-type="string" calcext:value-type="string">
            <text:p>FALKLAND ISLANDS</text:p>
          </table:table-cell>
          <table:table-cell office:value-type="string" calcext:value-type="string">
            <text:p>FK</text:p>
          </table:table-cell>
        </table:table-row>
        <table:table-row table:style-name="ro1">
          <table:table-cell office:value-type="string" calcext:value-type="string">
            <text:p>4J</text:p>
          </table:table-cell>
          <table:table-cell office:value-type="string" calcext:value-type="string">
            <text:p>Azerbaijan</text:p>
          </table:table-cell>
          <table:table-cell table:style-name="ce1" table:formula="of:=INDEX([.H$1:.H$278];[.F87];1)" office:value-type="string" office:string-value="AZ" calcext:value-type="string">
            <text:p>AZ</text:p>
          </table:table-cell>
          <table:table-cell table:formula="of:=LEN([.A87])" office:value-type="float" office:value="2" calcext:value-type="float">
            <text:p>2</text:p>
          </table:table-cell>
          <table:table-cell table:formula="of:=LOOKUP([.B87];[.G$1:.G$278])" office:value-type="string" office:string-value="AZERBAIJAN" calcext:value-type="string">
            <text:p>AZERBAIJAN</text:p>
          </table:table-cell>
          <table:table-cell table:formula="of:=MATCH(UPPER([.B87]);[.G$1:.G$278];0)" office:value-type="float" office:value="17" calcext:value-type="float">
            <text:p>17</text:p>
          </table:table-cell>
          <table:table-cell office:value-type="string" calcext:value-type="string">
            <text:p>FAROE ISLANDS</text:p>
          </table:table-cell>
          <table:table-cell office:value-type="string" calcext:value-type="string">
            <text:p>FO</text:p>
          </table:table-cell>
        </table:table-row>
        <table:table-row table:style-name="ro1">
          <table:table-cell office:value-type="string" calcext:value-type="string">
            <text:p>4K</text:p>
          </table:table-cell>
          <table:table-cell office:value-type="string" calcext:value-type="string">
            <text:p>Azerbaijan</text:p>
          </table:table-cell>
          <table:table-cell table:style-name="ce1" table:formula="of:=INDEX([.H$1:.H$278];[.F88];1)" office:value-type="string" office:string-value="AZ" calcext:value-type="string">
            <text:p>AZ</text:p>
          </table:table-cell>
          <table:table-cell table:formula="of:=LEN([.A88])" office:value-type="float" office:value="2" calcext:value-type="float">
            <text:p>2</text:p>
          </table:table-cell>
          <table:table-cell table:formula="of:=LOOKUP([.B88];[.G$1:.G$278])" office:value-type="string" office:string-value="AZERBAIJAN" calcext:value-type="string">
            <text:p>AZERBAIJAN</text:p>
          </table:table-cell>
          <table:table-cell table:formula="of:=MATCH(UPPER([.B88]);[.G$1:.G$278];0)" office:value-type="float" office:value="17" calcext:value-type="float">
            <text:p>17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FJ</text:p>
          </table:table-cell>
        </table:table-row>
        <table:table-row table:style-name="ro1">
          <table:table-cell office:value-type="string" calcext:value-type="string">
            <text:p>4L</text:p>
          </table:table-cell>
          <table:table-cell office:value-type="string" calcext:value-type="string">
            <text:p>Georgia</text:p>
          </table:table-cell>
          <table:table-cell table:style-name="ce1" table:formula="of:=INDEX([.H$1:.H$278];[.F89];1)" office:value-type="string" office:string-value="GE" calcext:value-type="string">
            <text:p>GE</text:p>
          </table:table-cell>
          <table:table-cell table:formula="of:=LEN([.A89])" office:value-type="float" office:value="2" calcext:value-type="float">
            <text:p>2</text:p>
          </table:table-cell>
          <table:table-cell table:formula="of:=LOOKUP([.B89];[.G$1:.G$278])" office:value-type="string" office:string-value="GEORGIA" calcext:value-type="string">
            <text:p>GEORGIA</text:p>
          </table:table-cell>
          <table:table-cell table:formula="of:=MATCH(UPPER([.B89]);[.G$1:.G$278];0)" office:value-type="float" office:value="95" calcext:value-type="float">
            <text:p>95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</text:p>
          </table:table-cell>
        </table:table-row>
        <table:table-row table:style-name="ro1">
          <table:table-cell office:value-type="string" calcext:value-type="string">
            <text:p>4M</text:p>
          </table:table-cell>
          <table:table-cell office:value-type="string" calcext:value-type="string">
            <text:p>Venezuela</text:p>
          </table:table-cell>
          <table:table-cell table:style-name="ce1" table:formula="of:=INDEX([.H$1:.H$278];[.F90];1)" office:value-type="string" office:string-value="VE" calcext:value-type="string">
            <text:p>VE</text:p>
          </table:table-cell>
          <table:table-cell table:formula="of:=LEN([.A90])" office:value-type="float" office:value="2" calcext:value-type="float">
            <text:p>2</text:p>
          </table:table-cell>
          <table:table-cell table:formula="of:=LOOKUP([.B90];[.G$1:.G$278])" office:value-type="string" office:string-value="VENEZUELA" calcext:value-type="string">
            <text:p>VENEZUELA</text:p>
          </table:table-cell>
          <table:table-cell table:formula="of:=MATCH(UPPER([.B90]);[.G$1:.G$278];0)" office:value-type="float" office:value="269" calcext:value-type="float">
            <text:p>26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4O</text:p>
          </table:table-cell>
          <table:table-cell office:value-type="string" calcext:value-type="string">
            <text:p>Montenegro</text:p>
          </table:table-cell>
          <table:table-cell table:style-name="ce1" table:formula="of:=INDEX([.H$1:.H$278];[.F91];1)" office:value-type="string" office:string-value="ME" calcext:value-type="string">
            <text:p>ME</text:p>
          </table:table-cell>
          <table:table-cell table:formula="of:=LEN([.A91])" office:value-type="float" office:value="2" calcext:value-type="float">
            <text:p>2</text:p>
          </table:table-cell>
          <table:table-cell table:formula="of:=LOOKUP([.B91];[.G$1:.G$278])" office:value-type="string" office:string-value="MONTENEGRO" calcext:value-type="string">
            <text:p>MONTENEGRO</text:p>
          </table:table-cell>
          <table:table-cell table:formula="of:=MATCH(UPPER([.B91]);[.G$1:.G$278];0)" office:value-type="float" office:value="166" calcext:value-type="float">
            <text:p>166</text:p>
          </table:table-cell>
          <table:table-cell office:value-type="string" calcext:value-type="string">
            <text:p>FRENCH GUIANA</text:p>
          </table:table-cell>
          <table:table-cell office:value-type="string" calcext:value-type="string">
            <text:p>GF</text:p>
          </table:table-cell>
        </table:table-row>
        <table:table-row table:style-name="ro1">
          <table:table-cell office:value-type="string" calcext:value-type="string">
            <text:p>4P</text:p>
          </table:table-cell>
          <table:table-cell office:value-type="string" calcext:value-type="string">
            <text:p>Sri Lanka</text:p>
          </table:table-cell>
          <table:table-cell table:style-name="ce1" table:formula="of:=INDEX([.H$1:.H$278];[.F92];1)" office:value-type="string" office:string-value="LK" calcext:value-type="string">
            <text:p>LK</text:p>
          </table:table-cell>
          <table:table-cell table:formula="of:=LEN([.A92])" office:value-type="float" office:value="2" calcext:value-type="float">
            <text:p>2</text:p>
          </table:table-cell>
          <table:table-cell table:formula="of:=LOOKUP([.B92];[.G$1:.G$278])" office:value-type="string" office:string-value="SRI LANKA" calcext:value-type="string">
            <text:p>SRI LANKA</text:p>
          </table:table-cell>
          <table:table-cell table:formula="of:=MATCH(UPPER([.B92]);[.G$1:.G$278];0)" office:value-type="float" office:value="235" calcext:value-type="float">
            <text:p>235</text:p>
          </table:table-cell>
          <table:table-cell office:value-type="string" calcext:value-type="string">
            <text:p>FRENCH POLYNESIA</text:p>
          </table:table-cell>
          <table:table-cell office:value-type="string" calcext:value-type="string">
            <text:p>PF</text:p>
          </table:table-cell>
        </table:table-row>
        <table:table-row table:style-name="ro1">
          <table:table-cell office:value-type="string" calcext:value-type="string">
            <text:p>4Q</text:p>
          </table:table-cell>
          <table:table-cell office:value-type="string" calcext:value-type="string">
            <text:p>Sri Lanka</text:p>
          </table:table-cell>
          <table:table-cell table:style-name="ce1" table:formula="of:=INDEX([.H$1:.H$278];[.F93];1)" office:value-type="string" office:string-value="LK" calcext:value-type="string">
            <text:p>LK</text:p>
          </table:table-cell>
          <table:table-cell table:formula="of:=LEN([.A93])" office:value-type="float" office:value="2" calcext:value-type="float">
            <text:p>2</text:p>
          </table:table-cell>
          <table:table-cell table:formula="of:=LOOKUP([.B93];[.G$1:.G$278])" office:value-type="string" office:string-value="SRI LANKA" calcext:value-type="string">
            <text:p>SRI LANKA</text:p>
          </table:table-cell>
          <table:table-cell table:formula="of:=MATCH(UPPER([.B93]);[.G$1:.G$278];0)" office:value-type="float" office:value="235" calcext:value-type="float">
            <text:p>235</text:p>
          </table:table-cell>
          <table:table-cell office:value-type="string" calcext:value-type="string">
            <text:p>FRENCH TERR.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 office:value-type="string" calcext:value-type="string">
            <text:p>4R</text:p>
          </table:table-cell>
          <table:table-cell office:value-type="string" calcext:value-type="string">
            <text:p>Sri Lanka</text:p>
          </table:table-cell>
          <table:table-cell table:style-name="ce1" table:formula="of:=INDEX([.H$1:.H$278];[.F94];1)" office:value-type="string" office:string-value="LK" calcext:value-type="string">
            <text:p>LK</text:p>
          </table:table-cell>
          <table:table-cell table:formula="of:=LEN([.A94])" office:value-type="float" office:value="2" calcext:value-type="float">
            <text:p>2</text:p>
          </table:table-cell>
          <table:table-cell table:formula="of:=LOOKUP([.B94];[.G$1:.G$278])" office:value-type="string" office:string-value="SRI LANKA" calcext:value-type="string">
            <text:p>SRI LANKA</text:p>
          </table:table-cell>
          <table:table-cell table:formula="of:=MATCH(UPPER([.B94]);[.G$1:.G$278];0)" office:value-type="float" office:value="235" calcext:value-type="float">
            <text:p>235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string" calcext:value-type="string">
            <text:p>4S</text:p>
          </table:table-cell>
          <table:table-cell office:value-type="string" calcext:value-type="string">
            <text:p>Sri Lanka</text:p>
          </table:table-cell>
          <table:table-cell table:style-name="ce1" table:formula="of:=INDEX([.H$1:.H$278];[.F95];1)" office:value-type="string" office:string-value="LK" calcext:value-type="string">
            <text:p>LK</text:p>
          </table:table-cell>
          <table:table-cell table:formula="of:=LEN([.A95])" office:value-type="float" office:value="2" calcext:value-type="float">
            <text:p>2</text:p>
          </table:table-cell>
          <table:table-cell table:formula="of:=LOOKUP([.B95];[.G$1:.G$278])" office:value-type="string" office:string-value="SRI LANKA" calcext:value-type="string">
            <text:p>SRI LANKA</text:p>
          </table:table-cell>
          <table:table-cell table:formula="of:=MATCH(UPPER([.B95]);[.G$1:.G$278];0)" office:value-type="float" office:value="235" calcext:value-type="float">
            <text:p>235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</text:p>
          </table:table-cell>
        </table:table-row>
        <table:table-row table:style-name="ro1">
          <table:table-cell office:value-type="string" calcext:value-type="string">
            <text:p>4T</text:p>
          </table:table-cell>
          <table:table-cell office:value-type="string" calcext:value-type="string">
            <text:p>Peru</text:p>
          </table:table-cell>
          <table:table-cell table:style-name="ce1" table:formula="of:=INDEX([.H$1:.H$278];[.F96];1)" office:value-type="string" office:string-value="PE" calcext:value-type="string">
            <text:p>PE</text:p>
          </table:table-cell>
          <table:table-cell table:formula="of:=LEN([.A96])" office:value-type="float" office:value="2" calcext:value-type="float">
            <text:p>2</text:p>
          </table:table-cell>
          <table:table-cell table:formula="of:=LOOKUP([.B96];[.G$1:.G$278])" office:value-type="string" office:string-value="PERU" calcext:value-type="string">
            <text:p>PERU</text:p>
          </table:table-cell>
          <table:table-cell table:formula="of:=MATCH(UPPER([.B96]);[.G$1:.G$278];0)" office:value-type="float" office:value="193" calcext:value-type="float">
            <text:p>19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4U</text:p>
          </table:table-cell>
          <table:table-cell office:value-type="string" calcext:value-type="string">
            <text:p>United Nations</text:p>
          </table:table-cell>
          <table:table-cell table:style-name="ce1"/>
          <table:table-cell table:formula="of:=LEN([.A97])" office:value-type="float" office:value="2" calcext:value-type="float">
            <text:p>2</text:p>
          </table:table-cell>
          <table:table-cell table:formula="of:=LOOKUP([.B97];[.G$1:.G$278])" office:value-type="string" office:string-value="UK" calcext:value-type="string">
            <text:p>UK</text:p>
          </table:table-cell>
          <table:table-cell table:formula="of:=MATCH(UPPER([.B97]);[.G$1:.G$278];0)" office:value-type="string" office:string-value="" calcext:value-type="error">
            <text:p>#NV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</table:table-row>
        <table:table-row table:style-name="ro1">
          <table:table-cell office:value-type="string" calcext:value-type="string">
            <text:p>4V</text:p>
          </table:table-cell>
          <table:table-cell office:value-type="string" calcext:value-type="string">
            <text:p>Haiti</text:p>
          </table:table-cell>
          <table:table-cell table:style-name="ce1" table:formula="of:=INDEX([.H$1:.H$278];[.F98];1)" office:value-type="string" office:string-value="HT" calcext:value-type="string">
            <text:p>HT</text:p>
          </table:table-cell>
          <table:table-cell table:formula="of:=LEN([.A98])" office:value-type="float" office:value="2" calcext:value-type="float">
            <text:p>2</text:p>
          </table:table-cell>
          <table:table-cell table:formula="of:=LOOKUP([.B98];[.G$1:.G$278])" office:value-type="string" office:string-value="HAITI" calcext:value-type="string">
            <text:p>HAITI</text:p>
          </table:table-cell>
          <table:table-cell table:formula="of:=MATCH(UPPER([.B98]);[.G$1:.G$278];0)" office:value-type="float" office:value="109" calcext:value-type="float">
            <text:p>109</text:p>
          </table:table-cell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</table:table-row>
        <table:table-row table:style-name="ro1">
          <table:table-cell office:value-type="string" calcext:value-type="string">
            <text:p>4W</text:p>
          </table:table-cell>
          <table:table-cell office:value-type="string" calcext:value-type="string">
            <text:p>East Timor</text:p>
          </table:table-cell>
          <table:table-cell table:style-name="ce1"/>
          <table:table-cell table:formula="of:=LEN([.A99])" office:value-type="float" office:value="2" calcext:value-type="float">
            <text:p>2</text:p>
          </table:table-cell>
          <table:table-cell table:formula="of:=LOOKUP([.B99];[.G$1:.G$278])" office:value-type="string" office:string-value="EAST MALAYSIA" calcext:value-type="string">
            <text:p>EAST MALAYSIA</text:p>
          </table:table-cell>
          <table:table-cell table:formula="of:=MATCH(UPPER([.B99]);[.G$1:.G$278];0)" office:value-type="string" office:string-value="" calcext:value-type="error">
            <text:p>#NV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</text:p>
          </table:table-cell>
        </table:table-row>
        <table:table-row table:style-name="ro1">
          <table:table-cell office:value-type="string" calcext:value-type="string">
            <text:p>4X</text:p>
          </table:table-cell>
          <table:table-cell office:value-type="string" calcext:value-type="string">
            <text:p>Israel</text:p>
          </table:table-cell>
          <table:table-cell table:style-name="ce1" table:formula="of:=INDEX([.H$1:.H$278];[.F100];1)" office:value-type="string" office:string-value="IL" calcext:value-type="string">
            <text:p>IL</text:p>
          </table:table-cell>
          <table:table-cell table:formula="of:=LEN([.A100])" office:value-type="float" office:value="2" calcext:value-type="float">
            <text:p>2</text:p>
          </table:table-cell>
          <table:table-cell table:formula="of:=LOOKUP([.B100];[.G$1:.G$278])" office:value-type="string" office:string-value="ISRAEL" calcext:value-type="string">
            <text:p>ISRAEL</text:p>
          </table:table-cell>
          <table:table-cell table:formula="of:=MATCH(UPPER([.B100]);[.G$1:.G$278];0)" office:value-type="float" office:value="121" calcext:value-type="float">
            <text:p>121</text:p>
          </table:table-cell>
          <table:table-cell office:value-type="string" calcext:value-type="string">
            <text:p>GREENLAND</text:p>
          </table:table-cell>
          <table:table-cell office:value-type="string" calcext:value-type="string">
            <text:p>GL</text:p>
          </table:table-cell>
        </table:table-row>
        <table:table-row table:style-name="ro1">
          <table:table-cell office:value-type="string" calcext:value-type="string">
            <text:p>4Y</text:p>
          </table:table-cell>
          <table:table-cell office:value-type="string" calcext:value-type="string">
            <text:p>International Civil Aviation Organization</text:p>
          </table:table-cell>
          <table:table-cell table:style-name="ce1"/>
          <table:table-cell table:formula="of:=LEN([.A101])" office:value-type="float" office:value="2" calcext:value-type="float">
            <text:p>2</text:p>
          </table:table-cell>
          <table:table-cell table:formula="of:=LOOKUP([.B101];[.G$1:.G$278])" office:value-type="string" office:string-value="INDONESIA" calcext:value-type="string">
            <text:p>INDONESIA</text:p>
          </table:table-cell>
          <table:table-cell table:formula="of:=MATCH(UPPER([.B101]);[.G$1:.G$278];0)" office:value-type="string" office:string-value="" calcext:value-type="error">
            <text:p>#NV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</table:table-row>
        <table:table-row table:style-name="ro1">
          <table:table-cell office:value-type="string" calcext:value-type="string">
            <text:p>4Z</text:p>
          </table:table-cell>
          <table:table-cell office:value-type="string" calcext:value-type="string">
            <text:p>Israel</text:p>
          </table:table-cell>
          <table:table-cell table:style-name="ce1" table:formula="of:=INDEX([.H$1:.H$278];[.F102];1)" office:value-type="string" office:string-value="IL" calcext:value-type="string">
            <text:p>IL</text:p>
          </table:table-cell>
          <table:table-cell table:formula="of:=LEN([.A102])" office:value-type="float" office:value="2" calcext:value-type="float">
            <text:p>2</text:p>
          </table:table-cell>
          <table:table-cell table:formula="of:=LOOKUP([.B102];[.G$1:.G$278])" office:value-type="string" office:string-value="ISRAEL" calcext:value-type="string">
            <text:p>ISRAEL</text:p>
          </table:table-cell>
          <table:table-cell table:formula="of:=MATCH(UPPER([.B102]);[.G$1:.G$278];0)" office:value-type="float" office:value="121" calcext:value-type="float">
            <text:p>121</text:p>
          </table:table-cell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Libya</text:p>
          </table:table-cell>
          <table:table-cell table:style-name="ce1" table:formula="of:=INDEX([.H$1:.H$278];[.F103];1)" office:value-type="string" office:string-value="LY" calcext:value-type="string">
            <text:p>LY</text:p>
          </table:table-cell>
          <table:table-cell table:formula="of:=LEN([.A103])" office:value-type="float" office:value="2" calcext:value-type="float">
            <text:p>2</text:p>
          </table:table-cell>
          <table:table-cell table:formula="of:=LOOKUP([.B103];[.G$1:.G$278])" office:value-type="string" office:string-value="LIBYA" calcext:value-type="string">
            <text:p>LIBYA</text:p>
          </table:table-cell>
          <table:table-cell table:formula="of:=MATCH(UPPER([.B103]);[.G$1:.G$278];0)" office:value-type="float" office:value="142" calcext:value-type="float">
            <text:p>142</text:p>
          </table:table-cell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Cyprus</text:p>
          </table:table-cell>
          <table:table-cell table:style-name="ce1" table:formula="of:=INDEX([.H$1:.H$278];[.F104];1)" office:value-type="string" office:string-value="CY" calcext:value-type="string">
            <text:p>CY</text:p>
          </table:table-cell>
          <table:table-cell table:formula="of:=LEN([.A104])" office:value-type="float" office:value="2" calcext:value-type="float">
            <text:p>2</text:p>
          </table:table-cell>
          <table:table-cell table:formula="of:=LOOKUP([.B104];[.G$1:.G$278])" office:value-type="string" office:string-value="CYPRUS" calcext:value-type="string">
            <text:p>CYPRUS</text:p>
          </table:table-cell>
          <table:table-cell table:formula="of:=MATCH(UPPER([.B104]);[.G$1:.G$278];0)" office:value-type="float" office:value="69" calcext:value-type="float">
            <text:p>69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Morocco</text:p>
          </table:table-cell>
          <table:table-cell table:style-name="ce1" table:formula="of:=INDEX([.H$1:.H$278];[.F105];1)" office:value-type="string" office:string-value="MA" calcext:value-type="string">
            <text:p>MA</text:p>
          </table:table-cell>
          <table:table-cell table:formula="of:=LEN([.A105])" office:value-type="float" office:value="2" calcext:value-type="float">
            <text:p>2</text:p>
          </table:table-cell>
          <table:table-cell table:formula="of:=LOOKUP([.B105];[.G$1:.G$278])" office:value-type="string" office:string-value="MOROCCO" calcext:value-type="string">
            <text:p>MOROCCO</text:p>
          </table:table-cell>
          <table:table-cell table:formula="of:=MATCH(UPPER([.B105]);[.G$1:.G$278];0)" office:value-type="float" office:value="168" calcext:value-type="float">
            <text:p>168</text:p>
          </table:table-cell>
          <table:table-cell office:value-type="string" calcext:value-type="string">
            <text:p>GUERNSEY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Morocco</text:p>
          </table:table-cell>
          <table:table-cell table:style-name="ce1" table:formula="of:=INDEX([.H$1:.H$278];[.F106];1)" office:value-type="string" office:string-value="MA" calcext:value-type="string">
            <text:p>MA</text:p>
          </table:table-cell>
          <table:table-cell table:formula="of:=LEN([.A106])" office:value-type="float" office:value="2" calcext:value-type="float">
            <text:p>2</text:p>
          </table:table-cell>
          <table:table-cell table:formula="of:=LOOKUP([.B106];[.G$1:.G$278])" office:value-type="string" office:string-value="MOROCCO" calcext:value-type="string">
            <text:p>MOROCCO</text:p>
          </table:table-cell>
          <table:table-cell table:formula="of:=MATCH(UPPER([.B106]);[.G$1:.G$278];0)" office:value-type="float" office:value="168" calcext:value-type="float">
            <text:p>168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Morocco</text:p>
          </table:table-cell>
          <table:table-cell table:style-name="ce1" table:formula="of:=INDEX([.H$1:.H$278];[.F107];1)" office:value-type="string" office:string-value="MA" calcext:value-type="string">
            <text:p>MA</text:p>
          </table:table-cell>
          <table:table-cell table:formula="of:=LEN([.A107])" office:value-type="float" office:value="2" calcext:value-type="float">
            <text:p>2</text:p>
          </table:table-cell>
          <table:table-cell table:formula="of:=LOOKUP([.B107];[.G$1:.G$278])" office:value-type="string" office:string-value="MOROCCO" calcext:value-type="string">
            <text:p>MOROCCO</text:p>
          </table:table-cell>
          <table:table-cell table:formula="of:=MATCH(UPPER([.B107]);[.G$1:.G$278];0)" office:value-type="float" office:value="168" calcext:value-type="float">
            <text:p>168</text:p>
          </table:table-cell>
          <table:table-cell office:value-type="string" calcext:value-type="string">
            <text:p>GUINEA-BISSAU</text:p>
          </table:table-cell>
          <table:table-cell office:value-type="string" calcext:value-type="string">
            <text:p>GW</text:p>
          </table:table-cell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Morocco</text:p>
          </table:table-cell>
          <table:table-cell table:style-name="ce1" table:formula="of:=INDEX([.H$1:.H$278];[.F108];1)" office:value-type="string" office:string-value="MA" calcext:value-type="string">
            <text:p>MA</text:p>
          </table:table-cell>
          <table:table-cell table:formula="of:=LEN([.A108])" office:value-type="float" office:value="2" calcext:value-type="float">
            <text:p>2</text:p>
          </table:table-cell>
          <table:table-cell table:formula="of:=LOOKUP([.B108];[.G$1:.G$278])" office:value-type="string" office:string-value="MOROCCO" calcext:value-type="string">
            <text:p>MOROCCO</text:p>
          </table:table-cell>
          <table:table-cell table:formula="of:=MATCH(UPPER([.B108]);[.G$1:.G$278];0)" office:value-type="float" office:value="168" calcext:value-type="float">
            <text:p>168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</table:table-row>
        <table:table-row table:style-name="ro1">
          <table:table-cell office:value-type="string" calcext:value-type="string">
            <text:p>5G</text:p>
          </table:table-cell>
          <table:table-cell office:value-type="string" calcext:value-type="string">
            <text:p>Morocco</text:p>
          </table:table-cell>
          <table:table-cell table:style-name="ce1" table:formula="of:=INDEX([.H$1:.H$278];[.F109];1)" office:value-type="string" office:string-value="MA" calcext:value-type="string">
            <text:p>MA</text:p>
          </table:table-cell>
          <table:table-cell table:formula="of:=LEN([.A109])" office:value-type="float" office:value="2" calcext:value-type="float">
            <text:p>2</text:p>
          </table:table-cell>
          <table:table-cell table:formula="of:=LOOKUP([.B109];[.G$1:.G$278])" office:value-type="string" office:string-value="MOROCCO" calcext:value-type="string">
            <text:p>MOROCCO</text:p>
          </table:table-cell>
          <table:table-cell table:formula="of:=MATCH(UPPER([.B109]);[.G$1:.G$278];0)" office:value-type="float" office:value="168" calcext:value-type="float">
            <text:p>168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</table:table-row>
        <table:table-row table:style-name="ro1">
          <table:table-cell office:value-type="string" calcext:value-type="string">
            <text:p>5H</text:p>
          </table:table-cell>
          <table:table-cell office:value-type="string" calcext:value-type="string">
            <text:p>Tanzania</text:p>
          </table:table-cell>
          <table:table-cell table:style-name="ce1" table:formula="of:=INDEX([.H$1:.H$278];[.F110];1)" office:value-type="string" office:string-value="TZ" calcext:value-type="string">
            <text:p>TZ</text:p>
          </table:table-cell>
          <table:table-cell table:formula="of:=LEN([.A110])" office:value-type="float" office:value="2" calcext:value-type="float">
            <text:p>2</text:p>
          </table:table-cell>
          <table:table-cell table:formula="of:=LOOKUP([.B110];[.G$1:.G$278])" office:value-type="string" office:string-value="TANZANIA" calcext:value-type="string">
            <text:p>TANZANIA</text:p>
          </table:table-cell>
          <table:table-cell table:formula="of:=MATCH(UPPER([.B110]);[.G$1:.G$278];0)" office:value-type="float" office:value="245" calcext:value-type="float">
            <text:p>245</text:p>
          </table:table-cell>
          <table:table-cell office:value-type="string" calcext:value-type="string">
            <text:p>HEARD AND MC DONALD ISLANDS</text:p>
          </table:table-cell>
          <table:table-cell office:value-type="string" calcext:value-type="string">
            <text:p>HM</text:p>
          </table:table-cell>
        </table:table-row>
        <table:table-row table:style-name="ro1">
          <table:table-cell office:value-type="string" calcext:value-type="string">
            <text:p>5I</text:p>
          </table:table-cell>
          <table:table-cell office:value-type="string" calcext:value-type="string">
            <text:p>Tanzania</text:p>
          </table:table-cell>
          <table:table-cell table:style-name="ce1" table:formula="of:=INDEX([.H$1:.H$278];[.F111];1)" office:value-type="string" office:string-value="TZ" calcext:value-type="string">
            <text:p>TZ</text:p>
          </table:table-cell>
          <table:table-cell table:formula="of:=LEN([.A111])" office:value-type="float" office:value="2" calcext:value-type="float">
            <text:p>2</text:p>
          </table:table-cell>
          <table:table-cell table:formula="of:=LOOKUP([.B111];[.G$1:.G$278])" office:value-type="string" office:string-value="TANZANIA" calcext:value-type="string">
            <text:p>TANZANIA</text:p>
          </table:table-cell>
          <table:table-cell table:formula="of:=MATCH(UPPER([.B111]);[.G$1:.G$278];0)" office:value-type="float" office:value="245" calcext:value-type="float">
            <text:p>245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5J</text:p>
          </table:table-cell>
          <table:table-cell office:value-type="string" calcext:value-type="string">
            <text:p>Colombia</text:p>
          </table:table-cell>
          <table:table-cell table:style-name="ce1" table:formula="of:=INDEX([.H$1:.H$278];[.F112];1)" office:value-type="string" office:string-value="CO" calcext:value-type="string">
            <text:p>CO</text:p>
          </table:table-cell>
          <table:table-cell table:formula="of:=LEN([.A112])" office:value-type="float" office:value="2" calcext:value-type="float">
            <text:p>2</text:p>
          </table:table-cell>
          <table:table-cell table:formula="of:=LOOKUP([.B112];[.G$1:.G$278])" office:value-type="string" office:string-value="COLOMBIA" calcext:value-type="string">
            <text:p>COLOMBIA</text:p>
          </table:table-cell>
          <table:table-cell table:formula="of:=MATCH(UPPER([.B112]);[.G$1:.G$278];0)" office:value-type="float" office:value="57" calcext:value-type="float">
            <text:p>57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</table:table-row>
        <table:table-row table:style-name="ro1">
          <table:table-cell office:value-type="string" calcext:value-type="string">
            <text:p>5K</text:p>
          </table:table-cell>
          <table:table-cell office:value-type="string" calcext:value-type="string">
            <text:p>Colombia</text:p>
          </table:table-cell>
          <table:table-cell table:style-name="ce1" table:formula="of:=INDEX([.H$1:.H$278];[.F113];1)" office:value-type="string" office:string-value="CO" calcext:value-type="string">
            <text:p>CO</text:p>
          </table:table-cell>
          <table:table-cell table:formula="of:=LEN([.A113])" office:value-type="float" office:value="2" calcext:value-type="float">
            <text:p>2</text:p>
          </table:table-cell>
          <table:table-cell table:formula="of:=LOOKUP([.B113];[.G$1:.G$278])" office:value-type="string" office:string-value="COLOMBIA" calcext:value-type="string">
            <text:p>COLOMBIA</text:p>
          </table:table-cell>
          <table:table-cell table:formula="of:=MATCH(UPPER([.B113]);[.G$1:.G$278];0)" office:value-type="float" office:value="57" calcext:value-type="float">
            <text:p>5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</text:p>
          </table:table-cell>
        </table:table-row>
        <table:table-row table:style-name="ro1">
          <table:table-cell office:value-type="string" calcext:value-type="string">
            <text:p>5L</text:p>
          </table:table-cell>
          <table:table-cell office:value-type="string" calcext:value-type="string">
            <text:p>Liberia</text:p>
          </table:table-cell>
          <table:table-cell table:style-name="ce1" table:formula="of:=INDEX([.H$1:.H$278];[.F114];1)" office:value-type="string" office:string-value="LR" calcext:value-type="string">
            <text:p>LR</text:p>
          </table:table-cell>
          <table:table-cell table:formula="of:=LEN([.A114])" office:value-type="float" office:value="2" calcext:value-type="float">
            <text:p>2</text:p>
          </table:table-cell>
          <table:table-cell table:formula="of:=LOOKUP([.B114];[.G$1:.G$278])" office:value-type="string" office:string-value="LIBERIA" calcext:value-type="string">
            <text:p>LIBERIA</text:p>
          </table:table-cell>
          <table:table-cell table:formula="of:=MATCH(UPPER([.B114]);[.G$1:.G$278];0)" office:value-type="float" office:value="141" calcext:value-type="float">
            <text:p>141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 office:value-type="string" calcext:value-type="string">
            <text:p>5M</text:p>
          </table:table-cell>
          <table:table-cell office:value-type="string" calcext:value-type="string">
            <text:p>Liberia</text:p>
          </table:table-cell>
          <table:table-cell table:style-name="ce1" table:formula="of:=INDEX([.H$1:.H$278];[.F115];1)" office:value-type="string" office:string-value="LR" calcext:value-type="string">
            <text:p>LR</text:p>
          </table:table-cell>
          <table:table-cell table:formula="of:=LEN([.A115])" office:value-type="float" office:value="2" calcext:value-type="float">
            <text:p>2</text:p>
          </table:table-cell>
          <table:table-cell table:formula="of:=LOOKUP([.B115];[.G$1:.G$278])" office:value-type="string" office:string-value="LIBERIA" calcext:value-type="string">
            <text:p>LIBERIA</text:p>
          </table:table-cell>
          <table:table-cell table:formula="of:=MATCH(UPPER([.B115]);[.G$1:.G$278];0)" office:value-type="float" office:value="141" calcext:value-type="float">
            <text:p>14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5N</text:p>
          </table:table-cell>
          <table:table-cell office:value-type="string" calcext:value-type="string">
            <text:p>Nigeria</text:p>
          </table:table-cell>
          <table:table-cell table:style-name="ce1" table:formula="of:=INDEX([.H$1:.H$278];[.F116];1)" office:value-type="string" office:string-value="NG" calcext:value-type="string">
            <text:p>NG</text:p>
          </table:table-cell>
          <table:table-cell table:formula="of:=LEN([.A116])" office:value-type="float" office:value="2" calcext:value-type="float">
            <text:p>2</text:p>
          </table:table-cell>
          <table:table-cell table:formula="of:=LOOKUP([.B116];[.G$1:.G$278])" office:value-type="string" office:string-value="NIGERIA" calcext:value-type="string">
            <text:p>NIGERIA</text:p>
          </table:table-cell>
          <table:table-cell table:formula="of:=MATCH(UPPER([.B116]);[.G$1:.G$278];0)" office:value-type="float" office:value="180" calcext:value-type="float">
            <text:p>180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5O</text:p>
          </table:table-cell>
          <table:table-cell office:value-type="string" calcext:value-type="string">
            <text:p>Nigeria</text:p>
          </table:table-cell>
          <table:table-cell table:style-name="ce1" table:formula="of:=INDEX([.H$1:.H$278];[.F117];1)" office:value-type="string" office:string-value="NG" calcext:value-type="string">
            <text:p>NG</text:p>
          </table:table-cell>
          <table:table-cell table:formula="of:=LEN([.A117])" office:value-type="float" office:value="2" calcext:value-type="float">
            <text:p>2</text:p>
          </table:table-cell>
          <table:table-cell table:formula="of:=LOOKUP([.B117];[.G$1:.G$278])" office:value-type="string" office:string-value="NIGERIA" calcext:value-type="string">
            <text:p>NIGERIA</text:p>
          </table:table-cell>
          <table:table-cell table:formula="of:=MATCH(UPPER([.B117]);[.G$1:.G$278];0)" office:value-type="float" office:value="180" calcext:value-type="float">
            <text:p>180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5P</text:p>
          </table:table-cell>
          <table:table-cell office:value-type="string" calcext:value-type="string">
            <text:p>Denmark</text:p>
          </table:table-cell>
          <table:table-cell table:style-name="ce1" table:formula="of:=INDEX([.H$1:.H$278];[.F118];1)" office:value-type="string" office:string-value="DK" calcext:value-type="string">
            <text:p>DK</text:p>
          </table:table-cell>
          <table:table-cell table:formula="of:=LEN([.A118])" office:value-type="float" office:value="2" calcext:value-type="float">
            <text:p>2</text:p>
          </table:table-cell>
          <table:table-cell table:formula="of:=LOOKUP([.B118];[.G$1:.G$278])" office:value-type="string" office:string-value="DENMARK" calcext:value-type="string">
            <text:p>DENMARK</text:p>
          </table:table-cell>
          <table:table-cell table:formula="of:=MATCH(UPPER([.B118]);[.G$1:.G$278];0)" office:value-type="float" office:value="71" calcext:value-type="float">
            <text:p>71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Q</text:p>
          </table:table-cell>
        </table:table-row>
        <table:table-row table:style-name="ro1">
          <table:table-cell office:value-type="string" calcext:value-type="string">
            <text:p>5Q</text:p>
          </table:table-cell>
          <table:table-cell office:value-type="string" calcext:value-type="string">
            <text:p>Denmark</text:p>
          </table:table-cell>
          <table:table-cell table:style-name="ce1" table:formula="of:=INDEX([.H$1:.H$278];[.F119];1)" office:value-type="string" office:string-value="DK" calcext:value-type="string">
            <text:p>DK</text:p>
          </table:table-cell>
          <table:table-cell table:formula="of:=LEN([.A119])" office:value-type="float" office:value="2" calcext:value-type="float">
            <text:p>2</text:p>
          </table:table-cell>
          <table:table-cell table:formula="of:=LOOKUP([.B119];[.G$1:.G$278])" office:value-type="string" office:string-value="DENMARK" calcext:value-type="string">
            <text:p>DENMARK</text:p>
          </table:table-cell>
          <table:table-cell table:formula="of:=MATCH(UPPER([.B119]);[.G$1:.G$278];0)" office:value-type="float" office:value="71" calcext:value-type="float">
            <text:p>71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E</text:p>
          </table:table-cell>
        </table:table-row>
        <table:table-row table:style-name="ro1">
          <table:table-cell office:value-type="string" calcext:value-type="string">
            <text:p>5R</text:p>
          </table:table-cell>
          <table:table-cell office:value-type="string" calcext:value-type="string">
            <text:p>Madagascar</text:p>
          </table:table-cell>
          <table:table-cell table:style-name="ce1" table:formula="of:=INDEX([.H$1:.H$278];[.F120];1)" office:value-type="string" office:string-value="MG" calcext:value-type="string">
            <text:p>MG</text:p>
          </table:table-cell>
          <table:table-cell table:formula="of:=LEN([.A120])" office:value-type="float" office:value="2" calcext:value-type="float">
            <text:p>2</text:p>
          </table:table-cell>
          <table:table-cell table:formula="of:=LOOKUP([.B120];[.G$1:.G$278])" office:value-type="string" office:string-value="MADAGASCAR" calcext:value-type="string">
            <text:p>MADAGASCAR</text:p>
          </table:table-cell>
          <table:table-cell table:formula="of:=MATCH(UPPER([.B120]);[.G$1:.G$278];0)" office:value-type="float" office:value="148" calcext:value-type="float">
            <text:p>148</text:p>
          </table:table-cell>
          <table:table-cell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</table:table-row>
        <table:table-row table:style-name="ro1">
          <table:table-cell office:value-type="string" calcext:value-type="string">
            <text:p>5S</text:p>
          </table:table-cell>
          <table:table-cell office:value-type="string" calcext:value-type="string">
            <text:p>Madagascar</text:p>
          </table:table-cell>
          <table:table-cell table:style-name="ce1" table:formula="of:=INDEX([.H$1:.H$278];[.F121];1)" office:value-type="string" office:string-value="MG" calcext:value-type="string">
            <text:p>MG</text:p>
          </table:table-cell>
          <table:table-cell table:formula="of:=LEN([.A121])" office:value-type="float" office:value="2" calcext:value-type="float">
            <text:p>2</text:p>
          </table:table-cell>
          <table:table-cell table:formula="of:=LOOKUP([.B121];[.G$1:.G$278])" office:value-type="string" office:string-value="MADAGASCAR" calcext:value-type="string">
            <text:p>MADAGASCAR</text:p>
          </table:table-cell>
          <table:table-cell table:formula="of:=MATCH(UPPER([.B121]);[.G$1:.G$278];0)" office:value-type="float" office:value="148" calcext:value-type="float">
            <text:p>148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string" calcext:value-type="string">
            <text:p>5T</text:p>
          </table:table-cell>
          <table:table-cell office:value-type="string" calcext:value-type="string">
            <text:p>Mauritania</text:p>
          </table:table-cell>
          <table:table-cell table:style-name="ce1" table:formula="of:=INDEX([.H$1:.H$278];[.F122];1)" office:value-type="string" office:string-value="MR" calcext:value-type="string">
            <text:p>MR</text:p>
          </table:table-cell>
          <table:table-cell table:formula="of:=LEN([.A122])" office:value-type="float" office:value="2" calcext:value-type="float">
            <text:p>2</text:p>
          </table:table-cell>
          <table:table-cell table:formula="of:=LOOKUP([.B122];[.G$1:.G$278])" office:value-type="string" office:string-value="MAURITANIA" calcext:value-type="string">
            <text:p>MAURITANIA</text:p>
          </table:table-cell>
          <table:table-cell table:formula="of:=MATCH(UPPER([.B122]);[.G$1:.G$278];0)" office:value-type="float" office:value="158" calcext:value-type="float">
            <text:p>158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string" calcext:value-type="string">
            <text:p>5U</text:p>
          </table:table-cell>
          <table:table-cell office:value-type="string" calcext:value-type="string">
            <text:p>Niger</text:p>
          </table:table-cell>
          <table:table-cell table:style-name="ce1" table:formula="of:=INDEX([.H$1:.H$278];[.F123];1)" office:value-type="string" office:string-value="NE" calcext:value-type="string">
            <text:p>NE</text:p>
          </table:table-cell>
          <table:table-cell table:formula="of:=LEN([.A123])" office:value-type="float" office:value="2" calcext:value-type="float">
            <text:p>2</text:p>
          </table:table-cell>
          <table:table-cell table:formula="of:=LOOKUP([.B123];[.G$1:.G$278])" office:value-type="string" office:string-value="NIGER" calcext:value-type="string">
            <text:p>NIGER</text:p>
          </table:table-cell>
          <table:table-cell table:formula="of:=MATCH(UPPER([.B123]);[.G$1:.G$278];0)" office:value-type="float" office:value="179" calcext:value-type="float">
            <text:p>179</text:p>
          </table:table-cell>
          <table:table-cell office:value-type="string" calcext:value-type="string">
            <text:p>ITU HQ</text:p>
          </table:table-cell>
          <table:table-cell office:value-type="string" calcext:value-type="string">
            <text:p>1U</text:p>
          </table:table-cell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Togo</text:p>
          </table:table-cell>
          <table:table-cell table:style-name="ce1" table:formula="of:=INDEX([.H$1:.H$278];[.F124];1)" office:value-type="string" office:string-value="TG" calcext:value-type="string">
            <text:p>TG</text:p>
          </table:table-cell>
          <table:table-cell table:formula="of:=LEN([.A124])" office:value-type="float" office:value="2" calcext:value-type="float">
            <text:p>2</text:p>
          </table:table-cell>
          <table:table-cell table:formula="of:=LOOKUP([.B124];[.G$1:.G$278])" office:value-type="string" office:string-value="TOGO" calcext:value-type="string">
            <text:p>TOGO</text:p>
          </table:table-cell>
          <table:table-cell table:formula="of:=MATCH(UPPER([.B124]);[.G$1:.G$278];0)" office:value-type="float" office:value="249" calcext:value-type="float">
            <text:p>249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JM</text:p>
          </table:table-cell>
        </table:table-row>
        <table:table-row table:style-name="ro1">
          <table:table-cell office:value-type="string" calcext:value-type="string">
            <text:p>5W</text:p>
          </table:table-cell>
          <table:table-cell office:value-type="string" calcext:value-type="string">
            <text:p>Samoa</text:p>
          </table:table-cell>
          <table:table-cell table:style-name="ce1" table:formula="of:=INDEX([.H$1:.H$278];[.F125];1)" office:value-type="string" office:string-value="WS" calcext:value-type="string">
            <text:p>WS</text:p>
          </table:table-cell>
          <table:table-cell table:formula="of:=LEN([.A125])" office:value-type="float" office:value="2" calcext:value-type="float">
            <text:p>2</text:p>
          </table:table-cell>
          <table:table-cell table:formula="of:=LOOKUP([.B125];[.G$1:.G$278])" office:value-type="string" office:string-value="SAMOA" calcext:value-type="string">
            <text:p>SAMOA</text:p>
          </table:table-cell>
          <table:table-cell table:formula="of:=MATCH(UPPER([.B125]);[.G$1:.G$278];0)" office:value-type="float" office:value="213" calcext:value-type="float">
            <text:p>213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</table:table-row>
        <table:table-row table:style-name="ro1">
          <table:table-cell office:value-type="string" calcext:value-type="string">
            <text:p>5X</text:p>
          </table:table-cell>
          <table:table-cell office:value-type="string" calcext:value-type="string">
            <text:p>Uganda</text:p>
          </table:table-cell>
          <table:table-cell table:style-name="ce1" table:formula="of:=INDEX([.H$1:.H$278];[.F126];1)" office:value-type="string" office:string-value="UG" calcext:value-type="string">
            <text:p>UG</text:p>
          </table:table-cell>
          <table:table-cell table:formula="of:=LEN([.A126])" office:value-type="float" office:value="2" calcext:value-type="float">
            <text:p>2</text:p>
          </table:table-cell>
          <table:table-cell table:formula="of:=LOOKUP([.B126];[.G$1:.G$278])" office:value-type="string" office:string-value="UGANDA" calcext:value-type="string">
            <text:p>UGANDA</text:p>
          </table:table-cell>
          <table:table-cell table:formula="of:=MATCH(UPPER([.B126]);[.G$1:.G$278];0)" office:value-type="float" office:value="259" calcext:value-type="float">
            <text:p>259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JE</text:p>
          </table:table-cell>
        </table:table-row>
        <table:table-row table:style-name="ro1">
          <table:table-cell office:value-type="string" calcext:value-type="string">
            <text:p>5Y</text:p>
          </table:table-cell>
          <table:table-cell office:value-type="string" calcext:value-type="string">
            <text:p>Kenya</text:p>
          </table:table-cell>
          <table:table-cell table:style-name="ce1" table:formula="of:=INDEX([.H$1:.H$278];[.F127];1)" office:value-type="string" office:string-value="KE" calcext:value-type="string">
            <text:p>KE</text:p>
          </table:table-cell>
          <table:table-cell table:formula="of:=LEN([.A127])" office:value-type="float" office:value="2" calcext:value-type="float">
            <text:p>2</text:p>
          </table:table-cell>
          <table:table-cell table:formula="of:=LOOKUP([.B127];[.G$1:.G$278])" office:value-type="string" office:string-value="KENYA" calcext:value-type="string">
            <text:p>KENYA</text:p>
          </table:table-cell>
          <table:table-cell table:formula="of:=MATCH(UPPER([.B127]);[.G$1:.G$278];0)" office:value-type="float" office:value="130" calcext:value-type="float">
            <text:p>130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JO</text:p>
          </table:table-cell>
        </table:table-row>
        <table:table-row table:style-name="ro1">
          <table:table-cell office:value-type="string" calcext:value-type="string">
            <text:p>5Z</text:p>
          </table:table-cell>
          <table:table-cell office:value-type="string" calcext:value-type="string">
            <text:p>Kenya</text:p>
          </table:table-cell>
          <table:table-cell table:style-name="ce1" table:formula="of:=INDEX([.H$1:.H$278];[.F128];1)" office:value-type="string" office:string-value="KE" calcext:value-type="string">
            <text:p>KE</text:p>
          </table:table-cell>
          <table:table-cell table:formula="of:=LEN([.A128])" office:value-type="float" office:value="2" calcext:value-type="float">
            <text:p>2</text:p>
          </table:table-cell>
          <table:table-cell table:formula="of:=LOOKUP([.B128];[.G$1:.G$278])" office:value-type="string" office:string-value="KENYA" calcext:value-type="string">
            <text:p>KENYA</text:p>
          </table:table-cell>
          <table:table-cell table:formula="of:=MATCH(UPPER([.B128]);[.G$1:.G$278];0)" office:value-type="float" office:value="130" calcext:value-type="float">
            <text:p>130</text:p>
          </table:table-cell>
          <table:table-cell office:value-type="string" calcext:value-type="string">
            <text:p>KALININGRAD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Egypt</text:p>
          </table:table-cell>
          <table:table-cell table:style-name="ce1" table:formula="of:=INDEX([.H$1:.H$278];[.F129];1)" office:value-type="string" office:string-value="EG" calcext:value-type="string">
            <text:p>EG</text:p>
          </table:table-cell>
          <table:table-cell table:formula="of:=LEN([.A129])" office:value-type="float" office:value="2" calcext:value-type="float">
            <text:p>2</text:p>
          </table:table-cell>
          <table:table-cell table:formula="of:=LOOKUP([.B129];[.G$1:.G$278])" office:value-type="string" office:string-value="EGYPT" calcext:value-type="string">
            <text:p>EGYPT</text:p>
          </table:table-cell>
          <table:table-cell table:formula="of:=MATCH(UPPER([.B129]);[.G$1:.G$278];0)" office:value-type="float" office:value="80" calcext:value-type="float">
            <text:p>80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KZ</text:p>
          </table:table-cell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Egypt</text:p>
          </table:table-cell>
          <table:table-cell table:style-name="ce1" table:formula="of:=INDEX([.H$1:.H$278];[.F130];1)" office:value-type="string" office:string-value="EG" calcext:value-type="string">
            <text:p>EG</text:p>
          </table:table-cell>
          <table:table-cell table:formula="of:=LEN([.A130])" office:value-type="float" office:value="2" calcext:value-type="float">
            <text:p>2</text:p>
          </table:table-cell>
          <table:table-cell table:formula="of:=LOOKUP([.B130];[.G$1:.G$278])" office:value-type="string" office:string-value="EGYPT" calcext:value-type="string">
            <text:p>EGYPT</text:p>
          </table:table-cell>
          <table:table-cell table:formula="of:=MATCH(UPPER([.B130]);[.G$1:.G$278];0)" office:value-type="float" office:value="80" calcext:value-type="float">
            <text:p>80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Syria</text:p>
          </table:table-cell>
          <table:table-cell table:style-name="ce1" table:formula="of:=INDEX([.H$1:.H$278];[.F131];1)" office:value-type="string" office:string-value="SY" calcext:value-type="string">
            <text:p>SY</text:p>
          </table:table-cell>
          <table:table-cell table:formula="of:=LEN([.A131])" office:value-type="float" office:value="2" calcext:value-type="float">
            <text:p>2</text:p>
          </table:table-cell>
          <table:table-cell table:formula="of:=LOOKUP([.B131];[.G$1:.G$278])" office:value-type="string" office:string-value="SYRIA" calcext:value-type="string">
            <text:p>SYRIA</text:p>
          </table:table-cell>
          <table:table-cell table:formula="of:=MATCH(UPPER([.B131]);[.G$1:.G$278];0)" office:value-type="float" office:value="242" calcext:value-type="float">
            <text:p>242</text:p>
          </table:table-cell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Mexico</text:p>
          </table:table-cell>
          <table:table-cell table:style-name="ce1" table:formula="of:=INDEX([.H$1:.H$278];[.F132];1)" office:value-type="string" office:string-value="MX" calcext:value-type="string">
            <text:p>MX</text:p>
          </table:table-cell>
          <table:table-cell table:formula="of:=LEN([.A132])" office:value-type="float" office:value="2" calcext:value-type="float">
            <text:p>2</text:p>
          </table:table-cell>
          <table:table-cell table:formula="of:=LOOKUP([.B132];[.G$1:.G$278])" office:value-type="string" office:string-value="MEXICO" calcext:value-type="string">
            <text:p>MEXICO</text:p>
          </table:table-cell>
          <table:table-cell table:formula="of:=MATCH(UPPER([.B132]);[.G$1:.G$278];0)" office:value-type="float" office:value="161" calcext:value-type="float">
            <text:p>161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</text:p>
          </table:table-cell>
        </table:table-row>
        <table:table-row table:style-name="ro1">
          <table:table-cell office:value-type="string" calcext:value-type="string">
            <text:p>6E</text:p>
          </table:table-cell>
          <table:table-cell office:value-type="string" calcext:value-type="string">
            <text:p>Mexico</text:p>
          </table:table-cell>
          <table:table-cell table:style-name="ce1" table:formula="of:=INDEX([.H$1:.H$278];[.F133];1)" office:value-type="string" office:string-value="MX" calcext:value-type="string">
            <text:p>MX</text:p>
          </table:table-cell>
          <table:table-cell table:formula="of:=LEN([.A133])" office:value-type="float" office:value="2" calcext:value-type="float">
            <text:p>2</text:p>
          </table:table-cell>
          <table:table-cell table:formula="of:=LOOKUP([.B133];[.G$1:.G$278])" office:value-type="string" office:string-value="MEXICO" calcext:value-type="string">
            <text:p>MEXICO</text:p>
          </table:table-cell>
          <table:table-cell table:formula="of:=MATCH(UPPER([.B133]);[.G$1:.G$278];0)" office:value-type="float" office:value="161" calcext:value-type="float">
            <text:p>161</text:p>
          </table:table-cell>
          <table:table-cell office:value-type="string" calcext:value-type="string">
            <text:p>NORTH KOREA</text:p>
          </table:table-cell>
          <table:table-cell office:value-type="string" calcext:value-type="string">
            <text:p>KP</text:p>
          </table:table-cell>
        </table:table-row>
        <table:table-row table:style-name="ro1">
          <table:table-cell office:value-type="string" calcext:value-type="string">
            <text:p>6F</text:p>
          </table:table-cell>
          <table:table-cell office:value-type="string" calcext:value-type="string">
            <text:p>Mexico</text:p>
          </table:table-cell>
          <table:table-cell table:style-name="ce1" table:formula="of:=INDEX([.H$1:.H$278];[.F134];1)" office:value-type="string" office:string-value="MX" calcext:value-type="string">
            <text:p>MX</text:p>
          </table:table-cell>
          <table:table-cell table:formula="of:=LEN([.A134])" office:value-type="float" office:value="2" calcext:value-type="float">
            <text:p>2</text:p>
          </table:table-cell>
          <table:table-cell table:formula="of:=LOOKUP([.B134];[.G$1:.G$278])" office:value-type="string" office:string-value="MEXICO" calcext:value-type="string">
            <text:p>MEXICO</text:p>
          </table:table-cell>
          <table:table-cell table:formula="of:=MATCH(UPPER([.B134]);[.G$1:.G$278];0)" office:value-type="float" office:value="161" calcext:value-type="float">
            <text:p>161</text:p>
          </table:table-cell>
          <table:table-cell office:value-type="string" calcext:value-type="string">
            <text:p>KOSOVO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office:value-type="string" calcext:value-type="string">
            <text:p>6G</text:p>
          </table:table-cell>
          <table:table-cell office:value-type="string" calcext:value-type="string">
            <text:p>Mexico</text:p>
          </table:table-cell>
          <table:table-cell table:style-name="ce1" table:formula="of:=INDEX([.H$1:.H$278];[.F135];1)" office:value-type="string" office:string-value="MX" calcext:value-type="string">
            <text:p>MX</text:p>
          </table:table-cell>
          <table:table-cell table:formula="of:=LEN([.A135])" office:value-type="float" office:value="2" calcext:value-type="float">
            <text:p>2</text:p>
          </table:table-cell>
          <table:table-cell table:formula="of:=LOOKUP([.B135];[.G$1:.G$278])" office:value-type="string" office:string-value="MEXICO" calcext:value-type="string">
            <text:p>MEXICO</text:p>
          </table:table-cell>
          <table:table-cell table:formula="of:=MATCH(UPPER([.B135]);[.G$1:.G$278];0)" office:value-type="float" office:value="161" calcext:value-type="float">
            <text:p>161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string" calcext:value-type="string">
            <text:p>6H</text:p>
          </table:table-cell>
          <table:table-cell office:value-type="string" calcext:value-type="string">
            <text:p>Mexico</text:p>
          </table:table-cell>
          <table:table-cell table:style-name="ce1" table:formula="of:=INDEX([.H$1:.H$278];[.F136];1)" office:value-type="string" office:string-value="MX" calcext:value-type="string">
            <text:p>MX</text:p>
          </table:table-cell>
          <table:table-cell table:formula="of:=LEN([.A136])" office:value-type="float" office:value="2" calcext:value-type="float">
            <text:p>2</text:p>
          </table:table-cell>
          <table:table-cell table:formula="of:=LOOKUP([.B136];[.G$1:.G$278])" office:value-type="string" office:string-value="MEXICO" calcext:value-type="string">
            <text:p>MEXICO</text:p>
          </table:table-cell>
          <table:table-cell table:formula="of:=MATCH(UPPER([.B136]);[.G$1:.G$278];0)" office:value-type="float" office:value="161" calcext:value-type="float">
            <text:p>161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6I</text:p>
          </table:table-cell>
          <table:table-cell office:value-type="string" calcext:value-type="string">
            <text:p>Mexico</text:p>
          </table:table-cell>
          <table:table-cell table:style-name="ce1" table:formula="of:=INDEX([.H$1:.H$278];[.F137];1)" office:value-type="string" office:string-value="MX" calcext:value-type="string">
            <text:p>MX</text:p>
          </table:table-cell>
          <table:table-cell table:formula="of:=LEN([.A137])" office:value-type="float" office:value="2" calcext:value-type="float">
            <text:p>2</text:p>
          </table:table-cell>
          <table:table-cell table:formula="of:=LOOKUP([.B137];[.G$1:.G$278])" office:value-type="string" office:string-value="MEXICO" calcext:value-type="string">
            <text:p>MEXICO</text:p>
          </table:table-cell>
          <table:table-cell table:formula="of:=MATCH(UPPER([.B137]);[.G$1:.G$278];0)" office:value-type="float" office:value="161" calcext:value-type="float">
            <text:p>161</text:p>
          </table:table-cell>
          <table:table-cell office:value-type="string" calcext:value-type="string">
            <text:p>LAOS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 office:value-type="string" calcext:value-type="string">
            <text:p>6J</text:p>
          </table:table-cell>
          <table:table-cell office:value-type="string" calcext:value-type="string">
            <text:p>Mexico</text:p>
          </table:table-cell>
          <table:table-cell table:style-name="ce1" table:formula="of:=INDEX([.H$1:.H$278];[.F138];1)" office:value-type="string" office:string-value="MX" calcext:value-type="string">
            <text:p>MX</text:p>
          </table:table-cell>
          <table:table-cell table:formula="of:=LEN([.A138])" office:value-type="float" office:value="2" calcext:value-type="float">
            <text:p>2</text:p>
          </table:table-cell>
          <table:table-cell table:formula="of:=LOOKUP([.B138];[.G$1:.G$278])" office:value-type="string" office:string-value="MEXICO" calcext:value-type="string">
            <text:p>MEXICO</text:p>
          </table:table-cell>
          <table:table-cell table:formula="of:=MATCH(UPPER([.B138]);[.G$1:.G$278];0)" office:value-type="float" office:value="161" calcext:value-type="float">
            <text:p>161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V</text:p>
          </table:table-cell>
        </table:table-row>
        <table:table-row table:style-name="ro1">
          <table:table-cell office:value-type="string" calcext:value-type="string">
            <text:p>6K</text:p>
          </table:table-cell>
          <table:table-cell office:value-type="string" calcext:value-type="string">
            <text:p>South Korea</text:p>
          </table:table-cell>
          <table:table-cell table:style-name="ce1" table:formula="of:=INDEX([.H$1:.H$278];[.F139];1)" office:value-type="string" office:string-value="KR" calcext:value-type="string">
            <text:p>KR</text:p>
          </table:table-cell>
          <table:table-cell table:formula="of:=LEN([.A139])" office:value-type="float" office:value="2" calcext:value-type="float">
            <text:p>2</text:p>
          </table:table-cell>
          <table:table-cell table:formula="of:=LOOKUP([.B139];[.G$1:.G$278])" office:value-type="string" office:string-value="SOUTH GEORGIA AND THE SOUTH SANDWICH ISLANDS" calcext:value-type="string">
            <text:p>SOUTH GEORGIA AND THE SOUTH SANDWICH ISLANDS</text:p>
          </table:table-cell>
          <table:table-cell table:formula="of:=MATCH(UPPER([.B139]);[.G$1:.G$278];0)" office:value-type="float" office:value="132" calcext:value-type="float">
            <text:p>132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LB</text:p>
          </table:table-cell>
        </table:table-row>
        <table:table-row table:style-name="ro1">
          <table:table-cell office:value-type="string" calcext:value-type="string">
            <text:p>6L</text:p>
          </table:table-cell>
          <table:table-cell office:value-type="string" calcext:value-type="string">
            <text:p>South Korea</text:p>
          </table:table-cell>
          <table:table-cell table:style-name="ce1" table:formula="of:=INDEX([.H$1:.H$278];[.F140];1)" office:value-type="string" office:string-value="KR" calcext:value-type="string">
            <text:p>KR</text:p>
          </table:table-cell>
          <table:table-cell table:formula="of:=LEN([.A140])" office:value-type="float" office:value="2" calcext:value-type="float">
            <text:p>2</text:p>
          </table:table-cell>
          <table:table-cell table:formula="of:=LOOKUP([.B140];[.G$1:.G$278])" office:value-type="string" office:string-value="SOUTH GEORGIA AND THE SOUTH SANDWICH ISLANDS" calcext:value-type="string">
            <text:p>SOUTH GEORGIA AND THE SOUTH SANDWICH ISLANDS</text:p>
          </table:table-cell>
          <table:table-cell table:formula="of:=MATCH(UPPER([.B140]);[.G$1:.G$278];0)" office:value-type="float" office:value="132" calcext:value-type="float">
            <text:p>132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6M</text:p>
          </table:table-cell>
          <table:table-cell office:value-type="string" calcext:value-type="string">
            <text:p>South Korea</text:p>
          </table:table-cell>
          <table:table-cell table:style-name="ce1" table:formula="of:=INDEX([.H$1:.H$278];[.F141];1)" office:value-type="string" office:string-value="KR" calcext:value-type="string">
            <text:p>KR</text:p>
          </table:table-cell>
          <table:table-cell table:formula="of:=LEN([.A141])" office:value-type="float" office:value="2" calcext:value-type="float">
            <text:p>2</text:p>
          </table:table-cell>
          <table:table-cell table:formula="of:=LOOKUP([.B141];[.G$1:.G$278])" office:value-type="string" office:string-value="SOUTH GEORGIA AND THE SOUTH SANDWICH ISLANDS" calcext:value-type="string">
            <text:p>SOUTH GEORGIA AND THE SOUTH SANDWICH ISLANDS</text:p>
          </table:table-cell>
          <table:table-cell table:formula="of:=MATCH(UPPER([.B141]);[.G$1:.G$278];0)" office:value-type="float" office:value="132" calcext:value-type="float">
            <text:p>132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</table:table-row>
        <table:table-row table:style-name="ro1">
          <table:table-cell office:value-type="string" calcext:value-type="string">
            <text:p>6N</text:p>
          </table:table-cell>
          <table:table-cell office:value-type="string" calcext:value-type="string">
            <text:p>South Korea</text:p>
          </table:table-cell>
          <table:table-cell table:style-name="ce1" table:formula="of:=INDEX([.H$1:.H$278];[.F142];1)" office:value-type="string" office:string-value="KR" calcext:value-type="string">
            <text:p>KR</text:p>
          </table:table-cell>
          <table:table-cell table:formula="of:=LEN([.A142])" office:value-type="float" office:value="2" calcext:value-type="float">
            <text:p>2</text:p>
          </table:table-cell>
          <table:table-cell table:formula="of:=LOOKUP([.B142];[.G$1:.G$278])" office:value-type="string" office:string-value="SOUTH GEORGIA AND THE SOUTH SANDWICH ISLANDS" calcext:value-type="string">
            <text:p>SOUTH GEORGIA AND THE SOUTH SANDWICH ISLANDS</text:p>
          </table:table-cell>
          <table:table-cell table:formula="of:=MATCH(UPPER([.B142]);[.G$1:.G$278];0)" office:value-type="float" office:value="132" calcext:value-type="float">
            <text:p>132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Y</text:p>
          </table:table-cell>
        </table:table-row>
        <table:table-row table:style-name="ro1">
          <table:table-cell office:value-type="string" calcext:value-type="string">
            <text:p>6O</text:p>
          </table:table-cell>
          <table:table-cell office:value-type="string" calcext:value-type="string">
            <text:p>Somalia</text:p>
          </table:table-cell>
          <table:table-cell table:style-name="ce1" table:formula="of:=INDEX([.H$1:.H$278];[.F143];1)" office:value-type="string" office:string-value="SO" calcext:value-type="string">
            <text:p>SO</text:p>
          </table:table-cell>
          <table:table-cell table:formula="of:=LEN([.A143])" office:value-type="float" office:value="2" calcext:value-type="float">
            <text:p>2</text:p>
          </table:table-cell>
          <table:table-cell table:formula="of:=LOOKUP([.B143];[.G$1:.G$278])" office:value-type="string" office:string-value="SOMALIA" calcext:value-type="string">
            <text:p>SOMALIA</text:p>
          </table:table-cell>
          <table:table-cell table:formula="of:=MATCH(UPPER([.B143]);[.G$1:.G$278];0)" office:value-type="float" office:value="228" calcext:value-type="float">
            <text:p>228</text:p>
          </table:table-cell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6P</text:p>
          </table:table-cell>
          <table:table-cell office:value-type="string" calcext:value-type="string">
            <text:p>Pakistan</text:p>
          </table:table-cell>
          <table:table-cell table:style-name="ce1" table:formula="of:=INDEX([.H$1:.H$278];[.F144];1)" office:value-type="string" office:string-value="PK" calcext:value-type="string">
            <text:p>PK</text:p>
          </table:table-cell>
          <table:table-cell table:formula="of:=LEN([.A144])" office:value-type="float" office:value="2" calcext:value-type="float">
            <text:p>2</text:p>
          </table:table-cell>
          <table:table-cell table:formula="of:=LOOKUP([.B144];[.G$1:.G$278])" office:value-type="string" office:string-value="PAKISTAN" calcext:value-type="string">
            <text:p>PAKISTAN</text:p>
          </table:table-cell>
          <table:table-cell table:formula="of:=MATCH(UPPER([.B144]);[.G$1:.G$278];0)" office:value-type="float" office:value="187" calcext:value-type="float">
            <text:p>187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</table:table-row>
        <table:table-row table:style-name="ro1">
          <table:table-cell office:value-type="string" calcext:value-type="string">
            <text:p>6Q</text:p>
          </table:table-cell>
          <table:table-cell office:value-type="string" calcext:value-type="string">
            <text:p>Pakistan</text:p>
          </table:table-cell>
          <table:table-cell table:style-name="ce1" table:formula="of:=INDEX([.H$1:.H$278];[.F145];1)" office:value-type="string" office:string-value="PK" calcext:value-type="string">
            <text:p>PK</text:p>
          </table:table-cell>
          <table:table-cell table:formula="of:=LEN([.A145])" office:value-type="float" office:value="2" calcext:value-type="float">
            <text:p>2</text:p>
          </table:table-cell>
          <table:table-cell table:formula="of:=LOOKUP([.B145];[.G$1:.G$278])" office:value-type="string" office:string-value="PAKISTAN" calcext:value-type="string">
            <text:p>PAKISTAN</text:p>
          </table:table-cell>
          <table:table-cell table:formula="of:=MATCH(UPPER([.B145]);[.G$1:.G$278];0)" office:value-type="float" office:value="187" calcext:value-type="float">
            <text:p>18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6R</text:p>
          </table:table-cell>
          <table:table-cell office:value-type="string" calcext:value-type="string">
            <text:p>Pakistan</text:p>
          </table:table-cell>
          <table:table-cell table:style-name="ce1" table:formula="of:=INDEX([.H$1:.H$278];[.F146];1)" office:value-type="string" office:string-value="PK" calcext:value-type="string">
            <text:p>PK</text:p>
          </table:table-cell>
          <table:table-cell table:formula="of:=LEN([.A146])" office:value-type="float" office:value="2" calcext:value-type="float">
            <text:p>2</text:p>
          </table:table-cell>
          <table:table-cell table:formula="of:=LOOKUP([.B146];[.G$1:.G$278])" office:value-type="string" office:string-value="PAKISTAN" calcext:value-type="string">
            <text:p>PAKISTAN</text:p>
          </table:table-cell>
          <table:table-cell table:formula="of:=MATCH(UPPER([.B146]);[.G$1:.G$278];0)" office:value-type="float" office:value="187" calcext:value-type="float">
            <text:p>187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string" calcext:value-type="string">
            <text:p>6S</text:p>
          </table:table-cell>
          <table:table-cell office:value-type="string" calcext:value-type="string">
            <text:p>Pakistan</text:p>
          </table:table-cell>
          <table:table-cell table:style-name="ce1" table:formula="of:=INDEX([.H$1:.H$278];[.F147];1)" office:value-type="string" office:string-value="PK" calcext:value-type="string">
            <text:p>PK</text:p>
          </table:table-cell>
          <table:table-cell table:formula="of:=LEN([.A147])" office:value-type="float" office:value="2" calcext:value-type="float">
            <text:p>2</text:p>
          </table:table-cell>
          <table:table-cell table:formula="of:=LOOKUP([.B147];[.G$1:.G$278])" office:value-type="string" office:string-value="PAKISTAN" calcext:value-type="string">
            <text:p>PAKISTAN</text:p>
          </table:table-cell>
          <table:table-cell table:formula="of:=MATCH(UPPER([.B147]);[.G$1:.G$278];0)" office:value-type="float" office:value="187" calcext:value-type="float">
            <text:p>187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MK</text:p>
          </table:table-cell>
        </table:table-row>
        <table:table-row table:style-name="ro1">
          <table:table-cell office:value-type="string" calcext:value-type="string">
            <text:p>6T</text:p>
          </table:table-cell>
          <table:table-cell office:value-type="string" calcext:value-type="string">
            <text:p>Sudan</text:p>
          </table:table-cell>
          <table:table-cell table:style-name="ce1" table:formula="of:=INDEX([.H$1:.H$278];[.F148];1)" office:value-type="string" office:string-value="SD" calcext:value-type="string">
            <text:p>SD</text:p>
          </table:table-cell>
          <table:table-cell table:formula="of:=LEN([.A148])" office:value-type="float" office:value="2" calcext:value-type="float">
            <text:p>2</text:p>
          </table:table-cell>
          <table:table-cell table:formula="of:=LOOKUP([.B148];[.G$1:.G$278])" office:value-type="string" office:string-value="SUDAN" calcext:value-type="string">
            <text:p>SUDAN</text:p>
          </table:table-cell>
          <table:table-cell table:formula="of:=MATCH(UPPER([.B148]);[.G$1:.G$278];0)" office:value-type="float" office:value="236" calcext:value-type="float">
            <text:p>236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6U</text:p>
          </table:table-cell>
          <table:table-cell office:value-type="string" calcext:value-type="string">
            <text:p>Sudan</text:p>
          </table:table-cell>
          <table:table-cell table:style-name="ce1" table:formula="of:=INDEX([.H$1:.H$278];[.F149];1)" office:value-type="string" office:string-value="SD" calcext:value-type="string">
            <text:p>SD</text:p>
          </table:table-cell>
          <table:table-cell table:formula="of:=LEN([.A149])" office:value-type="float" office:value="2" calcext:value-type="float">
            <text:p>2</text:p>
          </table:table-cell>
          <table:table-cell table:formula="of:=LOOKUP([.B149];[.G$1:.G$278])" office:value-type="string" office:string-value="SUDAN" calcext:value-type="string">
            <text:p>SUDAN</text:p>
          </table:table-cell>
          <table:table-cell table:formula="of:=MATCH(UPPER([.B149]);[.G$1:.G$278];0)" office:value-type="float" office:value="236" calcext:value-type="float">
            <text:p>236</text:p>
          </table:table-cell>
          <table:table-cell office:value-type="string" calcext:value-type="string">
            <text:p>MADEIRA ISLANDS</text:p>
          </table:table-cell>
          <table:table-cell office:value-type="string" calcext:value-type="string">
            <text:p>1C</text:p>
          </table:table-cell>
        </table:table-row>
        <table:table-row table:style-name="ro1">
          <table:table-cell office:value-type="string" calcext:value-type="string">
            <text:p>6V</text:p>
          </table:table-cell>
          <table:table-cell office:value-type="string" calcext:value-type="string">
            <text:p>Senegal</text:p>
          </table:table-cell>
          <table:table-cell table:style-name="ce1" table:formula="of:=INDEX([.H$1:.H$278];[.F150];1)" office:value-type="string" office:string-value="SN" calcext:value-type="string">
            <text:p>SN</text:p>
          </table:table-cell>
          <table:table-cell table:formula="of:=LEN([.A150])" office:value-type="float" office:value="2" calcext:value-type="float">
            <text:p>2</text:p>
          </table:table-cell>
          <table:table-cell table:formula="of:=LOOKUP([.B150];[.G$1:.G$278])" office:value-type="string" office:string-value="SENEGAL" calcext:value-type="string">
            <text:p>SENEGAL</text:p>
          </table:table-cell>
          <table:table-cell table:formula="of:=MATCH(UPPER([.B150]);[.G$1:.G$278];0)" office:value-type="float" office:value="219" calcext:value-type="float">
            <text:p>219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</table:table-row>
        <table:table-row table:style-name="ro1">
          <table:table-cell office:value-type="string" calcext:value-type="string">
            <text:p>6W</text:p>
          </table:table-cell>
          <table:table-cell office:value-type="string" calcext:value-type="string">
            <text:p>Senegal</text:p>
          </table:table-cell>
          <table:table-cell table:style-name="ce1" table:formula="of:=INDEX([.H$1:.H$278];[.F151];1)" office:value-type="string" office:string-value="SN" calcext:value-type="string">
            <text:p>SN</text:p>
          </table:table-cell>
          <table:table-cell table:formula="of:=LEN([.A151])" office:value-type="float" office:value="2" calcext:value-type="float">
            <text:p>2</text:p>
          </table:table-cell>
          <table:table-cell table:formula="of:=LOOKUP([.B151];[.G$1:.G$278])" office:value-type="string" office:string-value="SENEGAL" calcext:value-type="string">
            <text:p>SENEGAL</text:p>
          </table:table-cell>
          <table:table-cell table:formula="of:=MATCH(UPPER([.B151]);[.G$1:.G$278];0)" office:value-type="float" office:value="219" calcext:value-type="float">
            <text:p>219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</table:table-row>
        <table:table-row table:style-name="ro1">
          <table:table-cell office:value-type="string" calcext:value-type="string">
            <text:p>6X</text:p>
          </table:table-cell>
          <table:table-cell office:value-type="string" calcext:value-type="string">
            <text:p>Madagascar</text:p>
          </table:table-cell>
          <table:table-cell table:style-name="ce1" table:formula="of:=INDEX([.H$1:.H$278];[.F152];1)" office:value-type="string" office:string-value="MG" calcext:value-type="string">
            <text:p>MG</text:p>
          </table:table-cell>
          <table:table-cell table:formula="of:=LEN([.A152])" office:value-type="float" office:value="2" calcext:value-type="float">
            <text:p>2</text:p>
          </table:table-cell>
          <table:table-cell table:formula="of:=LOOKUP([.B152];[.G$1:.G$278])" office:value-type="string" office:string-value="MADAGASCAR" calcext:value-type="string">
            <text:p>MADAGASCAR</text:p>
          </table:table-cell>
          <table:table-cell table:formula="of:=MATCH(UPPER([.B152]);[.G$1:.G$278];0)" office:value-type="float" office:value="148" calcext:value-type="float">
            <text:p>148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 office:value-type="string" calcext:value-type="string">
            <text:p>6Y</text:p>
          </table:table-cell>
          <table:table-cell office:value-type="string" calcext:value-type="string">
            <text:p>Jamaica</text:p>
          </table:table-cell>
          <table:table-cell table:style-name="ce1" table:formula="of:=INDEX([.H$1:.H$278];[.F153];1)" office:value-type="string" office:string-value="JM" calcext:value-type="string">
            <text:p>JM</text:p>
          </table:table-cell>
          <table:table-cell table:formula="of:=LEN([.A153])" office:value-type="float" office:value="2" calcext:value-type="float">
            <text:p>2</text:p>
          </table:table-cell>
          <table:table-cell table:formula="of:=LOOKUP([.B153];[.G$1:.G$278])" office:value-type="string" office:string-value="JAMAICA" calcext:value-type="string">
            <text:p>JAMAICA</text:p>
          </table:table-cell>
          <table:table-cell table:formula="of:=MATCH(UPPER([.B153]);[.G$1:.G$278];0)" office:value-type="float" office:value="124" calcext:value-type="float">
            <text:p>124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6Z</text:p>
          </table:table-cell>
          <table:table-cell office:value-type="string" calcext:value-type="string">
            <text:p>Liberia</text:p>
          </table:table-cell>
          <table:table-cell table:style-name="ce1" table:formula="of:=INDEX([.H$1:.H$278];[.F154];1)" office:value-type="string" office:string-value="LR" calcext:value-type="string">
            <text:p>LR</text:p>
          </table:table-cell>
          <table:table-cell table:formula="of:=LEN([.A154])" office:value-type="float" office:value="2" calcext:value-type="float">
            <text:p>2</text:p>
          </table:table-cell>
          <table:table-cell table:formula="of:=LOOKUP([.B154];[.G$1:.G$278])" office:value-type="string" office:string-value="LIBERIA" calcext:value-type="string">
            <text:p>LIBERIA</text:p>
          </table:table-cell>
          <table:table-cell table:formula="of:=MATCH(UPPER([.B154]);[.G$1:.G$278];0)" office:value-type="float" office:value="141" calcext:value-type="float">
            <text:p>141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7A</text:p>
          </table:table-cell>
          <table:table-cell office:value-type="string" calcext:value-type="string">
            <text:p>Indonesia</text:p>
          </table:table-cell>
          <table:table-cell table:style-name="ce1" table:formula="of:=INDEX([.H$1:.H$278];[.F155];1)" office:value-type="string" office:string-value="ID" calcext:value-type="string">
            <text:p>ID</text:p>
          </table:table-cell>
          <table:table-cell table:formula="of:=LEN([.A155])" office:value-type="float" office:value="2" calcext:value-type="float">
            <text:p>2</text:p>
          </table:table-cell>
          <table:table-cell table:formula="of:=LOOKUP([.B155];[.G$1:.G$278])" office:value-type="string" office:string-value="INDONESIA" calcext:value-type="string">
            <text:p>INDONESIA</text:p>
          </table:table-cell>
          <table:table-cell table:formula="of:=MATCH(UPPER([.B155]);[.G$1:.G$278];0)" office:value-type="float" office:value="116" calcext:value-type="float">
            <text:p>116</text:p>
          </table:table-cell>
          <table:table-cell office:value-type="string" calcext:value-type="string">
            <text:p>MARKET REEF</text:p>
          </table:table-cell>
          <table:table-cell office:value-type="string" calcext:value-type="string">
            <text:p>1M</text:p>
          </table:table-cell>
        </table:table-row>
        <table:table-row table:style-name="ro1">
          <table:table-cell office:value-type="string" calcext:value-type="string">
            <text:p>7B</text:p>
          </table:table-cell>
          <table:table-cell office:value-type="string" calcext:value-type="string">
            <text:p>Indonesia</text:p>
          </table:table-cell>
          <table:table-cell table:style-name="ce1" table:formula="of:=INDEX([.H$1:.H$278];[.F156];1)" office:value-type="string" office:string-value="ID" calcext:value-type="string">
            <text:p>ID</text:p>
          </table:table-cell>
          <table:table-cell table:formula="of:=LEN([.A156])" office:value-type="float" office:value="2" calcext:value-type="float">
            <text:p>2</text:p>
          </table:table-cell>
          <table:table-cell table:formula="of:=LOOKUP([.B156];[.G$1:.G$278])" office:value-type="string" office:string-value="INDONESIA" calcext:value-type="string">
            <text:p>INDONESIA</text:p>
          </table:table-cell>
          <table:table-cell table:formula="of:=MATCH(UPPER([.B156]);[.G$1:.G$278];0)" office:value-type="float" office:value="116" calcext:value-type="float">
            <text:p>116</text:p>
          </table:table-cell>
          <table:table-cell office:value-type="string" calcext:value-type="string">
            <text:p>MARSHALL ISLANDS</text:p>
          </table:table-cell>
          <table:table-cell office:value-type="string" calcext:value-type="string">
            <text:p>MH</text:p>
          </table:table-cell>
        </table:table-row>
        <table:table-row table:style-name="ro1">
          <table:table-cell office:value-type="string" calcext:value-type="string">
            <text:p>7C</text:p>
          </table:table-cell>
          <table:table-cell office:value-type="string" calcext:value-type="string">
            <text:p>Indonesia</text:p>
          </table:table-cell>
          <table:table-cell table:style-name="ce1" table:formula="of:=INDEX([.H$1:.H$278];[.F157];1)" office:value-type="string" office:string-value="ID" calcext:value-type="string">
            <text:p>ID</text:p>
          </table:table-cell>
          <table:table-cell table:formula="of:=LEN([.A157])" office:value-type="float" office:value="2" calcext:value-type="float">
            <text:p>2</text:p>
          </table:table-cell>
          <table:table-cell table:formula="of:=LOOKUP([.B157];[.G$1:.G$278])" office:value-type="string" office:string-value="INDONESIA" calcext:value-type="string">
            <text:p>INDONESIA</text:p>
          </table:table-cell>
          <table:table-cell table:formula="of:=MATCH(UPPER([.B157]);[.G$1:.G$278];0)" office:value-type="float" office:value="116" calcext:value-type="float">
            <text:p>116</text:p>
          </table:table-cell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</table:table-row>
        <table:table-row table:style-name="ro1">
          <table:table-cell office:value-type="string" calcext:value-type="string">
            <text:p>7D</text:p>
          </table:table-cell>
          <table:table-cell office:value-type="string" calcext:value-type="string">
            <text:p>Indonesia</text:p>
          </table:table-cell>
          <table:table-cell table:style-name="ce1" table:formula="of:=INDEX([.H$1:.H$278];[.F158];1)" office:value-type="string" office:string-value="ID" calcext:value-type="string">
            <text:p>ID</text:p>
          </table:table-cell>
          <table:table-cell table:formula="of:=LEN([.A158])" office:value-type="float" office:value="2" calcext:value-type="float">
            <text:p>2</text:p>
          </table:table-cell>
          <table:table-cell table:formula="of:=LOOKUP([.B158];[.G$1:.G$278])" office:value-type="string" office:string-value="INDONESIA" calcext:value-type="string">
            <text:p>INDONESIA</text:p>
          </table:table-cell>
          <table:table-cell table:formula="of:=MATCH(UPPER([.B158]);[.G$1:.G$278];0)" office:value-type="float" office:value="116" calcext:value-type="float">
            <text:p>116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MR</text:p>
          </table:table-cell>
        </table:table-row>
        <table:table-row table:style-name="ro1">
          <table:table-cell office:value-type="string" calcext:value-type="string">
            <text:p>7E</text:p>
          </table:table-cell>
          <table:table-cell office:value-type="string" calcext:value-type="string">
            <text:p>Indonesia</text:p>
          </table:table-cell>
          <table:table-cell table:style-name="ce1" table:formula="of:=INDEX([.H$1:.H$278];[.F159];1)" office:value-type="string" office:string-value="ID" calcext:value-type="string">
            <text:p>ID</text:p>
          </table:table-cell>
          <table:table-cell table:formula="of:=LEN([.A159])" office:value-type="float" office:value="2" calcext:value-type="float">
            <text:p>2</text:p>
          </table:table-cell>
          <table:table-cell table:formula="of:=LOOKUP([.B159];[.G$1:.G$278])" office:value-type="string" office:string-value="INDONESIA" calcext:value-type="string">
            <text:p>INDONESIA</text:p>
          </table:table-cell>
          <table:table-cell table:formula="of:=MATCH(UPPER([.B159]);[.G$1:.G$278];0)" office:value-type="float" office:value="116" calcext:value-type="float">
            <text:p>116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</table:table-row>
        <table:table-row table:style-name="ro1">
          <table:table-cell office:value-type="string" calcext:value-type="string">
            <text:p>7F</text:p>
          </table:table-cell>
          <table:table-cell office:value-type="string" calcext:value-type="string">
            <text:p>Indonesia</text:p>
          </table:table-cell>
          <table:table-cell table:style-name="ce1" table:formula="of:=INDEX([.H$1:.H$278];[.F160];1)" office:value-type="string" office:string-value="ID" calcext:value-type="string">
            <text:p>ID</text:p>
          </table:table-cell>
          <table:table-cell table:formula="of:=LEN([.A160])" office:value-type="float" office:value="2" calcext:value-type="float">
            <text:p>2</text:p>
          </table:table-cell>
          <table:table-cell table:formula="of:=LOOKUP([.B160];[.G$1:.G$278])" office:value-type="string" office:string-value="INDONESIA" calcext:value-type="string">
            <text:p>INDONESIA</text:p>
          </table:table-cell>
          <table:table-cell table:formula="of:=MATCH(UPPER([.B160]);[.G$1:.G$278];0)" office:value-type="float" office:value="116" calcext:value-type="float">
            <text:p>116</text:p>
          </table:table-cell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</table:table-row>
        <table:table-row table:style-name="ro1">
          <table:table-cell office:value-type="string" calcext:value-type="string">
            <text:p>7G</text:p>
          </table:table-cell>
          <table:table-cell office:value-type="string" calcext:value-type="string">
            <text:p>Indonesia</text:p>
          </table:table-cell>
          <table:table-cell table:style-name="ce1" table:formula="of:=INDEX([.H$1:.H$278];[.F161];1)" office:value-type="string" office:string-value="ID" calcext:value-type="string">
            <text:p>ID</text:p>
          </table:table-cell>
          <table:table-cell table:formula="of:=LEN([.A161])" office:value-type="float" office:value="2" calcext:value-type="float">
            <text:p>2</text:p>
          </table:table-cell>
          <table:table-cell table:formula="of:=LOOKUP([.B161];[.G$1:.G$278])" office:value-type="string" office:string-value="INDONESIA" calcext:value-type="string">
            <text:p>INDONESIA</text:p>
          </table:table-cell>
          <table:table-cell table:formula="of:=MATCH(UPPER([.B161]);[.G$1:.G$278];0)" office:value-type="float" office:value="116" calcext:value-type="float">
            <text:p>116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X</text:p>
          </table:table-cell>
        </table:table-row>
        <table:table-row table:style-name="ro1">
          <table:table-cell office:value-type="string" calcext:value-type="string">
            <text:p>7H</text:p>
          </table:table-cell>
          <table:table-cell office:value-type="string" calcext:value-type="string">
            <text:p>Indonesia</text:p>
          </table:table-cell>
          <table:table-cell table:style-name="ce1" table:formula="of:=INDEX([.H$1:.H$278];[.F162];1)" office:value-type="string" office:string-value="ID" calcext:value-type="string">
            <text:p>ID</text:p>
          </table:table-cell>
          <table:table-cell table:formula="of:=LEN([.A162])" office:value-type="float" office:value="2" calcext:value-type="float">
            <text:p>2</text:p>
          </table:table-cell>
          <table:table-cell table:formula="of:=LOOKUP([.B162];[.G$1:.G$278])" office:value-type="string" office:string-value="INDONESIA" calcext:value-type="string">
            <text:p>INDONESIA</text:p>
          </table:table-cell>
          <table:table-cell table:formula="of:=MATCH(UPPER([.B162]);[.G$1:.G$278];0)" office:value-type="float" office:value="116" calcext:value-type="float">
            <text:p>116</text:p>
          </table:table-cell>
          <table:table-cell office:value-type="string" calcext:value-type="string">
            <text:p>MICRONESIA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7I</text:p>
          </table:table-cell>
          <table:table-cell office:value-type="string" calcext:value-type="string">
            <text:p>Indonesia</text:p>
          </table:table-cell>
          <table:table-cell table:style-name="ce1" table:formula="of:=INDEX([.H$1:.H$278];[.F163];1)" office:value-type="string" office:string-value="ID" calcext:value-type="string">
            <text:p>ID</text:p>
          </table:table-cell>
          <table:table-cell table:formula="of:=LEN([.A163])" office:value-type="float" office:value="2" calcext:value-type="float">
            <text:p>2</text:p>
          </table:table-cell>
          <table:table-cell table:formula="of:=LOOKUP([.B163];[.G$1:.G$278])" office:value-type="string" office:string-value="INDONESIA" calcext:value-type="string">
            <text:p>INDONESIA</text:p>
          </table:table-cell>
          <table:table-cell table:formula="of:=MATCH(UPPER([.B163]);[.G$1:.G$278];0)" office:value-type="float" office:value="116" calcext:value-type="float">
            <text:p>116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7J</text:p>
          </table:table-cell>
          <table:table-cell office:value-type="string" calcext:value-type="string">
            <text:p>Japan</text:p>
          </table:table-cell>
          <table:table-cell table:style-name="ce1" table:formula="of:=INDEX([.H$1:.H$278];[.F164];1)" office:value-type="string" office:string-value="JP" calcext:value-type="string">
            <text:p>JP</text:p>
          </table:table-cell>
          <table:table-cell table:formula="of:=LEN([.A164])" office:value-type="float" office:value="2" calcext:value-type="float">
            <text:p>2</text:p>
          </table:table-cell>
          <table:table-cell table:formula="of:=LOOKUP([.B164];[.G$1:.G$278])" office:value-type="string" office:string-value="JAPAN" calcext:value-type="string">
            <text:p>JAPAN</text:p>
          </table:table-cell>
          <table:table-cell table:formula="of:=MATCH(UPPER([.B164]);[.G$1:.G$278];0)" office:value-type="float" office:value="125" calcext:value-type="float">
            <text:p>125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7K</text:p>
          </table:table-cell>
          <table:table-cell office:value-type="string" calcext:value-type="string">
            <text:p>Japan</text:p>
          </table:table-cell>
          <table:table-cell table:style-name="ce1" table:formula="of:=INDEX([.H$1:.H$278];[.F165];1)" office:value-type="string" office:string-value="JP" calcext:value-type="string">
            <text:p>JP</text:p>
          </table:table-cell>
          <table:table-cell table:formula="of:=LEN([.A165])" office:value-type="float" office:value="2" calcext:value-type="float">
            <text:p>2</text:p>
          </table:table-cell>
          <table:table-cell table:formula="of:=LOOKUP([.B165];[.G$1:.G$278])" office:value-type="string" office:string-value="JAPAN" calcext:value-type="string">
            <text:p>JAPAN</text:p>
          </table:table-cell>
          <table:table-cell table:formula="of:=MATCH(UPPER([.B165]);[.G$1:.G$278];0)" office:value-type="float" office:value="125" calcext:value-type="float">
            <text:p>125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7L</text:p>
          </table:table-cell>
          <table:table-cell office:value-type="string" calcext:value-type="string">
            <text:p>Japan</text:p>
          </table:table-cell>
          <table:table-cell table:style-name="ce1" table:formula="of:=INDEX([.H$1:.H$278];[.F166];1)" office:value-type="string" office:string-value="JP" calcext:value-type="string">
            <text:p>JP</text:p>
          </table:table-cell>
          <table:table-cell table:formula="of:=LEN([.A166])" office:value-type="float" office:value="2" calcext:value-type="float">
            <text:p>2</text:p>
          </table:table-cell>
          <table:table-cell table:formula="of:=LOOKUP([.B166];[.G$1:.G$278])" office:value-type="string" office:string-value="JAPAN" calcext:value-type="string">
            <text:p>JAPAN</text:p>
          </table:table-cell>
          <table:table-cell table:formula="of:=MATCH(UPPER([.B166]);[.G$1:.G$278];0)" office:value-type="float" office:value="125" calcext:value-type="float">
            <text:p>125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</table:table-row>
        <table:table-row table:style-name="ro1">
          <table:table-cell office:value-type="string" calcext:value-type="string">
            <text:p>7M</text:p>
          </table:table-cell>
          <table:table-cell office:value-type="string" calcext:value-type="string">
            <text:p>Japan</text:p>
          </table:table-cell>
          <table:table-cell table:style-name="ce1" table:formula="of:=INDEX([.H$1:.H$278];[.F167];1)" office:value-type="string" office:string-value="JP" calcext:value-type="string">
            <text:p>JP</text:p>
          </table:table-cell>
          <table:table-cell table:formula="of:=LEN([.A167])" office:value-type="float" office:value="2" calcext:value-type="float">
            <text:p>2</text:p>
          </table:table-cell>
          <table:table-cell table:formula="of:=LOOKUP([.B167];[.G$1:.G$278])" office:value-type="string" office:string-value="JAPAN" calcext:value-type="string">
            <text:p>JAPAN</text:p>
          </table:table-cell>
          <table:table-cell table:formula="of:=MATCH(UPPER([.B167]);[.G$1:.G$278];0)" office:value-type="float" office:value="125" calcext:value-type="float">
            <text:p>125</text:p>
          </table:table-cell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7N</text:p>
          </table:table-cell>
          <table:table-cell office:value-type="string" calcext:value-type="string">
            <text:p>Japan</text:p>
          </table:table-cell>
          <table:table-cell table:style-name="ce1" table:formula="of:=INDEX([.H$1:.H$278];[.F168];1)" office:value-type="string" office:string-value="JP" calcext:value-type="string">
            <text:p>JP</text:p>
          </table:table-cell>
          <table:table-cell table:formula="of:=LEN([.A168])" office:value-type="float" office:value="2" calcext:value-type="float">
            <text:p>2</text:p>
          </table:table-cell>
          <table:table-cell table:formula="of:=LOOKUP([.B168];[.G$1:.G$278])" office:value-type="string" office:string-value="JAPAN" calcext:value-type="string">
            <text:p>JAPAN</text:p>
          </table:table-cell>
          <table:table-cell table:formula="of:=MATCH(UPPER([.B168]);[.G$1:.G$278];0)" office:value-type="float" office:value="125" calcext:value-type="float">
            <text:p>125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string" calcext:value-type="string">
            <text:p>7O</text:p>
          </table:table-cell>
          <table:table-cell office:value-type="string" calcext:value-type="string">
            <text:p>Yemen</text:p>
          </table:table-cell>
          <table:table-cell table:style-name="ce1" table:formula="of:=INDEX([.H$1:.H$278];[.F169];1)" office:value-type="string" office:string-value="YE" calcext:value-type="string">
            <text:p>YE</text:p>
          </table:table-cell>
          <table:table-cell table:formula="of:=LEN([.A169])" office:value-type="float" office:value="2" calcext:value-type="float">
            <text:p>2</text:p>
          </table:table-cell>
          <table:table-cell table:formula="of:=LOOKUP([.B169];[.G$1:.G$278])" office:value-type="string" office:string-value="YEMEN" calcext:value-type="string">
            <text:p>YEMEN</text:p>
          </table:table-cell>
          <table:table-cell table:formula="of:=MATCH(UPPER([.B169]);[.G$1:.G$278];0)" office:value-type="float" office:value="276" calcext:value-type="float">
            <text:p>276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</table:table-row>
        <table:table-row table:style-name="ro1">
          <table:table-cell office:value-type="string" calcext:value-type="string">
            <text:p>7P</text:p>
          </table:table-cell>
          <table:table-cell office:value-type="string" calcext:value-type="string">
            <text:p>Lesotho</text:p>
          </table:table-cell>
          <table:table-cell table:style-name="ce1" table:formula="of:=INDEX([.H$1:.H$278];[.F170];1)" office:value-type="string" office:string-value="LS" calcext:value-type="string">
            <text:p>LS</text:p>
          </table:table-cell>
          <table:table-cell table:formula="of:=LEN([.A170])" office:value-type="float" office:value="2" calcext:value-type="float">
            <text:p>2</text:p>
          </table:table-cell>
          <table:table-cell table:formula="of:=LOOKUP([.B170];[.G$1:.G$278])" office:value-type="string" office:string-value="LESOTHO" calcext:value-type="string">
            <text:p>LESOTHO</text:p>
          </table:table-cell>
          <table:table-cell table:formula="of:=MATCH(UPPER([.B170]);[.G$1:.G$278];0)" office:value-type="float" office:value="140" calcext:value-type="float">
            <text:p>140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7Q</text:p>
          </table:table-cell>
          <table:table-cell office:value-type="string" calcext:value-type="string">
            <text:p>Malawi</text:p>
          </table:table-cell>
          <table:table-cell table:style-name="ce1" table:formula="of:=INDEX([.H$1:.H$278];[.F171];1)" office:value-type="string" office:string-value="MW" calcext:value-type="string">
            <text:p>MW</text:p>
          </table:table-cell>
          <table:table-cell table:formula="of:=LEN([.A171])" office:value-type="float" office:value="2" calcext:value-type="float">
            <text:p>2</text:p>
          </table:table-cell>
          <table:table-cell table:formula="of:=LOOKUP([.B171];[.G$1:.G$278])" office:value-type="string" office:string-value="MALAWI" calcext:value-type="string">
            <text:p>MALAWI</text:p>
          </table:table-cell>
          <table:table-cell table:formula="of:=MATCH(UPPER([.B171]);[.G$1:.G$278];0)" office:value-type="float" office:value="150" calcext:value-type="float">
            <text:p>150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7R</text:p>
          </table:table-cell>
          <table:table-cell office:value-type="string" calcext:value-type="string">
            <text:p>Algeria</text:p>
          </table:table-cell>
          <table:table-cell table:style-name="ce1" table:formula="of:=INDEX([.H$1:.H$278];[.F172];1)" office:value-type="string" office:string-value="DZ" calcext:value-type="string">
            <text:p>DZ</text:p>
          </table:table-cell>
          <table:table-cell table:formula="of:=LEN([.A172])" office:value-type="float" office:value="2" calcext:value-type="float">
            <text:p>2</text:p>
          </table:table-cell>
          <table:table-cell table:formula="of:=LOOKUP([.B172];[.G$1:.G$278])" office:value-type="string" office:string-value="ALGERIA" calcext:value-type="string">
            <text:p>ALGERIA</text:p>
          </table:table-cell>
          <table:table-cell table:formula="of:=MATCH(UPPER([.B172]);[.G$1:.G$278];0)" office:value-type="float" office:value="4" calcext:value-type="float">
            <text:p>4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 office:value-type="string" calcext:value-type="string">
            <text:p>7S</text:p>
          </table:table-cell>
          <table:table-cell office:value-type="string" calcext:value-type="string">
            <text:p>Sweden</text:p>
          </table:table-cell>
          <table:table-cell table:style-name="ce1" table:formula="of:=INDEX([.H$1:.H$278];[.F173];1)" office:value-type="string" office:string-value="SE" calcext:value-type="string">
            <text:p>SE</text:p>
          </table:table-cell>
          <table:table-cell table:formula="of:=LEN([.A173])" office:value-type="float" office:value="2" calcext:value-type="float">
            <text:p>2</text:p>
          </table:table-cell>
          <table:table-cell table:formula="of:=LOOKUP([.B173];[.G$1:.G$278])" office:value-type="string" office:string-value="SWEDEN" calcext:value-type="string">
            <text:p>SWEDEN</text:p>
          </table:table-cell>
          <table:table-cell table:formula="of:=MATCH(UPPER([.B173]);[.G$1:.G$278];0)" office:value-type="float" office:value="240" calcext:value-type="float">
            <text:p>240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7T</text:p>
          </table:table-cell>
          <table:table-cell office:value-type="string" calcext:value-type="string">
            <text:p>Algeria</text:p>
          </table:table-cell>
          <table:table-cell table:style-name="ce1" table:formula="of:=INDEX([.H$1:.H$278];[.F174];1)" office:value-type="string" office:string-value="DZ" calcext:value-type="string">
            <text:p>DZ</text:p>
          </table:table-cell>
          <table:table-cell table:formula="of:=LEN([.A174])" office:value-type="float" office:value="2" calcext:value-type="float">
            <text:p>2</text:p>
          </table:table-cell>
          <table:table-cell table:formula="of:=LOOKUP([.B174];[.G$1:.G$278])" office:value-type="string" office:string-value="ALGERIA" calcext:value-type="string">
            <text:p>ALGERIA</text:p>
          </table:table-cell>
          <table:table-cell table:formula="of:=MATCH(UPPER([.B174]);[.G$1:.G$278];0)" office:value-type="float" office:value="4" calcext:value-type="float">
            <text:p>4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</table:table-row>
        <table:table-row table:style-name="ro1">
          <table:table-cell office:value-type="string" calcext:value-type="string">
            <text:p>7U</text:p>
          </table:table-cell>
          <table:table-cell office:value-type="string" calcext:value-type="string">
            <text:p>Algeria</text:p>
          </table:table-cell>
          <table:table-cell table:style-name="ce1" table:formula="of:=INDEX([.H$1:.H$278];[.F175];1)" office:value-type="string" office:string-value="DZ" calcext:value-type="string">
            <text:p>DZ</text:p>
          </table:table-cell>
          <table:table-cell table:formula="of:=LEN([.A175])" office:value-type="float" office:value="2" calcext:value-type="float">
            <text:p>2</text:p>
          </table:table-cell>
          <table:table-cell table:formula="of:=LOOKUP([.B175];[.G$1:.G$278])" office:value-type="string" office:string-value="ALGERIA" calcext:value-type="string">
            <text:p>ALGERIA</text:p>
          </table:table-cell>
          <table:table-cell table:formula="of:=MATCH(UPPER([.B175]);[.G$1:.G$278];0)" office:value-type="float" office:value="4" calcext:value-type="float">
            <text:p>4</text:p>
          </table:table-cell>
          <table:table-cell office:value-type="string" calcext:value-type="string">
            <text:p>NETHERLANDS ANTILLES</text:p>
          </table:table-cell>
          <table:table-cell office:value-type="string" calcext:value-type="string">
            <text:p>AN</text:p>
          </table:table-cell>
        </table:table-row>
        <table:table-row table:style-name="ro1">
          <table:table-cell office:value-type="string" calcext:value-type="string">
            <text:p>7V</text:p>
          </table:table-cell>
          <table:table-cell office:value-type="string" calcext:value-type="string">
            <text:p>Algeria</text:p>
          </table:table-cell>
          <table:table-cell table:style-name="ce1" table:formula="of:=INDEX([.H$1:.H$278];[.F176];1)" office:value-type="string" office:string-value="DZ" calcext:value-type="string">
            <text:p>DZ</text:p>
          </table:table-cell>
          <table:table-cell table:formula="of:=LEN([.A176])" office:value-type="float" office:value="2" calcext:value-type="float">
            <text:p>2</text:p>
          </table:table-cell>
          <table:table-cell table:formula="of:=LOOKUP([.B176];[.G$1:.G$278])" office:value-type="string" office:string-value="ALGERIA" calcext:value-type="string">
            <text:p>ALGERIA</text:p>
          </table:table-cell>
          <table:table-cell table:formula="of:=MATCH(UPPER([.B176]);[.G$1:.G$278];0)" office:value-type="float" office:value="4" calcext:value-type="float">
            <text:p>4</text:p>
          </table:table-cell>
          <table:table-cell office:value-type="string" calcext:value-type="string">
            <text:p>NEW CALEDONIA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7W</text:p>
          </table:table-cell>
          <table:table-cell office:value-type="string" calcext:value-type="string">
            <text:p>Algeria</text:p>
          </table:table-cell>
          <table:table-cell table:style-name="ce1" table:formula="of:=INDEX([.H$1:.H$278];[.F177];1)" office:value-type="string" office:string-value="DZ" calcext:value-type="string">
            <text:p>DZ</text:p>
          </table:table-cell>
          <table:table-cell table:formula="of:=LEN([.A177])" office:value-type="float" office:value="2" calcext:value-type="float">
            <text:p>2</text:p>
          </table:table-cell>
          <table:table-cell table:formula="of:=LOOKUP([.B177];[.G$1:.G$278])" office:value-type="string" office:string-value="ALGERIA" calcext:value-type="string">
            <text:p>ALGERIA</text:p>
          </table:table-cell>
          <table:table-cell table:formula="of:=MATCH(UPPER([.B177]);[.G$1:.G$278];0)" office:value-type="float" office:value="4" calcext:value-type="float">
            <text:p>4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</table:table-row>
        <table:table-row table:style-name="ro1">
          <table:table-cell office:value-type="string" calcext:value-type="string">
            <text:p>7X</text:p>
          </table:table-cell>
          <table:table-cell office:value-type="string" calcext:value-type="string">
            <text:p>Algeria</text:p>
          </table:table-cell>
          <table:table-cell table:style-name="ce1" table:formula="of:=INDEX([.H$1:.H$278];[.F178];1)" office:value-type="string" office:string-value="DZ" calcext:value-type="string">
            <text:p>DZ</text:p>
          </table:table-cell>
          <table:table-cell table:formula="of:=LEN([.A178])" office:value-type="float" office:value="2" calcext:value-type="float">
            <text:p>2</text:p>
          </table:table-cell>
          <table:table-cell table:formula="of:=LOOKUP([.B178];[.G$1:.G$278])" office:value-type="string" office:string-value="ALGERIA" calcext:value-type="string">
            <text:p>ALGERIA</text:p>
          </table:table-cell>
          <table:table-cell table:formula="of:=MATCH(UPPER([.B178]);[.G$1:.G$278];0)" office:value-type="float" office:value="4" calcext:value-type="float">
            <text:p>4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</table:table-row>
        <table:table-row table:style-name="ro1">
          <table:table-cell office:value-type="string" calcext:value-type="string">
            <text:p>7Y</text:p>
          </table:table-cell>
          <table:table-cell office:value-type="string" calcext:value-type="string">
            <text:p>Algeria</text:p>
          </table:table-cell>
          <table:table-cell table:style-name="ce1" table:formula="of:=INDEX([.H$1:.H$278];[.F179];1)" office:value-type="string" office:string-value="DZ" calcext:value-type="string">
            <text:p>DZ</text:p>
          </table:table-cell>
          <table:table-cell table:formula="of:=LEN([.A179])" office:value-type="float" office:value="2" calcext:value-type="float">
            <text:p>2</text:p>
          </table:table-cell>
          <table:table-cell table:formula="of:=LOOKUP([.B179];[.G$1:.G$278])" office:value-type="string" office:string-value="ALGERIA" calcext:value-type="string">
            <text:p>ALGERIA</text:p>
          </table:table-cell>
          <table:table-cell table:formula="of:=MATCH(UPPER([.B179]);[.G$1:.G$278];0)" office:value-type="float" office:value="4" calcext:value-type="float">
            <text:p>4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string" calcext:value-type="string">
            <text:p>7Z</text:p>
          </table:table-cell>
          <table:table-cell office:value-type="string" calcext:value-type="string">
            <text:p>Saudi Arabia</text:p>
          </table:table-cell>
          <table:table-cell table:style-name="ce1" table:formula="of:=INDEX([.H$1:.H$278];[.F180];1)" office:value-type="string" office:string-value="SA" calcext:value-type="string">
            <text:p>SA</text:p>
          </table:table-cell>
          <table:table-cell table:formula="of:=LEN([.A180])" office:value-type="float" office:value="2" calcext:value-type="float">
            <text:p>2</text:p>
          </table:table-cell>
          <table:table-cell table:formula="of:=LOOKUP([.B180];[.G$1:.G$278])" office:value-type="string" office:string-value="SAUDI ARABIA" calcext:value-type="string">
            <text:p>SAUDI ARABIA</text:p>
          </table:table-cell>
          <table:table-cell table:formula="of:=MATCH(UPPER([.B180]);[.G$1:.G$278];0)" office:value-type="float" office:value="218" calcext:value-type="float">
            <text:p>218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</table:table-row>
        <table:table-row table:style-name="ro1">
          <table:table-cell office:value-type="string" calcext:value-type="string">
            <text:p>8A</text:p>
          </table:table-cell>
          <table:table-cell office:value-type="string" calcext:value-type="string">
            <text:p>Indonesia</text:p>
          </table:table-cell>
          <table:table-cell table:style-name="ce1" table:formula="of:=INDEX([.H$1:.H$278];[.F181];1)" office:value-type="string" office:string-value="ID" calcext:value-type="string">
            <text:p>ID</text:p>
          </table:table-cell>
          <table:table-cell table:formula="of:=LEN([.A181])" office:value-type="float" office:value="2" calcext:value-type="float">
            <text:p>2</text:p>
          </table:table-cell>
          <table:table-cell table:formula="of:=LOOKUP([.B181];[.G$1:.G$278])" office:value-type="string" office:string-value="INDONESIA" calcext:value-type="string">
            <text:p>INDONESIA</text:p>
          </table:table-cell>
          <table:table-cell table:formula="of:=MATCH(UPPER([.B181]);[.G$1:.G$278];0)" office:value-type="float" office:value="116" calcext:value-type="float">
            <text:p>116</text:p>
          </table:table-cell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</table:table-row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Indonesia</text:p>
          </table:table-cell>
          <table:table-cell table:style-name="ce1" table:formula="of:=INDEX([.H$1:.H$278];[.F182];1)" office:value-type="string" office:string-value="ID" calcext:value-type="string">
            <text:p>ID</text:p>
          </table:table-cell>
          <table:table-cell table:formula="of:=LEN([.A182])" office:value-type="float" office:value="2" calcext:value-type="float">
            <text:p>2</text:p>
          </table:table-cell>
          <table:table-cell table:formula="of:=LOOKUP([.B182];[.G$1:.G$278])" office:value-type="string" office:string-value="INDONESIA" calcext:value-type="string">
            <text:p>INDONESIA</text:p>
          </table:table-cell>
          <table:table-cell table:formula="of:=MATCH(UPPER([.B182]);[.G$1:.G$278];0)" office:value-type="float" office:value="116" calcext:value-type="float">
            <text:p>116</text:p>
          </table:table-cell>
          <table:table-cell office:value-type="string" calcext:value-type="string">
            <text:p>NORFOLK ISLAND</text:p>
          </table:table-cell>
          <table:table-cell office:value-type="string" calcext:value-type="string">
            <text:p>NF</text:p>
          </table:table-cell>
        </table:table-row>
        <table:table-row table:style-name="ro1">
          <table:table-cell office:value-type="string" calcext:value-type="string">
            <text:p>8C</text:p>
          </table:table-cell>
          <table:table-cell office:value-type="string" calcext:value-type="string">
            <text:p>Indonesia</text:p>
          </table:table-cell>
          <table:table-cell table:style-name="ce1" table:formula="of:=INDEX([.H$1:.H$278];[.F183];1)" office:value-type="string" office:string-value="ID" calcext:value-type="string">
            <text:p>ID</text:p>
          </table:table-cell>
          <table:table-cell table:formula="of:=LEN([.A183])" office:value-type="float" office:value="2" calcext:value-type="float">
            <text:p>2</text:p>
          </table:table-cell>
          <table:table-cell table:formula="of:=LOOKUP([.B183];[.G$1:.G$278])" office:value-type="string" office:string-value="INDONESIA" calcext:value-type="string">
            <text:p>INDONESIA</text:p>
          </table:table-cell>
          <table:table-cell table:formula="of:=MATCH(UPPER([.B183]);[.G$1:.G$278];0)" office:value-type="float" office:value="116" calcext:value-type="float">
            <text:p>116</text:p>
          </table:table-cell>
          <table:table-cell office:value-type="string" calcext:value-type="string">
            <text:p>NORTH COOK ISLANDS</text:p>
          </table:table-cell>
          <table:table-cell office:value-type="string" calcext:value-type="string">
            <text:p>5A</text:p>
          </table:table-cell>
        </table:table-row>
        <table:table-row table:style-name="ro1">
          <table:table-cell office:value-type="string" calcext:value-type="string">
            <text:p>8D</text:p>
          </table:table-cell>
          <table:table-cell office:value-type="string" calcext:value-type="string">
            <text:p>Indonesia</text:p>
          </table:table-cell>
          <table:table-cell table:style-name="ce1" table:formula="of:=INDEX([.H$1:.H$278];[.F184];1)" office:value-type="string" office:string-value="ID" calcext:value-type="string">
            <text:p>ID</text:p>
          </table:table-cell>
          <table:table-cell table:formula="of:=LEN([.A184])" office:value-type="float" office:value="2" calcext:value-type="float">
            <text:p>2</text:p>
          </table:table-cell>
          <table:table-cell table:formula="of:=LOOKUP([.B184];[.G$1:.G$278])" office:value-type="string" office:string-value="INDONESIA" calcext:value-type="string">
            <text:p>INDONESIA</text:p>
          </table:table-cell>
          <table:table-cell table:formula="of:=MATCH(UPPER([.B184]);[.G$1:.G$278];0)" office:value-type="float" office:value="116" calcext:value-type="float">
            <text:p>116</text:p>
          </table:table-cell>
          <table:table-cell office:value-type="string" calcext:value-type="string">
            <text:p>NORTHERN MARIANA ISLANDS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string" calcext:value-type="string">
            <text:p>8E</text:p>
          </table:table-cell>
          <table:table-cell office:value-type="string" calcext:value-type="string">
            <text:p>Indonesia</text:p>
          </table:table-cell>
          <table:table-cell table:style-name="ce1" table:formula="of:=INDEX([.H$1:.H$278];[.F185];1)" office:value-type="string" office:string-value="ID" calcext:value-type="string">
            <text:p>ID</text:p>
          </table:table-cell>
          <table:table-cell table:formula="of:=LEN([.A185])" office:value-type="float" office:value="2" calcext:value-type="float">
            <text:p>2</text:p>
          </table:table-cell>
          <table:table-cell table:formula="of:=LOOKUP([.B185];[.G$1:.G$278])" office:value-type="string" office:string-value="INDONESIA" calcext:value-type="string">
            <text:p>INDONESIA</text:p>
          </table:table-cell>
          <table:table-cell table:formula="of:=MATCH(UPPER([.B185]);[.G$1:.G$278];0)" office:value-type="float" office:value="116" calcext:value-type="float">
            <text:p>116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8F</text:p>
          </table:table-cell>
          <table:table-cell office:value-type="string" calcext:value-type="string">
            <text:p>Indonesia</text:p>
          </table:table-cell>
          <table:table-cell table:style-name="ce1" table:formula="of:=INDEX([.H$1:.H$278];[.F186];1)" office:value-type="string" office:string-value="ID" calcext:value-type="string">
            <text:p>ID</text:p>
          </table:table-cell>
          <table:table-cell table:formula="of:=LEN([.A186])" office:value-type="float" office:value="2" calcext:value-type="float">
            <text:p>2</text:p>
          </table:table-cell>
          <table:table-cell table:formula="of:=LOOKUP([.B186];[.G$1:.G$278])" office:value-type="string" office:string-value="INDONESIA" calcext:value-type="string">
            <text:p>INDONESIA</text:p>
          </table:table-cell>
          <table:table-cell table:formula="of:=MATCH(UPPER([.B186]);[.G$1:.G$278];0)" office:value-type="float" office:value="116" calcext:value-type="float">
            <text:p>116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</table:table-row>
        <table:table-row table:style-name="ro1">
          <table:table-cell office:value-type="string" calcext:value-type="string">
            <text:p>8G</text:p>
          </table:table-cell>
          <table:table-cell office:value-type="string" calcext:value-type="string">
            <text:p>Indonesia</text:p>
          </table:table-cell>
          <table:table-cell table:style-name="ce1" table:formula="of:=INDEX([.H$1:.H$278];[.F187];1)" office:value-type="string" office:string-value="ID" calcext:value-type="string">
            <text:p>ID</text:p>
          </table:table-cell>
          <table:table-cell table:formula="of:=LEN([.A187])" office:value-type="float" office:value="2" calcext:value-type="float">
            <text:p>2</text:p>
          </table:table-cell>
          <table:table-cell table:formula="of:=LOOKUP([.B187];[.G$1:.G$278])" office:value-type="string" office:string-value="INDONESIA" calcext:value-type="string">
            <text:p>INDONESIA</text:p>
          </table:table-cell>
          <table:table-cell table:formula="of:=MATCH(UPPER([.B187]);[.G$1:.G$278];0)" office:value-type="float" office:value="116" calcext:value-type="float">
            <text:p>116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8H</text:p>
          </table:table-cell>
          <table:table-cell office:value-type="string" calcext:value-type="string">
            <text:p>Indonesia</text:p>
          </table:table-cell>
          <table:table-cell table:style-name="ce1" table:formula="of:=INDEX([.H$1:.H$278];[.F188];1)" office:value-type="string" office:string-value="ID" calcext:value-type="string">
            <text:p>ID</text:p>
          </table:table-cell>
          <table:table-cell table:formula="of:=LEN([.A188])" office:value-type="float" office:value="2" calcext:value-type="float">
            <text:p>2</text:p>
          </table:table-cell>
          <table:table-cell table:formula="of:=LOOKUP([.B188];[.G$1:.G$278])" office:value-type="string" office:string-value="INDONESIA" calcext:value-type="string">
            <text:p>INDONESIA</text:p>
          </table:table-cell>
          <table:table-cell table:formula="of:=MATCH(UPPER([.B188]);[.G$1:.G$278];0)" office:value-type="float" office:value="116" calcext:value-type="float">
            <text:p>116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</table:table-row>
        <table:table-row table:style-name="ro1">
          <table:table-cell office:value-type="string" calcext:value-type="string">
            <text:p>8I</text:p>
          </table:table-cell>
          <table:table-cell office:value-type="string" calcext:value-type="string">
            <text:p>Indonesia</text:p>
          </table:table-cell>
          <table:table-cell table:style-name="ce1" table:formula="of:=INDEX([.H$1:.H$278];[.F189];1)" office:value-type="string" office:string-value="ID" calcext:value-type="string">
            <text:p>ID</text:p>
          </table:table-cell>
          <table:table-cell table:formula="of:=LEN([.A189])" office:value-type="float" office:value="2" calcext:value-type="float">
            <text:p>2</text:p>
          </table:table-cell>
          <table:table-cell table:formula="of:=LOOKUP([.B189];[.G$1:.G$278])" office:value-type="string" office:string-value="INDONESIA" calcext:value-type="string">
            <text:p>INDONESIA</text:p>
          </table:table-cell>
          <table:table-cell table:formula="of:=MATCH(UPPER([.B189]);[.G$1:.G$278];0)" office:value-type="float" office:value="116" calcext:value-type="float">
            <text:p>116</text:p>
          </table:table-cell>
          <table:table-cell office:value-type="string" calcext:value-type="string">
            <text:p>PALESTINE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8J</text:p>
          </table:table-cell>
          <table:table-cell office:value-type="string" calcext:value-type="string">
            <text:p>Japan</text:p>
          </table:table-cell>
          <table:table-cell table:style-name="ce1" table:formula="of:=INDEX([.H$1:.H$278];[.F190];1)" office:value-type="string" office:string-value="JP" calcext:value-type="string">
            <text:p>JP</text:p>
          </table:table-cell>
          <table:table-cell table:formula="of:=LEN([.A190])" office:value-type="float" office:value="2" calcext:value-type="float">
            <text:p>2</text:p>
          </table:table-cell>
          <table:table-cell table:formula="of:=LOOKUP([.B190];[.G$1:.G$278])" office:value-type="string" office:string-value="JAPAN" calcext:value-type="string">
            <text:p>JAPAN</text:p>
          </table:table-cell>
          <table:table-cell table:formula="of:=MATCH(UPPER([.B190]);[.G$1:.G$278];0)" office:value-type="float" office:value="125" calcext:value-type="float">
            <text:p>125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string" calcext:value-type="string">
            <text:p>8K</text:p>
          </table:table-cell>
          <table:table-cell office:value-type="string" calcext:value-type="string">
            <text:p>Japan</text:p>
          </table:table-cell>
          <table:table-cell table:style-name="ce1" table:formula="of:=INDEX([.H$1:.H$278];[.F191];1)" office:value-type="string" office:string-value="JP" calcext:value-type="string">
            <text:p>JP</text:p>
          </table:table-cell>
          <table:table-cell table:formula="of:=LEN([.A191])" office:value-type="float" office:value="2" calcext:value-type="float">
            <text:p>2</text:p>
          </table:table-cell>
          <table:table-cell table:formula="of:=LOOKUP([.B191];[.G$1:.G$278])" office:value-type="string" office:string-value="JAPAN" calcext:value-type="string">
            <text:p>JAPAN</text:p>
          </table:table-cell>
          <table:table-cell table:formula="of:=MATCH(UPPER([.B191]);[.G$1:.G$278];0)" office:value-type="float" office:value="125" calcext:value-type="float">
            <text:p>125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G</text:p>
          </table:table-cell>
        </table:table-row>
        <table:table-row table:style-name="ro1">
          <table:table-cell office:value-type="string" calcext:value-type="string">
            <text:p>8L</text:p>
          </table:table-cell>
          <table:table-cell office:value-type="string" calcext:value-type="string">
            <text:p>Japan</text:p>
          </table:table-cell>
          <table:table-cell table:style-name="ce1" table:formula="of:=INDEX([.H$1:.H$278];[.F192];1)" office:value-type="string" office:string-value="JP" calcext:value-type="string">
            <text:p>JP</text:p>
          </table:table-cell>
          <table:table-cell table:formula="of:=LEN([.A192])" office:value-type="float" office:value="2" calcext:value-type="float">
            <text:p>2</text:p>
          </table:table-cell>
          <table:table-cell table:formula="of:=LOOKUP([.B192];[.G$1:.G$278])" office:value-type="string" office:string-value="JAPAN" calcext:value-type="string">
            <text:p>JAPAN</text:p>
          </table:table-cell>
          <table:table-cell table:formula="of:=MATCH(UPPER([.B192]);[.G$1:.G$278];0)" office:value-type="float" office:value="125" calcext:value-type="float">
            <text:p>125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</table:table-row>
        <table:table-row table:style-name="ro1">
          <table:table-cell office:value-type="string" calcext:value-type="string">
            <text:p>8M</text:p>
          </table:table-cell>
          <table:table-cell office:value-type="string" calcext:value-type="string">
            <text:p>Japan</text:p>
          </table:table-cell>
          <table:table-cell table:style-name="ce1" table:formula="of:=INDEX([.H$1:.H$278];[.F193];1)" office:value-type="string" office:string-value="JP" calcext:value-type="string">
            <text:p>JP</text:p>
          </table:table-cell>
          <table:table-cell table:formula="of:=LEN([.A193])" office:value-type="float" office:value="2" calcext:value-type="float">
            <text:p>2</text:p>
          </table:table-cell>
          <table:table-cell table:formula="of:=LOOKUP([.B193];[.G$1:.G$278])" office:value-type="string" office:string-value="JAPAN" calcext:value-type="string">
            <text:p>JAPAN</text:p>
          </table:table-cell>
          <table:table-cell table:formula="of:=MATCH(UPPER([.B193]);[.G$1:.G$278];0)" office:value-type="float" office:value="125" calcext:value-type="float">
            <text:p>125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</table:table-row>
        <table:table-row table:style-name="ro1">
          <table:table-cell office:value-type="string" calcext:value-type="string">
            <text:p>8N</text:p>
          </table:table-cell>
          <table:table-cell office:value-type="string" calcext:value-type="string">
            <text:p>Japan</text:p>
          </table:table-cell>
          <table:table-cell table:style-name="ce1" table:formula="of:=INDEX([.H$1:.H$278];[.F194];1)" office:value-type="string" office:string-value="JP" calcext:value-type="string">
            <text:p>JP</text:p>
          </table:table-cell>
          <table:table-cell table:formula="of:=LEN([.A194])" office:value-type="float" office:value="2" calcext:value-type="float">
            <text:p>2</text:p>
          </table:table-cell>
          <table:table-cell table:formula="of:=LOOKUP([.B194];[.G$1:.G$278])" office:value-type="string" office:string-value="JAPAN" calcext:value-type="string">
            <text:p>JAPAN</text:p>
          </table:table-cell>
          <table:table-cell table:formula="of:=MATCH(UPPER([.B194]);[.G$1:.G$278];0)" office:value-type="float" office:value="125" calcext:value-type="float">
            <text:p>125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8O</text:p>
          </table:table-cell>
          <table:table-cell office:value-type="string" calcext:value-type="string">
            <text:p>Botswana</text:p>
          </table:table-cell>
          <table:table-cell table:style-name="ce1" table:formula="of:=INDEX([.H$1:.H$278];[.F195];1)" office:value-type="string" office:string-value="BW" calcext:value-type="string">
            <text:p>BW</text:p>
          </table:table-cell>
          <table:table-cell table:formula="of:=LEN([.A195])" office:value-type="float" office:value="2" calcext:value-type="float">
            <text:p>2</text:p>
          </table:table-cell>
          <table:table-cell table:formula="of:=LOOKUP([.B195];[.G$1:.G$278])" office:value-type="string" office:string-value="BOTSWANA" calcext:value-type="string">
            <text:p>BOTSWANA</text:p>
          </table:table-cell>
          <table:table-cell table:formula="of:=MATCH(UPPER([.B195]);[.G$1:.G$278];0)" office:value-type="float" office:value="34" calcext:value-type="float">
            <text:p>34</text:p>
          </table:table-cell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8P</text:p>
          </table:table-cell>
          <table:table-cell office:value-type="string" calcext:value-type="string">
            <text:p>Barbados</text:p>
          </table:table-cell>
          <table:table-cell table:style-name="ce1" table:formula="of:=INDEX([.H$1:.H$278];[.F196];1)" office:value-type="string" office:string-value="BB" calcext:value-type="string">
            <text:p>BB</text:p>
          </table:table-cell>
          <table:table-cell table:formula="of:=LEN([.A196])" office:value-type="float" office:value="2" calcext:value-type="float">
            <text:p>2</text:p>
          </table:table-cell>
          <table:table-cell table:formula="of:=LOOKUP([.B196];[.G$1:.G$278])" office:value-type="string" office:string-value="BARBADOS" calcext:value-type="string">
            <text:p>BARBADOS</text:p>
          </table:table-cell>
          <table:table-cell table:formula="of:=MATCH(UPPER([.B196]);[.G$1:.G$278];0)" office:value-type="float" office:value="24" calcext:value-type="float">
            <text:p>24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L</text:p>
          </table:table-cell>
        </table:table-row>
        <table:table-row table:style-name="ro1">
          <table:table-cell office:value-type="string" calcext:value-type="string">
            <text:p>8Q</text:p>
          </table:table-cell>
          <table:table-cell office:value-type="string" calcext:value-type="string">
            <text:p>Maldives</text:p>
          </table:table-cell>
          <table:table-cell table:style-name="ce1" table:formula="of:=INDEX([.H$1:.H$278];[.F197];1)" office:value-type="string" office:string-value="MV" calcext:value-type="string">
            <text:p>MV</text:p>
          </table:table-cell>
          <table:table-cell table:formula="of:=LEN([.A197])" office:value-type="float" office:value="2" calcext:value-type="float">
            <text:p>2</text:p>
          </table:table-cell>
          <table:table-cell table:formula="of:=LOOKUP([.B197];[.G$1:.G$278])" office:value-type="string" office:string-value="MALDIVES" calcext:value-type="string">
            <text:p>MALDIVES</text:p>
          </table:table-cell>
          <table:table-cell table:formula="of:=MATCH(UPPER([.B197]);[.G$1:.G$278];0)" office:value-type="float" office:value="152" calcext:value-type="float">
            <text:p>15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8R</text:p>
          </table:table-cell>
          <table:table-cell office:value-type="string" calcext:value-type="string">
            <text:p>Guyana</text:p>
          </table:table-cell>
          <table:table-cell table:style-name="ce1" table:formula="of:=INDEX([.H$1:.H$278];[.F198];1)" office:value-type="string" office:string-value="GY" calcext:value-type="string">
            <text:p>GY</text:p>
          </table:table-cell>
          <table:table-cell table:formula="of:=LEN([.A198])" office:value-type="float" office:value="2" calcext:value-type="float">
            <text:p>2</text:p>
          </table:table-cell>
          <table:table-cell table:formula="of:=LOOKUP([.B198];[.G$1:.G$278])" office:value-type="string" office:string-value="GUYANA" calcext:value-type="string">
            <text:p>GUYANA</text:p>
          </table:table-cell>
          <table:table-cell table:formula="of:=MATCH(UPPER([.B198]);[.G$1:.G$278];0)" office:value-type="float" office:value="108" calcext:value-type="float">
            <text:p>108</text:p>
          </table:table-cell>
          <table:table-cell office:value-type="string" calcext:value-type="string">
            <text:p>PRINCE EDWARD AND MARION ISLANDS</text:p>
          </table:table-cell>
          <table:table-cell office:value-type="string" calcext:value-type="string">
            <text:p>1B</text:p>
          </table:table-cell>
        </table:table-row>
        <table:table-row table:style-name="ro1">
          <table:table-cell office:value-type="string" calcext:value-type="string">
            <text:p>8S</text:p>
          </table:table-cell>
          <table:table-cell office:value-type="string" calcext:value-type="string">
            <text:p>Sweden</text:p>
          </table:table-cell>
          <table:table-cell table:style-name="ce1" table:formula="of:=INDEX([.H$1:.H$278];[.F199];1)" office:value-type="string" office:string-value="SE" calcext:value-type="string">
            <text:p>SE</text:p>
          </table:table-cell>
          <table:table-cell table:formula="of:=LEN([.A199])" office:value-type="float" office:value="2" calcext:value-type="float">
            <text:p>2</text:p>
          </table:table-cell>
          <table:table-cell table:formula="of:=LOOKUP([.B199];[.G$1:.G$278])" office:value-type="string" office:string-value="SWEDEN" calcext:value-type="string">
            <text:p>SWEDEN</text:p>
          </table:table-cell>
          <table:table-cell table:formula="of:=MATCH(UPPER([.B199]);[.G$1:.G$278];0)" office:value-type="float" office:value="240" calcext:value-type="float">
            <text:p>240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8T</text:p>
          </table:table-cell>
          <table:table-cell office:value-type="string" calcext:value-type="string">
            <text:p>India</text:p>
          </table:table-cell>
          <table:table-cell table:style-name="ce1" table:formula="of:=INDEX([.H$1:.H$278];[.F200];1)" office:value-type="string" office:string-value="IN" calcext:value-type="string">
            <text:p>IN</text:p>
          </table:table-cell>
          <table:table-cell table:formula="of:=LEN([.A200])" office:value-type="float" office:value="2" calcext:value-type="float">
            <text:p>2</text:p>
          </table:table-cell>
          <table:table-cell table:formula="of:=LOOKUP([.B200];[.G$1:.G$278])" office:value-type="string" office:string-value="INDIA" calcext:value-type="string">
            <text:p>INDIA</text:p>
          </table:table-cell>
          <table:table-cell table:formula="of:=MATCH(UPPER([.B200]);[.G$1:.G$278];0)" office:value-type="float" office:value="115" calcext:value-type="float">
            <text:p>115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</table:table-row>
        <table:table-row table:style-name="ro1">
          <table:table-cell office:value-type="string" calcext:value-type="string">
            <text:p>8U</text:p>
          </table:table-cell>
          <table:table-cell office:value-type="string" calcext:value-type="string">
            <text:p>India</text:p>
          </table:table-cell>
          <table:table-cell table:style-name="ce1" table:formula="of:=INDEX([.H$1:.H$278];[.F201];1)" office:value-type="string" office:string-value="IN" calcext:value-type="string">
            <text:p>IN</text:p>
          </table:table-cell>
          <table:table-cell table:formula="of:=LEN([.A201])" office:value-type="float" office:value="2" calcext:value-type="float">
            <text:p>2</text:p>
          </table:table-cell>
          <table:table-cell table:formula="of:=LOOKUP([.B201];[.G$1:.G$278])" office:value-type="string" office:string-value="INDIA" calcext:value-type="string">
            <text:p>INDIA</text:p>
          </table:table-cell>
          <table:table-cell table:formula="of:=MATCH(UPPER([.B201]);[.G$1:.G$278];0)" office:value-type="float" office:value="115" calcext:value-type="float">
            <text:p>115</text:p>
          </table:table-cell>
          <table:table-cell office:value-type="string" calcext:value-type="string">
            <text:p>REUNION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8V</text:p>
          </table:table-cell>
          <table:table-cell office:value-type="string" calcext:value-type="string">
            <text:p>India</text:p>
          </table:table-cell>
          <table:table-cell table:style-name="ce1" table:formula="of:=INDEX([.H$1:.H$278];[.F202];1)" office:value-type="string" office:string-value="IN" calcext:value-type="string">
            <text:p>IN</text:p>
          </table:table-cell>
          <table:table-cell table:formula="of:=LEN([.A202])" office:value-type="float" office:value="2" calcext:value-type="float">
            <text:p>2</text:p>
          </table:table-cell>
          <table:table-cell table:formula="of:=LOOKUP([.B202];[.G$1:.G$278])" office:value-type="string" office:string-value="INDIA" calcext:value-type="string">
            <text:p>INDIA</text:p>
          </table:table-cell>
          <table:table-cell table:formula="of:=MATCH(UPPER([.B202]);[.G$1:.G$278];0)" office:value-type="float" office:value="115" calcext:value-type="float">
            <text:p>115</text:p>
          </table:table-cell>
          <table:table-cell office:value-type="string" calcext:value-type="string">
            <text:p>RODRIGUES ISLAND</text:p>
          </table:table-cell>
          <table:table-cell office:value-type="string" calcext:value-type="string">
            <text:p>1R</text:p>
          </table:table-cell>
        </table:table-row>
        <table:table-row table:style-name="ro1">
          <table:table-cell office:value-type="string" calcext:value-type="string">
            <text:p>8W</text:p>
          </table:table-cell>
          <table:table-cell office:value-type="string" calcext:value-type="string">
            <text:p>India</text:p>
          </table:table-cell>
          <table:table-cell table:style-name="ce1" table:formula="of:=INDEX([.H$1:.H$278];[.F203];1)" office:value-type="string" office:string-value="IN" calcext:value-type="string">
            <text:p>IN</text:p>
          </table:table-cell>
          <table:table-cell table:formula="of:=LEN([.A203])" office:value-type="float" office:value="2" calcext:value-type="float">
            <text:p>2</text:p>
          </table:table-cell>
          <table:table-cell table:formula="of:=LOOKUP([.B203];[.G$1:.G$278])" office:value-type="string" office:string-value="INDIA" calcext:value-type="string">
            <text:p>INDIA</text:p>
          </table:table-cell>
          <table:table-cell table:formula="of:=MATCH(UPPER([.B203]);[.G$1:.G$278];0)" office:value-type="float" office:value="115" calcext:value-type="float">
            <text:p>115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8X</text:p>
          </table:table-cell>
          <table:table-cell office:value-type="string" calcext:value-type="string">
            <text:p>India</text:p>
          </table:table-cell>
          <table:table-cell table:style-name="ce1" table:formula="of:=INDEX([.H$1:.H$278];[.F204];1)" office:value-type="string" office:string-value="IN" calcext:value-type="string">
            <text:p>IN</text:p>
          </table:table-cell>
          <table:table-cell table:formula="of:=LEN([.A204])" office:value-type="float" office:value="2" calcext:value-type="float">
            <text:p>2</text:p>
          </table:table-cell>
          <table:table-cell table:formula="of:=LOOKUP([.B204];[.G$1:.G$278])" office:value-type="string" office:string-value="INDIA" calcext:value-type="string">
            <text:p>INDIA</text:p>
          </table:table-cell>
          <table:table-cell table:formula="of:=MATCH(UPPER([.B204]);[.G$1:.G$278];0)" office:value-type="float" office:value="115" calcext:value-type="float">
            <text:p>11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8Y</text:p>
          </table:table-cell>
          <table:table-cell office:value-type="string" calcext:value-type="string">
            <text:p>India</text:p>
          </table:table-cell>
          <table:table-cell table:style-name="ce1" table:formula="of:=INDEX([.H$1:.H$278];[.F205];1)" office:value-type="string" office:string-value="IN" calcext:value-type="string">
            <text:p>IN</text:p>
          </table:table-cell>
          <table:table-cell table:formula="of:=LEN([.A205])" office:value-type="float" office:value="2" calcext:value-type="float">
            <text:p>2</text:p>
          </table:table-cell>
          <table:table-cell table:formula="of:=LOOKUP([.B205];[.G$1:.G$278])" office:value-type="string" office:string-value="INDIA" calcext:value-type="string">
            <text:p>INDIA</text:p>
          </table:table-cell>
          <table:table-cell table:formula="of:=MATCH(UPPER([.B205]);[.G$1:.G$278];0)" office:value-type="float" office:value="115" calcext:value-type="float">
            <text:p>115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8Z</text:p>
          </table:table-cell>
          <table:table-cell office:value-type="string" calcext:value-type="string">
            <text:p>Saudi Arabia</text:p>
          </table:table-cell>
          <table:table-cell table:style-name="ce1" table:formula="of:=INDEX([.H$1:.H$278];[.F206];1)" office:value-type="string" office:string-value="SA" calcext:value-type="string">
            <text:p>SA</text:p>
          </table:table-cell>
          <table:table-cell table:formula="of:=LEN([.A206])" office:value-type="float" office:value="2" calcext:value-type="float">
            <text:p>2</text:p>
          </table:table-cell>
          <table:table-cell table:formula="of:=LOOKUP([.B206];[.G$1:.G$278])" office:value-type="string" office:string-value="SAUDI ARABIA" calcext:value-type="string">
            <text:p>SAUDI ARABIA</text:p>
          </table:table-cell>
          <table:table-cell table:formula="of:=MATCH(UPPER([.B206]);[.G$1:.G$278];0)" office:value-type="float" office:value="218" calcext:value-type="float">
            <text:p>218</text:p>
          </table:table-cell>
          <table:table-cell office:value-type="string" calcext:value-type="string">
            <text:p>SAINT BARTHELEMY</text:p>
          </table:table-cell>
          <table:table-cell office:value-type="string" calcext:value-type="string">
            <text:p>BL</text:p>
          </table:table-cell>
        </table:table-row>
        <table:table-row table:style-name="ro1">
          <table:table-cell office:value-type="string" calcext:value-type="string">
            <text:p>9A</text:p>
          </table:table-cell>
          <table:table-cell office:value-type="string" calcext:value-type="string">
            <text:p>Croatia</text:p>
          </table:table-cell>
          <table:table-cell table:style-name="ce1" table:formula="of:=INDEX([.H$1:.H$278];[.F207];1)" office:value-type="string" office:string-value="HR" calcext:value-type="string">
            <text:p>HR</text:p>
          </table:table-cell>
          <table:table-cell table:formula="of:=LEN([.A207])" office:value-type="float" office:value="2" calcext:value-type="float">
            <text:p>2</text:p>
          </table:table-cell>
          <table:table-cell table:formula="of:=LOOKUP([.B207];[.G$1:.G$278])" office:value-type="string" office:string-value="CROATIA" calcext:value-type="string">
            <text:p>CROATIA</text:p>
          </table:table-cell>
          <table:table-cell table:formula="of:=MATCH(UPPER([.B207]);[.G$1:.G$278];0)" office:value-type="float" office:value="66" calcext:value-type="float">
            <text:p>66</text:p>
          </table:table-cell>
          <table:table-cell office:value-type="string" calcext:value-type="string">
            <text:p>SAINT HELENA</text:p>
          </table:table-cell>
          <table:table-cell office:value-type="string" calcext:value-type="string">
            <text:p>SH</text:p>
          </table:table-cell>
        </table:table-row>
        <table:table-row table:style-name="ro1">
          <table:table-cell office:value-type="string" calcext:value-type="string">
            <text:p>9B</text:p>
          </table:table-cell>
          <table:table-cell office:value-type="string" calcext:value-type="string">
            <text:p>Iran</text:p>
          </table:table-cell>
          <table:table-cell table:style-name="ce1" table:formula="of:=INDEX([.H$1:.H$278];[.F208];1)" office:value-type="string" office:string-value="IR" calcext:value-type="string">
            <text:p>IR</text:p>
          </table:table-cell>
          <table:table-cell table:formula="of:=LEN([.A208])" office:value-type="float" office:value="2" calcext:value-type="float">
            <text:p>2</text:p>
          </table:table-cell>
          <table:table-cell table:formula="of:=LOOKUP([.B208];[.G$1:.G$278])" office:value-type="string" office:string-value="IRAN" calcext:value-type="string">
            <text:p>IRAN</text:p>
          </table:table-cell>
          <table:table-cell table:formula="of:=MATCH(UPPER([.B208]);[.G$1:.G$278];0)" office:value-type="float" office:value="117" calcext:value-type="float">
            <text:p>117</text:p>
          </table:table-cell>
          <table:table-cell office:value-type="string" calcext:value-type="string">
            <text:p>SAINT KITTS AND NEVIS</text:p>
          </table:table-cell>
          <table:table-cell office:value-type="string" calcext:value-type="string">
            <text:p>KN</text:p>
          </table:table-cell>
        </table:table-row>
        <table:table-row table:style-name="ro1">
          <table:table-cell office:value-type="string" calcext:value-type="string">
            <text:p>9C</text:p>
          </table:table-cell>
          <table:table-cell office:value-type="string" calcext:value-type="string">
            <text:p>Iran</text:p>
          </table:table-cell>
          <table:table-cell table:style-name="ce1" table:formula="of:=INDEX([.H$1:.H$278];[.F209];1)" office:value-type="string" office:string-value="IR" calcext:value-type="string">
            <text:p>IR</text:p>
          </table:table-cell>
          <table:table-cell table:formula="of:=LEN([.A209])" office:value-type="float" office:value="2" calcext:value-type="float">
            <text:p>2</text:p>
          </table:table-cell>
          <table:table-cell table:formula="of:=LOOKUP([.B209];[.G$1:.G$278])" office:value-type="string" office:string-value="IRAN" calcext:value-type="string">
            <text:p>IRAN</text:p>
          </table:table-cell>
          <table:table-cell table:formula="of:=MATCH(UPPER([.B209]);[.G$1:.G$278];0)" office:value-type="float" office:value="117" calcext:value-type="float">
            <text:p>117</text:p>
          </table:table-cell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string" calcext:value-type="string">
            <text:p>Iran</text:p>
          </table:table-cell>
          <table:table-cell table:style-name="ce1" table:formula="of:=INDEX([.H$1:.H$278];[.F210];1)" office:value-type="string" office:string-value="IR" calcext:value-type="string">
            <text:p>IR</text:p>
          </table:table-cell>
          <table:table-cell table:formula="of:=LEN([.A210])" office:value-type="float" office:value="2" calcext:value-type="float">
            <text:p>2</text:p>
          </table:table-cell>
          <table:table-cell table:formula="of:=LOOKUP([.B210];[.G$1:.G$278])" office:value-type="string" office:string-value="IRAN" calcext:value-type="string">
            <text:p>IRAN</text:p>
          </table:table-cell>
          <table:table-cell table:formula="of:=MATCH(UPPER([.B210]);[.G$1:.G$278];0)" office:value-type="float" office:value="117" calcext:value-type="float">
            <text:p>117</text:p>
          </table:table-cell>
          <table:table-cell office:value-type="string" calcext:value-type="string">
            <text:p>SAINT MARTIN</text:p>
          </table:table-cell>
          <table:table-cell office:value-type="string" calcext:value-type="string">
            <text:p>MF</text:p>
          </table:table-cell>
        </table:table-row>
        <table:table-row table:style-name="ro1">
          <table:table-cell office:value-type="string" calcext:value-type="string">
            <text:p>9E</text:p>
          </table:table-cell>
          <table:table-cell office:value-type="string" calcext:value-type="string">
            <text:p>Ethiopia</text:p>
          </table:table-cell>
          <table:table-cell table:style-name="ce1" table:formula="of:=INDEX([.H$1:.H$278];[.F211];1)" office:value-type="string" office:string-value="ET" calcext:value-type="string">
            <text:p>ET</text:p>
          </table:table-cell>
          <table:table-cell table:formula="of:=LEN([.A211])" office:value-type="float" office:value="2" calcext:value-type="float">
            <text:p>2</text:p>
          </table:table-cell>
          <table:table-cell table:formula="of:=LOOKUP([.B211];[.G$1:.G$278])" office:value-type="string" office:string-value="ETHIOPIA" calcext:value-type="string">
            <text:p>ETHIOPIA</text:p>
          </table:table-cell>
          <table:table-cell table:formula="of:=MATCH(UPPER([.B211]);[.G$1:.G$278];0)" office:value-type="float" office:value="85" calcext:value-type="float">
            <text:p>85</text:p>
          </table:table-cell>
          <table:table-cell office:value-type="string" calcext:value-type="string">
            <text:p>SAINT PIERRE AND MIQUELON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string" calcext:value-type="string">
            <text:p>9F</text:p>
          </table:table-cell>
          <table:table-cell office:value-type="string" calcext:value-type="string">
            <text:p>Ethiopia</text:p>
          </table:table-cell>
          <table:table-cell table:style-name="ce1" table:formula="of:=INDEX([.H$1:.H$278];[.F212];1)" office:value-type="string" office:string-value="ET" calcext:value-type="string">
            <text:p>ET</text:p>
          </table:table-cell>
          <table:table-cell table:formula="of:=LEN([.A212])" office:value-type="float" office:value="2" calcext:value-type="float">
            <text:p>2</text:p>
          </table:table-cell>
          <table:table-cell table:formula="of:=LOOKUP([.B212];[.G$1:.G$278])" office:value-type="string" office:string-value="ETHIOPIA" calcext:value-type="string">
            <text:p>ETHIOPIA</text:p>
          </table:table-cell>
          <table:table-cell table:formula="of:=MATCH(UPPER([.B212]);[.G$1:.G$278];0)" office:value-type="float" office:value="85" calcext:value-type="float">
            <text:p>85</text:p>
          </table:table-cell>
          <table:table-cell office:value-type="string" calcext:value-type="string">
            <text:p>SAINT VINCENT ISLANDS</text:p>
          </table:table-cell>
          <table:table-cell office:value-type="string" calcext:value-type="string">
            <text:p>VC</text:p>
          </table:table-cell>
        </table:table-row>
        <table:table-row table:style-name="ro1">
          <table:table-cell office:value-type="string" calcext:value-type="string">
            <text:p>9G</text:p>
          </table:table-cell>
          <table:table-cell office:value-type="string" calcext:value-type="string">
            <text:p>Ghana</text:p>
          </table:table-cell>
          <table:table-cell table:style-name="ce1" table:formula="of:=INDEX([.H$1:.H$278];[.F213];1)" office:value-type="string" office:string-value="GH" calcext:value-type="string">
            <text:p>GH</text:p>
          </table:table-cell>
          <table:table-cell table:formula="of:=LEN([.A213])" office:value-type="float" office:value="2" calcext:value-type="float">
            <text:p>2</text:p>
          </table:table-cell>
          <table:table-cell table:formula="of:=LOOKUP([.B213];[.G$1:.G$278])" office:value-type="string" office:string-value="GHANA" calcext:value-type="string">
            <text:p>GHANA</text:p>
          </table:table-cell>
          <table:table-cell table:formula="of:=MATCH(UPPER([.B213]);[.G$1:.G$278];0)" office:value-type="float" office:value="97" calcext:value-type="float">
            <text:p>97</text:p>
          </table:table-cell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</table:table-row>
        <table:table-row table:style-name="ro1">
          <table:table-cell office:value-type="string" calcext:value-type="string">
            <text:p>9H</text:p>
          </table:table-cell>
          <table:table-cell office:value-type="string" calcext:value-type="string">
            <text:p>Malta</text:p>
          </table:table-cell>
          <table:table-cell table:style-name="ce1" table:formula="of:=INDEX([.H$1:.H$278];[.F214];1)" office:value-type="string" office:string-value="MT" calcext:value-type="string">
            <text:p>MT</text:p>
          </table:table-cell>
          <table:table-cell table:formula="of:=LEN([.A214])" office:value-type="float" office:value="2" calcext:value-type="float">
            <text:p>2</text:p>
          </table:table-cell>
          <table:table-cell table:formula="of:=LOOKUP([.B214];[.G$1:.G$278])" office:value-type="string" office:string-value="MALTA" calcext:value-type="string">
            <text:p>MALTA</text:p>
          </table:table-cell>
          <table:table-cell table:formula="of:=MATCH(UPPER([.B214]);[.G$1:.G$278];0)" office:value-type="float" office:value="154" calcext:value-type="float">
            <text:p>154</text:p>
          </table:table-cell>
          <table:table-cell office:value-type="string" calcext:value-type="string">
            <text:p>SAN ANDRES AND PROVIDENCIA</text:p>
          </table:table-cell>
          <table:table-cell office:value-type="string" calcext:value-type="string">
            <text:p>3S</text:p>
          </table:table-cell>
        </table:table-row>
        <table:table-row table:style-name="ro1">
          <table:table-cell office:value-type="string" calcext:value-type="string">
            <text:p>9I</text:p>
          </table:table-cell>
          <table:table-cell office:value-type="string" calcext:value-type="string">
            <text:p>Zambia</text:p>
          </table:table-cell>
          <table:table-cell table:style-name="ce1" table:formula="of:=INDEX([.H$1:.H$278];[.F215];1)" office:value-type="string" office:string-value="ZM" calcext:value-type="string">
            <text:p>ZM</text:p>
          </table:table-cell>
          <table:table-cell table:formula="of:=LEN([.A215])" office:value-type="float" office:value="2" calcext:value-type="float">
            <text:p>2</text:p>
          </table:table-cell>
          <table:table-cell table:formula="of:=LOOKUP([.B215];[.G$1:.G$278])" office:value-type="string" office:string-value="ZAMBIA" calcext:value-type="string">
            <text:p>ZAMBIA</text:p>
          </table:table-cell>
          <table:table-cell table:formula="of:=MATCH(UPPER([.B215]);[.G$1:.G$278];0)" office:value-type="float" office:value="277" calcext:value-type="float">
            <text:p>277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</table:table-row>
        <table:table-row table:style-name="ro1">
          <table:table-cell office:value-type="string" calcext:value-type="string">
            <text:p>9J</text:p>
          </table:table-cell>
          <table:table-cell office:value-type="string" calcext:value-type="string">
            <text:p>Zambia</text:p>
          </table:table-cell>
          <table:table-cell table:style-name="ce1" table:formula="of:=INDEX([.H$1:.H$278];[.F216];1)" office:value-type="string" office:string-value="ZM" calcext:value-type="string">
            <text:p>ZM</text:p>
          </table:table-cell>
          <table:table-cell table:formula="of:=LEN([.A216])" office:value-type="float" office:value="2" calcext:value-type="float">
            <text:p>2</text:p>
          </table:table-cell>
          <table:table-cell table:formula="of:=LOOKUP([.B216];[.G$1:.G$278])" office:value-type="string" office:string-value="ZAMBIA" calcext:value-type="string">
            <text:p>ZAMBIA</text:p>
          </table:table-cell>
          <table:table-cell table:formula="of:=MATCH(UPPER([.B216]);[.G$1:.G$278];0)" office:value-type="float" office:value="277" calcext:value-type="float">
            <text:p>277</text:p>
          </table:table-cell>
          <table:table-cell office:value-type="string" calcext:value-type="string">
            <text:p>SAO TOME AND PRINCIPE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9K</text:p>
          </table:table-cell>
          <table:table-cell office:value-type="string" calcext:value-type="string">
            <text:p>Kuwait</text:p>
          </table:table-cell>
          <table:table-cell table:style-name="ce1" table:formula="of:=INDEX([.H$1:.H$278];[.F217];1)" office:value-type="string" office:string-value="KW" calcext:value-type="string">
            <text:p>KW</text:p>
          </table:table-cell>
          <table:table-cell table:formula="of:=LEN([.A217])" office:value-type="float" office:value="2" calcext:value-type="float">
            <text:p>2</text:p>
          </table:table-cell>
          <table:table-cell table:formula="of:=LOOKUP([.B217];[.G$1:.G$278])" office:value-type="string" office:string-value="KUWAIT" calcext:value-type="string">
            <text:p>KUWAIT</text:p>
          </table:table-cell>
          <table:table-cell table:formula="of:=MATCH(UPPER([.B217]);[.G$1:.G$278];0)" office:value-type="float" office:value="135" calcext:value-type="float">
            <text:p>135</text:p>
          </table:table-cell>
          <table:table-cell office:value-type="string" calcext:value-type="string">
            <text:p>SARDINIA</text:p>
          </table:table-cell>
          <table:table-cell office:value-type="string" calcext:value-type="string">
            <text:p>1S</text:p>
          </table:table-cell>
        </table:table-row>
        <table:table-row table:style-name="ro1">
          <table:table-cell office:value-type="string" calcext:value-type="string">
            <text:p>9L</text:p>
          </table:table-cell>
          <table:table-cell office:value-type="string" calcext:value-type="string">
            <text:p>Sierra Leone</text:p>
          </table:table-cell>
          <table:table-cell table:style-name="ce1" table:formula="of:=INDEX([.H$1:.H$278];[.F218];1)" office:value-type="string" office:string-value="SL" calcext:value-type="string">
            <text:p>SL</text:p>
          </table:table-cell>
          <table:table-cell table:formula="of:=LEN([.A218])" office:value-type="float" office:value="2" calcext:value-type="float">
            <text:p>2</text:p>
          </table:table-cell>
          <table:table-cell table:formula="of:=LOOKUP([.B218];[.G$1:.G$278])" office:value-type="string" office:string-value="SIERRA LEONE" calcext:value-type="string">
            <text:p>SIERRA LEONE</text:p>
          </table:table-cell>
          <table:table-cell table:formula="of:=MATCH(UPPER([.B218]);[.G$1:.G$278];0)" office:value-type="float" office:value="222" calcext:value-type="float">
            <text:p>222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SA</text:p>
          </table:table-cell>
        </table:table-row>
        <table:table-row table:style-name="ro1">
          <table:table-cell office:value-type="string" calcext:value-type="string">
            <text:p>9M</text:p>
          </table:table-cell>
          <table:table-cell office:value-type="string" calcext:value-type="string">
            <text:p>Malaysia</text:p>
          </table:table-cell>
          <table:table-cell table:style-name="ce1" table:formula="of:=INDEX([.H$1:.H$278];[.F219];1)" office:value-type="string" office:string-value="MY" calcext:value-type="string">
            <text:p>MY</text:p>
          </table:table-cell>
          <table:table-cell table:formula="of:=LEN([.A219])" office:value-type="float" office:value="2" calcext:value-type="float">
            <text:p>2</text:p>
          </table:table-cell>
          <table:table-cell table:formula="of:=LOOKUP([.B219];[.G$1:.G$278])" office:value-type="string" office:string-value="MALAYSIA" calcext:value-type="string">
            <text:p>MALAYSIA</text:p>
          </table:table-cell>
          <table:table-cell table:formula="of:=MATCH(UPPER([.B219]);[.G$1:.G$278];0)" office:value-type="float" office:value="151" calcext:value-type="float">
            <text:p>151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</table:table-row>
        <table:table-row table:style-name="ro1">
          <table:table-cell office:value-type="string" calcext:value-type="string">
            <text:p>9N</text:p>
          </table:table-cell>
          <table:table-cell office:value-type="string" calcext:value-type="string">
            <text:p>Nepal</text:p>
          </table:table-cell>
          <table:table-cell table:style-name="ce1" table:formula="of:=INDEX([.H$1:.H$278];[.F220];1)" office:value-type="string" office:string-value="NP" calcext:value-type="string">
            <text:p>NP</text:p>
          </table:table-cell>
          <table:table-cell table:formula="of:=LEN([.A220])" office:value-type="float" office:value="2" calcext:value-type="float">
            <text:p>2</text:p>
          </table:table-cell>
          <table:table-cell table:formula="of:=LOOKUP([.B220];[.G$1:.G$278])" office:value-type="string" office:string-value="NEPAL" calcext:value-type="string">
            <text:p>NEPAL</text:p>
          </table:table-cell>
          <table:table-cell table:formula="of:=MATCH(UPPER([.B220]);[.G$1:.G$278];0)" office:value-type="float" office:value="173" calcext:value-type="float">
            <text:p>173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RS</text:p>
          </table:table-cell>
        </table:table-row>
        <table:table-row table:style-name="ro1">
          <table:table-cell office:value-type="string" calcext:value-type="string">
            <text:p>9O</text:p>
          </table:table-cell>
          <table:table-cell office:value-type="string" calcext:value-type="string">
            <text:p>Congo</text:p>
          </table:table-cell>
          <table:table-cell table:style-name="ce1" table:formula="of:=INDEX([.H$1:.H$278];[.F221];1)" office:value-type="string" office:string-value="CG" calcext:value-type="string">
            <text:p>CG</text:p>
          </table:table-cell>
          <table:table-cell table:formula="of:=LEN([.A221])" office:value-type="float" office:value="2" calcext:value-type="float">
            <text:p>2</text:p>
          </table:table-cell>
          <table:table-cell table:formula="of:=LOOKUP([.B221];[.G$1:.G$278])" office:value-type="string" office:string-value="CONGO" calcext:value-type="string">
            <text:p>CONGO</text:p>
          </table:table-cell>
          <table:table-cell table:formula="of:=MATCH(UPPER([.B221]);[.G$1:.G$278];0)" office:value-type="float" office:value="60" calcext:value-type="float">
            <text:p>60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9P</text:p>
          </table:table-cell>
          <table:table-cell office:value-type="string" calcext:value-type="string">
            <text:p>Congo</text:p>
          </table:table-cell>
          <table:table-cell table:style-name="ce1" table:formula="of:=INDEX([.H$1:.H$278];[.F222];1)" office:value-type="string" office:string-value="CG" calcext:value-type="string">
            <text:p>CG</text:p>
          </table:table-cell>
          <table:table-cell table:formula="of:=LEN([.A222])" office:value-type="float" office:value="2" calcext:value-type="float">
            <text:p>2</text:p>
          </table:table-cell>
          <table:table-cell table:formula="of:=LOOKUP([.B222];[.G$1:.G$278])" office:value-type="string" office:string-value="CONGO" calcext:value-type="string">
            <text:p>CONGO</text:p>
          </table:table-cell>
          <table:table-cell table:formula="of:=MATCH(UPPER([.B222]);[.G$1:.G$278];0)" office:value-type="float" office:value="60" calcext:value-type="float">
            <text:p>60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9Q</text:p>
          </table:table-cell>
          <table:table-cell office:value-type="string" calcext:value-type="string">
            <text:p>Congo</text:p>
          </table:table-cell>
          <table:table-cell table:style-name="ce1" table:formula="of:=INDEX([.H$1:.H$278];[.F223];1)" office:value-type="string" office:string-value="CG" calcext:value-type="string">
            <text:p>CG</text:p>
          </table:table-cell>
          <table:table-cell table:formula="of:=LEN([.A223])" office:value-type="float" office:value="2" calcext:value-type="float">
            <text:p>2</text:p>
          </table:table-cell>
          <table:table-cell table:formula="of:=LOOKUP([.B223];[.G$1:.G$278])" office:value-type="string" office:string-value="CONGO" calcext:value-type="string">
            <text:p>CONGO</text:p>
          </table:table-cell>
          <table:table-cell table:formula="of:=MATCH(UPPER([.B223]);[.G$1:.G$278];0)" office:value-type="float" office:value="60" calcext:value-type="float">
            <text:p>6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G</text:p>
          </table:table-cell>
        </table:table-row>
        <table:table-row table:style-name="ro1">
          <table:table-cell office:value-type="string" calcext:value-type="string">
            <text:p>9R</text:p>
          </table:table-cell>
          <table:table-cell office:value-type="string" calcext:value-type="string">
            <text:p>Congo</text:p>
          </table:table-cell>
          <table:table-cell table:style-name="ce1" table:formula="of:=INDEX([.H$1:.H$278];[.F224];1)" office:value-type="string" office:string-value="CG" calcext:value-type="string">
            <text:p>CG</text:p>
          </table:table-cell>
          <table:table-cell table:formula="of:=LEN([.A224])" office:value-type="float" office:value="2" calcext:value-type="float">
            <text:p>2</text:p>
          </table:table-cell>
          <table:table-cell table:formula="of:=LOOKUP([.B224];[.G$1:.G$278])" office:value-type="string" office:string-value="CONGO" calcext:value-type="string">
            <text:p>CONGO</text:p>
          </table:table-cell>
          <table:table-cell table:formula="of:=MATCH(UPPER([.B224]);[.G$1:.G$278];0)" office:value-type="float" office:value="60" calcext:value-type="float">
            <text:p>60</text:p>
          </table:table-cell>
          <table:table-cell office:value-type="string" calcext:value-type="string">
            <text:p>SINT MAARTEN</text:p>
          </table:table-cell>
          <table:table-cell office:value-type="string" calcext:value-type="string">
            <text:p>SX</text:p>
          </table:table-cell>
        </table:table-row>
        <table:table-row table:style-name="ro1">
          <table:table-cell office:value-type="string" calcext:value-type="string">
            <text:p>9S</text:p>
          </table:table-cell>
          <table:table-cell office:value-type="string" calcext:value-type="string">
            <text:p>Congo</text:p>
          </table:table-cell>
          <table:table-cell table:style-name="ce1" table:formula="of:=INDEX([.H$1:.H$278];[.F225];1)" office:value-type="string" office:string-value="CG" calcext:value-type="string">
            <text:p>CG</text:p>
          </table:table-cell>
          <table:table-cell table:formula="of:=LEN([.A225])" office:value-type="float" office:value="2" calcext:value-type="float">
            <text:p>2</text:p>
          </table:table-cell>
          <table:table-cell table:formula="of:=LOOKUP([.B225];[.G$1:.G$278])" office:value-type="string" office:string-value="CONGO" calcext:value-type="string">
            <text:p>CONGO</text:p>
          </table:table-cell>
          <table:table-cell table:formula="of:=MATCH(UPPER([.B225]);[.G$1:.G$278];0)" office:value-type="float" office:value="60" calcext:value-type="float">
            <text:p>60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K</text:p>
          </table:table-cell>
        </table:table-row>
        <table:table-row table:style-name="ro1">
          <table:table-cell office:value-type="string" calcext:value-type="string">
            <text:p>9T</text:p>
          </table:table-cell>
          <table:table-cell office:value-type="string" calcext:value-type="string">
            <text:p>Congo</text:p>
          </table:table-cell>
          <table:table-cell table:style-name="ce1" table:formula="of:=INDEX([.H$1:.H$278];[.F226];1)" office:value-type="string" office:string-value="CG" calcext:value-type="string">
            <text:p>CG</text:p>
          </table:table-cell>
          <table:table-cell table:formula="of:=LEN([.A226])" office:value-type="float" office:value="2" calcext:value-type="float">
            <text:p>2</text:p>
          </table:table-cell>
          <table:table-cell table:formula="of:=LOOKUP([.B226];[.G$1:.G$278])" office:value-type="string" office:string-value="CONGO" calcext:value-type="string">
            <text:p>CONGO</text:p>
          </table:table-cell>
          <table:table-cell table:formula="of:=MATCH(UPPER([.B226]);[.G$1:.G$278];0)" office:value-type="float" office:value="60" calcext:value-type="float">
            <text:p>60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9U</text:p>
          </table:table-cell>
          <table:table-cell office:value-type="string" calcext:value-type="string">
            <text:p>Burundi</text:p>
          </table:table-cell>
          <table:table-cell table:style-name="ce1" table:formula="of:=INDEX([.H$1:.H$278];[.F227];1)" office:value-type="string" office:string-value="BI" calcext:value-type="string">
            <text:p>BI</text:p>
          </table:table-cell>
          <table:table-cell table:formula="of:=LEN([.A227])" office:value-type="float" office:value="2" calcext:value-type="float">
            <text:p>2</text:p>
          </table:table-cell>
          <table:table-cell table:formula="of:=LOOKUP([.B227];[.G$1:.G$278])" office:value-type="string" office:string-value="BURUNDI" calcext:value-type="string">
            <text:p>BURUNDI</text:p>
          </table:table-cell>
          <table:table-cell table:formula="of:=MATCH(UPPER([.B227]);[.G$1:.G$278];0)" office:value-type="float" office:value="40" calcext:value-type="float">
            <text:p>40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B</text:p>
          </table:table-cell>
        </table:table-row>
        <table:table-row table:style-name="ro1">
          <table:table-cell office:value-type="string" calcext:value-type="string">
            <text:p>9V</text:p>
          </table:table-cell>
          <table:table-cell office:value-type="string" calcext:value-type="string">
            <text:p>Singapore</text:p>
          </table:table-cell>
          <table:table-cell table:style-name="ce1" table:formula="of:=INDEX([.H$1:.H$278];[.F228];1)" office:value-type="string" office:string-value="SG" calcext:value-type="string">
            <text:p>SG</text:p>
          </table:table-cell>
          <table:table-cell table:formula="of:=LEN([.A228])" office:value-type="float" office:value="2" calcext:value-type="float">
            <text:p>2</text:p>
          </table:table-cell>
          <table:table-cell table:formula="of:=LOOKUP([.B228];[.G$1:.G$278])" office:value-type="string" office:string-value="SINGAPORE" calcext:value-type="string">
            <text:p>SINGAPORE</text:p>
          </table:table-cell>
          <table:table-cell table:formula="of:=MATCH(UPPER([.B228]);[.G$1:.G$278];0)" office:value-type="float" office:value="223" calcext:value-type="float">
            <text:p>223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9W</text:p>
          </table:table-cell>
          <table:table-cell office:value-type="string" calcext:value-type="string">
            <text:p>Malaysia</text:p>
          </table:table-cell>
          <table:table-cell table:style-name="ce1" table:formula="of:=INDEX([.H$1:.H$278];[.F229];1)" office:value-type="string" office:string-value="MY" calcext:value-type="string">
            <text:p>MY</text:p>
          </table:table-cell>
          <table:table-cell table:formula="of:=LEN([.A229])" office:value-type="float" office:value="2" calcext:value-type="float">
            <text:p>2</text:p>
          </table:table-cell>
          <table:table-cell table:formula="of:=LOOKUP([.B229];[.G$1:.G$278])" office:value-type="string" office:string-value="MALAYSIA" calcext:value-type="string">
            <text:p>MALAYSIA</text:p>
          </table:table-cell>
          <table:table-cell table:formula="of:=MATCH(UPPER([.B229]);[.G$1:.G$278];0)" office:value-type="float" office:value="151" calcext:value-type="float">
            <text:p>151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</table:table-row>
        <table:table-row table:style-name="ro1">
          <table:table-cell office:value-type="string" calcext:value-type="string">
            <text:p>9X</text:p>
          </table:table-cell>
          <table:table-cell office:value-type="string" calcext:value-type="string">
            <text:p>Rwanda</text:p>
          </table:table-cell>
          <table:table-cell table:style-name="ce1" table:formula="of:=INDEX([.H$1:.H$278];[.F230];1)" office:value-type="string" office:string-value="RW" calcext:value-type="string">
            <text:p>RW</text:p>
          </table:table-cell>
          <table:table-cell table:formula="of:=LEN([.A230])" office:value-type="float" office:value="2" calcext:value-type="float">
            <text:p>2</text:p>
          </table:table-cell>
          <table:table-cell table:formula="of:=LOOKUP([.B230];[.G$1:.G$278])" office:value-type="string" office:string-value="RWANDA" calcext:value-type="string">
            <text:p>RWANDA</text:p>
          </table:table-cell>
          <table:table-cell table:formula="of:=MATCH(UPPER([.B230]);[.G$1:.G$278];0)" office:value-type="float" office:value="205" calcext:value-type="float">
            <text:p>205</text:p>
          </table:table-cell>
          <table:table-cell office:value-type="string" calcext:value-type="string">
            <text:p>SOUTH COOK ISLANDS</text:p>
          </table:table-cell>
          <table:table-cell office:value-type="string" calcext:value-type="string">
            <text:p>5B</text:p>
          </table:table-cell>
        </table:table-row>
        <table:table-row table:style-name="ro1">
          <table:table-cell office:value-type="string" calcext:value-type="string">
            <text:p>9Y</text:p>
          </table:table-cell>
          <table:table-cell office:value-type="string" calcext:value-type="string">
            <text:p>Trinidad and Tobago</text:p>
          </table:table-cell>
          <table:table-cell table:style-name="ce1" table:formula="of:=INDEX([.H$1:.H$278];[.F231];1)" office:value-type="string" office:string-value="TT" calcext:value-type="string">
            <text:p>TT</text:p>
          </table:table-cell>
          <table:table-cell table:formula="of:=LEN([.A231])" office:value-type="float" office:value="2" calcext:value-type="float">
            <text:p>2</text:p>
          </table:table-cell>
          <table:table-cell table:formula="of:=LOOKUP([.B231];[.G$1:.G$278])" office:value-type="string" office:string-value="TRINIDAD AND TOBAGO" calcext:value-type="string">
            <text:p>TRINIDAD AND TOBAGO</text:p>
          </table:table-cell>
          <table:table-cell table:formula="of:=MATCH(UPPER([.B231]);[.G$1:.G$278];0)" office:value-type="float" office:value="252" calcext:value-type="float">
            <text:p>252</text:p>
          </table:table-cell>
          <table:table-cell office:value-type="string" calcext:value-type="string">
            <text:p>SOUTH GEORGIA AND THE SOUTH SANDWICH ISLANDS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string" calcext:value-type="string">
            <text:p>9Z</text:p>
          </table:table-cell>
          <table:table-cell office:value-type="string" calcext:value-type="string">
            <text:p>Trinidad and Tobago</text:p>
          </table:table-cell>
          <table:table-cell table:style-name="ce1" table:formula="of:=INDEX([.H$1:.H$278];[.F232];1)" office:value-type="string" office:string-value="TT" calcext:value-type="string">
            <text:p>TT</text:p>
          </table:table-cell>
          <table:table-cell table:formula="of:=LEN([.A232])" office:value-type="float" office:value="2" calcext:value-type="float">
            <text:p>2</text:p>
          </table:table-cell>
          <table:table-cell table:formula="of:=LOOKUP([.B232];[.G$1:.G$278])" office:value-type="string" office:string-value="TRINIDAD AND TOBAGO" calcext:value-type="string">
            <text:p>TRINIDAD AND TOBAGO</text:p>
          </table:table-cell>
          <table:table-cell table:formula="of:=MATCH(UPPER([.B232]);[.G$1:.G$278];0)" office:value-type="float" office:value="252" calcext:value-type="float">
            <text:p>252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otswana</text:p>
          </table:table-cell>
          <table:table-cell table:style-name="ce1" table:formula="of:=INDEX([.H$1:.H$278];[.F233];1)" office:value-type="string" office:string-value="BW" calcext:value-type="string">
            <text:p>BW</text:p>
          </table:table-cell>
          <table:table-cell table:formula="of:=LEN([.A233])" office:value-type="float" office:value="2" calcext:value-type="float">
            <text:p>2</text:p>
          </table:table-cell>
          <table:table-cell table:formula="of:=LOOKUP([.B233];[.G$1:.G$278])" office:value-type="string" office:string-value="BOTSWANA" calcext:value-type="string">
            <text:p>BOTSWANA</text:p>
          </table:table-cell>
          <table:table-cell table:formula="of:=MATCH(UPPER([.B233]);[.G$1:.G$278];0)" office:value-type="float" office:value="34" calcext:value-type="float">
            <text:p>34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Tonga</text:p>
          </table:table-cell>
          <table:table-cell table:style-name="ce1" table:formula="of:=INDEX([.H$1:.H$278];[.F234];1)" office:value-type="string" office:string-value="TO" calcext:value-type="string">
            <text:p>TO</text:p>
          </table:table-cell>
          <table:table-cell table:formula="of:=LEN([.A234])" office:value-type="float" office:value="2" calcext:value-type="float">
            <text:p>2</text:p>
          </table:table-cell>
          <table:table-cell table:formula="of:=LOOKUP([.B234];[.G$1:.G$278])" office:value-type="string" office:string-value="TONGA" calcext:value-type="string">
            <text:p>TONGA</text:p>
          </table:table-cell>
          <table:table-cell table:formula="of:=MATCH(UPPER([.B234]);[.G$1:.G$278];0)" office:value-type="float" office:value="251" calcext:value-type="float">
            <text:p>251</text:p>
          </table:table-cell>
          <table:table-cell office:value-type="string" calcext:value-type="string">
            <text:p>SPRATLY ISLANDS</text:p>
          </table:table-cell>
          <table:table-cell office:value-type="string" calcext:value-type="string">
            <text:p>2S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Oman</text:p>
          </table:table-cell>
          <table:table-cell table:style-name="ce1" table:formula="of:=INDEX([.H$1:.H$278];[.F235];1)" office:value-type="string" office:string-value="OM" calcext:value-type="string">
            <text:p>OM</text:p>
          </table:table-cell>
          <table:table-cell table:formula="of:=LEN([.A235])" office:value-type="float" office:value="2" calcext:value-type="float">
            <text:p>2</text:p>
          </table:table-cell>
          <table:table-cell table:formula="of:=LOOKUP([.B235];[.G$1:.G$278])" office:value-type="string" office:string-value="OMAN" calcext:value-type="string">
            <text:p>OMAN</text:p>
          </table:table-cell>
          <table:table-cell table:formula="of:=MATCH(UPPER([.B235]);[.G$1:.G$278];0)" office:value-type="float" office:value="186" calcext:value-type="float">
            <text:p>186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Bhutan</text:p>
          </table:table-cell>
          <table:table-cell table:style-name="ce1" table:formula="of:=INDEX([.H$1:.H$278];[.F236];1)" office:value-type="string" office:string-value="BT" calcext:value-type="string">
            <text:p>BT</text:p>
          </table:table-cell>
          <table:table-cell table:formula="of:=LEN([.A236])" office:value-type="float" office:value="2" calcext:value-type="float">
            <text:p>2</text:p>
          </table:table-cell>
          <table:table-cell table:formula="of:=LOOKUP([.B236];[.G$1:.G$278])" office:value-type="string" office:string-value="BHUTAN" calcext:value-type="string">
            <text:p>BHUTAN</text:p>
          </table:table-cell>
          <table:table-cell table:formula="of:=MATCH(UPPER([.B236]);[.G$1:.G$278];0)" office:value-type="float" office:value="30" calcext:value-type="float">
            <text:p>30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United Arab Emirates</text:p>
          </table:table-cell>
          <table:table-cell table:style-name="ce1" table:formula="of:=INDEX([.H$1:.H$278];[.F237];1)" office:value-type="string" office:string-value="AE" calcext:value-type="string">
            <text:p>AE</text:p>
          </table:table-cell>
          <table:table-cell table:formula="of:=LEN([.A237])" office:value-type="float" office:value="2" calcext:value-type="float">
            <text:p>2</text:p>
          </table:table-cell>
          <table:table-cell table:formula="of:=LOOKUP([.B237];[.G$1:.G$278])" office:value-type="string" office:string-value="UNITED ARAB EMIRATES" calcext:value-type="string">
            <text:p>UNITED ARAB EMIRATES</text:p>
          </table:table-cell>
          <table:table-cell table:formula="of:=MATCH(UPPER([.B237]);[.G$1:.G$278];0)" office:value-type="float" office:value="261" calcext:value-type="float">
            <text:p>261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SR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Qatar</text:p>
          </table:table-cell>
          <table:table-cell table:style-name="ce1" table:formula="of:=INDEX([.H$1:.H$278];[.F238];1)" office:value-type="string" office:string-value="QA" calcext:value-type="string">
            <text:p>QA</text:p>
          </table:table-cell>
          <table:table-cell table:formula="of:=LEN([.A238])" office:value-type="float" office:value="2" calcext:value-type="float">
            <text:p>2</text:p>
          </table:table-cell>
          <table:table-cell table:formula="of:=LOOKUP([.B238];[.G$1:.G$278])" office:value-type="string" office:string-value="QATAR" calcext:value-type="string">
            <text:p>QATAR</text:p>
          </table:table-cell>
          <table:table-cell table:formula="of:=MATCH(UPPER([.B238]);[.G$1:.G$278];0)" office:value-type="float" office:value="200" calcext:value-type="float">
            <text:p>200</text:p>
          </table:table-cell>
          <table:table-cell office:value-type="string" calcext:value-type="string">
            <text:p>SVALBARD AND JAN MAYEN ISLANDS</text:p>
          </table:table-cell>
          <table:table-cell office:value-type="string" calcext:value-type="string">
            <text:p>SJ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Liberia</text:p>
          </table:table-cell>
          <table:table-cell table:style-name="ce1" table:formula="of:=INDEX([.H$1:.H$278];[.F239];1)" office:value-type="string" office:string-value="LR" calcext:value-type="string">
            <text:p>LR</text:p>
          </table:table-cell>
          <table:table-cell table:formula="of:=LEN([.A239])" office:value-type="float" office:value="2" calcext:value-type="float">
            <text:p>2</text:p>
          </table:table-cell>
          <table:table-cell table:formula="of:=LOOKUP([.B239];[.G$1:.G$278])" office:value-type="string" office:string-value="LIBERIA" calcext:value-type="string">
            <text:p>LIBERIA</text:p>
          </table:table-cell>
          <table:table-cell table:formula="of:=MATCH(UPPER([.B239]);[.G$1:.G$278];0)" office:value-type="float" office:value="141" calcext:value-type="float">
            <text:p>141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SZ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Bahrain</text:p>
          </table:table-cell>
          <table:table-cell table:style-name="ce1" table:formula="of:=INDEX([.H$1:.H$278];[.F240];1)" office:value-type="string" office:string-value="BH" calcext:value-type="string">
            <text:p>BH</text:p>
          </table:table-cell>
          <table:table-cell table:formula="of:=LEN([.A240])" office:value-type="float" office:value="2" calcext:value-type="float">
            <text:p>2</text:p>
          </table:table-cell>
          <table:table-cell table:formula="of:=LOOKUP([.B240];[.G$1:.G$278])" office:value-type="string" office:string-value="BAHRAIN" calcext:value-type="string">
            <text:p>BAHRAIN</text:p>
          </table:table-cell>
          <table:table-cell table:formula="of:=MATCH(UPPER([.B240]);[.G$1:.G$278];0)" office:value-type="float" office:value="20" calcext:value-type="float">
            <text:p>20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USA</text:p>
          </table:table-cell>
          <table:table-cell table:style-name="ce1" table:formula="of:=INDEX([.H$1:.H$278];[.F241];1)" office:value-type="string" office:string-value="US" calcext:value-type="string">
            <text:p>US</text:p>
          </table:table-cell>
          <table:table-cell table:formula="of:=LEN([.A241])" office:value-type="float" office:value="2" calcext:value-type="float">
            <text:p>2</text:p>
          </table:table-cell>
          <table:table-cell table:formula="of:=LOOKUP([.B241];[.G$1:.G$278])" office:value-type="string" office:string-value="URUGUAY" calcext:value-type="string">
            <text:p>URUGUAY</text:p>
          </table:table-cell>
          <table:table-cell table:formula="of:=MATCH(UPPER([.B241]);[.G$1:.G$278];0)" office:value-type="float" office:value="263" calcext:value-type="float">
            <text:p>263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USA</text:p>
          </table:table-cell>
          <table:table-cell table:style-name="ce1" table:formula="of:=INDEX([.H$1:.H$278];[.F242];1)" office:value-type="string" office:string-value="US" calcext:value-type="string">
            <text:p>US</text:p>
          </table:table-cell>
          <table:table-cell table:formula="of:=LEN([.A242])" office:value-type="float" office:value="2" calcext:value-type="float">
            <text:p>2</text:p>
          </table:table-cell>
          <table:table-cell table:formula="of:=LOOKUP([.B242];[.G$1:.G$278])" office:value-type="string" office:string-value="URUGUAY" calcext:value-type="string">
            <text:p>URUGUAY</text:p>
          </table:table-cell>
          <table:table-cell table:formula="of:=MATCH(UPPER([.B242]);[.G$1:.G$278];0)" office:value-type="float" office:value="263" calcext:value-type="float">
            <text:p>263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USA</text:p>
          </table:table-cell>
          <table:table-cell table:style-name="ce1" table:formula="of:=INDEX([.H$1:.H$278];[.F243];1)" office:value-type="string" office:string-value="US" calcext:value-type="string">
            <text:p>US</text:p>
          </table:table-cell>
          <table:table-cell table:formula="of:=LEN([.A243])" office:value-type="float" office:value="2" calcext:value-type="float">
            <text:p>2</text:p>
          </table:table-cell>
          <table:table-cell table:formula="of:=LOOKUP([.B243];[.G$1:.G$278])" office:value-type="string" office:string-value="URUGUAY" calcext:value-type="string">
            <text:p>URUGUAY</text:p>
          </table:table-cell>
          <table:table-cell table:formula="of:=MATCH(UPPER([.B243]);[.G$1:.G$278];0)" office:value-type="float" office:value="263" calcext:value-type="float">
            <text:p>263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TW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USA</text:p>
          </table:table-cell>
          <table:table-cell table:style-name="ce1" table:formula="of:=INDEX([.H$1:.H$278];[.F244];1)" office:value-type="string" office:string-value="US" calcext:value-type="string">
            <text:p>US</text:p>
          </table:table-cell>
          <table:table-cell table:formula="of:=LEN([.A244])" office:value-type="float" office:value="2" calcext:value-type="float">
            <text:p>2</text:p>
          </table:table-cell>
          <table:table-cell table:formula="of:=LOOKUP([.B244];[.G$1:.G$278])" office:value-type="string" office:string-value="URUGUAY" calcext:value-type="string">
            <text:p>URUGUAY</text:p>
          </table:table-cell>
          <table:table-cell table:formula="of:=MATCH(UPPER([.B244]);[.G$1:.G$278];0)" office:value-type="float" office:value="263" calcext:value-type="float">
            <text:p>263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TJ</text:p>
          </table:table-cell>
        </table:table-row>
        <table:table-row table:style-name="ro1">
          <table:table-cell office:value-type="string" calcext:value-type="string">
            <text:p>AE</text:p>
          </table:table-cell>
          <table:table-cell office:value-type="string" calcext:value-type="string">
            <text:p>USA</text:p>
          </table:table-cell>
          <table:table-cell table:style-name="ce1" table:formula="of:=INDEX([.H$1:.H$278];[.F245];1)" office:value-type="string" office:string-value="US" calcext:value-type="string">
            <text:p>US</text:p>
          </table:table-cell>
          <table:table-cell table:formula="of:=LEN([.A245])" office:value-type="float" office:value="2" calcext:value-type="float">
            <text:p>2</text:p>
          </table:table-cell>
          <table:table-cell table:formula="of:=LOOKUP([.B245];[.G$1:.G$278])" office:value-type="string" office:string-value="URUGUAY" calcext:value-type="string">
            <text:p>URUGUAY</text:p>
          </table:table-cell>
          <table:table-cell table:formula="of:=MATCH(UPPER([.B245]);[.G$1:.G$278];0)" office:value-type="float" office:value="263" calcext:value-type="float">
            <text:p>263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TZ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USA</text:p>
          </table:table-cell>
          <table:table-cell table:style-name="ce1" table:formula="of:=INDEX([.H$1:.H$278];[.F246];1)" office:value-type="string" office:string-value="US" calcext:value-type="string">
            <text:p>US</text:p>
          </table:table-cell>
          <table:table-cell table:formula="of:=LEN([.A246])" office:value-type="float" office:value="2" calcext:value-type="float">
            <text:p>2</text:p>
          </table:table-cell>
          <table:table-cell table:formula="of:=LOOKUP([.B246];[.G$1:.G$278])" office:value-type="string" office:string-value="URUGUAY" calcext:value-type="string">
            <text:p>URUGUAY</text:p>
          </table:table-cell>
          <table:table-cell table:formula="of:=MATCH(UPPER([.B246]);[.G$1:.G$278];0)" office:value-type="float" office:value="263" calcext:value-type="float">
            <text:p>263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USA</text:p>
          </table:table-cell>
          <table:table-cell table:style-name="ce1" table:formula="of:=INDEX([.H$1:.H$278];[.F247];1)" office:value-type="string" office:string-value="US" calcext:value-type="string">
            <text:p>US</text:p>
          </table:table-cell>
          <table:table-cell table:formula="of:=LEN([.A247])" office:value-type="float" office:value="2" calcext:value-type="float">
            <text:p>2</text:p>
          </table:table-cell>
          <table:table-cell table:formula="of:=LOOKUP([.B247];[.G$1:.G$278])" office:value-type="string" office:string-value="URUGUAY" calcext:value-type="string">
            <text:p>URUGUAY</text:p>
          </table:table-cell>
          <table:table-cell table:formula="of:=MATCH(UPPER([.B247]);[.G$1:.G$278];0)" office:value-type="float" office:value="263" calcext:value-type="float">
            <text:p>263</text:p>
          </table:table-cell>
          <table:table-cell office:value-type="string" calcext:value-type="string">
            <text:p>THE GAMBIA</text:p>
          </table:table-cell>
          <table:table-cell office:value-type="string" calcext:value-type="string">
            <text:p>GM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USA</text:p>
          </table:table-cell>
          <table:table-cell table:style-name="ce1" table:formula="of:=INDEX([.H$1:.H$278];[.F248];1)" office:value-type="string" office:string-value="US" calcext:value-type="string">
            <text:p>US</text:p>
          </table:table-cell>
          <table:table-cell table:formula="of:=LEN([.A248])" office:value-type="float" office:value="2" calcext:value-type="float">
            <text:p>2</text:p>
          </table:table-cell>
          <table:table-cell table:formula="of:=LOOKUP([.B248];[.G$1:.G$278])" office:value-type="string" office:string-value="URUGUAY" calcext:value-type="string">
            <text:p>URUGUAY</text:p>
          </table:table-cell>
          <table:table-cell table:formula="of:=MATCH(UPPER([.B248]);[.G$1:.G$278];0)" office:value-type="float" office:value="263" calcext:value-type="float">
            <text:p>263</text:p>
          </table:table-cell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USA</text:p>
          </table:table-cell>
          <table:table-cell table:style-name="ce1" table:formula="of:=INDEX([.H$1:.H$278];[.F249];1)" office:value-type="string" office:string-value="US" calcext:value-type="string">
            <text:p>US</text:p>
          </table:table-cell>
          <table:table-cell table:formula="of:=LEN([.A249])" office:value-type="float" office:value="2" calcext:value-type="float">
            <text:p>2</text:p>
          </table:table-cell>
          <table:table-cell table:formula="of:=LOOKUP([.B249];[.G$1:.G$278])" office:value-type="string" office:string-value="URUGUAY" calcext:value-type="string">
            <text:p>URUGUAY</text:p>
          </table:table-cell>
          <table:table-cell table:formula="of:=MATCH(UPPER([.B249]);[.G$1:.G$278];0)" office:value-type="float" office:value="263" calcext:value-type="float">
            <text:p>263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 office:value-type="string" calcext:value-type="string">
            <text:p>USA</text:p>
          </table:table-cell>
          <table:table-cell table:style-name="ce1" table:formula="of:=INDEX([.H$1:.H$278];[.F250];1)" office:value-type="string" office:string-value="US" calcext:value-type="string">
            <text:p>US</text:p>
          </table:table-cell>
          <table:table-cell table:formula="of:=LEN([.A250])" office:value-type="float" office:value="2" calcext:value-type="float">
            <text:p>2</text:p>
          </table:table-cell>
          <table:table-cell table:formula="of:=LOOKUP([.B250];[.G$1:.G$278])" office:value-type="string" office:string-value="URUGUAY" calcext:value-type="string">
            <text:p>URUGUAY</text:p>
          </table:table-cell>
          <table:table-cell table:formula="of:=MATCH(UPPER([.B250]);[.G$1:.G$278];0)" office:value-type="float" office:value="263" calcext:value-type="float">
            <text:p>263</text:p>
          </table:table-cell>
          <table:table-cell office:value-type="string" calcext:value-type="string">
            <text:p>TOKELAU ISLANDS</text:p>
          </table:table-cell>
          <table:table-cell office:value-type="string" calcext:value-type="string">
            <text:p>TK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USA</text:p>
          </table:table-cell>
          <table:table-cell table:style-name="ce1" table:formula="of:=INDEX([.H$1:.H$278];[.F251];1)" office:value-type="string" office:string-value="US" calcext:value-type="string">
            <text:p>US</text:p>
          </table:table-cell>
          <table:table-cell table:formula="of:=LEN([.A251])" office:value-type="float" office:value="2" calcext:value-type="float">
            <text:p>2</text:p>
          </table:table-cell>
          <table:table-cell table:formula="of:=LOOKUP([.B251];[.G$1:.G$278])" office:value-type="string" office:string-value="URUGUAY" calcext:value-type="string">
            <text:p>URUGUAY</text:p>
          </table:table-cell>
          <table:table-cell table:formula="of:=MATCH(UPPER([.B251]);[.G$1:.G$278];0)" office:value-type="float" office:value="263" calcext:value-type="float">
            <text:p>263</text:p>
          </table:table-cell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USA</text:p>
          </table:table-cell>
          <table:table-cell table:style-name="ce1" table:formula="of:=INDEX([.H$1:.H$278];[.F252];1)" office:value-type="string" office:string-value="US" calcext:value-type="string">
            <text:p>US</text:p>
          </table:table-cell>
          <table:table-cell table:formula="of:=LEN([.A252])" office:value-type="float" office:value="2" calcext:value-type="float">
            <text:p>2</text:p>
          </table:table-cell>
          <table:table-cell table:formula="of:=LOOKUP([.B252];[.G$1:.G$278])" office:value-type="string" office:string-value="URUGUAY" calcext:value-type="string">
            <text:p>URUGUAY</text:p>
          </table:table-cell>
          <table:table-cell table:formula="of:=MATCH(UPPER([.B252]);[.G$1:.G$278];0)" office:value-type="float" office:value="263" calcext:value-type="float">
            <text:p>263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TT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Spain</text:p>
          </table:table-cell>
          <table:table-cell table:style-name="ce1" table:formula="of:=INDEX([.H$1:.H$278];[.F253];1)" office:value-type="string" office:string-value="ES" calcext:value-type="string">
            <text:p>ES</text:p>
          </table:table-cell>
          <table:table-cell table:formula="of:=LEN([.A253])" office:value-type="float" office:value="2" calcext:value-type="float">
            <text:p>2</text:p>
          </table:table-cell>
          <table:table-cell table:formula="of:=LOOKUP([.B253];[.G$1:.G$278])" office:value-type="string" office:string-value="SPAIN" calcext:value-type="string">
            <text:p>SPAIN</text:p>
          </table:table-cell>
          <table:table-cell table:formula="of:=MATCH(UPPER([.B253]);[.G$1:.G$278];0)" office:value-type="float" office:value="233" calcext:value-type="float">
            <text:p>233</text:p>
          </table:table-cell>
          <table:table-cell office:value-type="string" calcext:value-type="string">
            <text:p>TRISTAN DA CUNHA AND GOUGH ISLAND</text:p>
          </table:table-cell>
          <table:table-cell office:value-type="string" calcext:value-type="string">
            <text:p>1T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Spain</text:p>
          </table:table-cell>
          <table:table-cell table:style-name="ce1" table:formula="of:=INDEX([.H$1:.H$278];[.F254];1)" office:value-type="string" office:string-value="ES" calcext:value-type="string">
            <text:p>ES</text:p>
          </table:table-cell>
          <table:table-cell table:formula="of:=LEN([.A254])" office:value-type="float" office:value="2" calcext:value-type="float">
            <text:p>2</text:p>
          </table:table-cell>
          <table:table-cell table:formula="of:=LOOKUP([.B254];[.G$1:.G$278])" office:value-type="string" office:string-value="SPAIN" calcext:value-type="string">
            <text:p>SPAIN</text:p>
          </table:table-cell>
          <table:table-cell table:formula="of:=MATCH(UPPER([.B254]);[.G$1:.G$278];0)" office:value-type="float" office:value="233" calcext:value-type="float">
            <text:p>233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N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Spain</text:p>
          </table:table-cell>
          <table:table-cell table:style-name="ce1" table:formula="of:=INDEX([.H$1:.H$278];[.F255];1)" office:value-type="string" office:string-value="ES" calcext:value-type="string">
            <text:p>ES</text:p>
          </table:table-cell>
          <table:table-cell table:formula="of:=LEN([.A255])" office:value-type="float" office:value="2" calcext:value-type="float">
            <text:p>2</text:p>
          </table:table-cell>
          <table:table-cell table:formula="of:=LOOKUP([.B255];[.G$1:.G$278])" office:value-type="string" office:string-value="SPAIN" calcext:value-type="string">
            <text:p>SPAIN</text:p>
          </table:table-cell>
          <table:table-cell table:formula="of:=MATCH(UPPER([.B255]);[.G$1:.G$278];0)" office:value-type="float" office:value="233" calcext:value-type="float">
            <text:p>23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R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Pakistan</text:p>
          </table:table-cell>
          <table:table-cell table:style-name="ce1" table:formula="of:=INDEX([.H$1:.H$278];[.F256];1)" office:value-type="string" office:string-value="PK" calcext:value-type="string">
            <text:p>PK</text:p>
          </table:table-cell>
          <table:table-cell table:formula="of:=LEN([.A256])" office:value-type="float" office:value="2" calcext:value-type="float">
            <text:p>2</text:p>
          </table:table-cell>
          <table:table-cell table:formula="of:=LOOKUP([.B256];[.G$1:.G$278])" office:value-type="string" office:string-value="PAKISTAN" calcext:value-type="string">
            <text:p>PAKISTAN</text:p>
          </table:table-cell>
          <table:table-cell table:formula="of:=MATCH(UPPER([.B256]);[.G$1:.G$278];0)" office:value-type="float" office:value="187" calcext:value-type="float">
            <text:p>187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AQ</text:p>
          </table:table-cell>
          <table:table-cell office:value-type="string" calcext:value-type="string">
            <text:p>Pakistan</text:p>
          </table:table-cell>
          <table:table-cell table:style-name="ce1" table:formula="of:=INDEX([.H$1:.H$278];[.F257];1)" office:value-type="string" office:string-value="PK" calcext:value-type="string">
            <text:p>PK</text:p>
          </table:table-cell>
          <table:table-cell table:formula="of:=LEN([.A257])" office:value-type="float" office:value="2" calcext:value-type="float">
            <text:p>2</text:p>
          </table:table-cell>
          <table:table-cell table:formula="of:=LOOKUP([.B257];[.G$1:.G$278])" office:value-type="string" office:string-value="PAKISTAN" calcext:value-type="string">
            <text:p>PAKISTAN</text:p>
          </table:table-cell>
          <table:table-cell table:formula="of:=MATCH(UPPER([.B257]);[.G$1:.G$278];0)" office:value-type="float" office:value="187" calcext:value-type="float">
            <text:p>187</text:p>
          </table:table-cell>
          <table:table-cell office:value-type="string" calcext:value-type="string">
            <text:p>TURKS AND CAICOS ISLANDS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Pakistan</text:p>
          </table:table-cell>
          <table:table-cell table:style-name="ce1" table:formula="of:=INDEX([.H$1:.H$278];[.F258];1)" office:value-type="string" office:string-value="PK" calcext:value-type="string">
            <text:p>PK</text:p>
          </table:table-cell>
          <table:table-cell table:formula="of:=LEN([.A258])" office:value-type="float" office:value="2" calcext:value-type="float">
            <text:p>2</text:p>
          </table:table-cell>
          <table:table-cell table:formula="of:=LOOKUP([.B258];[.G$1:.G$278])" office:value-type="string" office:string-value="PAKISTAN" calcext:value-type="string">
            <text:p>PAKISTAN</text:p>
          </table:table-cell>
          <table:table-cell table:formula="of:=MATCH(UPPER([.B258]);[.G$1:.G$278];0)" office:value-type="float" office:value="187" calcext:value-type="float">
            <text:p>187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Pakistan</text:p>
          </table:table-cell>
          <table:table-cell table:style-name="ce1" table:formula="of:=INDEX([.H$1:.H$278];[.F259];1)" office:value-type="string" office:string-value="PK" calcext:value-type="string">
            <text:p>PK</text:p>
          </table:table-cell>
          <table:table-cell table:formula="of:=LEN([.A259])" office:value-type="float" office:value="2" calcext:value-type="float">
            <text:p>2</text:p>
          </table:table-cell>
          <table:table-cell table:formula="of:=LOOKUP([.B259];[.G$1:.G$278])" office:value-type="string" office:string-value="PAKISTAN" calcext:value-type="string">
            <text:p>PAKISTAN</text:p>
          </table:table-cell>
          <table:table-cell table:formula="of:=MATCH(UPPER([.B259]);[.G$1:.G$278];0)" office:value-type="float" office:value="187" calcext:value-type="float">
            <text:p>187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India</text:p>
          </table:table-cell>
          <table:table-cell table:style-name="ce1" table:formula="of:=INDEX([.H$1:.H$278];[.F260];1)" office:value-type="string" office:string-value="IN" calcext:value-type="string">
            <text:p>IN</text:p>
          </table:table-cell>
          <table:table-cell table:formula="of:=LEN([.A260])" office:value-type="float" office:value="2" calcext:value-type="float">
            <text:p>2</text:p>
          </table:table-cell>
          <table:table-cell table:formula="of:=LOOKUP([.B260];[.G$1:.G$278])" office:value-type="string" office:string-value="INDIA" calcext:value-type="string">
            <text:p>INDIA</text:p>
          </table:table-cell>
          <table:table-cell table:formula="of:=MATCH(UPPER([.B260]);[.G$1:.G$278];0)" office:value-type="float" office:value="115" calcext:value-type="float">
            <text:p>115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India</text:p>
          </table:table-cell>
          <table:table-cell table:style-name="ce1" table:formula="of:=INDEX([.H$1:.H$278];[.F261];1)" office:value-type="string" office:string-value="IN" calcext:value-type="string">
            <text:p>IN</text:p>
          </table:table-cell>
          <table:table-cell table:formula="of:=LEN([.A261])" office:value-type="float" office:value="2" calcext:value-type="float">
            <text:p>2</text:p>
          </table:table-cell>
          <table:table-cell table:formula="of:=LOOKUP([.B261];[.G$1:.G$278])" office:value-type="string" office:string-value="INDIA" calcext:value-type="string">
            <text:p>INDIA</text:p>
          </table:table-cell>
          <table:table-cell table:formula="of:=MATCH(UPPER([.B261]);[.G$1:.G$278];0)" office:value-type="float" office:value="115" calcext:value-type="float">
            <text:p>115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E</text:p>
          </table:table-cell>
        </table:table-row>
        <table:table-row table:style-name="ro1">
          <table:table-cell office:value-type="string" calcext:value-type="string">
            <text:p>AV</text:p>
          </table:table-cell>
          <table:table-cell office:value-type="string" calcext:value-type="string">
            <text:p>India</text:p>
          </table:table-cell>
          <table:table-cell table:style-name="ce1" table:formula="of:=INDEX([.H$1:.H$278];[.F262];1)" office:value-type="string" office:string-value="IN" calcext:value-type="string">
            <text:p>IN</text:p>
          </table:table-cell>
          <table:table-cell table:formula="of:=LEN([.A262])" office:value-type="float" office:value="2" calcext:value-type="float">
            <text:p>2</text:p>
          </table:table-cell>
          <table:table-cell table:formula="of:=LOOKUP([.B262];[.G$1:.G$278])" office:value-type="string" office:string-value="INDIA" calcext:value-type="string">
            <text:p>INDIA</text:p>
          </table:table-cell>
          <table:table-cell table:formula="of:=MATCH(UPPER([.B262]);[.G$1:.G$278];0)" office:value-type="float" office:value="115" calcext:value-type="float">
            <text:p>115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string" calcext:value-type="string">
            <text:p>AW</text:p>
          </table:table-cell>
          <table:table-cell office:value-type="string" calcext:value-type="string">
            <text:p>India</text:p>
          </table:table-cell>
          <table:table-cell table:style-name="ce1" table:formula="of:=INDEX([.H$1:.H$278];[.F263];1)" office:value-type="string" office:string-value="IN" calcext:value-type="string">
            <text:p>IN</text:p>
          </table:table-cell>
          <table:table-cell table:formula="of:=LEN([.A263])" office:value-type="float" office:value="2" calcext:value-type="float">
            <text:p>2</text:p>
          </table:table-cell>
          <table:table-cell table:formula="of:=LOOKUP([.B263];[.G$1:.G$278])" office:value-type="string" office:string-value="INDIA" calcext:value-type="string">
            <text:p>INDIA</text:p>
          </table:table-cell>
          <table:table-cell table:formula="of:=MATCH(UPPER([.B263]);[.G$1:.G$278];0)" office:value-type="float" office:value="115" calcext:value-type="float">
            <text:p>115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AX</text:p>
          </table:table-cell>
          <table:table-cell office:value-type="string" calcext:value-type="string">
            <text:p>Australia</text:p>
          </table:table-cell>
          <table:table-cell table:style-name="ce1" table:formula="of:=INDEX([.H$1:.H$278];[.F264];1)" office:value-type="string" office:string-value="AU" calcext:value-type="string">
            <text:p>AU</text:p>
          </table:table-cell>
          <table:table-cell table:formula="of:=LEN([.A264])" office:value-type="float" office:value="2" calcext:value-type="float">
            <text:p>2</text:p>
          </table:table-cell>
          <table:table-cell table:formula="of:=LOOKUP([.B264];[.G$1:.G$278])" office:value-type="string" office:string-value="AUSTRALIA" calcext:value-type="string">
            <text:p>AUSTRALIA</text:p>
          </table:table-cell>
          <table:table-cell table:formula="of:=MATCH(UPPER([.B264]);[.G$1:.G$278];0)" office:value-type="float" office:value="15" calcext:value-type="float">
            <text:p>15</text:p>
          </table:table-cell>
          <table:table-cell office:value-type="string" calcext:value-type="string">
            <text:p>UNITED STATES MINOR OUTLYING ISLANDS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 office:value-type="string" calcext:value-type="string">
            <text:p>AY</text:p>
          </table:table-cell>
          <table:table-cell office:value-type="string" calcext:value-type="string">
            <text:p>Argentina</text:p>
          </table:table-cell>
          <table:table-cell table:style-name="ce1" table:formula="of:=INDEX([.H$1:.H$278];[.F265];1)" office:value-type="string" office:string-value="AR" calcext:value-type="string">
            <text:p>AR</text:p>
          </table:table-cell>
          <table:table-cell table:formula="of:=LEN([.A265])" office:value-type="float" office:value="2" calcext:value-type="float">
            <text:p>2</text:p>
          </table:table-cell>
          <table:table-cell table:formula="of:=LOOKUP([.B265];[.G$1:.G$278])" office:value-type="string" office:string-value="ARGENTINA" calcext:value-type="string">
            <text:p>ARGENTINA</text:p>
          </table:table-cell>
          <table:table-cell table:formula="of:=MATCH(UPPER([.B265]);[.G$1:.G$278];0)" office:value-type="float" office:value="11" calcext:value-type="float">
            <text:p>11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Argentina</text:p>
          </table:table-cell>
          <table:table-cell table:style-name="ce1" table:formula="of:=INDEX([.H$1:.H$278];[.F266];1)" office:value-type="string" office:string-value="AR" calcext:value-type="string">
            <text:p>AR</text:p>
          </table:table-cell>
          <table:table-cell table:formula="of:=LEN([.A266])" office:value-type="float" office:value="2" calcext:value-type="float">
            <text:p>2</text:p>
          </table:table-cell>
          <table:table-cell table:formula="of:=LOOKUP([.B266];[.G$1:.G$278])" office:value-type="string" office:string-value="ARGENTINA" calcext:value-type="string">
            <text:p>ARGENTINA</text:p>
          </table:table-cell>
          <table:table-cell table:formula="of:=MATCH(UPPER([.B266]);[.G$1:.G$278];0)" office:value-type="float" office:value="11" calcext:value-type="float">
            <text:p>11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UZ</text:p>
          </table:table-cell>
        </table:table-row>
        <table:table-row table:style-name="ro1">
          <table:table-cell office:value-type="string" calcext:value-type="string">
            <text:p>BM</text:p>
          </table:table-cell>
          <table:table-cell office:value-type="string" calcext:value-type="string">
            <text:p>Taiwan</text:p>
          </table:table-cell>
          <table:table-cell table:style-name="ce1" table:formula="of:=INDEX([.H$1:.H$278];[.F267];1)" office:value-type="string" office:string-value="TW" calcext:value-type="string">
            <text:p>TW</text:p>
          </table:table-cell>
          <table:table-cell table:formula="of:=LEN([.A267])" office:value-type="float" office:value="2" calcext:value-type="float">
            <text:p>2</text:p>
          </table:table-cell>
          <table:table-cell table:formula="of:=LOOKUP([.B267];[.G$1:.G$278])" office:value-type="string" office:string-value="TAIWAN" calcext:value-type="string">
            <text:p>TAIWAN</text:p>
          </table:table-cell>
          <table:table-cell table:formula="of:=MATCH(UPPER([.B267]);[.G$1:.G$278];0)" office:value-type="float" office:value="243" calcext:value-type="float">
            <text:p>243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</table:table-row>
        <table:table-row table:style-name="ro1">
          <table:table-cell office:value-type="string" calcext:value-type="string">
            <text:p>BN</text:p>
          </table:table-cell>
          <table:table-cell office:value-type="string" calcext:value-type="string">
            <text:p>Taiwan</text:p>
          </table:table-cell>
          <table:table-cell table:style-name="ce1" table:formula="of:=INDEX([.H$1:.H$278];[.F268];1)" office:value-type="string" office:string-value="TW" calcext:value-type="string">
            <text:p>TW</text:p>
          </table:table-cell>
          <table:table-cell table:formula="of:=LEN([.A268])" office:value-type="float" office:value="2" calcext:value-type="float">
            <text:p>2</text:p>
          </table:table-cell>
          <table:table-cell table:formula="of:=LOOKUP([.B268];[.G$1:.G$278])" office:value-type="string" office:string-value="TAIWAN" calcext:value-type="string">
            <text:p>TAIWAN</text:p>
          </table:table-cell>
          <table:table-cell table:formula="of:=MATCH(UPPER([.B268]);[.G$1:.G$278];0)" office:value-type="float" office:value="243" calcext:value-type="float">
            <text:p>243</text:p>
          </table:table-cell>
          <table:table-cell office:value-type="string" calcext:value-type="string">
            <text:p>VATICAN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string" calcext:value-type="string">
            <text:p>BO</text:p>
          </table:table-cell>
          <table:table-cell office:value-type="string" calcext:value-type="string">
            <text:p>Taiwan</text:p>
          </table:table-cell>
          <table:table-cell table:style-name="ce1" table:formula="of:=INDEX([.H$1:.H$278];[.F269];1)" office:value-type="string" office:string-value="TW" calcext:value-type="string">
            <text:p>TW</text:p>
          </table:table-cell>
          <table:table-cell table:formula="of:=LEN([.A269])" office:value-type="float" office:value="2" calcext:value-type="float">
            <text:p>2</text:p>
          </table:table-cell>
          <table:table-cell table:formula="of:=LOOKUP([.B269];[.G$1:.G$278])" office:value-type="string" office:string-value="TAIWAN" calcext:value-type="string">
            <text:p>TAIWAN</text:p>
          </table:table-cell>
          <table:table-cell table:formula="of:=MATCH(UPPER([.B269]);[.G$1:.G$278];0)" office:value-type="float" office:value="243" calcext:value-type="float">
            <text:p>243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</text:p>
          </table:table-cell>
        </table:table-row>
        <table:table-row table:style-name="ro1">
          <table:table-cell office:value-type="string" calcext:value-type="string">
            <text:p>BP</text:p>
          </table:table-cell>
          <table:table-cell office:value-type="string" calcext:value-type="string">
            <text:p>Taiwan</text:p>
          </table:table-cell>
          <table:table-cell table:style-name="ce1" table:formula="of:=INDEX([.H$1:.H$278];[.F270];1)" office:value-type="string" office:string-value="TW" calcext:value-type="string">
            <text:p>TW</text:p>
          </table:table-cell>
          <table:table-cell table:formula="of:=LEN([.A270])" office:value-type="float" office:value="2" calcext:value-type="float">
            <text:p>2</text:p>
          </table:table-cell>
          <table:table-cell table:formula="of:=LOOKUP([.B270];[.G$1:.G$278])" office:value-type="string" office:string-value="TAIWAN" calcext:value-type="string">
            <text:p>TAIWAN</text:p>
          </table:table-cell>
          <table:table-cell table:formula="of:=MATCH(UPPER([.B270]);[.G$1:.G$278];0)" office:value-type="float" office:value="243" calcext:value-type="float">
            <text:p>243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</table:table-row>
        <table:table-row table:style-name="ro1">
          <table:table-cell office:value-type="string" calcext:value-type="string">
            <text:p>BQ</text:p>
          </table:table-cell>
          <table:table-cell office:value-type="string" calcext:value-type="string">
            <text:p>Taiwan</text:p>
          </table:table-cell>
          <table:table-cell table:style-name="ce1" table:formula="of:=INDEX([.H$1:.H$278];[.F271];1)" office:value-type="string" office:string-value="TW" calcext:value-type="string">
            <text:p>TW</text:p>
          </table:table-cell>
          <table:table-cell table:formula="of:=LEN([.A271])" office:value-type="float" office:value="2" calcext:value-type="float">
            <text:p>2</text:p>
          </table:table-cell>
          <table:table-cell table:formula="of:=LOOKUP([.B271];[.G$1:.G$278])" office:value-type="string" office:string-value="TAIWAN" calcext:value-type="string">
            <text:p>TAIWAN</text:p>
          </table:table-cell>
          <table:table-cell table:formula="of:=MATCH(UPPER([.B271]);[.G$1:.G$278];0)" office:value-type="float" office:value="243" calcext:value-type="float">
            <text:p>243</text:p>
          </table:table-cell>
          <table:table-cell office:value-type="string" calcext:value-type="string">
            <text:p>VIRGIN ISLANDS (BRITISH)</text:p>
          </table:table-cell>
          <table:table-cell office:value-type="string" calcext:value-type="string">
            <text:p>VG</text:p>
          </table:table-cell>
        </table:table-row>
        <table:table-row table:style-name="ro1">
          <table:table-cell office:value-type="string" calcext:value-type="string">
            <text:p>BU</text:p>
          </table:table-cell>
          <table:table-cell office:value-type="string" calcext:value-type="string">
            <text:p>Taiwan</text:p>
          </table:table-cell>
          <table:table-cell table:style-name="ce1" table:formula="of:=INDEX([.H$1:.H$278];[.F272];1)" office:value-type="string" office:string-value="TW" calcext:value-type="string">
            <text:p>TW</text:p>
          </table:table-cell>
          <table:table-cell table:formula="of:=LEN([.A272])" office:value-type="float" office:value="2" calcext:value-type="float">
            <text:p>2</text:p>
          </table:table-cell>
          <table:table-cell table:formula="of:=LOOKUP([.B272];[.G$1:.G$278])" office:value-type="string" office:string-value="TAIWAN" calcext:value-type="string">
            <text:p>TAIWAN</text:p>
          </table:table-cell>
          <table:table-cell table:formula="of:=MATCH(UPPER([.B272]);[.G$1:.G$278];0)" office:value-type="float" office:value="243" calcext:value-type="float">
            <text:p>243</text:p>
          </table:table-cell>
          <table:table-cell office:value-type="string" calcext:value-type="string">
            <text:p>VIRGIN ISLANDS (US)</text:p>
          </table:table-cell>
          <table:table-cell office:value-type="string" calcext:value-type="string">
            <text:p>VI</text:p>
          </table:table-cell>
        </table:table-row>
        <table:table-row table:style-name="ro1">
          <table:table-cell office:value-type="string" calcext:value-type="string">
            <text:p>BV</text:p>
          </table:table-cell>
          <table:table-cell office:value-type="string" calcext:value-type="string">
            <text:p>Taiwan</text:p>
          </table:table-cell>
          <table:table-cell table:style-name="ce1" table:formula="of:=INDEX([.H$1:.H$278];[.F273];1)" office:value-type="string" office:string-value="TW" calcext:value-type="string">
            <text:p>TW</text:p>
          </table:table-cell>
          <table:table-cell table:formula="of:=LEN([.A273])" office:value-type="float" office:value="2" calcext:value-type="float">
            <text:p>2</text:p>
          </table:table-cell>
          <table:table-cell table:formula="of:=LOOKUP([.B273];[.G$1:.G$278])" office:value-type="string" office:string-value="TAIWAN" calcext:value-type="string">
            <text:p>TAIWAN</text:p>
          </table:table-cell>
          <table:table-cell table:formula="of:=MATCH(UPPER([.B273]);[.G$1:.G$278];0)" office:value-type="float" office:value="243" calcext:value-type="float">
            <text:p>243</text:p>
          </table:table-cell>
          <table:table-cell office:value-type="string" calcext:value-type="string">
            <text:p>WALLIS AND FUTUNA ISLANDS</text:p>
          </table:table-cell>
          <table:table-cell office:value-type="string" calcext:value-type="string">
            <text:p>WF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string" calcext:value-type="string">
            <text:p>Taiwan</text:p>
          </table:table-cell>
          <table:table-cell table:style-name="ce1" table:formula="of:=INDEX([.H$1:.H$278];[.F274];1)" office:value-type="string" office:string-value="TW" calcext:value-type="string">
            <text:p>TW</text:p>
          </table:table-cell>
          <table:table-cell table:formula="of:=LEN([.A274])" office:value-type="float" office:value="2" calcext:value-type="float">
            <text:p>2</text:p>
          </table:table-cell>
          <table:table-cell table:formula="of:=LOOKUP([.B274];[.G$1:.G$278])" office:value-type="string" office:string-value="TAIWAN" calcext:value-type="string">
            <text:p>TAIWAN</text:p>
          </table:table-cell>
          <table:table-cell table:formula="of:=MATCH(UPPER([.B274]);[.G$1:.G$278];0)" office:value-type="float" office:value="243" calcext:value-type="float">
            <text:p>243</text:p>
          </table:table-cell>
          <table:table-cell office:value-type="string" calcext:value-type="string">
            <text:p>WESTERN KIRIBATI</text:p>
          </table:table-cell>
          <table:table-cell office:value-type="string" calcext:value-type="string">
            <text:p>5W</text:p>
          </table:table-cell>
        </table:table-row>
        <table:table-row table:style-name="ro1">
          <table:table-cell office:value-type="string" calcext:value-type="string">
            <text:p>BX</text:p>
          </table:table-cell>
          <table:table-cell office:value-type="string" calcext:value-type="string">
            <text:p>Taiwan</text:p>
          </table:table-cell>
          <table:table-cell table:style-name="ce1" table:formula="of:=INDEX([.H$1:.H$278];[.F275];1)" office:value-type="string" office:string-value="TW" calcext:value-type="string">
            <text:p>TW</text:p>
          </table:table-cell>
          <table:table-cell table:formula="of:=LEN([.A275])" office:value-type="float" office:value="2" calcext:value-type="float">
            <text:p>2</text:p>
          </table:table-cell>
          <table:table-cell table:formula="of:=LOOKUP([.B275];[.G$1:.G$278])" office:value-type="string" office:string-value="TAIWAN" calcext:value-type="string">
            <text:p>TAIWAN</text:p>
          </table:table-cell>
          <table:table-cell table:formula="of:=MATCH(UPPER([.B275]);[.G$1:.G$278];0)" office:value-type="float" office:value="243" calcext:value-type="float">
            <text:p>243</text:p>
          </table:table-cell>
          <table:table-cell office:value-type="string" calcext:value-type="string">
            <text:p>WESTERN SAHARA</text:p>
          </table:table-cell>
          <table:table-cell office:value-type="string" calcext:value-type="string">
            <text:p>EH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auru</text:p>
          </table:table-cell>
          <table:table-cell table:style-name="ce1" table:formula="of:=INDEX([.H$1:.H$278];[.F276];1)" office:value-type="string" office:string-value="NR" calcext:value-type="string">
            <text:p>NR</text:p>
          </table:table-cell>
          <table:table-cell table:formula="of:=LEN([.A276])" office:value-type="float" office:value="2" calcext:value-type="float">
            <text:p>2</text:p>
          </table:table-cell>
          <table:table-cell table:formula="of:=LOOKUP([.B276];[.G$1:.G$278])" office:value-type="string" office:string-value="NAURU" calcext:value-type="string">
            <text:p>NAURU</text:p>
          </table:table-cell>
          <table:table-cell table:formula="of:=MATCH(UPPER([.B276]);[.G$1:.G$278];0)" office:value-type="float" office:value="172" calcext:value-type="float">
            <text:p>17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ndorra</text:p>
          </table:table-cell>
          <table:table-cell table:style-name="ce1" table:formula="of:=INDEX([.H$1:.H$278];[.F277];1)" office:value-type="string" office:string-value="AD" calcext:value-type="string">
            <text:p>AD</text:p>
          </table:table-cell>
          <table:table-cell table:formula="of:=LEN([.A277])" office:value-type="float" office:value="2" calcext:value-type="float">
            <text:p>2</text:p>
          </table:table-cell>
          <table:table-cell table:formula="of:=LOOKUP([.B277];[.G$1:.G$278])" office:value-type="string" office:string-value="ANDORRA" calcext:value-type="string">
            <text:p>ANDORRA</text:p>
          </table:table-cell>
          <table:table-cell table:formula="of:=MATCH(UPPER([.B277]);[.G$1:.G$278];0)" office:value-type="float" office:value="6" calcext:value-type="float">
            <text:p>6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ZM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Cyprus</text:p>
          </table:table-cell>
          <table:table-cell table:style-name="ce1" table:formula="of:=INDEX([.H$1:.H$278];[.F278];1)" office:value-type="string" office:string-value="CY" calcext:value-type="string">
            <text:p>CY</text:p>
          </table:table-cell>
          <table:table-cell table:formula="of:=LEN([.A278])" office:value-type="float" office:value="2" calcext:value-type="float">
            <text:p>2</text:p>
          </table:table-cell>
          <table:table-cell table:formula="of:=LOOKUP([.B278];[.G$1:.G$278])" office:value-type="string" office:string-value="CYPRUS" calcext:value-type="string">
            <text:p>CYPRUS</text:p>
          </table:table-cell>
          <table:table-cell table:formula="of:=MATCH(UPPER([.B278]);[.G$1:.G$278];0)" office:value-type="float" office:value="69" calcext:value-type="float">
            <text:p>69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The Gambia</text:p>
          </table:table-cell>
          <table:table-cell table:formula="of:=INDEX([.H$1:.H$278];[.F279];1)" office:value-type="string" office:string-value="GM" calcext:value-type="string">
            <text:p>GM</text:p>
          </table:table-cell>
          <table:table-cell table:formula="of:=LEN([.A279])" office:value-type="float" office:value="2" calcext:value-type="float">
            <text:p>2</text:p>
          </table:table-cell>
          <table:table-cell table:formula="of:=LOOKUP([.B279];[.G$1:.G$278])" office:value-type="string" office:string-value="THE GAMBIA" calcext:value-type="string">
            <text:p>THE GAMBIA</text:p>
          </table:table-cell>
          <table:table-cell table:formula="of:=MATCH(UPPER([.B279]);[.G$1:.G$278];0)"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Bahamas</text:p>
          </table:table-cell>
          <table:table-cell table:formula="of:=INDEX([.H$1:.H$278];[.F280];1)" office:value-type="string" office:string-value="BS" calcext:value-type="string">
            <text:p>BS</text:p>
          </table:table-cell>
          <table:table-cell table:formula="of:=LEN([.A280])" office:value-type="float" office:value="2" calcext:value-type="float">
            <text:p>2</text:p>
          </table:table-cell>
          <table:table-cell table:formula="of:=LOOKUP([.B280];[.G$1:.G$278])" office:value-type="string" office:string-value="BAHAMAS" calcext:value-type="string">
            <text:p>BAHAMAS</text:p>
          </table:table-cell>
          <table:table-cell table:formula="of:=MATCH(UPPER([.B280]);[.G$1:.G$278];0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World Meteorological Organization</text:p>
          </table:table-cell>
          <table:table-cell/>
          <table:table-cell table:formula="of:=LEN([.A281])" office:value-type="float" office:value="2" calcext:value-type="float">
            <text:p>2</text:p>
          </table:table-cell>
          <table:table-cell table:formula="of:=LOOKUP([.B281];[.G$1:.G$278])" office:value-type="string" office:string-value="WESTERN SAHARA" calcext:value-type="string">
            <text:p>WESTERN SAHARA</text:p>
          </table:table-cell>
          <table:table-cell table:formula="of:=MATCH(UPPER([.B281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Mozambique</text:p>
          </table:table-cell>
          <table:table-cell table:formula="of:=INDEX([.H$1:.H$278];[.F282];1)" office:value-type="string" office:string-value="MZ" calcext:value-type="string">
            <text:p>MZ</text:p>
          </table:table-cell>
          <table:table-cell table:formula="of:=LEN([.A282])" office:value-type="float" office:value="2" calcext:value-type="float">
            <text:p>2</text:p>
          </table:table-cell>
          <table:table-cell table:formula="of:=LOOKUP([.B282];[.G$1:.G$278])" office:value-type="string" office:string-value="MOZAMBIQUE" calcext:value-type="string">
            <text:p>MOZAMBIQUE</text:p>
          </table:table-cell>
          <table:table-cell table:formula="of:=MATCH(UPPER([.B282]);[.G$1:.G$278];0)"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Mozambique</text:p>
          </table:table-cell>
          <table:table-cell table:formula="of:=INDEX([.H$1:.H$278];[.F283];1)" office:value-type="string" office:string-value="MZ" calcext:value-type="string">
            <text:p>MZ</text:p>
          </table:table-cell>
          <table:table-cell table:formula="of:=LEN([.A283])" office:value-type="float" office:value="2" calcext:value-type="float">
            <text:p>2</text:p>
          </table:table-cell>
          <table:table-cell table:formula="of:=LOOKUP([.B283];[.G$1:.G$278])" office:value-type="string" office:string-value="MOZAMBIQUE" calcext:value-type="string">
            <text:p>MOZAMBIQUE</text:p>
          </table:table-cell>
          <table:table-cell table:formula="of:=MATCH(UPPER([.B283]);[.G$1:.G$278];0)"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hile</text:p>
          </table:table-cell>
          <table:table-cell table:formula="of:=INDEX([.H$1:.H$278];[.F284];1)" office:value-type="string" office:string-value="CL" calcext:value-type="string">
            <text:p>CL</text:p>
          </table:table-cell>
          <table:table-cell table:formula="of:=LEN([.A284])" office:value-type="float" office:value="2" calcext:value-type="float">
            <text:p>2</text:p>
          </table:table-cell>
          <table:table-cell table:formula="of:=LOOKUP([.B284];[.G$1:.G$278])" office:value-type="string" office:string-value="CHILE" calcext:value-type="string">
            <text:p>CHILE</text:p>
          </table:table-cell>
          <table:table-cell table:formula="of:=MATCH(UPPER([.B284]);[.G$1:.G$278];0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Chile</text:p>
          </table:table-cell>
          <table:table-cell table:formula="of:=INDEX([.H$1:.H$278];[.F285];1)" office:value-type="string" office:string-value="CL" calcext:value-type="string">
            <text:p>CL</text:p>
          </table:table-cell>
          <table:table-cell table:formula="of:=LEN([.A285])" office:value-type="float" office:value="2" calcext:value-type="float">
            <text:p>2</text:p>
          </table:table-cell>
          <table:table-cell table:formula="of:=LOOKUP([.B285];[.G$1:.G$278])" office:value-type="string" office:string-value="CHILE" calcext:value-type="string">
            <text:p>CHILE</text:p>
          </table:table-cell>
          <table:table-cell table:formula="of:=MATCH(UPPER([.B285]);[.G$1:.G$278];0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hile</text:p>
          </table:table-cell>
          <table:table-cell table:formula="of:=INDEX([.H$1:.H$278];[.F286];1)" office:value-type="string" office:string-value="CL" calcext:value-type="string">
            <text:p>CL</text:p>
          </table:table-cell>
          <table:table-cell table:formula="of:=LEN([.A286])" office:value-type="float" office:value="2" calcext:value-type="float">
            <text:p>2</text:p>
          </table:table-cell>
          <table:table-cell table:formula="of:=LOOKUP([.B286];[.G$1:.G$278])" office:value-type="string" office:string-value="CHILE" calcext:value-type="string">
            <text:p>CHILE</text:p>
          </table:table-cell>
          <table:table-cell table:formula="of:=MATCH(UPPER([.B286]);[.G$1:.G$278];0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Chile</text:p>
          </table:table-cell>
          <table:table-cell table:formula="of:=INDEX([.H$1:.H$278];[.F287];1)" office:value-type="string" office:string-value="CL" calcext:value-type="string">
            <text:p>CL</text:p>
          </table:table-cell>
          <table:table-cell table:formula="of:=LEN([.A287])" office:value-type="float" office:value="2" calcext:value-type="float">
            <text:p>2</text:p>
          </table:table-cell>
          <table:table-cell table:formula="of:=LOOKUP([.B287];[.G$1:.G$278])" office:value-type="string" office:string-value="CHILE" calcext:value-type="string">
            <text:p>CHILE</text:p>
          </table:table-cell>
          <table:table-cell table:formula="of:=MATCH(UPPER([.B287]);[.G$1:.G$278];0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Chile</text:p>
          </table:table-cell>
          <table:table-cell table:formula="of:=INDEX([.H$1:.H$278];[.F288];1)" office:value-type="string" office:string-value="CL" calcext:value-type="string">
            <text:p>CL</text:p>
          </table:table-cell>
          <table:table-cell table:formula="of:=LEN([.A288])" office:value-type="float" office:value="2" calcext:value-type="float">
            <text:p>2</text:p>
          </table:table-cell>
          <table:table-cell table:formula="of:=LOOKUP([.B288];[.G$1:.G$278])" office:value-type="string" office:string-value="CHILE" calcext:value-type="string">
            <text:p>CHILE</text:p>
          </table:table-cell>
          <table:table-cell table:formula="of:=MATCH(UPPER([.B288]);[.G$1:.G$278];0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Canada</text:p>
          </table:table-cell>
          <table:table-cell table:formula="of:=INDEX([.H$1:.H$278];[.F289];1)" office:value-type="string" office:string-value="CA" calcext:value-type="string">
            <text:p>CA</text:p>
          </table:table-cell>
          <table:table-cell table:formula="of:=LEN([.A289])" office:value-type="float" office:value="2" calcext:value-type="float">
            <text:p>2</text:p>
          </table:table-cell>
          <table:table-cell table:formula="of:=LOOKUP([.B289];[.G$1:.G$278])" office:value-type="string" office:string-value="CANADA" calcext:value-type="string">
            <text:p>CANADA</text:p>
          </table:table-cell>
          <table:table-cell table:formula="of:=MATCH(UPPER([.B289]);[.G$1:.G$278];0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Canada</text:p>
          </table:table-cell>
          <table:table-cell table:formula="of:=INDEX([.H$1:.H$278];[.F290];1)" office:value-type="string" office:string-value="CA" calcext:value-type="string">
            <text:p>CA</text:p>
          </table:table-cell>
          <table:table-cell table:formula="of:=LEN([.A290])" office:value-type="float" office:value="2" calcext:value-type="float">
            <text:p>2</text:p>
          </table:table-cell>
          <table:table-cell table:formula="of:=LOOKUP([.B290];[.G$1:.G$278])" office:value-type="string" office:string-value="CANADA" calcext:value-type="string">
            <text:p>CANADA</text:p>
          </table:table-cell>
          <table:table-cell table:formula="of:=MATCH(UPPER([.B290]);[.G$1:.G$278];0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Canada</text:p>
          </table:table-cell>
          <table:table-cell table:formula="of:=INDEX([.H$1:.H$278];[.F291];1)" office:value-type="string" office:string-value="CA" calcext:value-type="string">
            <text:p>CA</text:p>
          </table:table-cell>
          <table:table-cell table:formula="of:=LEN([.A291])" office:value-type="float" office:value="2" calcext:value-type="float">
            <text:p>2</text:p>
          </table:table-cell>
          <table:table-cell table:formula="of:=LOOKUP([.B291];[.G$1:.G$278])" office:value-type="string" office:string-value="CANADA" calcext:value-type="string">
            <text:p>CANADA</text:p>
          </table:table-cell>
          <table:table-cell table:formula="of:=MATCH(UPPER([.B291]);[.G$1:.G$278];0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Canada</text:p>
          </table:table-cell>
          <table:table-cell table:formula="of:=INDEX([.H$1:.H$278];[.F292];1)" office:value-type="string" office:string-value="CA" calcext:value-type="string">
            <text:p>CA</text:p>
          </table:table-cell>
          <table:table-cell table:formula="of:=LEN([.A292])" office:value-type="float" office:value="2" calcext:value-type="float">
            <text:p>2</text:p>
          </table:table-cell>
          <table:table-cell table:formula="of:=LOOKUP([.B292];[.G$1:.G$278])" office:value-type="string" office:string-value="CANADA" calcext:value-type="string">
            <text:p>CANADA</text:p>
          </table:table-cell>
          <table:table-cell table:formula="of:=MATCH(UPPER([.B292]);[.G$1:.G$278];0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</text:p>
          </table:table-cell>
          <table:table-cell office:value-type="string" calcext:value-type="string">
            <text:p>Canada</text:p>
          </table:table-cell>
          <table:table-cell table:formula="of:=INDEX([.H$1:.H$278];[.F293];1)" office:value-type="string" office:string-value="CA" calcext:value-type="string">
            <text:p>CA</text:p>
          </table:table-cell>
          <table:table-cell table:formula="of:=LEN([.A293])" office:value-type="float" office:value="2" calcext:value-type="float">
            <text:p>2</text:p>
          </table:table-cell>
          <table:table-cell table:formula="of:=LOOKUP([.B293];[.G$1:.G$278])" office:value-type="string" office:string-value="CANADA" calcext:value-type="string">
            <text:p>CANADA</text:p>
          </table:table-cell>
          <table:table-cell table:formula="of:=MATCH(UPPER([.B293]);[.G$1:.G$278];0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</text:p>
          </table:table-cell>
          <table:table-cell office:value-type="string" calcext:value-type="string">
            <text:p>Canada</text:p>
          </table:table-cell>
          <table:table-cell table:formula="of:=INDEX([.H$1:.H$278];[.F294];1)" office:value-type="string" office:string-value="CA" calcext:value-type="string">
            <text:p>CA</text:p>
          </table:table-cell>
          <table:table-cell table:formula="of:=LEN([.A294])" office:value-type="float" office:value="2" calcext:value-type="float">
            <text:p>2</text:p>
          </table:table-cell>
          <table:table-cell table:formula="of:=LOOKUP([.B294];[.G$1:.G$278])" office:value-type="string" office:string-value="CANADA" calcext:value-type="string">
            <text:p>CANADA</text:p>
          </table:table-cell>
          <table:table-cell table:formula="of:=MATCH(UPPER([.B294]);[.G$1:.G$278];0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uba</text:p>
          </table:table-cell>
          <table:table-cell table:formula="of:=INDEX([.H$1:.H$278];[.F295];1)" office:value-type="string" office:string-value="CU" calcext:value-type="string">
            <text:p>CU</text:p>
          </table:table-cell>
          <table:table-cell table:formula="of:=LEN([.A295])" office:value-type="float" office:value="2" calcext:value-type="float">
            <text:p>2</text:p>
          </table:table-cell>
          <table:table-cell table:formula="of:=LOOKUP([.B295];[.G$1:.G$278])" office:value-type="string" office:string-value="CUBA" calcext:value-type="string">
            <text:p>CUBA</text:p>
          </table:table-cell>
          <table:table-cell table:formula="of:=MATCH(UPPER([.B295]);[.G$1:.G$278];0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Cuba</text:p>
          </table:table-cell>
          <table:table-cell table:formula="of:=INDEX([.H$1:.H$278];[.F296];1)" office:value-type="string" office:string-value="CU" calcext:value-type="string">
            <text:p>CU</text:p>
          </table:table-cell>
          <table:table-cell table:formula="of:=LEN([.A296])" office:value-type="float" office:value="2" calcext:value-type="float">
            <text:p>2</text:p>
          </table:table-cell>
          <table:table-cell table:formula="of:=LOOKUP([.B296];[.G$1:.G$278])" office:value-type="string" office:string-value="CUBA" calcext:value-type="string">
            <text:p>CUBA</text:p>
          </table:table-cell>
          <table:table-cell table:formula="of:=MATCH(UPPER([.B296]);[.G$1:.G$278];0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</text:p>
          </table:table-cell>
          <table:table-cell office:value-type="string" calcext:value-type="string">
            <text:p>Morocco</text:p>
          </table:table-cell>
          <table:table-cell table:formula="of:=INDEX([.H$1:.H$278];[.F297];1)" office:value-type="string" office:string-value="MA" calcext:value-type="string">
            <text:p>MA</text:p>
          </table:table-cell>
          <table:table-cell table:formula="of:=LEN([.A297])" office:value-type="float" office:value="2" calcext:value-type="float">
            <text:p>2</text:p>
          </table:table-cell>
          <table:table-cell table:formula="of:=LOOKUP([.B297];[.G$1:.G$278])" office:value-type="string" office:string-value="MOROCCO" calcext:value-type="string">
            <text:p>MOROCCO</text:p>
          </table:table-cell>
          <table:table-cell table:formula="of:=MATCH(UPPER([.B297]);[.G$1:.G$278];0)"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Cuba</text:p>
          </table:table-cell>
          <table:table-cell table:formula="of:=INDEX([.H$1:.H$278];[.F298];1)" office:value-type="string" office:string-value="CU" calcext:value-type="string">
            <text:p>CU</text:p>
          </table:table-cell>
          <table:table-cell table:formula="of:=LEN([.A298])" office:value-type="float" office:value="2" calcext:value-type="float">
            <text:p>2</text:p>
          </table:table-cell>
          <table:table-cell table:formula="of:=LOOKUP([.B298];[.G$1:.G$278])" office:value-type="string" office:string-value="CUBA" calcext:value-type="string">
            <text:p>CUBA</text:p>
          </table:table-cell>
          <table:table-cell table:formula="of:=MATCH(UPPER([.B298]);[.G$1:.G$278];0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Bolivia</text:p>
          </table:table-cell>
          <table:table-cell table:formula="of:=INDEX([.H$1:.H$278];[.F299];1)" office:value-type="string" office:string-value="BO" calcext:value-type="string">
            <text:p>BO</text:p>
          </table:table-cell>
          <table:table-cell table:formula="of:=LEN([.A299])" office:value-type="float" office:value="2" calcext:value-type="float">
            <text:p>2</text:p>
          </table:table-cell>
          <table:table-cell table:formula="of:=LOOKUP([.B299];[.G$1:.G$278])" office:value-type="string" office:string-value="BOLIVIA" calcext:value-type="string">
            <text:p>BOLIVIA</text:p>
          </table:table-cell>
          <table:table-cell table:formula="of:=MATCH(UPPER([.B299]);[.G$1:.G$278];0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</text:p>
          </table:table-cell>
          <table:table-cell office:value-type="string" calcext:value-type="string">
            <text:p>Portugal</text:p>
          </table:table-cell>
          <table:table-cell table:formula="of:=INDEX([.H$1:.H$278];[.F300];1)" office:value-type="string" office:string-value="PT" calcext:value-type="string">
            <text:p>PT</text:p>
          </table:table-cell>
          <table:table-cell table:formula="of:=LEN([.A300])" office:value-type="float" office:value="2" calcext:value-type="float">
            <text:p>2</text:p>
          </table:table-cell>
          <table:table-cell table:formula="of:=LOOKUP([.B300];[.G$1:.G$278])" office:value-type="string" office:string-value="PORTUGAL" calcext:value-type="string">
            <text:p>PORTUGAL</text:p>
          </table:table-cell>
          <table:table-cell table:formula="of:=MATCH(UPPER([.B300]);[.G$1:.G$278];0)"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Portugal</text:p>
          </table:table-cell>
          <table:table-cell table:formula="of:=INDEX([.H$1:.H$278];[.F301];1)" office:value-type="string" office:string-value="PT" calcext:value-type="string">
            <text:p>PT</text:p>
          </table:table-cell>
          <table:table-cell table:formula="of:=LEN([.A301])" office:value-type="float" office:value="2" calcext:value-type="float">
            <text:p>2</text:p>
          </table:table-cell>
          <table:table-cell table:formula="of:=LOOKUP([.B301];[.G$1:.G$278])" office:value-type="string" office:string-value="PORTUGAL" calcext:value-type="string">
            <text:p>PORTUGAL</text:p>
          </table:table-cell>
          <table:table-cell table:formula="of:=MATCH(UPPER([.B301]);[.G$1:.G$278];0)"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Portugal</text:p>
          </table:table-cell>
          <table:table-cell table:formula="of:=INDEX([.H$1:.H$278];[.F302];1)" office:value-type="string" office:string-value="PT" calcext:value-type="string">
            <text:p>PT</text:p>
          </table:table-cell>
          <table:table-cell table:formula="of:=LEN([.A302])" office:value-type="float" office:value="2" calcext:value-type="float">
            <text:p>2</text:p>
          </table:table-cell>
          <table:table-cell table:formula="of:=LOOKUP([.B302];[.G$1:.G$278])" office:value-type="string" office:string-value="PORTUGAL" calcext:value-type="string">
            <text:p>PORTUGAL</text:p>
          </table:table-cell>
          <table:table-cell table:formula="of:=MATCH(UPPER([.B302]);[.G$1:.G$278];0)"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Portugal</text:p>
          </table:table-cell>
          <table:table-cell table:formula="of:=INDEX([.H$1:.H$278];[.F303];1)" office:value-type="string" office:string-value="PT" calcext:value-type="string">
            <text:p>PT</text:p>
          </table:table-cell>
          <table:table-cell table:formula="of:=LEN([.A303])" office:value-type="float" office:value="2" calcext:value-type="float">
            <text:p>2</text:p>
          </table:table-cell>
          <table:table-cell table:formula="of:=LOOKUP([.B303];[.G$1:.G$278])" office:value-type="string" office:string-value="PORTUGAL" calcext:value-type="string">
            <text:p>PORTUGAL</text:p>
          </table:table-cell>
          <table:table-cell table:formula="of:=MATCH(UPPER([.B303]);[.G$1:.G$278];0)"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Portugal</text:p>
          </table:table-cell>
          <table:table-cell table:formula="of:=INDEX([.H$1:.H$278];[.F304];1)" office:value-type="string" office:string-value="PT" calcext:value-type="string">
            <text:p>PT</text:p>
          </table:table-cell>
          <table:table-cell table:formula="of:=LEN([.A304])" office:value-type="float" office:value="2" calcext:value-type="float">
            <text:p>2</text:p>
          </table:table-cell>
          <table:table-cell table:formula="of:=LOOKUP([.B304];[.G$1:.G$278])" office:value-type="string" office:string-value="PORTUGAL" calcext:value-type="string">
            <text:p>PORTUGAL</text:p>
          </table:table-cell>
          <table:table-cell table:formula="of:=MATCH(UPPER([.B304]);[.G$1:.G$278];0)"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</text:p>
          </table:table-cell>
          <table:table-cell office:value-type="string" calcext:value-type="string">
            <text:p>Uruguay</text:p>
          </table:table-cell>
          <table:table-cell table:formula="of:=INDEX([.H$1:.H$278];[.F305];1)" office:value-type="string" office:string-value="UY" calcext:value-type="string">
            <text:p>UY</text:p>
          </table:table-cell>
          <table:table-cell table:formula="of:=LEN([.A305])" office:value-type="float" office:value="2" calcext:value-type="float">
            <text:p>2</text:p>
          </table:table-cell>
          <table:table-cell table:formula="of:=LOOKUP([.B305];[.G$1:.G$278])" office:value-type="string" office:string-value="URUGUAY" calcext:value-type="string">
            <text:p>URUGUAY</text:p>
          </table:table-cell>
          <table:table-cell table:formula="of:=MATCH(UPPER([.B305]);[.G$1:.G$278];0)"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</text:p>
          </table:table-cell>
          <table:table-cell office:value-type="string" calcext:value-type="string">
            <text:p>Uruguay</text:p>
          </table:table-cell>
          <table:table-cell table:formula="of:=INDEX([.H$1:.H$278];[.F306];1)" office:value-type="string" office:string-value="UY" calcext:value-type="string">
            <text:p>UY</text:p>
          </table:table-cell>
          <table:table-cell table:formula="of:=LEN([.A306])" office:value-type="float" office:value="2" calcext:value-type="float">
            <text:p>2</text:p>
          </table:table-cell>
          <table:table-cell table:formula="of:=LOOKUP([.B306];[.G$1:.G$278])" office:value-type="string" office:string-value="URUGUAY" calcext:value-type="string">
            <text:p>URUGUAY</text:p>
          </table:table-cell>
          <table:table-cell table:formula="of:=MATCH(UPPER([.B306]);[.G$1:.G$278];0)"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</text:p>
          </table:table-cell>
          <table:table-cell office:value-type="string" calcext:value-type="string">
            <text:p>Uruguay</text:p>
          </table:table-cell>
          <table:table-cell table:formula="of:=INDEX([.H$1:.H$278];[.F307];1)" office:value-type="string" office:string-value="UY" calcext:value-type="string">
            <text:p>UY</text:p>
          </table:table-cell>
          <table:table-cell table:formula="of:=LEN([.A307])" office:value-type="float" office:value="2" calcext:value-type="float">
            <text:p>2</text:p>
          </table:table-cell>
          <table:table-cell table:formula="of:=LOOKUP([.B307];[.G$1:.G$278])" office:value-type="string" office:string-value="URUGUAY" calcext:value-type="string">
            <text:p>URUGUAY</text:p>
          </table:table-cell>
          <table:table-cell table:formula="of:=MATCH(UPPER([.B307]);[.G$1:.G$278];0)"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</text:p>
          </table:table-cell>
          <table:table-cell office:value-type="string" calcext:value-type="string">
            <text:p>Canada</text:p>
          </table:table-cell>
          <table:table-cell table:formula="of:=INDEX([.H$1:.H$278];[.F308];1)" office:value-type="string" office:string-value="CA" calcext:value-type="string">
            <text:p>CA</text:p>
          </table:table-cell>
          <table:table-cell table:formula="of:=LEN([.A308])" office:value-type="float" office:value="2" calcext:value-type="float">
            <text:p>2</text:p>
          </table:table-cell>
          <table:table-cell table:formula="of:=LOOKUP([.B308];[.G$1:.G$278])" office:value-type="string" office:string-value="CANADA" calcext:value-type="string">
            <text:p>CANADA</text:p>
          </table:table-cell>
          <table:table-cell table:formula="of:=MATCH(UPPER([.B308]);[.G$1:.G$278];0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</text:p>
          </table:table-cell>
          <table:table-cell office:value-type="string" calcext:value-type="string">
            <text:p>Canada</text:p>
          </table:table-cell>
          <table:table-cell table:formula="of:=INDEX([.H$1:.H$278];[.F309];1)" office:value-type="string" office:string-value="CA" calcext:value-type="string">
            <text:p>CA</text:p>
          </table:table-cell>
          <table:table-cell table:formula="of:=LEN([.A309])" office:value-type="float" office:value="2" calcext:value-type="float">
            <text:p>2</text:p>
          </table:table-cell>
          <table:table-cell table:formula="of:=LOOKUP([.B309];[.G$1:.G$278])" office:value-type="string" office:string-value="CANADA" calcext:value-type="string">
            <text:p>CANADA</text:p>
          </table:table-cell>
          <table:table-cell table:formula="of:=MATCH(UPPER([.B309]);[.G$1:.G$278];0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Donetsk</text:p>
          </table:table-cell>
          <table:table-cell/>
          <table:table-cell table:formula="of:=LEN([.A310])" office:value-type="float" office:value="2" calcext:value-type="float">
            <text:p>2</text:p>
          </table:table-cell>
          <table:table-cell table:formula="of:=LOOKUP([.B310];[.G$1:.G$278])" office:value-type="string" office:string-value="DOMINICAN REPUBLIC" calcext:value-type="string">
            <text:p>DOMINICAN REPUBLIC</text:p>
          </table:table-cell>
          <table:table-cell table:formula="of:=MATCH(UPPER([.B310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onetsk</text:p>
          </table:table-cell>
          <table:table-cell/>
          <table:table-cell table:formula="of:=LEN([.A311])" office:value-type="float" office:value="2" calcext:value-type="float">
            <text:p>2</text:p>
          </table:table-cell>
          <table:table-cell table:formula="of:=LOOKUP([.B311];[.G$1:.G$278])" office:value-type="string" office:string-value="DOMINICAN REPUBLIC" calcext:value-type="string">
            <text:p>DOMINICAN REPUBLIC</text:p>
          </table:table-cell>
          <table:table-cell table:formula="of:=MATCH(UPPER([.B311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Angola</text:p>
          </table:table-cell>
          <table:table-cell table:formula="of:=INDEX([.H$1:.H$278];[.F312];1)" office:value-type="string" office:string-value="AO" calcext:value-type="string">
            <text:p>AO</text:p>
          </table:table-cell>
          <table:table-cell table:formula="of:=LEN([.A312])" office:value-type="float" office:value="2" calcext:value-type="float">
            <text:p>2</text:p>
          </table:table-cell>
          <table:table-cell table:formula="of:=LOOKUP([.B312];[.G$1:.G$278])" office:value-type="string" office:string-value="ANGOLA" calcext:value-type="string">
            <text:p>ANGOLA</text:p>
          </table:table-cell>
          <table:table-cell table:formula="of:=MATCH(UPPER([.B312]);[.G$1:.G$278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Angola</text:p>
          </table:table-cell>
          <table:table-cell table:formula="of:=INDEX([.H$1:.H$278];[.F313];1)" office:value-type="string" office:string-value="AO" calcext:value-type="string">
            <text:p>AO</text:p>
          </table:table-cell>
          <table:table-cell table:formula="of:=LEN([.A313])" office:value-type="float" office:value="2" calcext:value-type="float">
            <text:p>2</text:p>
          </table:table-cell>
          <table:table-cell table:formula="of:=LOOKUP([.B313];[.G$1:.G$278])" office:value-type="string" office:string-value="ANGOLA" calcext:value-type="string">
            <text:p>ANGOLA</text:p>
          </table:table-cell>
          <table:table-cell table:formula="of:=MATCH(UPPER([.B313]);[.G$1:.G$278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Cape Verde</text:p>
          </table:table-cell>
          <table:table-cell table:formula="of:=INDEX([.H$1:.H$278];[.F314];1)" office:value-type="string" office:string-value="CV" calcext:value-type="string">
            <text:p>CV</text:p>
          </table:table-cell>
          <table:table-cell table:formula="of:=LEN([.A314])" office:value-type="float" office:value="2" calcext:value-type="float">
            <text:p>2</text:p>
          </table:table-cell>
          <table:table-cell table:formula="of:=LOOKUP([.B314];[.G$1:.G$278])" office:value-type="string" office:string-value="CAPE VERDE" calcext:value-type="string">
            <text:p>CAPE VERDE</text:p>
          </table:table-cell>
          <table:table-cell table:formula="of:=MATCH(UPPER([.B314]);[.G$1:.G$278];0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Liberia</text:p>
          </table:table-cell>
          <table:table-cell table:formula="of:=INDEX([.H$1:.H$278];[.F315];1)" office:value-type="string" office:string-value="LR" calcext:value-type="string">
            <text:p>LR</text:p>
          </table:table-cell>
          <table:table-cell table:formula="of:=LEN([.A315])" office:value-type="float" office:value="2" calcext:value-type="float">
            <text:p>2</text:p>
          </table:table-cell>
          <table:table-cell table:formula="of:=LOOKUP([.B315];[.G$1:.G$278])" office:value-type="string" office:string-value="LIBERIA" calcext:value-type="string">
            <text:p>LIBERIA</text:p>
          </table:table-cell>
          <table:table-cell table:formula="of:=MATCH(UPPER([.B315]);[.G$1:.G$278];0)"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Comoros</text:p>
          </table:table-cell>
          <table:table-cell table:formula="of:=INDEX([.H$1:.H$278];[.F316];1)" office:value-type="string" office:string-value="KM" calcext:value-type="string">
            <text:p>KM</text:p>
          </table:table-cell>
          <table:table-cell table:formula="of:=LEN([.A316])" office:value-type="float" office:value="2" calcext:value-type="float">
            <text:p>2</text:p>
          </table:table-cell>
          <table:table-cell table:formula="of:=LOOKUP([.B316];[.G$1:.G$278])" office:value-type="string" office:string-value="COMOROS" calcext:value-type="string">
            <text:p>COMOROS</text:p>
          </table:table-cell>
          <table:table-cell table:formula="of:=MATCH(UPPER([.B316]);[.G$1:.G$278];0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South Korea</text:p>
          </table:table-cell>
          <table:table-cell table:formula="of:=INDEX([.H$1:.H$278];[.F317];1)" office:value-type="string" office:string-value="KR" calcext:value-type="string">
            <text:p>KR</text:p>
          </table:table-cell>
          <table:table-cell table:formula="of:=LEN([.A317])" office:value-type="float" office:value="2" calcext:value-type="float">
            <text:p>2</text:p>
          </table:table-cell>
          <table:table-cell table:formula="of:=LOOKUP([.B317];[.G$1:.G$278])" office:value-type="string" office:string-value="SOUTH GEORGIA AND THE SOUTH SANDWICH ISLANDS" calcext:value-type="string">
            <text:p>SOUTH GEORGIA AND THE SOUTH SANDWICH ISLANDS</text:p>
          </table:table-cell>
          <table:table-cell table:formula="of:=MATCH(UPPER([.B317]);[.G$1:.G$278];0)"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South Korea</text:p>
          </table:table-cell>
          <table:table-cell table:formula="of:=INDEX([.H$1:.H$278];[.F318];1)" office:value-type="string" office:string-value="KR" calcext:value-type="string">
            <text:p>KR</text:p>
          </table:table-cell>
          <table:table-cell table:formula="of:=LEN([.A318])" office:value-type="float" office:value="2" calcext:value-type="float">
            <text:p>2</text:p>
          </table:table-cell>
          <table:table-cell table:formula="of:=LOOKUP([.B318];[.G$1:.G$278])" office:value-type="string" office:string-value="SOUTH GEORGIA AND THE SOUTH SANDWICH ISLANDS" calcext:value-type="string">
            <text:p>SOUTH GEORGIA AND THE SOUTH SANDWICH ISLANDS</text:p>
          </table:table-cell>
          <table:table-cell table:formula="of:=MATCH(UPPER([.B318]);[.G$1:.G$278];0)"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South Korea</text:p>
          </table:table-cell>
          <table:table-cell table:formula="of:=INDEX([.H$1:.H$278];[.F319];1)" office:value-type="string" office:string-value="KR" calcext:value-type="string">
            <text:p>KR</text:p>
          </table:table-cell>
          <table:table-cell table:formula="of:=LEN([.A319])" office:value-type="float" office:value="2" calcext:value-type="float">
            <text:p>2</text:p>
          </table:table-cell>
          <table:table-cell table:formula="of:=LOOKUP([.B319];[.G$1:.G$278])" office:value-type="string" office:string-value="SOUTH GEORGIA AND THE SOUTH SANDWICH ISLANDS" calcext:value-type="string">
            <text:p>SOUTH GEORGIA AND THE SOUTH SANDWICH ISLANDS</text:p>
          </table:table-cell>
          <table:table-cell table:formula="of:=MATCH(UPPER([.B319]);[.G$1:.G$278];0)"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Germany</text:p>
          </table:table-cell>
          <table:table-cell table:formula="of:=INDEX([.H$1:.H$278];[.F320];1)" office:value-type="string" office:string-value="DE" calcext:value-type="string">
            <text:p>DE</text:p>
          </table:table-cell>
          <table:table-cell table:formula="of:=LEN([.A320])" office:value-type="float" office:value="2" calcext:value-type="float">
            <text:p>2</text:p>
          </table:table-cell>
          <table:table-cell table:formula="of:=LOOKUP([.B320];[.G$1:.G$278])" office:value-type="string" office:string-value="GERMANY" calcext:value-type="string">
            <text:p>GERMANY</text:p>
          </table:table-cell>
          <table:table-cell table:formula="of:=MATCH(UPPER([.B320]);[.G$1:.G$278];0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</text:p>
          </table:table-cell>
          <table:table-cell office:value-type="string" calcext:value-type="string">
            <text:p>Germany</text:p>
          </table:table-cell>
          <table:table-cell table:formula="of:=INDEX([.H$1:.H$278];[.F321];1)" office:value-type="string" office:string-value="DE" calcext:value-type="string">
            <text:p>DE</text:p>
          </table:table-cell>
          <table:table-cell table:formula="of:=LEN([.A321])" office:value-type="float" office:value="2" calcext:value-type="float">
            <text:p>2</text:p>
          </table:table-cell>
          <table:table-cell table:formula="of:=LOOKUP([.B321];[.G$1:.G$278])" office:value-type="string" office:string-value="GERMANY" calcext:value-type="string">
            <text:p>GERMANY</text:p>
          </table:table-cell>
          <table:table-cell table:formula="of:=MATCH(UPPER([.B321]);[.G$1:.G$278];0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Germany</text:p>
          </table:table-cell>
          <table:table-cell table:formula="of:=INDEX([.H$1:.H$278];[.F322];1)" office:value-type="string" office:string-value="DE" calcext:value-type="string">
            <text:p>DE</text:p>
          </table:table-cell>
          <table:table-cell table:formula="of:=LEN([.A322])" office:value-type="float" office:value="2" calcext:value-type="float">
            <text:p>2</text:p>
          </table:table-cell>
          <table:table-cell table:formula="of:=LOOKUP([.B322];[.G$1:.G$278])" office:value-type="string" office:string-value="GERMANY" calcext:value-type="string">
            <text:p>GERMANY</text:p>
          </table:table-cell>
          <table:table-cell table:formula="of:=MATCH(UPPER([.B322]);[.G$1:.G$278];0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Germany</text:p>
          </table:table-cell>
          <table:table-cell table:formula="of:=INDEX([.H$1:.H$278];[.F323];1)" office:value-type="string" office:string-value="DE" calcext:value-type="string">
            <text:p>DE</text:p>
          </table:table-cell>
          <table:table-cell table:formula="of:=LEN([.A323])" office:value-type="float" office:value="2" calcext:value-type="float">
            <text:p>2</text:p>
          </table:table-cell>
          <table:table-cell table:formula="of:=LOOKUP([.B323];[.G$1:.G$278])" office:value-type="string" office:string-value="GERMANY" calcext:value-type="string">
            <text:p>GERMANY</text:p>
          </table:table-cell>
          <table:table-cell table:formula="of:=MATCH(UPPER([.B323]);[.G$1:.G$278];0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ermany</text:p>
          </table:table-cell>
          <table:table-cell table:formula="of:=INDEX([.H$1:.H$278];[.F324];1)" office:value-type="string" office:string-value="DE" calcext:value-type="string">
            <text:p>DE</text:p>
          </table:table-cell>
          <table:table-cell table:formula="of:=LEN([.A324])" office:value-type="float" office:value="2" calcext:value-type="float">
            <text:p>2</text:p>
          </table:table-cell>
          <table:table-cell table:formula="of:=LOOKUP([.B324];[.G$1:.G$278])" office:value-type="string" office:string-value="GERMANY" calcext:value-type="string">
            <text:p>GERMANY</text:p>
          </table:table-cell>
          <table:table-cell table:formula="of:=MATCH(UPPER([.B324]);[.G$1:.G$278];0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Germany</text:p>
          </table:table-cell>
          <table:table-cell table:formula="of:=INDEX([.H$1:.H$278];[.F325];1)" office:value-type="string" office:string-value="DE" calcext:value-type="string">
            <text:p>DE</text:p>
          </table:table-cell>
          <table:table-cell table:formula="of:=LEN([.A325])" office:value-type="float" office:value="2" calcext:value-type="float">
            <text:p>2</text:p>
          </table:table-cell>
          <table:table-cell table:formula="of:=LOOKUP([.B325];[.G$1:.G$278])" office:value-type="string" office:string-value="GERMANY" calcext:value-type="string">
            <text:p>GERMANY</text:p>
          </table:table-cell>
          <table:table-cell table:formula="of:=MATCH(UPPER([.B325]);[.G$1:.G$278];0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</text:p>
          </table:table-cell>
          <table:table-cell office:value-type="string" calcext:value-type="string">
            <text:p>Germany</text:p>
          </table:table-cell>
          <table:table-cell table:formula="of:=INDEX([.H$1:.H$278];[.F326];1)" office:value-type="string" office:string-value="DE" calcext:value-type="string">
            <text:p>DE</text:p>
          </table:table-cell>
          <table:table-cell table:formula="of:=LEN([.A326])" office:value-type="float" office:value="2" calcext:value-type="float">
            <text:p>2</text:p>
          </table:table-cell>
          <table:table-cell table:formula="of:=LOOKUP([.B326];[.G$1:.G$278])" office:value-type="string" office:string-value="GERMANY" calcext:value-type="string">
            <text:p>GERMANY</text:p>
          </table:table-cell>
          <table:table-cell table:formula="of:=MATCH(UPPER([.B326]);[.G$1:.G$278];0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</text:p>
          </table:table-cell>
          <table:table-cell office:value-type="string" calcext:value-type="string">
            <text:p>Germany</text:p>
          </table:table-cell>
          <table:table-cell table:formula="of:=INDEX([.H$1:.H$278];[.F327];1)" office:value-type="string" office:string-value="DE" calcext:value-type="string">
            <text:p>DE</text:p>
          </table:table-cell>
          <table:table-cell table:formula="of:=LEN([.A327])" office:value-type="float" office:value="2" calcext:value-type="float">
            <text:p>2</text:p>
          </table:table-cell>
          <table:table-cell table:formula="of:=LOOKUP([.B327];[.G$1:.G$278])" office:value-type="string" office:string-value="GERMANY" calcext:value-type="string">
            <text:p>GERMANY</text:p>
          </table:table-cell>
          <table:table-cell table:formula="of:=MATCH(UPPER([.B327]);[.G$1:.G$278];0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Germany</text:p>
          </table:table-cell>
          <table:table-cell table:formula="of:=INDEX([.H$1:.H$278];[.F328];1)" office:value-type="string" office:string-value="DE" calcext:value-type="string">
            <text:p>DE</text:p>
          </table:table-cell>
          <table:table-cell table:formula="of:=LEN([.A328])" office:value-type="float" office:value="2" calcext:value-type="float">
            <text:p>2</text:p>
          </table:table-cell>
          <table:table-cell table:formula="of:=LOOKUP([.B328];[.G$1:.G$278])" office:value-type="string" office:string-value="GERMANY" calcext:value-type="string">
            <text:p>GERMANY</text:p>
          </table:table-cell>
          <table:table-cell table:formula="of:=MATCH(UPPER([.B328]);[.G$1:.G$278];0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</text:p>
          </table:table-cell>
          <table:table-cell office:value-type="string" calcext:value-type="string">
            <text:p>Germany</text:p>
          </table:table-cell>
          <table:table-cell table:formula="of:=INDEX([.H$1:.H$278];[.F329];1)" office:value-type="string" office:string-value="DE" calcext:value-type="string">
            <text:p>DE</text:p>
          </table:table-cell>
          <table:table-cell table:formula="of:=LEN([.A329])" office:value-type="float" office:value="2" calcext:value-type="float">
            <text:p>2</text:p>
          </table:table-cell>
          <table:table-cell table:formula="of:=LOOKUP([.B329];[.G$1:.G$278])" office:value-type="string" office:string-value="GERMANY" calcext:value-type="string">
            <text:p>GERMANY</text:p>
          </table:table-cell>
          <table:table-cell table:formula="of:=MATCH(UPPER([.B329]);[.G$1:.G$278];0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</text:p>
          </table:table-cell>
          <table:table-cell office:value-type="string" calcext:value-type="string">
            <text:p>Germany</text:p>
          </table:table-cell>
          <table:table-cell table:formula="of:=INDEX([.H$1:.H$278];[.F330];1)" office:value-type="string" office:string-value="DE" calcext:value-type="string">
            <text:p>DE</text:p>
          </table:table-cell>
          <table:table-cell table:formula="of:=LEN([.A330])" office:value-type="float" office:value="2" calcext:value-type="float">
            <text:p>2</text:p>
          </table:table-cell>
          <table:table-cell table:formula="of:=LOOKUP([.B330];[.G$1:.G$278])" office:value-type="string" office:string-value="GERMANY" calcext:value-type="string">
            <text:p>GERMANY</text:p>
          </table:table-cell>
          <table:table-cell table:formula="of:=MATCH(UPPER([.B330]);[.G$1:.G$278];0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</text:p>
          </table:table-cell>
          <table:table-cell office:value-type="string" calcext:value-type="string">
            <text:p>Germany</text:p>
          </table:table-cell>
          <table:table-cell table:formula="of:=INDEX([.H$1:.H$278];[.F331];1)" office:value-type="string" office:string-value="DE" calcext:value-type="string">
            <text:p>DE</text:p>
          </table:table-cell>
          <table:table-cell table:formula="of:=LEN([.A331])" office:value-type="float" office:value="2" calcext:value-type="float">
            <text:p>2</text:p>
          </table:table-cell>
          <table:table-cell table:formula="of:=LOOKUP([.B331];[.G$1:.G$278])" office:value-type="string" office:string-value="GERMANY" calcext:value-type="string">
            <text:p>GERMANY</text:p>
          </table:table-cell>
          <table:table-cell table:formula="of:=MATCH(UPPER([.B331]);[.G$1:.G$278];0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</text:p>
          </table:table-cell>
          <table:table-cell office:value-type="string" calcext:value-type="string">
            <text:p>Germany</text:p>
          </table:table-cell>
          <table:table-cell table:formula="of:=INDEX([.H$1:.H$278];[.F332];1)" office:value-type="string" office:string-value="DE" calcext:value-type="string">
            <text:p>DE</text:p>
          </table:table-cell>
          <table:table-cell table:formula="of:=LEN([.A332])" office:value-type="float" office:value="2" calcext:value-type="float">
            <text:p>2</text:p>
          </table:table-cell>
          <table:table-cell table:formula="of:=LOOKUP([.B332];[.G$1:.G$278])" office:value-type="string" office:string-value="GERMANY" calcext:value-type="string">
            <text:p>GERMANY</text:p>
          </table:table-cell>
          <table:table-cell table:formula="of:=MATCH(UPPER([.B332]);[.G$1:.G$278];0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</text:p>
          </table:table-cell>
          <table:table-cell office:value-type="string" calcext:value-type="string">
            <text:p>Germany</text:p>
          </table:table-cell>
          <table:table-cell table:formula="of:=INDEX([.H$1:.H$278];[.F333];1)" office:value-type="string" office:string-value="DE" calcext:value-type="string">
            <text:p>DE</text:p>
          </table:table-cell>
          <table:table-cell table:formula="of:=LEN([.A333])" office:value-type="float" office:value="2" calcext:value-type="float">
            <text:p>2</text:p>
          </table:table-cell>
          <table:table-cell table:formula="of:=LOOKUP([.B333];[.G$1:.G$278])" office:value-type="string" office:string-value="GERMANY" calcext:value-type="string">
            <text:p>GERMANY</text:p>
          </table:table-cell>
          <table:table-cell table:formula="of:=MATCH(UPPER([.B333]);[.G$1:.G$278];0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Germany</text:p>
          </table:table-cell>
          <table:table-cell table:formula="of:=INDEX([.H$1:.H$278];[.F334];1)" office:value-type="string" office:string-value="DE" calcext:value-type="string">
            <text:p>DE</text:p>
          </table:table-cell>
          <table:table-cell table:formula="of:=LEN([.A334])" office:value-type="float" office:value="2" calcext:value-type="float">
            <text:p>2</text:p>
          </table:table-cell>
          <table:table-cell table:formula="of:=LOOKUP([.B334];[.G$1:.G$278])" office:value-type="string" office:string-value="GERMANY" calcext:value-type="string">
            <text:p>GERMANY</text:p>
          </table:table-cell>
          <table:table-cell table:formula="of:=MATCH(UPPER([.B334]);[.G$1:.G$278];0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</text:p>
          </table:table-cell>
          <table:table-cell office:value-type="string" calcext:value-type="string">
            <text:p>Germany</text:p>
          </table:table-cell>
          <table:table-cell table:formula="of:=INDEX([.H$1:.H$278];[.F335];1)" office:value-type="string" office:string-value="DE" calcext:value-type="string">
            <text:p>DE</text:p>
          </table:table-cell>
          <table:table-cell table:formula="of:=LEN([.A335])" office:value-type="float" office:value="2" calcext:value-type="float">
            <text:p>2</text:p>
          </table:table-cell>
          <table:table-cell table:formula="of:=LOOKUP([.B335];[.G$1:.G$278])" office:value-type="string" office:string-value="GERMANY" calcext:value-type="string">
            <text:p>GERMANY</text:p>
          </table:table-cell>
          <table:table-cell table:formula="of:=MATCH(UPPER([.B335]);[.G$1:.G$278];0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</text:p>
          </table:table-cell>
          <table:table-cell office:value-type="string" calcext:value-type="string">
            <text:p>Germany</text:p>
          </table:table-cell>
          <table:table-cell table:formula="of:=INDEX([.H$1:.H$278];[.F336];1)" office:value-type="string" office:string-value="DE" calcext:value-type="string">
            <text:p>DE</text:p>
          </table:table-cell>
          <table:table-cell table:formula="of:=LEN([.A336])" office:value-type="float" office:value="2" calcext:value-type="float">
            <text:p>2</text:p>
          </table:table-cell>
          <table:table-cell table:formula="of:=LOOKUP([.B336];[.G$1:.G$278])" office:value-type="string" office:string-value="GERMANY" calcext:value-type="string">
            <text:p>GERMANY</text:p>
          </table:table-cell>
          <table:table-cell table:formula="of:=MATCH(UPPER([.B336]);[.G$1:.G$278];0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</text:p>
          </table:table-cell>
          <table:table-cell office:value-type="string" calcext:value-type="string">
            <text:p>Germany</text:p>
          </table:table-cell>
          <table:table-cell table:formula="of:=INDEX([.H$1:.H$278];[.F337];1)" office:value-type="string" office:string-value="DE" calcext:value-type="string">
            <text:p>DE</text:p>
          </table:table-cell>
          <table:table-cell table:formula="of:=LEN([.A337])" office:value-type="float" office:value="2" calcext:value-type="float">
            <text:p>2</text:p>
          </table:table-cell>
          <table:table-cell table:formula="of:=LOOKUP([.B337];[.G$1:.G$278])" office:value-type="string" office:string-value="GERMANY" calcext:value-type="string">
            <text:p>GERMANY</text:p>
          </table:table-cell>
          <table:table-cell table:formula="of:=MATCH(UPPER([.B337]);[.G$1:.G$278];0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</text:p>
          </table:table-cell>
          <table:table-cell office:value-type="string" calcext:value-type="string">
            <text:p>South Korea</text:p>
          </table:table-cell>
          <table:table-cell table:formula="of:=INDEX([.H$1:.H$278];[.F338];1)" office:value-type="string" office:string-value="KR" calcext:value-type="string">
            <text:p>KR</text:p>
          </table:table-cell>
          <table:table-cell table:formula="of:=LEN([.A338])" office:value-type="float" office:value="2" calcext:value-type="float">
            <text:p>2</text:p>
          </table:table-cell>
          <table:table-cell table:formula="of:=LOOKUP([.B338];[.G$1:.G$278])" office:value-type="string" office:string-value="SOUTH GEORGIA AND THE SOUTH SANDWICH ISLANDS" calcext:value-type="string">
            <text:p>SOUTH GEORGIA AND THE SOUTH SANDWICH ISLANDS</text:p>
          </table:table-cell>
          <table:table-cell table:formula="of:=MATCH(UPPER([.B338]);[.G$1:.G$278];0)"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South Korea</text:p>
          </table:table-cell>
          <table:table-cell table:formula="of:=INDEX([.H$1:.H$278];[.F339];1)" office:value-type="string" office:string-value="KR" calcext:value-type="string">
            <text:p>KR</text:p>
          </table:table-cell>
          <table:table-cell table:formula="of:=LEN([.A339])" office:value-type="float" office:value="2" calcext:value-type="float">
            <text:p>2</text:p>
          </table:table-cell>
          <table:table-cell table:formula="of:=LOOKUP([.B339];[.G$1:.G$278])" office:value-type="string" office:string-value="SOUTH GEORGIA AND THE SOUTH SANDWICH ISLANDS" calcext:value-type="string">
            <text:p>SOUTH GEORGIA AND THE SOUTH SANDWICH ISLANDS</text:p>
          </table:table-cell>
          <table:table-cell table:formula="of:=MATCH(UPPER([.B339]);[.G$1:.G$278];0)"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Philippines</text:p>
          </table:table-cell>
          <table:table-cell table:formula="of:=INDEX([.H$1:.H$278];[.F340];1)" office:value-type="string" office:string-value="PH" calcext:value-type="string">
            <text:p>PH</text:p>
          </table:table-cell>
          <table:table-cell table:formula="of:=LEN([.A340])" office:value-type="float" office:value="2" calcext:value-type="float">
            <text:p>2</text:p>
          </table:table-cell>
          <table:table-cell table:formula="of:=LOOKUP([.B340];[.G$1:.G$278])" office:value-type="string" office:string-value="PHILIPPINES" calcext:value-type="string">
            <text:p>PHILIPPINES</text:p>
          </table:table-cell>
          <table:table-cell table:formula="of:=MATCH(UPPER([.B340]);[.G$1:.G$278];0)"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</text:p>
          </table:table-cell>
          <table:table-cell office:value-type="string" calcext:value-type="string">
            <text:p>Philippines</text:p>
          </table:table-cell>
          <table:table-cell table:formula="of:=INDEX([.H$1:.H$278];[.F341];1)" office:value-type="string" office:string-value="PH" calcext:value-type="string">
            <text:p>PH</text:p>
          </table:table-cell>
          <table:table-cell table:formula="of:=LEN([.A341])" office:value-type="float" office:value="2" calcext:value-type="float">
            <text:p>2</text:p>
          </table:table-cell>
          <table:table-cell table:formula="of:=LOOKUP([.B341];[.G$1:.G$278])" office:value-type="string" office:string-value="PHILIPPINES" calcext:value-type="string">
            <text:p>PHILIPPINES</text:p>
          </table:table-cell>
          <table:table-cell table:formula="of:=MATCH(UPPER([.B341]);[.G$1:.G$278];0)"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</text:p>
          </table:table-cell>
          <table:table-cell office:value-type="string" calcext:value-type="string">
            <text:p>Philippines</text:p>
          </table:table-cell>
          <table:table-cell table:formula="of:=INDEX([.H$1:.H$278];[.F342];1)" office:value-type="string" office:string-value="PH" calcext:value-type="string">
            <text:p>PH</text:p>
          </table:table-cell>
          <table:table-cell table:formula="of:=LEN([.A342])" office:value-type="float" office:value="2" calcext:value-type="float">
            <text:p>2</text:p>
          </table:table-cell>
          <table:table-cell table:formula="of:=LOOKUP([.B342];[.G$1:.G$278])" office:value-type="string" office:string-value="PHILIPPINES" calcext:value-type="string">
            <text:p>PHILIPPINES</text:p>
          </table:table-cell>
          <table:table-cell table:formula="of:=MATCH(UPPER([.B342]);[.G$1:.G$278];0)"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Philippines</text:p>
          </table:table-cell>
          <table:table-cell table:formula="of:=INDEX([.H$1:.H$278];[.F343];1)" office:value-type="string" office:string-value="PH" calcext:value-type="string">
            <text:p>PH</text:p>
          </table:table-cell>
          <table:table-cell table:formula="of:=LEN([.A343])" office:value-type="float" office:value="2" calcext:value-type="float">
            <text:p>2</text:p>
          </table:table-cell>
          <table:table-cell table:formula="of:=LOOKUP([.B343];[.G$1:.G$278])" office:value-type="string" office:string-value="PHILIPPINES" calcext:value-type="string">
            <text:p>PHILIPPINES</text:p>
          </table:table-cell>
          <table:table-cell table:formula="of:=MATCH(UPPER([.B343]);[.G$1:.G$278];0)"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Philippines</text:p>
          </table:table-cell>
          <table:table-cell table:formula="of:=INDEX([.H$1:.H$278];[.F344];1)" office:value-type="string" office:string-value="PH" calcext:value-type="string">
            <text:p>PH</text:p>
          </table:table-cell>
          <table:table-cell table:formula="of:=LEN([.A344])" office:value-type="float" office:value="2" calcext:value-type="float">
            <text:p>2</text:p>
          </table:table-cell>
          <table:table-cell table:formula="of:=LOOKUP([.B344];[.G$1:.G$278])" office:value-type="string" office:string-value="PHILIPPINES" calcext:value-type="string">
            <text:p>PHILIPPINES</text:p>
          </table:table-cell>
          <table:table-cell table:formula="of:=MATCH(UPPER([.B344]);[.G$1:.G$278];0)"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Philippines</text:p>
          </table:table-cell>
          <table:table-cell table:formula="of:=INDEX([.H$1:.H$278];[.F345];1)" office:value-type="string" office:string-value="PH" calcext:value-type="string">
            <text:p>PH</text:p>
          </table:table-cell>
          <table:table-cell table:formula="of:=LEN([.A345])" office:value-type="float" office:value="2" calcext:value-type="float">
            <text:p>2</text:p>
          </table:table-cell>
          <table:table-cell table:formula="of:=LOOKUP([.B345];[.G$1:.G$278])" office:value-type="string" office:string-value="PHILIPPINES" calcext:value-type="string">
            <text:p>PHILIPPINES</text:p>
          </table:table-cell>
          <table:table-cell table:formula="of:=MATCH(UPPER([.B345]);[.G$1:.G$278];0)"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Thailand</text:p>
          </table:table-cell>
          <table:table-cell table:formula="of:=INDEX([.H$1:.H$278];[.F346];1)" office:value-type="string" office:string-value="TH" calcext:value-type="string">
            <text:p>TH</text:p>
          </table:table-cell>
          <table:table-cell table:formula="of:=LEN([.A346])" office:value-type="float" office:value="2" calcext:value-type="float">
            <text:p>2</text:p>
          </table:table-cell>
          <table:table-cell table:formula="of:=LOOKUP([.B346];[.G$1:.G$278])" office:value-type="string" office:string-value="THAILAND" calcext:value-type="string">
            <text:p>THAILAND</text:p>
          </table:table-cell>
          <table:table-cell table:formula="of:=MATCH(UPPER([.B346]);[.G$1:.G$278];0)"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Eritrea</text:p>
          </table:table-cell>
          <table:table-cell table:formula="of:=INDEX([.H$1:.H$278];[.F347];1)" office:value-type="string" office:string-value="ER" calcext:value-type="string">
            <text:p>ER</text:p>
          </table:table-cell>
          <table:table-cell table:formula="of:=LEN([.A347])" office:value-type="float" office:value="2" calcext:value-type="float">
            <text:p>2</text:p>
          </table:table-cell>
          <table:table-cell table:formula="of:=LOOKUP([.B347];[.G$1:.G$278])" office:value-type="string" office:string-value="ERITREA" calcext:value-type="string">
            <text:p>ERITREA</text:p>
          </table:table-cell>
          <table:table-cell table:formula="of:=MATCH(UPPER([.B347]);[.G$1:.G$278];0)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Palestine</text:p>
          </table:table-cell>
          <table:table-cell table:formula="of:=INDEX([.H$1:.H$278];[.F348];1)" office:value-type="string" office:string-value="PS" calcext:value-type="string">
            <text:p>PS</text:p>
          </table:table-cell>
          <table:table-cell table:formula="of:=LEN([.A348])" office:value-type="float" office:value="2" calcext:value-type="float">
            <text:p>2</text:p>
          </table:table-cell>
          <table:table-cell table:formula="of:=LOOKUP([.B348];[.G$1:.G$278])" office:value-type="string" office:string-value="PALESTINE" calcext:value-type="string">
            <text:p>PALESTINE</text:p>
          </table:table-cell>
          <table:table-cell table:formula="of:=MATCH(UPPER([.B348]);[.G$1:.G$278];0)"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Cook Islands</text:p>
          </table:table-cell>
          <table:table-cell table:formula="of:=INDEX([.H$1:.H$278];[.F349];1)" office:value-type="string" office:string-value="CK" calcext:value-type="string">
            <text:p>CK</text:p>
          </table:table-cell>
          <table:table-cell table:formula="of:=LEN([.A349])" office:value-type="float" office:value="2" calcext:value-type="float">
            <text:p>2</text:p>
          </table:table-cell>
          <table:table-cell table:formula="of:=LOOKUP([.B349];[.G$1:.G$278])" office:value-type="string" office:string-value="COOK ISLANDS" calcext:value-type="string">
            <text:p>COOK ISLANDS</text:p>
          </table:table-cell>
          <table:table-cell table:formula="of:=MATCH(UPPER([.B349]);[.G$1:.G$278];0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Niue</text:p>
          </table:table-cell>
          <table:table-cell table:formula="of:=INDEX([.H$1:.H$278];[.F350];1)" office:value-type="string" office:string-value="NU" calcext:value-type="string">
            <text:p>NU</text:p>
          </table:table-cell>
          <table:table-cell table:formula="of:=LEN([.A350])" office:value-type="float" office:value="2" calcext:value-type="float">
            <text:p>2</text:p>
          </table:table-cell>
          <table:table-cell table:formula="of:=LOOKUP([.B350];[.G$1:.G$278])" office:value-type="string" office:string-value="NIUE" calcext:value-type="string">
            <text:p>NIUE</text:p>
          </table:table-cell>
          <table:table-cell table:formula="of:=MATCH(UPPER([.B350]);[.G$1:.G$278];0)"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Bosnia and Herzegovina</text:p>
          </table:table-cell>
          <table:table-cell table:formula="of:=INDEX([.H$1:.H$278];[.F351];1)" office:value-type="string" office:string-value="BA" calcext:value-type="string">
            <text:p>BA</text:p>
          </table:table-cell>
          <table:table-cell table:formula="of:=LEN([.A351])" office:value-type="float" office:value="2" calcext:value-type="float">
            <text:p>2</text:p>
          </table:table-cell>
          <table:table-cell table:formula="of:=LOOKUP([.B351];[.G$1:.G$278])" office:value-type="string" office:string-value="BOSNIA AND HERZEGOVINA" calcext:value-type="string">
            <text:p>BOSNIA AND HERZEGOVINA</text:p>
          </table:table-cell>
          <table:table-cell table:formula="of:=MATCH(UPPER([.B351]);[.G$1:.G$278];0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Spain</text:p>
          </table:table-cell>
          <table:table-cell table:formula="of:=INDEX([.H$1:.H$278];[.F352];1)" office:value-type="string" office:string-value="ES" calcext:value-type="string">
            <text:p>ES</text:p>
          </table:table-cell>
          <table:table-cell table:formula="of:=LEN([.A352])" office:value-type="float" office:value="2" calcext:value-type="float">
            <text:p>2</text:p>
          </table:table-cell>
          <table:table-cell table:formula="of:=LOOKUP([.B352];[.G$1:.G$278])" office:value-type="string" office:string-value="SPAIN" calcext:value-type="string">
            <text:p>SPAIN</text:p>
          </table:table-cell>
          <table:table-cell table:formula="of:=MATCH(UPPER([.B352]);[.G$1:.G$278];0)"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</text:p>
          </table:table-cell>
          <table:table-cell office:value-type="string" calcext:value-type="string">
            <text:p>Spain</text:p>
          </table:table-cell>
          <table:table-cell table:formula="of:=INDEX([.H$1:.H$278];[.F353];1)" office:value-type="string" office:string-value="ES" calcext:value-type="string">
            <text:p>ES</text:p>
          </table:table-cell>
          <table:table-cell table:formula="of:=LEN([.A353])" office:value-type="float" office:value="2" calcext:value-type="float">
            <text:p>2</text:p>
          </table:table-cell>
          <table:table-cell table:formula="of:=LOOKUP([.B353];[.G$1:.G$278])" office:value-type="string" office:string-value="SPAIN" calcext:value-type="string">
            <text:p>SPAIN</text:p>
          </table:table-cell>
          <table:table-cell table:formula="of:=MATCH(UPPER([.B353]);[.G$1:.G$278];0)"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Spain</text:p>
          </table:table-cell>
          <table:table-cell table:formula="of:=INDEX([.H$1:.H$278];[.F354];1)" office:value-type="string" office:string-value="ES" calcext:value-type="string">
            <text:p>ES</text:p>
          </table:table-cell>
          <table:table-cell table:formula="of:=LEN([.A354])" office:value-type="float" office:value="2" calcext:value-type="float">
            <text:p>2</text:p>
          </table:table-cell>
          <table:table-cell table:formula="of:=LOOKUP([.B354];[.G$1:.G$278])" office:value-type="string" office:string-value="SPAIN" calcext:value-type="string">
            <text:p>SPAIN</text:p>
          </table:table-cell>
          <table:table-cell table:formula="of:=MATCH(UPPER([.B354]);[.G$1:.G$278];0)"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Spain</text:p>
          </table:table-cell>
          <table:table-cell table:formula="of:=INDEX([.H$1:.H$278];[.F355];1)" office:value-type="string" office:string-value="ES" calcext:value-type="string">
            <text:p>ES</text:p>
          </table:table-cell>
          <table:table-cell table:formula="of:=LEN([.A355])" office:value-type="float" office:value="2" calcext:value-type="float">
            <text:p>2</text:p>
          </table:table-cell>
          <table:table-cell table:formula="of:=LOOKUP([.B355];[.G$1:.G$278])" office:value-type="string" office:string-value="SPAIN" calcext:value-type="string">
            <text:p>SPAIN</text:p>
          </table:table-cell>
          <table:table-cell table:formula="of:=MATCH(UPPER([.B355]);[.G$1:.G$278];0)"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</text:p>
          </table:table-cell>
          <table:table-cell office:value-type="string" calcext:value-type="string">
            <text:p>Spain</text:p>
          </table:table-cell>
          <table:table-cell table:formula="of:=INDEX([.H$1:.H$278];[.F356];1)" office:value-type="string" office:string-value="ES" calcext:value-type="string">
            <text:p>ES</text:p>
          </table:table-cell>
          <table:table-cell table:formula="of:=LEN([.A356])" office:value-type="float" office:value="2" calcext:value-type="float">
            <text:p>2</text:p>
          </table:table-cell>
          <table:table-cell table:formula="of:=LOOKUP([.B356];[.G$1:.G$278])" office:value-type="string" office:string-value="SPAIN" calcext:value-type="string">
            <text:p>SPAIN</text:p>
          </table:table-cell>
          <table:table-cell table:formula="of:=MATCH(UPPER([.B356]);[.G$1:.G$278];0)"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</text:p>
          </table:table-cell>
          <table:table-cell office:value-type="string" calcext:value-type="string">
            <text:p>Spain</text:p>
          </table:table-cell>
          <table:table-cell table:formula="of:=INDEX([.H$1:.H$278];[.F357];1)" office:value-type="string" office:string-value="ES" calcext:value-type="string">
            <text:p>ES</text:p>
          </table:table-cell>
          <table:table-cell table:formula="of:=LEN([.A357])" office:value-type="float" office:value="2" calcext:value-type="float">
            <text:p>2</text:p>
          </table:table-cell>
          <table:table-cell table:formula="of:=LOOKUP([.B357];[.G$1:.G$278])" office:value-type="string" office:string-value="SPAIN" calcext:value-type="string">
            <text:p>SPAIN</text:p>
          </table:table-cell>
          <table:table-cell table:formula="of:=MATCH(UPPER([.B357]);[.G$1:.G$278];0)"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</text:p>
          </table:table-cell>
          <table:table-cell office:value-type="string" calcext:value-type="string">
            <text:p>Spain</text:p>
          </table:table-cell>
          <table:table-cell table:formula="of:=INDEX([.H$1:.H$278];[.F358];1)" office:value-type="string" office:string-value="ES" calcext:value-type="string">
            <text:p>ES</text:p>
          </table:table-cell>
          <table:table-cell table:formula="of:=LEN([.A358])" office:value-type="float" office:value="2" calcext:value-type="float">
            <text:p>2</text:p>
          </table:table-cell>
          <table:table-cell table:formula="of:=LOOKUP([.B358];[.G$1:.G$278])" office:value-type="string" office:string-value="SPAIN" calcext:value-type="string">
            <text:p>SPAIN</text:p>
          </table:table-cell>
          <table:table-cell table:formula="of:=MATCH(UPPER([.B358]);[.G$1:.G$278];0)"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</text:p>
          </table:table-cell>
          <table:table-cell office:value-type="string" calcext:value-type="string">
            <text:p>Spain</text:p>
          </table:table-cell>
          <table:table-cell table:formula="of:=INDEX([.H$1:.H$278];[.F359];1)" office:value-type="string" office:string-value="ES" calcext:value-type="string">
            <text:p>ES</text:p>
          </table:table-cell>
          <table:table-cell table:formula="of:=LEN([.A359])" office:value-type="float" office:value="2" calcext:value-type="float">
            <text:p>2</text:p>
          </table:table-cell>
          <table:table-cell table:formula="of:=LOOKUP([.B359];[.G$1:.G$278])" office:value-type="string" office:string-value="SPAIN" calcext:value-type="string">
            <text:p>SPAIN</text:p>
          </table:table-cell>
          <table:table-cell table:formula="of:=MATCH(UPPER([.B359]);[.G$1:.G$278];0)"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</text:p>
          </table:table-cell>
          <table:table-cell office:value-type="string" calcext:value-type="string">
            <text:p>Ireland</text:p>
          </table:table-cell>
          <table:table-cell table:formula="of:=INDEX([.H$1:.H$278];[.F360];1)" office:value-type="string" office:string-value="IE" calcext:value-type="string">
            <text:p>IE</text:p>
          </table:table-cell>
          <table:table-cell table:formula="of:=LEN([.A360])" office:value-type="float" office:value="2" calcext:value-type="float">
            <text:p>2</text:p>
          </table:table-cell>
          <table:table-cell table:formula="of:=LOOKUP([.B360];[.G$1:.G$278])" office:value-type="string" office:string-value="IRELAND" calcext:value-type="string">
            <text:p>IRELAND</text:p>
          </table:table-cell>
          <table:table-cell table:formula="of:=MATCH(UPPER([.B360]);[.G$1:.G$278];0)"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</text:p>
          </table:table-cell>
          <table:table-cell office:value-type="string" calcext:value-type="string">
            <text:p>Ireland</text:p>
          </table:table-cell>
          <table:table-cell table:formula="of:=INDEX([.H$1:.H$278];[.F361];1)" office:value-type="string" office:string-value="IE" calcext:value-type="string">
            <text:p>IE</text:p>
          </table:table-cell>
          <table:table-cell table:formula="of:=LEN([.A361])" office:value-type="float" office:value="2" calcext:value-type="float">
            <text:p>2</text:p>
          </table:table-cell>
          <table:table-cell table:formula="of:=LOOKUP([.B361];[.G$1:.G$278])" office:value-type="string" office:string-value="IRELAND" calcext:value-type="string">
            <text:p>IRELAND</text:p>
          </table:table-cell>
          <table:table-cell table:formula="of:=MATCH(UPPER([.B361]);[.G$1:.G$278];0)"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</text:p>
          </table:table-cell>
          <table:table-cell office:value-type="string" calcext:value-type="string">
            <text:p>Armenia</text:p>
          </table:table-cell>
          <table:table-cell table:formula="of:=INDEX([.H$1:.H$278];[.F362];1)" office:value-type="string" office:string-value="AM" calcext:value-type="string">
            <text:p>AM</text:p>
          </table:table-cell>
          <table:table-cell table:formula="of:=LEN([.A362])" office:value-type="float" office:value="2" calcext:value-type="float">
            <text:p>2</text:p>
          </table:table-cell>
          <table:table-cell table:formula="of:=LOOKUP([.B362];[.G$1:.G$278])" office:value-type="string" office:string-value="ARMENIA" calcext:value-type="string">
            <text:p>ARMENIA</text:p>
          </table:table-cell>
          <table:table-cell table:formula="of:=MATCH(UPPER([.B362]);[.G$1:.G$278];0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Liberia</text:p>
          </table:table-cell>
          <table:table-cell table:formula="of:=INDEX([.H$1:.H$278];[.F363];1)" office:value-type="string" office:string-value="LR" calcext:value-type="string">
            <text:p>LR</text:p>
          </table:table-cell>
          <table:table-cell table:formula="of:=LEN([.A363])" office:value-type="float" office:value="2" calcext:value-type="float">
            <text:p>2</text:p>
          </table:table-cell>
          <table:table-cell table:formula="of:=LOOKUP([.B363];[.G$1:.G$278])" office:value-type="string" office:string-value="LIBERIA" calcext:value-type="string">
            <text:p>LIBERIA</text:p>
          </table:table-cell>
          <table:table-cell table:formula="of:=MATCH(UPPER([.B363]);[.G$1:.G$278];0)"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Ukraine</text:p>
          </table:table-cell>
          <table:table-cell table:formula="of:=INDEX([.H$1:.H$278];[.F364];1)" office:value-type="string" office:string-value="UA" calcext:value-type="string">
            <text:p>UA</text:p>
          </table:table-cell>
          <table:table-cell table:formula="of:=LEN([.A364])" office:value-type="float" office:value="2" calcext:value-type="float">
            <text:p>2</text:p>
          </table:table-cell>
          <table:table-cell table:formula="of:=LOOKUP([.B364];[.G$1:.G$278])" office:value-type="string" office:string-value="UKRAINE" calcext:value-type="string">
            <text:p>UKRAINE</text:p>
          </table:table-cell>
          <table:table-cell table:formula="of:=MATCH(UPPER([.B364]);[.G$1:.G$278];0)"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Ukraine</text:p>
          </table:table-cell>
          <table:table-cell table:formula="of:=INDEX([.H$1:.H$278];[.F365];1)" office:value-type="string" office:string-value="UA" calcext:value-type="string">
            <text:p>UA</text:p>
          </table:table-cell>
          <table:table-cell table:formula="of:=LEN([.A365])" office:value-type="float" office:value="2" calcext:value-type="float">
            <text:p>2</text:p>
          </table:table-cell>
          <table:table-cell table:formula="of:=LOOKUP([.B365];[.G$1:.G$278])" office:value-type="string" office:string-value="UKRAINE" calcext:value-type="string">
            <text:p>UKRAINE</text:p>
          </table:table-cell>
          <table:table-cell table:formula="of:=MATCH(UPPER([.B365]);[.G$1:.G$278];0)"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</text:p>
          </table:table-cell>
          <table:table-cell office:value-type="string" calcext:value-type="string">
            <text:p>Ukraine</text:p>
          </table:table-cell>
          <table:table-cell table:formula="of:=INDEX([.H$1:.H$278];[.F366];1)" office:value-type="string" office:string-value="UA" calcext:value-type="string">
            <text:p>UA</text:p>
          </table:table-cell>
          <table:table-cell table:formula="of:=LEN([.A366])" office:value-type="float" office:value="2" calcext:value-type="float">
            <text:p>2</text:p>
          </table:table-cell>
          <table:table-cell table:formula="of:=LOOKUP([.B366];[.G$1:.G$278])" office:value-type="string" office:string-value="UKRAINE" calcext:value-type="string">
            <text:p>UKRAINE</text:p>
          </table:table-cell>
          <table:table-cell table:formula="of:=MATCH(UPPER([.B366]);[.G$1:.G$278];0)"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</text:p>
          </table:table-cell>
          <table:table-cell office:value-type="string" calcext:value-type="string">
            <text:p>Iran</text:p>
          </table:table-cell>
          <table:table-cell table:formula="of:=INDEX([.H$1:.H$278];[.F367];1)" office:value-type="string" office:string-value="IR" calcext:value-type="string">
            <text:p>IR</text:p>
          </table:table-cell>
          <table:table-cell table:formula="of:=LEN([.A367])" office:value-type="float" office:value="2" calcext:value-type="float">
            <text:p>2</text:p>
          </table:table-cell>
          <table:table-cell table:formula="of:=LOOKUP([.B367];[.G$1:.G$278])" office:value-type="string" office:string-value="IRAN" calcext:value-type="string">
            <text:p>IRAN</text:p>
          </table:table-cell>
          <table:table-cell table:formula="of:=MATCH(UPPER([.B367]);[.G$1:.G$278];0)"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</text:p>
          </table:table-cell>
          <table:table-cell office:value-type="string" calcext:value-type="string">
            <text:p>Iran</text:p>
          </table:table-cell>
          <table:table-cell table:formula="of:=INDEX([.H$1:.H$278];[.F368];1)" office:value-type="string" office:string-value="IR" calcext:value-type="string">
            <text:p>IR</text:p>
          </table:table-cell>
          <table:table-cell table:formula="of:=LEN([.A368])" office:value-type="float" office:value="2" calcext:value-type="float">
            <text:p>2</text:p>
          </table:table-cell>
          <table:table-cell table:formula="of:=LOOKUP([.B368];[.G$1:.G$278])" office:value-type="string" office:string-value="IRAN" calcext:value-type="string">
            <text:p>IRAN</text:p>
          </table:table-cell>
          <table:table-cell table:formula="of:=MATCH(UPPER([.B368]);[.G$1:.G$278];0)"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Moldova</text:p>
          </table:table-cell>
          <table:table-cell table:formula="of:=INDEX([.H$1:.H$278];[.F369];1)" office:value-type="string" office:string-value="MD" calcext:value-type="string">
            <text:p>MD</text:p>
          </table:table-cell>
          <table:table-cell table:formula="of:=LEN([.A369])" office:value-type="float" office:value="2" calcext:value-type="float">
            <text:p>2</text:p>
          </table:table-cell>
          <table:table-cell table:formula="of:=LOOKUP([.B369];[.G$1:.G$278])" office:value-type="string" office:string-value="MOLDOVA" calcext:value-type="string">
            <text:p>MOLDOVA</text:p>
          </table:table-cell>
          <table:table-cell table:formula="of:=MATCH(UPPER([.B369]);[.G$1:.G$278];0)"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Estonia</text:p>
          </table:table-cell>
          <table:table-cell table:formula="of:=INDEX([.H$1:.H$278];[.F370];1)" office:value-type="string" office:string-value="EE" calcext:value-type="string">
            <text:p>EE</text:p>
          </table:table-cell>
          <table:table-cell table:formula="of:=LEN([.A370])" office:value-type="float" office:value="2" calcext:value-type="float">
            <text:p>2</text:p>
          </table:table-cell>
          <table:table-cell table:formula="of:=LOOKUP([.B370];[.G$1:.G$278])" office:value-type="string" office:string-value="ESTONIA" calcext:value-type="string">
            <text:p>ESTONIA</text:p>
          </table:table-cell>
          <table:table-cell table:formula="of:=MATCH(UPPER([.B370]);[.G$1:.G$278];0)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Ethiopia</text:p>
          </table:table-cell>
          <table:table-cell table:formula="of:=INDEX([.H$1:.H$278];[.F371];1)" office:value-type="string" office:string-value="ET" calcext:value-type="string">
            <text:p>ET</text:p>
          </table:table-cell>
          <table:table-cell table:formula="of:=LEN([.A371])" office:value-type="float" office:value="2" calcext:value-type="float">
            <text:p>2</text:p>
          </table:table-cell>
          <table:table-cell table:formula="of:=LOOKUP([.B371];[.G$1:.G$278])" office:value-type="string" office:string-value="ETHIOPIA" calcext:value-type="string">
            <text:p>ETHIOPIA</text:p>
          </table:table-cell>
          <table:table-cell table:formula="of:=MATCH(UPPER([.B371]);[.G$1:.G$278];0)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Belarus</text:p>
          </table:table-cell>
          <table:table-cell table:formula="of:=INDEX([.H$1:.H$278];[.F372];1)" office:value-type="string" office:string-value="BY" calcext:value-type="string">
            <text:p>BY</text:p>
          </table:table-cell>
          <table:table-cell table:formula="of:=LEN([.A372])" office:value-type="float" office:value="2" calcext:value-type="float">
            <text:p>2</text:p>
          </table:table-cell>
          <table:table-cell table:formula="of:=LOOKUP([.B372];[.G$1:.G$278])" office:value-type="string" office:string-value="BELARUS" calcext:value-type="string">
            <text:p>BELARUS</text:p>
          </table:table-cell>
          <table:table-cell table:formula="of:=MATCH(UPPER([.B372]);[.G$1:.G$278];0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Belarus</text:p>
          </table:table-cell>
          <table:table-cell table:formula="of:=INDEX([.H$1:.H$278];[.F373];1)" office:value-type="string" office:string-value="BY" calcext:value-type="string">
            <text:p>BY</text:p>
          </table:table-cell>
          <table:table-cell table:formula="of:=LEN([.A373])" office:value-type="float" office:value="2" calcext:value-type="float">
            <text:p>2</text:p>
          </table:table-cell>
          <table:table-cell table:formula="of:=LOOKUP([.B373];[.G$1:.G$278])" office:value-type="string" office:string-value="BELARUS" calcext:value-type="string">
            <text:p>BELARUS</text:p>
          </table:table-cell>
          <table:table-cell table:formula="of:=MATCH(UPPER([.B373]);[.G$1:.G$278];0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</text:p>
          </table:table-cell>
          <table:table-cell office:value-type="string" calcext:value-type="string">
            <text:p>Belarus</text:p>
          </table:table-cell>
          <table:table-cell table:formula="of:=INDEX([.H$1:.H$278];[.F374];1)" office:value-type="string" office:string-value="BY" calcext:value-type="string">
            <text:p>BY</text:p>
          </table:table-cell>
          <table:table-cell table:formula="of:=LEN([.A374])" office:value-type="float" office:value="2" calcext:value-type="float">
            <text:p>2</text:p>
          </table:table-cell>
          <table:table-cell table:formula="of:=LOOKUP([.B374];[.G$1:.G$278])" office:value-type="string" office:string-value="BELARUS" calcext:value-type="string">
            <text:p>BELARUS</text:p>
          </table:table-cell>
          <table:table-cell table:formula="of:=MATCH(UPPER([.B374]);[.G$1:.G$278];0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Kyrgyzstan</text:p>
          </table:table-cell>
          <table:table-cell table:formula="of:=INDEX([.H$1:.H$278];[.F375];1)" office:value-type="string" office:string-value="KG" calcext:value-type="string">
            <text:p>KG</text:p>
          </table:table-cell>
          <table:table-cell table:formula="of:=LEN([.A375])" office:value-type="float" office:value="2" calcext:value-type="float">
            <text:p>2</text:p>
          </table:table-cell>
          <table:table-cell table:formula="of:=LOOKUP([.B375];[.G$1:.G$278])" office:value-type="string" office:string-value="KYRGYZSTAN" calcext:value-type="string">
            <text:p>KYRGYZSTAN</text:p>
          </table:table-cell>
          <table:table-cell table:formula="of:=MATCH(UPPER([.B375]);[.G$1:.G$278];0)"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</text:p>
          </table:table-cell>
          <table:table-cell office:value-type="string" calcext:value-type="string">
            <text:p>Tajikistan</text:p>
          </table:table-cell>
          <table:table-cell table:formula="of:=INDEX([.H$1:.H$278];[.F376];1)" office:value-type="string" office:string-value="TJ" calcext:value-type="string">
            <text:p>TJ</text:p>
          </table:table-cell>
          <table:table-cell table:formula="of:=LEN([.A376])" office:value-type="float" office:value="2" calcext:value-type="float">
            <text:p>2</text:p>
          </table:table-cell>
          <table:table-cell table:formula="of:=LOOKUP([.B376];[.G$1:.G$278])" office:value-type="string" office:string-value="TAJIKISTAN" calcext:value-type="string">
            <text:p>TAJIKISTAN</text:p>
          </table:table-cell>
          <table:table-cell table:formula="of:=MATCH(UPPER([.B376]);[.G$1:.G$278];0)"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</text:p>
          </table:table-cell>
          <table:table-cell office:value-type="string" calcext:value-type="string">
            <text:p>Turkmenistan</text:p>
          </table:table-cell>
          <table:table-cell table:formula="of:=INDEX([.H$1:.H$278];[.F377];1)" office:value-type="string" office:string-value="TM" calcext:value-type="string">
            <text:p>TM</text:p>
          </table:table-cell>
          <table:table-cell table:formula="of:=LEN([.A377])" office:value-type="float" office:value="2" calcext:value-type="float">
            <text:p>2</text:p>
          </table:table-cell>
          <table:table-cell table:formula="of:=LOOKUP([.B377];[.G$1:.G$278])" office:value-type="string" office:string-value="TURKMENISTAN" calcext:value-type="string">
            <text:p>TURKMENISTAN</text:p>
          </table:table-cell>
          <table:table-cell table:formula="of:=MATCH(UPPER([.B377]);[.G$1:.G$278];0)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Cyprus</text:p>
          </table:table-cell>
          <table:table-cell table:formula="of:=INDEX([.H$1:.H$278];[.F378];1)" office:value-type="string" office:string-value="CY" calcext:value-type="string">
            <text:p>CY</text:p>
          </table:table-cell>
          <table:table-cell table:formula="of:=LEN([.A378])" office:value-type="float" office:value="2" calcext:value-type="float">
            <text:p>2</text:p>
          </table:table-cell>
          <table:table-cell table:formula="of:=LOOKUP([.B378];[.G$1:.G$278])" office:value-type="string" office:string-value="CYPRUS" calcext:value-type="string">
            <text:p>CYPRUS</text:p>
          </table:table-cell>
          <table:table-cell table:formula="of:=MATCH(UPPER([.B378]);[.G$1:.G$278];0)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Panama</text:p>
          </table:table-cell>
          <table:table-cell table:formula="of:=INDEX([.H$1:.H$278];[.F379];1)" office:value-type="string" office:string-value="PA" calcext:value-type="string">
            <text:p>PA</text:p>
          </table:table-cell>
          <table:table-cell table:formula="of:=LEN([.A379])" office:value-type="float" office:value="2" calcext:value-type="float">
            <text:p>2</text:p>
          </table:table-cell>
          <table:table-cell table:formula="of:=LOOKUP([.B379];[.G$1:.G$278])" office:value-type="string" office:string-value="PANAMA" calcext:value-type="string">
            <text:p>PANAMA</text:p>
          </table:table-cell>
          <table:table-cell table:formula="of:=MATCH(UPPER([.B379]);[.G$1:.G$278];0)"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Solomon Islands</text:p>
          </table:table-cell>
          <table:table-cell table:formula="of:=INDEX([.H$1:.H$278];[.F380];1)" office:value-type="string" office:string-value="SB" calcext:value-type="string">
            <text:p>SB</text:p>
          </table:table-cell>
          <table:table-cell table:formula="of:=LEN([.A380])" office:value-type="float" office:value="2" calcext:value-type="float">
            <text:p>2</text:p>
          </table:table-cell>
          <table:table-cell table:formula="of:=LOOKUP([.B380];[.G$1:.G$278])" office:value-type="string" office:string-value="SOLOMON ISLANDS" calcext:value-type="string">
            <text:p>SOLOMON ISLANDS</text:p>
          </table:table-cell>
          <table:table-cell table:formula="of:=MATCH(UPPER([.B380]);[.G$1:.G$278];0)"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Bophuthatswana</text:p>
          </table:table-cell>
          <table:table-cell/>
          <table:table-cell table:formula="of:=LEN([.A381])" office:value-type="float" office:value="2" calcext:value-type="float">
            <text:p>2</text:p>
          </table:table-cell>
          <table:table-cell table:formula="of:=LOOKUP([.B381];[.G$1:.G$278])" office:value-type="string" office:string-value="BONAIRE" calcext:value-type="string">
            <text:p>BONAIRE</text:p>
          </table:table-cell>
          <table:table-cell table:formula="of:=MATCH(UPPER([.B381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Nicaragua</text:p>
          </table:table-cell>
          <table:table-cell table:formula="of:=INDEX([.H$1:.H$278];[.F382];1)" office:value-type="string" office:string-value="NI" calcext:value-type="string">
            <text:p>NI</text:p>
          </table:table-cell>
          <table:table-cell table:formula="of:=LEN([.A382])" office:value-type="float" office:value="2" calcext:value-type="float">
            <text:p>2</text:p>
          </table:table-cell>
          <table:table-cell table:formula="of:=LOOKUP([.B382];[.G$1:.G$278])" office:value-type="string" office:string-value="NICARAGUA" calcext:value-type="string">
            <text:p>NICARAGUA</text:p>
          </table:table-cell>
          <table:table-cell table:formula="of:=MATCH(UPPER([.B382]);[.G$1:.G$278];0)"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Nicaragua</text:p>
          </table:table-cell>
          <table:table-cell table:formula="of:=INDEX([.H$1:.H$278];[.F383];1)" office:value-type="string" office:string-value="NI" calcext:value-type="string">
            <text:p>NI</text:p>
          </table:table-cell>
          <table:table-cell table:formula="of:=LEN([.A383])" office:value-type="float" office:value="2" calcext:value-type="float">
            <text:p>2</text:p>
          </table:table-cell>
          <table:table-cell table:formula="of:=LOOKUP([.B383];[.G$1:.G$278])" office:value-type="string" office:string-value="NICARAGUA" calcext:value-type="string">
            <text:p>NICARAGUA</text:p>
          </table:table-cell>
          <table:table-cell table:formula="of:=MATCH(UPPER([.B383]);[.G$1:.G$278];0)"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Panama</text:p>
          </table:table-cell>
          <table:table-cell table:formula="of:=INDEX([.H$1:.H$278];[.F384];1)" office:value-type="string" office:string-value="PA" calcext:value-type="string">
            <text:p>PA</text:p>
          </table:table-cell>
          <table:table-cell table:formula="of:=LEN([.A384])" office:value-type="float" office:value="2" calcext:value-type="float">
            <text:p>2</text:p>
          </table:table-cell>
          <table:table-cell table:formula="of:=LOOKUP([.B384];[.G$1:.G$278])" office:value-type="string" office:string-value="PANAMA" calcext:value-type="string">
            <text:p>PANAMA</text:p>
          </table:table-cell>
          <table:table-cell table:formula="of:=MATCH(UPPER([.B384]);[.G$1:.G$278];0)"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Panama</text:p>
          </table:table-cell>
          <table:table-cell table:formula="of:=INDEX([.H$1:.H$278];[.F385];1)" office:value-type="string" office:string-value="PA" calcext:value-type="string">
            <text:p>PA</text:p>
          </table:table-cell>
          <table:table-cell table:formula="of:=LEN([.A385])" office:value-type="float" office:value="2" calcext:value-type="float">
            <text:p>2</text:p>
          </table:table-cell>
          <table:table-cell table:formula="of:=LOOKUP([.B385];[.G$1:.G$278])" office:value-type="string" office:string-value="PANAMA" calcext:value-type="string">
            <text:p>PANAMA</text:p>
          </table:table-cell>
          <table:table-cell table:formula="of:=MATCH(UPPER([.B385]);[.G$1:.G$278];0)"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Hungary</text:p>
          </table:table-cell>
          <table:table-cell table:formula="of:=INDEX([.H$1:.H$278];[.F386];1)" office:value-type="string" office:string-value="HU" calcext:value-type="string">
            <text:p>HU</text:p>
          </table:table-cell>
          <table:table-cell table:formula="of:=LEN([.A386])" office:value-type="float" office:value="2" calcext:value-type="float">
            <text:p>2</text:p>
          </table:table-cell>
          <table:table-cell table:formula="of:=LOOKUP([.B386];[.G$1:.G$278])" office:value-type="string" office:string-value="HUNGARY" calcext:value-type="string">
            <text:p>HUNGARY</text:p>
          </table:table-cell>
          <table:table-cell table:formula="of:=MATCH(UPPER([.B386]);[.G$1:.G$278];0)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</text:p>
          </table:table-cell>
          <table:table-cell office:value-type="string" calcext:value-type="string">
            <text:p>Switzerland</text:p>
          </table:table-cell>
          <table:table-cell table:formula="of:=INDEX([.H$1:.H$278];[.F387];1)" office:value-type="string" office:string-value="CH" calcext:value-type="string">
            <text:p>CH</text:p>
          </table:table-cell>
          <table:table-cell table:formula="of:=LEN([.A387])" office:value-type="float" office:value="2" calcext:value-type="float">
            <text:p>2</text:p>
          </table:table-cell>
          <table:table-cell table:formula="of:=LOOKUP([.B387];[.G$1:.G$278])" office:value-type="string" office:string-value="SWITZERLAND" calcext:value-type="string">
            <text:p>SWITZERLAND</text:p>
          </table:table-cell>
          <table:table-cell table:formula="of:=MATCH(UPPER([.B387]);[.G$1:.G$278];0)"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</text:p>
          </table:table-cell>
          <table:table-cell office:value-type="string" calcext:value-type="string">
            <text:p>Ecuador</text:p>
          </table:table-cell>
          <table:table-cell table:formula="of:=INDEX([.H$1:.H$278];[.F388];1)" office:value-type="string" office:string-value="EC" calcext:value-type="string">
            <text:p>EC</text:p>
          </table:table-cell>
          <table:table-cell table:formula="of:=LEN([.A388])" office:value-type="float" office:value="2" calcext:value-type="float">
            <text:p>2</text:p>
          </table:table-cell>
          <table:table-cell table:formula="of:=LOOKUP([.B388];[.G$1:.G$278])" office:value-type="string" office:string-value="ECUADOR" calcext:value-type="string">
            <text:p>ECUADOR</text:p>
          </table:table-cell>
          <table:table-cell table:formula="of:=MATCH(UPPER([.B388]);[.G$1:.G$278];0)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</text:p>
          </table:table-cell>
          <table:table-cell office:value-type="string" calcext:value-type="string">
            <text:p>Ecuador</text:p>
          </table:table-cell>
          <table:table-cell table:formula="of:=INDEX([.H$1:.H$278];[.F389];1)" office:value-type="string" office:string-value="EC" calcext:value-type="string">
            <text:p>EC</text:p>
          </table:table-cell>
          <table:table-cell table:formula="of:=LEN([.A389])" office:value-type="float" office:value="2" calcext:value-type="float">
            <text:p>2</text:p>
          </table:table-cell>
          <table:table-cell table:formula="of:=LOOKUP([.B389];[.G$1:.G$278])" office:value-type="string" office:string-value="ECUADOR" calcext:value-type="string">
            <text:p>ECUADOR</text:p>
          </table:table-cell>
          <table:table-cell table:formula="of:=MATCH(UPPER([.B389]);[.G$1:.G$278];0)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Switzerland</text:p>
          </table:table-cell>
          <table:table-cell table:formula="of:=INDEX([.H$1:.H$278];[.F390];1)" office:value-type="string" office:string-value="CH" calcext:value-type="string">
            <text:p>CH</text:p>
          </table:table-cell>
          <table:table-cell table:formula="of:=LEN([.A390])" office:value-type="float" office:value="2" calcext:value-type="float">
            <text:p>2</text:p>
          </table:table-cell>
          <table:table-cell table:formula="of:=LOOKUP([.B390];[.G$1:.G$278])" office:value-type="string" office:string-value="SWITZERLAND" calcext:value-type="string">
            <text:p>SWITZERLAND</text:p>
          </table:table-cell>
          <table:table-cell table:formula="of:=MATCH(UPPER([.B390]);[.G$1:.G$278];0)"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Poland</text:p>
          </table:table-cell>
          <table:table-cell table:formula="of:=INDEX([.H$1:.H$278];[.F391];1)" office:value-type="string" office:string-value="PL" calcext:value-type="string">
            <text:p>PL</text:p>
          </table:table-cell>
          <table:table-cell table:formula="of:=LEN([.A391])" office:value-type="float" office:value="2" calcext:value-type="float">
            <text:p>2</text:p>
          </table:table-cell>
          <table:table-cell table:formula="of:=LOOKUP([.B391];[.G$1:.G$278])" office:value-type="string" office:string-value="POLAND" calcext:value-type="string">
            <text:p>POLAND</text:p>
          </table:table-cell>
          <table:table-cell table:formula="of:=MATCH(UPPER([.B391]);[.G$1:.G$278];0)"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</text:p>
          </table:table-cell>
          <table:table-cell office:value-type="string" calcext:value-type="string">
            <text:p>Hungary</text:p>
          </table:table-cell>
          <table:table-cell table:formula="of:=INDEX([.H$1:.H$278];[.F392];1)" office:value-type="string" office:string-value="HU" calcext:value-type="string">
            <text:p>HU</text:p>
          </table:table-cell>
          <table:table-cell table:formula="of:=LEN([.A392])" office:value-type="float" office:value="2" calcext:value-type="float">
            <text:p>2</text:p>
          </table:table-cell>
          <table:table-cell table:formula="of:=LOOKUP([.B392];[.G$1:.G$278])" office:value-type="string" office:string-value="HUNGARY" calcext:value-type="string">
            <text:p>HUNGARY</text:p>
          </table:table-cell>
          <table:table-cell table:formula="of:=MATCH(UPPER([.B392]);[.G$1:.G$278];0)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H</text:p>
          </table:table-cell>
          <table:table-cell office:value-type="string" calcext:value-type="string">
            <text:p>Haiti</text:p>
          </table:table-cell>
          <table:table-cell table:formula="of:=INDEX([.H$1:.H$278];[.F393];1)" office:value-type="string" office:string-value="HT" calcext:value-type="string">
            <text:p>HT</text:p>
          </table:table-cell>
          <table:table-cell table:formula="of:=LEN([.A393])" office:value-type="float" office:value="2" calcext:value-type="float">
            <text:p>2</text:p>
          </table:table-cell>
          <table:table-cell table:formula="of:=LOOKUP([.B393];[.G$1:.G$278])" office:value-type="string" office:string-value="HAITI" calcext:value-type="string">
            <text:p>HAITI</text:p>
          </table:table-cell>
          <table:table-cell table:formula="of:=MATCH(UPPER([.B393]);[.G$1:.G$278];0)"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Dominican Republic</text:p>
          </table:table-cell>
          <table:table-cell table:formula="of:=INDEX([.H$1:.H$278];[.F394];1)" office:value-type="string" office:string-value="DO" calcext:value-type="string">
            <text:p>DO</text:p>
          </table:table-cell>
          <table:table-cell table:formula="of:=LEN([.A394])" office:value-type="float" office:value="2" calcext:value-type="float">
            <text:p>2</text:p>
          </table:table-cell>
          <table:table-cell table:formula="of:=LOOKUP([.B394];[.G$1:.G$278])" office:value-type="string" office:string-value="DOMINICAN REPUBLIC" calcext:value-type="string">
            <text:p>DOMINICAN REPUBLIC</text:p>
          </table:table-cell>
          <table:table-cell table:formula="of:=MATCH(UPPER([.B394]);[.G$1:.G$278];0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</text:p>
          </table:table-cell>
          <table:table-cell office:value-type="string" calcext:value-type="string">
            <text:p>Colombia</text:p>
          </table:table-cell>
          <table:table-cell table:formula="of:=INDEX([.H$1:.H$278];[.F395];1)" office:value-type="string" office:string-value="CO" calcext:value-type="string">
            <text:p>CO</text:p>
          </table:table-cell>
          <table:table-cell table:formula="of:=LEN([.A395])" office:value-type="float" office:value="2" calcext:value-type="float">
            <text:p>2</text:p>
          </table:table-cell>
          <table:table-cell table:formula="of:=LOOKUP([.B395];[.G$1:.G$278])" office:value-type="string" office:string-value="COLOMBIA" calcext:value-type="string">
            <text:p>COLOMBIA</text:p>
          </table:table-cell>
          <table:table-cell table:formula="of:=MATCH(UPPER([.B395]);[.G$1:.G$278];0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</text:p>
          </table:table-cell>
          <table:table-cell office:value-type="string" calcext:value-type="string">
            <text:p>Colombia</text:p>
          </table:table-cell>
          <table:table-cell table:formula="of:=INDEX([.H$1:.H$278];[.F396];1)" office:value-type="string" office:string-value="CO" calcext:value-type="string">
            <text:p>CO</text:p>
          </table:table-cell>
          <table:table-cell table:formula="of:=LEN([.A396])" office:value-type="float" office:value="2" calcext:value-type="float">
            <text:p>2</text:p>
          </table:table-cell>
          <table:table-cell table:formula="of:=LOOKUP([.B396];[.G$1:.G$278])" office:value-type="string" office:string-value="COLOMBIA" calcext:value-type="string">
            <text:p>COLOMBIA</text:p>
          </table:table-cell>
          <table:table-cell table:formula="of:=MATCH(UPPER([.B396]);[.G$1:.G$278];0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</text:p>
          </table:table-cell>
          <table:table-cell office:value-type="string" calcext:value-type="string">
            <text:p>South Korea</text:p>
          </table:table-cell>
          <table:table-cell table:formula="of:=INDEX([.H$1:.H$278];[.F397];1)" office:value-type="string" office:string-value="KR" calcext:value-type="string">
            <text:p>KR</text:p>
          </table:table-cell>
          <table:table-cell table:formula="of:=LEN([.A397])" office:value-type="float" office:value="2" calcext:value-type="float">
            <text:p>2</text:p>
          </table:table-cell>
          <table:table-cell table:formula="of:=LOOKUP([.B397];[.G$1:.G$278])" office:value-type="string" office:string-value="SOUTH GEORGIA AND THE SOUTH SANDWICH ISLANDS" calcext:value-type="string">
            <text:p>SOUTH GEORGIA AND THE SOUTH SANDWICH ISLANDS</text:p>
          </table:table-cell>
          <table:table-cell table:formula="of:=MATCH(UPPER([.B397]);[.G$1:.G$278];0)"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</text:p>
          </table:table-cell>
          <table:table-cell office:value-type="string" calcext:value-type="string">
            <text:p>North Korea</text:p>
          </table:table-cell>
          <table:table-cell table:formula="of:=INDEX([.H$1:.H$278];[.F398];1)" office:value-type="string" office:string-value="KP" calcext:value-type="string">
            <text:p>KP</text:p>
          </table:table-cell>
          <table:table-cell table:formula="of:=LEN([.A398])" office:value-type="float" office:value="2" calcext:value-type="float">
            <text:p>2</text:p>
          </table:table-cell>
          <table:table-cell table:formula="of:=LOOKUP([.B398];[.G$1:.G$278])" office:value-type="string" office:string-value="NORTH COOK ISLANDS" calcext:value-type="string">
            <text:p>NORTH COOK ISLANDS</text:p>
          </table:table-cell>
          <table:table-cell table:formula="of:=MATCH(UPPER([.B398]);[.G$1:.G$278];0)"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</text:p>
          </table:table-cell>
          <table:table-cell office:value-type="string" calcext:value-type="string">
            <text:p>Iraq</text:p>
          </table:table-cell>
          <table:table-cell table:formula="of:=INDEX([.H$1:.H$278];[.F399];1)" office:value-type="string" office:string-value="IQ" calcext:value-type="string">
            <text:p>IQ</text:p>
          </table:table-cell>
          <table:table-cell table:formula="of:=LEN([.A399])" office:value-type="float" office:value="2" calcext:value-type="float">
            <text:p>2</text:p>
          </table:table-cell>
          <table:table-cell table:formula="of:=LOOKUP([.B399];[.G$1:.G$278])" office:value-type="string" office:string-value="IRAQ" calcext:value-type="string">
            <text:p>IRAQ</text:p>
          </table:table-cell>
          <table:table-cell table:formula="of:=MATCH(UPPER([.B399]);[.G$1:.G$278];0)"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</text:p>
          </table:table-cell>
          <table:table-cell office:value-type="string" calcext:value-type="string">
            <text:p>Panama</text:p>
          </table:table-cell>
          <table:table-cell table:formula="of:=INDEX([.H$1:.H$278];[.F400];1)" office:value-type="string" office:string-value="PA" calcext:value-type="string">
            <text:p>PA</text:p>
          </table:table-cell>
          <table:table-cell table:formula="of:=LEN([.A400])" office:value-type="float" office:value="2" calcext:value-type="float">
            <text:p>2</text:p>
          </table:table-cell>
          <table:table-cell table:formula="of:=LOOKUP([.B400];[.G$1:.G$278])" office:value-type="string" office:string-value="PANAMA" calcext:value-type="string">
            <text:p>PANAMA</text:p>
          </table:table-cell>
          <table:table-cell table:formula="of:=MATCH(UPPER([.B400]);[.G$1:.G$278];0)"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Panama</text:p>
          </table:table-cell>
          <table:table-cell table:formula="of:=INDEX([.H$1:.H$278];[.F401];1)" office:value-type="string" office:string-value="PA" calcext:value-type="string">
            <text:p>PA</text:p>
          </table:table-cell>
          <table:table-cell table:formula="of:=LEN([.A401])" office:value-type="float" office:value="2" calcext:value-type="float">
            <text:p>2</text:p>
          </table:table-cell>
          <table:table-cell table:formula="of:=LOOKUP([.B401];[.G$1:.G$278])" office:value-type="string" office:string-value="PANAMA" calcext:value-type="string">
            <text:p>PANAMA</text:p>
          </table:table-cell>
          <table:table-cell table:formula="of:=MATCH(UPPER([.B401]);[.G$1:.G$278];0)"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Honduras</text:p>
          </table:table-cell>
          <table:table-cell table:formula="of:=INDEX([.H$1:.H$278];[.F402];1)" office:value-type="string" office:string-value="HN" calcext:value-type="string">
            <text:p>HN</text:p>
          </table:table-cell>
          <table:table-cell table:formula="of:=LEN([.A402])" office:value-type="float" office:value="2" calcext:value-type="float">
            <text:p>2</text:p>
          </table:table-cell>
          <table:table-cell table:formula="of:=LOOKUP([.B402];[.G$1:.G$278])" office:value-type="string" office:string-value="HONDURAS" calcext:value-type="string">
            <text:p>HONDURAS</text:p>
          </table:table-cell>
          <table:table-cell table:formula="of:=MATCH(UPPER([.B402]);[.G$1:.G$278];0)"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Honduras</text:p>
          </table:table-cell>
          <table:table-cell table:formula="of:=INDEX([.H$1:.H$278];[.F403];1)" office:value-type="string" office:string-value="HN" calcext:value-type="string">
            <text:p>HN</text:p>
          </table:table-cell>
          <table:table-cell table:formula="of:=LEN([.A403])" office:value-type="float" office:value="2" calcext:value-type="float">
            <text:p>2</text:p>
          </table:table-cell>
          <table:table-cell table:formula="of:=LOOKUP([.B403];[.G$1:.G$278])" office:value-type="string" office:string-value="HONDURAS" calcext:value-type="string">
            <text:p>HONDURAS</text:p>
          </table:table-cell>
          <table:table-cell table:formula="of:=MATCH(UPPER([.B403]);[.G$1:.G$278];0)"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</text:p>
          </table:table-cell>
          <table:table-cell office:value-type="string" calcext:value-type="string">
            <text:p>Thailand</text:p>
          </table:table-cell>
          <table:table-cell table:formula="of:=INDEX([.H$1:.H$278];[.F404];1)" office:value-type="string" office:string-value="TH" calcext:value-type="string">
            <text:p>TH</text:p>
          </table:table-cell>
          <table:table-cell table:formula="of:=LEN([.A404])" office:value-type="float" office:value="2" calcext:value-type="float">
            <text:p>2</text:p>
          </table:table-cell>
          <table:table-cell table:formula="of:=LOOKUP([.B404];[.G$1:.G$278])" office:value-type="string" office:string-value="THAILAND" calcext:value-type="string">
            <text:p>THAILAND</text:p>
          </table:table-cell>
          <table:table-cell table:formula="of:=MATCH(UPPER([.B404]);[.G$1:.G$278];0)"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</text:p>
          </table:table-cell>
          <table:table-cell office:value-type="string" calcext:value-type="string">
            <text:p>Nicaragua</text:p>
          </table:table-cell>
          <table:table-cell table:formula="of:=INDEX([.H$1:.H$278];[.F405];1)" office:value-type="string" office:string-value="NI" calcext:value-type="string">
            <text:p>NI</text:p>
          </table:table-cell>
          <table:table-cell table:formula="of:=LEN([.A405])" office:value-type="float" office:value="2" calcext:value-type="float">
            <text:p>2</text:p>
          </table:table-cell>
          <table:table-cell table:formula="of:=LOOKUP([.B405];[.G$1:.G$278])" office:value-type="string" office:string-value="NICARAGUA" calcext:value-type="string">
            <text:p>NICARAGUA</text:p>
          </table:table-cell>
          <table:table-cell table:formula="of:=MATCH(UPPER([.B405]);[.G$1:.G$278];0)"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El Salvador</text:p>
          </table:table-cell>
          <table:table-cell table:formula="of:=INDEX([.H$1:.H$278];[.F406];1)" office:value-type="string" office:string-value="SV" calcext:value-type="string">
            <text:p>SV</text:p>
          </table:table-cell>
          <table:table-cell table:formula="of:=LEN([.A406])" office:value-type="float" office:value="2" calcext:value-type="float">
            <text:p>2</text:p>
          </table:table-cell>
          <table:table-cell table:formula="of:=LOOKUP([.B406];[.G$1:.G$278])" office:value-type="string" office:string-value="EL SALVADOR" calcext:value-type="string">
            <text:p>EL SALVADOR</text:p>
          </table:table-cell>
          <table:table-cell table:formula="of:=MATCH(UPPER([.B406]);[.G$1:.G$278];0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</text:p>
          </table:table-cell>
          <table:table-cell office:value-type="string" calcext:value-type="string">
            <text:p>Vatican</text:p>
          </table:table-cell>
          <table:table-cell table:formula="of:=INDEX([.H$1:.H$278];[.F407];1)" office:value-type="string" office:string-value="VA" calcext:value-type="string">
            <text:p>VA</text:p>
          </table:table-cell>
          <table:table-cell table:formula="of:=LEN([.A407])" office:value-type="float" office:value="2" calcext:value-type="float">
            <text:p>2</text:p>
          </table:table-cell>
          <table:table-cell table:formula="of:=LOOKUP([.B407];[.G$1:.G$278])" office:value-type="string" office:string-value="VATICAN" calcext:value-type="string">
            <text:p>VATICAN</text:p>
          </table:table-cell>
          <table:table-cell table:formula="of:=MATCH(UPPER([.B407]);[.G$1:.G$278];0)"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</text:p>
          </table:table-cell>
          <table:table-cell office:value-type="string" calcext:value-type="string">
            <text:p>French Terr.</text:p>
          </table:table-cell>
          <table:table-cell table:formula="of:=INDEX([.H$1:.H$278];[.F408];1)" office:value-type="string" office:string-value="TF" calcext:value-type="string">
            <text:p>TF</text:p>
          </table:table-cell>
          <table:table-cell table:formula="of:=LEN([.A408])" office:value-type="float" office:value="2" calcext:value-type="float">
            <text:p>2</text:p>
          </table:table-cell>
          <table:table-cell table:formula="of:=LOOKUP([.B408];[.G$1:.G$278])" office:value-type="string" office:string-value="FRENCH TERR." calcext:value-type="string">
            <text:p>FRENCH TERR.</text:p>
          </table:table-cell>
          <table:table-cell table:formula="of:=MATCH(UPPER([.B408]);[.G$1:.G$278];0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</text:p>
          </table:table-cell>
          <table:table-cell office:value-type="string" calcext:value-type="string">
            <text:p>French Terr.</text:p>
          </table:table-cell>
          <table:table-cell table:formula="of:=INDEX([.H$1:.H$278];[.F409];1)" office:value-type="string" office:string-value="TF" calcext:value-type="string">
            <text:p>TF</text:p>
          </table:table-cell>
          <table:table-cell table:formula="of:=LEN([.A409])" office:value-type="float" office:value="2" calcext:value-type="float">
            <text:p>2</text:p>
          </table:table-cell>
          <table:table-cell table:formula="of:=LOOKUP([.B409];[.G$1:.G$278])" office:value-type="string" office:string-value="FRENCH TERR." calcext:value-type="string">
            <text:p>FRENCH TERR.</text:p>
          </table:table-cell>
          <table:table-cell table:formula="of:=MATCH(UPPER([.B409]);[.G$1:.G$278];0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</text:p>
          </table:table-cell>
          <table:table-cell office:value-type="string" calcext:value-type="string">
            <text:p>French Terr.</text:p>
          </table:table-cell>
          <table:table-cell table:formula="of:=INDEX([.H$1:.H$278];[.F410];1)" office:value-type="string" office:string-value="TF" calcext:value-type="string">
            <text:p>TF</text:p>
          </table:table-cell>
          <table:table-cell table:formula="of:=LEN([.A410])" office:value-type="float" office:value="2" calcext:value-type="float">
            <text:p>2</text:p>
          </table:table-cell>
          <table:table-cell table:formula="of:=LOOKUP([.B410];[.G$1:.G$278])" office:value-type="string" office:string-value="FRENCH TERR." calcext:value-type="string">
            <text:p>FRENCH TERR.</text:p>
          </table:table-cell>
          <table:table-cell table:formula="of:=MATCH(UPPER([.B410]);[.G$1:.G$278];0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</text:p>
          </table:table-cell>
          <table:table-cell office:value-type="string" calcext:value-type="string">
            <text:p>Saudi Arabia</text:p>
          </table:table-cell>
          <table:table-cell table:formula="of:=INDEX([.H$1:.H$278];[.F411];1)" office:value-type="string" office:string-value="SA" calcext:value-type="string">
            <text:p>SA</text:p>
          </table:table-cell>
          <table:table-cell table:formula="of:=LEN([.A411])" office:value-type="float" office:value="2" calcext:value-type="float">
            <text:p>2</text:p>
          </table:table-cell>
          <table:table-cell table:formula="of:=LOOKUP([.B411];[.G$1:.G$278])" office:value-type="string" office:string-value="SAUDI ARABIA" calcext:value-type="string">
            <text:p>SAUDI ARABIA</text:p>
          </table:table-cell>
          <table:table-cell table:formula="of:=MATCH(UPPER([.B411]);[.G$1:.G$278];0)"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Djibouti</text:p>
          </table:table-cell>
          <table:table-cell table:formula="of:=INDEX([.H$1:.H$278];[.F412];1)" office:value-type="string" office:string-value="DJ" calcext:value-type="string">
            <text:p>DJ</text:p>
          </table:table-cell>
          <table:table-cell table:formula="of:=LEN([.A412])" office:value-type="float" office:value="2" calcext:value-type="float">
            <text:p>2</text:p>
          </table:table-cell>
          <table:table-cell table:formula="of:=LOOKUP([.B412];[.G$1:.G$278])" office:value-type="string" office:string-value="DJIBOUTI" calcext:value-type="string">
            <text:p>DJIBOUTI</text:p>
          </table:table-cell>
          <table:table-cell table:formula="of:=MATCH(UPPER([.B412]);[.G$1:.G$278];0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Grenada</text:p>
          </table:table-cell>
          <table:table-cell table:formula="of:=INDEX([.H$1:.H$278];[.F413];1)" office:value-type="string" office:string-value="GD" calcext:value-type="string">
            <text:p>GD</text:p>
          </table:table-cell>
          <table:table-cell table:formula="of:=LEN([.A413])" office:value-type="float" office:value="2" calcext:value-type="float">
            <text:p>2</text:p>
          </table:table-cell>
          <table:table-cell table:formula="of:=LOOKUP([.B413];[.G$1:.G$278])" office:value-type="string" office:string-value="GRENADA" calcext:value-type="string">
            <text:p>GRENADA</text:p>
          </table:table-cell>
          <table:table-cell table:formula="of:=MATCH(UPPER([.B413]);[.G$1:.G$278];0)"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Greece</text:p>
          </table:table-cell>
          <table:table-cell table:formula="of:=INDEX([.H$1:.H$278];[.F414];1)" office:value-type="string" office:string-value="GR" calcext:value-type="string">
            <text:p>GR</text:p>
          </table:table-cell>
          <table:table-cell table:formula="of:=LEN([.A414])" office:value-type="float" office:value="2" calcext:value-type="float">
            <text:p>2</text:p>
          </table:table-cell>
          <table:table-cell table:formula="of:=LOOKUP([.B414];[.G$1:.G$278])" office:value-type="string" office:string-value="GREECE" calcext:value-type="string">
            <text:p>GREECE</text:p>
          </table:table-cell>
          <table:table-cell table:formula="of:=MATCH(UPPER([.B414]);[.G$1:.G$278];0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Guinea-Bissau</text:p>
          </table:table-cell>
          <table:table-cell table:formula="of:=INDEX([.H$1:.H$278];[.F415];1)" office:value-type="string" office:string-value="GW" calcext:value-type="string">
            <text:p>GW</text:p>
          </table:table-cell>
          <table:table-cell table:formula="of:=LEN([.A415])" office:value-type="float" office:value="2" calcext:value-type="float">
            <text:p>2</text:p>
          </table:table-cell>
          <table:table-cell table:formula="of:=LOOKUP([.B415];[.G$1:.G$278])" office:value-type="string" office:string-value="GUINEA-BISSAU" calcext:value-type="string">
            <text:p>GUINEA-BISSAU</text:p>
          </table:table-cell>
          <table:table-cell table:formula="of:=MATCH(UPPER([.B415]);[.G$1:.G$278];0)"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Saint Lucia</text:p>
          </table:table-cell>
          <table:table-cell table:formula="of:=INDEX([.H$1:.H$278];[.F416];1)" office:value-type="string" office:string-value="LC" calcext:value-type="string">
            <text:p>LC</text:p>
          </table:table-cell>
          <table:table-cell table:formula="of:=LEN([.A416])" office:value-type="float" office:value="2" calcext:value-type="float">
            <text:p>2</text:p>
          </table:table-cell>
          <table:table-cell table:formula="of:=LOOKUP([.B416];[.G$1:.G$278])" office:value-type="string" office:string-value="SAINT LUCIA" calcext:value-type="string">
            <text:p>SAINT LUCIA</text:p>
          </table:table-cell>
          <table:table-cell table:formula="of:=MATCH(UPPER([.B416]);[.G$1:.G$278];0)"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Dominica</text:p>
          </table:table-cell>
          <table:table-cell table:formula="of:=INDEX([.H$1:.H$278];[.F417];1)" office:value-type="string" office:string-value="DM" calcext:value-type="string">
            <text:p>DM</text:p>
          </table:table-cell>
          <table:table-cell table:formula="of:=LEN([.A417])" office:value-type="float" office:value="2" calcext:value-type="float">
            <text:p>2</text:p>
          </table:table-cell>
          <table:table-cell table:formula="of:=LOOKUP([.B417];[.G$1:.G$278])" office:value-type="string" office:string-value="DOMINICA" calcext:value-type="string">
            <text:p>DOMINICA</text:p>
          </table:table-cell>
          <table:table-cell table:formula="of:=MATCH(UPPER([.B417]);[.G$1:.G$278];0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Saint Vincent and the Grenadines</text:p>
          </table:table-cell>
          <table:table-cell/>
          <table:table-cell table:formula="of:=LEN([.A418])" office:value-type="float" office:value="2" calcext:value-type="float">
            <text:p>2</text:p>
          </table:table-cell>
          <table:table-cell table:formula="of:=LOOKUP([.B418];[.G$1:.G$278])" office:value-type="string" office:string-value="SAINT PIERRE AND MIQUELON" calcext:value-type="string">
            <text:p>SAINT PIERRE AND MIQUELON</text:p>
          </table:table-cell>
          <table:table-cell table:formula="of:=MATCH(UPPER([.B418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</text:p>
          </table:table-cell>
          <table:table-cell office:value-type="string" calcext:value-type="string">
            <text:p>Japan</text:p>
          </table:table-cell>
          <table:table-cell table:formula="of:=INDEX([.H$1:.H$278];[.F419];1)" office:value-type="string" office:string-value="JP" calcext:value-type="string">
            <text:p>JP</text:p>
          </table:table-cell>
          <table:table-cell table:formula="of:=LEN([.A419])" office:value-type="float" office:value="2" calcext:value-type="float">
            <text:p>2</text:p>
          </table:table-cell>
          <table:table-cell table:formula="of:=LOOKUP([.B419];[.G$1:.G$278])" office:value-type="string" office:string-value="JAPAN" calcext:value-type="string">
            <text:p>JAPAN</text:p>
          </table:table-cell>
          <table:table-cell table:formula="of:=MATCH(UPPER([.B419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</text:p>
          </table:table-cell>
          <table:table-cell office:value-type="string" calcext:value-type="string">
            <text:p>Japan</text:p>
          </table:table-cell>
          <table:table-cell table:formula="of:=INDEX([.H$1:.H$278];[.F420];1)" office:value-type="string" office:string-value="JP" calcext:value-type="string">
            <text:p>JP</text:p>
          </table:table-cell>
          <table:table-cell table:formula="of:=LEN([.A420])" office:value-type="float" office:value="2" calcext:value-type="float">
            <text:p>2</text:p>
          </table:table-cell>
          <table:table-cell table:formula="of:=LOOKUP([.B420];[.G$1:.G$278])" office:value-type="string" office:string-value="JAPAN" calcext:value-type="string">
            <text:p>JAPAN</text:p>
          </table:table-cell>
          <table:table-cell table:formula="of:=MATCH(UPPER([.B420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</text:p>
          </table:table-cell>
          <table:table-cell office:value-type="string" calcext:value-type="string">
            <text:p>Japan</text:p>
          </table:table-cell>
          <table:table-cell table:formula="of:=INDEX([.H$1:.H$278];[.F421];1)" office:value-type="string" office:string-value="JP" calcext:value-type="string">
            <text:p>JP</text:p>
          </table:table-cell>
          <table:table-cell table:formula="of:=LEN([.A421])" office:value-type="float" office:value="2" calcext:value-type="float">
            <text:p>2</text:p>
          </table:table-cell>
          <table:table-cell table:formula="of:=LOOKUP([.B421];[.G$1:.G$278])" office:value-type="string" office:string-value="JAPAN" calcext:value-type="string">
            <text:p>JAPAN</text:p>
          </table:table-cell>
          <table:table-cell table:formula="of:=MATCH(UPPER([.B421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</text:p>
          </table:table-cell>
          <table:table-cell office:value-type="string" calcext:value-type="string">
            <text:p>Japan</text:p>
          </table:table-cell>
          <table:table-cell table:formula="of:=INDEX([.H$1:.H$278];[.F422];1)" office:value-type="string" office:string-value="JP" calcext:value-type="string">
            <text:p>JP</text:p>
          </table:table-cell>
          <table:table-cell table:formula="of:=LEN([.A422])" office:value-type="float" office:value="2" calcext:value-type="float">
            <text:p>2</text:p>
          </table:table-cell>
          <table:table-cell table:formula="of:=LOOKUP([.B422];[.G$1:.G$278])" office:value-type="string" office:string-value="JAPAN" calcext:value-type="string">
            <text:p>JAPAN</text:p>
          </table:table-cell>
          <table:table-cell table:formula="of:=MATCH(UPPER([.B422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Japan</text:p>
          </table:table-cell>
          <table:table-cell table:formula="of:=INDEX([.H$1:.H$278];[.F423];1)" office:value-type="string" office:string-value="JP" calcext:value-type="string">
            <text:p>JP</text:p>
          </table:table-cell>
          <table:table-cell table:formula="of:=LEN([.A423])" office:value-type="float" office:value="2" calcext:value-type="float">
            <text:p>2</text:p>
          </table:table-cell>
          <table:table-cell table:formula="of:=LOOKUP([.B423];[.G$1:.G$278])" office:value-type="string" office:string-value="JAPAN" calcext:value-type="string">
            <text:p>JAPAN</text:p>
          </table:table-cell>
          <table:table-cell table:formula="of:=MATCH(UPPER([.B423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</text:p>
          </table:table-cell>
          <table:table-cell office:value-type="string" calcext:value-type="string">
            <text:p>Japan</text:p>
          </table:table-cell>
          <table:table-cell table:formula="of:=INDEX([.H$1:.H$278];[.F424];1)" office:value-type="string" office:string-value="JP" calcext:value-type="string">
            <text:p>JP</text:p>
          </table:table-cell>
          <table:table-cell table:formula="of:=LEN([.A424])" office:value-type="float" office:value="2" calcext:value-type="float">
            <text:p>2</text:p>
          </table:table-cell>
          <table:table-cell table:formula="of:=LOOKUP([.B424];[.G$1:.G$278])" office:value-type="string" office:string-value="JAPAN" calcext:value-type="string">
            <text:p>JAPAN</text:p>
          </table:table-cell>
          <table:table-cell table:formula="of:=MATCH(UPPER([.B424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G</text:p>
          </table:table-cell>
          <table:table-cell office:value-type="string" calcext:value-type="string">
            <text:p>Japan</text:p>
          </table:table-cell>
          <table:table-cell table:formula="of:=INDEX([.H$1:.H$278];[.F425];1)" office:value-type="string" office:string-value="JP" calcext:value-type="string">
            <text:p>JP</text:p>
          </table:table-cell>
          <table:table-cell table:formula="of:=LEN([.A425])" office:value-type="float" office:value="2" calcext:value-type="float">
            <text:p>2</text:p>
          </table:table-cell>
          <table:table-cell table:formula="of:=LOOKUP([.B425];[.G$1:.G$278])" office:value-type="string" office:string-value="JAPAN" calcext:value-type="string">
            <text:p>JAPAN</text:p>
          </table:table-cell>
          <table:table-cell table:formula="of:=MATCH(UPPER([.B425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H</text:p>
          </table:table-cell>
          <table:table-cell office:value-type="string" calcext:value-type="string">
            <text:p>Japan</text:p>
          </table:table-cell>
          <table:table-cell table:formula="of:=INDEX([.H$1:.H$278];[.F426];1)" office:value-type="string" office:string-value="JP" calcext:value-type="string">
            <text:p>JP</text:p>
          </table:table-cell>
          <table:table-cell table:formula="of:=LEN([.A426])" office:value-type="float" office:value="2" calcext:value-type="float">
            <text:p>2</text:p>
          </table:table-cell>
          <table:table-cell table:formula="of:=LOOKUP([.B426];[.G$1:.G$278])" office:value-type="string" office:string-value="JAPAN" calcext:value-type="string">
            <text:p>JAPAN</text:p>
          </table:table-cell>
          <table:table-cell table:formula="of:=MATCH(UPPER([.B426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</text:p>
          </table:table-cell>
          <table:table-cell office:value-type="string" calcext:value-type="string">
            <text:p>Japan</text:p>
          </table:table-cell>
          <table:table-cell table:formula="of:=INDEX([.H$1:.H$278];[.F427];1)" office:value-type="string" office:string-value="JP" calcext:value-type="string">
            <text:p>JP</text:p>
          </table:table-cell>
          <table:table-cell table:formula="of:=LEN([.A427])" office:value-type="float" office:value="2" calcext:value-type="float">
            <text:p>2</text:p>
          </table:table-cell>
          <table:table-cell table:formula="of:=LOOKUP([.B427];[.G$1:.G$278])" office:value-type="string" office:string-value="JAPAN" calcext:value-type="string">
            <text:p>JAPAN</text:p>
          </table:table-cell>
          <table:table-cell table:formula="of:=MATCH(UPPER([.B427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</text:p>
          </table:table-cell>
          <table:table-cell office:value-type="string" calcext:value-type="string">
            <text:p>Japan</text:p>
          </table:table-cell>
          <table:table-cell table:formula="of:=INDEX([.H$1:.H$278];[.F428];1)" office:value-type="string" office:string-value="JP" calcext:value-type="string">
            <text:p>JP</text:p>
          </table:table-cell>
          <table:table-cell table:formula="of:=LEN([.A428])" office:value-type="float" office:value="2" calcext:value-type="float">
            <text:p>2</text:p>
          </table:table-cell>
          <table:table-cell table:formula="of:=LOOKUP([.B428];[.G$1:.G$278])" office:value-type="string" office:string-value="JAPAN" calcext:value-type="string">
            <text:p>JAPAN</text:p>
          </table:table-cell>
          <table:table-cell table:formula="of:=MATCH(UPPER([.B428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</text:p>
          </table:table-cell>
          <table:table-cell office:value-type="string" calcext:value-type="string">
            <text:p>Japan</text:p>
          </table:table-cell>
          <table:table-cell table:formula="of:=INDEX([.H$1:.H$278];[.F429];1)" office:value-type="string" office:string-value="JP" calcext:value-type="string">
            <text:p>JP</text:p>
          </table:table-cell>
          <table:table-cell table:formula="of:=LEN([.A429])" office:value-type="float" office:value="2" calcext:value-type="float">
            <text:p>2</text:p>
          </table:table-cell>
          <table:table-cell table:formula="of:=LOOKUP([.B429];[.G$1:.G$278])" office:value-type="string" office:string-value="JAPAN" calcext:value-type="string">
            <text:p>JAPAN</text:p>
          </table:table-cell>
          <table:table-cell table:formula="of:=MATCH(UPPER([.B429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</text:p>
          </table:table-cell>
          <table:table-cell office:value-type="string" calcext:value-type="string">
            <text:p>Japan</text:p>
          </table:table-cell>
          <table:table-cell table:formula="of:=INDEX([.H$1:.H$278];[.F430];1)" office:value-type="string" office:string-value="JP" calcext:value-type="string">
            <text:p>JP</text:p>
          </table:table-cell>
          <table:table-cell table:formula="of:=LEN([.A430])" office:value-type="float" office:value="2" calcext:value-type="float">
            <text:p>2</text:p>
          </table:table-cell>
          <table:table-cell table:formula="of:=LOOKUP([.B430];[.G$1:.G$278])" office:value-type="string" office:string-value="JAPAN" calcext:value-type="string">
            <text:p>JAPAN</text:p>
          </table:table-cell>
          <table:table-cell table:formula="of:=MATCH(UPPER([.B430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</text:p>
          </table:table-cell>
          <table:table-cell office:value-type="string" calcext:value-type="string">
            <text:p>Japan</text:p>
          </table:table-cell>
          <table:table-cell table:formula="of:=INDEX([.H$1:.H$278];[.F431];1)" office:value-type="string" office:string-value="JP" calcext:value-type="string">
            <text:p>JP</text:p>
          </table:table-cell>
          <table:table-cell table:formula="of:=LEN([.A431])" office:value-type="float" office:value="2" calcext:value-type="float">
            <text:p>2</text:p>
          </table:table-cell>
          <table:table-cell table:formula="of:=LOOKUP([.B431];[.G$1:.G$278])" office:value-type="string" office:string-value="JAPAN" calcext:value-type="string">
            <text:p>JAPAN</text:p>
          </table:table-cell>
          <table:table-cell table:formula="of:=MATCH(UPPER([.B431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</text:p>
          </table:table-cell>
          <table:table-cell office:value-type="string" calcext:value-type="string">
            <text:p>Japan</text:p>
          </table:table-cell>
          <table:table-cell table:formula="of:=INDEX([.H$1:.H$278];[.F432];1)" office:value-type="string" office:string-value="JP" calcext:value-type="string">
            <text:p>JP</text:p>
          </table:table-cell>
          <table:table-cell table:formula="of:=LEN([.A432])" office:value-type="float" office:value="2" calcext:value-type="float">
            <text:p>2</text:p>
          </table:table-cell>
          <table:table-cell table:formula="of:=LOOKUP([.B432];[.G$1:.G$278])" office:value-type="string" office:string-value="JAPAN" calcext:value-type="string">
            <text:p>JAPAN</text:p>
          </table:table-cell>
          <table:table-cell table:formula="of:=MATCH(UPPER([.B432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Japan</text:p>
          </table:table-cell>
          <table:table-cell table:formula="of:=INDEX([.H$1:.H$278];[.F433];1)" office:value-type="string" office:string-value="JP" calcext:value-type="string">
            <text:p>JP</text:p>
          </table:table-cell>
          <table:table-cell table:formula="of:=LEN([.A433])" office:value-type="float" office:value="2" calcext:value-type="float">
            <text:p>2</text:p>
          </table:table-cell>
          <table:table-cell table:formula="of:=LOOKUP([.B433];[.G$1:.G$278])" office:value-type="string" office:string-value="JAPAN" calcext:value-type="string">
            <text:p>JAPAN</text:p>
          </table:table-cell>
          <table:table-cell table:formula="of:=MATCH(UPPER([.B433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table:formula="of:=INDEX([.H$1:.H$278];[.F434];1)" office:value-type="string" office:string-value="JP" calcext:value-type="string">
            <text:p>JP</text:p>
          </table:table-cell>
          <table:table-cell table:formula="of:=LEN([.A434])" office:value-type="float" office:value="2" calcext:value-type="float">
            <text:p>2</text:p>
          </table:table-cell>
          <table:table-cell table:formula="of:=LOOKUP([.B434];[.G$1:.G$278])" office:value-type="string" office:string-value="JAPAN" calcext:value-type="string">
            <text:p>JAPAN</text:p>
          </table:table-cell>
          <table:table-cell table:formula="of:=MATCH(UPPER([.B434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</text:p>
          </table:table-cell>
          <table:table-cell office:value-type="string" calcext:value-type="string">
            <text:p>Japan</text:p>
          </table:table-cell>
          <table:table-cell table:formula="of:=INDEX([.H$1:.H$278];[.F435];1)" office:value-type="string" office:string-value="JP" calcext:value-type="string">
            <text:p>JP</text:p>
          </table:table-cell>
          <table:table-cell table:formula="of:=LEN([.A435])" office:value-type="float" office:value="2" calcext:value-type="float">
            <text:p>2</text:p>
          </table:table-cell>
          <table:table-cell table:formula="of:=LOOKUP([.B435];[.G$1:.G$278])" office:value-type="string" office:string-value="JAPAN" calcext:value-type="string">
            <text:p>JAPAN</text:p>
          </table:table-cell>
          <table:table-cell table:formula="of:=MATCH(UPPER([.B435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apan</text:p>
          </table:table-cell>
          <table:table-cell table:formula="of:=INDEX([.H$1:.H$278];[.F436];1)" office:value-type="string" office:string-value="JP" calcext:value-type="string">
            <text:p>JP</text:p>
          </table:table-cell>
          <table:table-cell table:formula="of:=LEN([.A436])" office:value-type="float" office:value="2" calcext:value-type="float">
            <text:p>2</text:p>
          </table:table-cell>
          <table:table-cell table:formula="of:=LOOKUP([.B436];[.G$1:.G$278])" office:value-type="string" office:string-value="JAPAN" calcext:value-type="string">
            <text:p>JAPAN</text:p>
          </table:table-cell>
          <table:table-cell table:formula="of:=MATCH(UPPER([.B436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</text:p>
          </table:table-cell>
          <table:table-cell office:value-type="string" calcext:value-type="string">
            <text:p>Japan</text:p>
          </table:table-cell>
          <table:table-cell table:formula="of:=INDEX([.H$1:.H$278];[.F437];1)" office:value-type="string" office:string-value="JP" calcext:value-type="string">
            <text:p>JP</text:p>
          </table:table-cell>
          <table:table-cell table:formula="of:=LEN([.A437])" office:value-type="float" office:value="2" calcext:value-type="float">
            <text:p>2</text:p>
          </table:table-cell>
          <table:table-cell table:formula="of:=LOOKUP([.B437];[.G$1:.G$278])" office:value-type="string" office:string-value="JAPAN" calcext:value-type="string">
            <text:p>JAPAN</text:p>
          </table:table-cell>
          <table:table-cell table:formula="of:=MATCH(UPPER([.B437]);[.G$1:.G$278]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</text:p>
          </table:table-cell>
          <table:table-cell office:value-type="string" calcext:value-type="string">
            <text:p>Mongolia</text:p>
          </table:table-cell>
          <table:table-cell table:formula="of:=INDEX([.H$1:.H$278];[.F438];1)" office:value-type="string" office:string-value="MN" calcext:value-type="string">
            <text:p>MN</text:p>
          </table:table-cell>
          <table:table-cell table:formula="of:=LEN([.A438])" office:value-type="float" office:value="2" calcext:value-type="float">
            <text:p>2</text:p>
          </table:table-cell>
          <table:table-cell table:formula="of:=LOOKUP([.B438];[.G$1:.G$278])" office:value-type="string" office:string-value="MONGOLIA" calcext:value-type="string">
            <text:p>MONGOLIA</text:p>
          </table:table-cell>
          <table:table-cell table:formula="of:=MATCH(UPPER([.B438]);[.G$1:.G$278];0)"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Mongolia</text:p>
          </table:table-cell>
          <table:table-cell table:formula="of:=INDEX([.H$1:.H$278];[.F439];1)" office:value-type="string" office:string-value="MN" calcext:value-type="string">
            <text:p>MN</text:p>
          </table:table-cell>
          <table:table-cell table:formula="of:=LEN([.A439])" office:value-type="float" office:value="2" calcext:value-type="float">
            <text:p>2</text:p>
          </table:table-cell>
          <table:table-cell table:formula="of:=LOOKUP([.B439];[.G$1:.G$278])" office:value-type="string" office:string-value="MONGOLIA" calcext:value-type="string">
            <text:p>MONGOLIA</text:p>
          </table:table-cell>
          <table:table-cell table:formula="of:=MATCH(UPPER([.B439]);[.G$1:.G$278];0)"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</text:p>
          </table:table-cell>
          <table:table-cell office:value-type="string" calcext:value-type="string">
            <text:p>Mongolia</text:p>
          </table:table-cell>
          <table:table-cell table:formula="of:=INDEX([.H$1:.H$278];[.F440];1)" office:value-type="string" office:string-value="MN" calcext:value-type="string">
            <text:p>MN</text:p>
          </table:table-cell>
          <table:table-cell table:formula="of:=LEN([.A440])" office:value-type="float" office:value="2" calcext:value-type="float">
            <text:p>2</text:p>
          </table:table-cell>
          <table:table-cell table:formula="of:=LOOKUP([.B440];[.G$1:.G$278])" office:value-type="string" office:string-value="MONGOLIA" calcext:value-type="string">
            <text:p>MONGOLIA</text:p>
          </table:table-cell>
          <table:table-cell table:formula="of:=MATCH(UPPER([.B440]);[.G$1:.G$278];0)"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</text:p>
          </table:table-cell>
          <table:table-cell office:value-type="string" calcext:value-type="string">
            <text:p>Norway</text:p>
          </table:table-cell>
          <table:table-cell table:formula="of:=INDEX([.H$1:.H$278];[.F441];1)" office:value-type="string" office:string-value="NO" calcext:value-type="string">
            <text:p>NO</text:p>
          </table:table-cell>
          <table:table-cell table:formula="of:=LEN([.A441])" office:value-type="float" office:value="2" calcext:value-type="float">
            <text:p>2</text:p>
          </table:table-cell>
          <table:table-cell table:formula="of:=LOOKUP([.B441];[.G$1:.G$278])" office:value-type="string" office:string-value="NORWAY" calcext:value-type="string">
            <text:p>NORWAY</text:p>
          </table:table-cell>
          <table:table-cell table:formula="of:=MATCH(UPPER([.B441]);[.G$1:.G$278];0)"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</text:p>
          </table:table-cell>
          <table:table-cell office:value-type="string" calcext:value-type="string">
            <text:p>Norway</text:p>
          </table:table-cell>
          <table:table-cell table:formula="of:=INDEX([.H$1:.H$278];[.F442];1)" office:value-type="string" office:string-value="NO" calcext:value-type="string">
            <text:p>NO</text:p>
          </table:table-cell>
          <table:table-cell table:formula="of:=LEN([.A442])" office:value-type="float" office:value="2" calcext:value-type="float">
            <text:p>2</text:p>
          </table:table-cell>
          <table:table-cell table:formula="of:=LOOKUP([.B442];[.G$1:.G$278])" office:value-type="string" office:string-value="NORWAY" calcext:value-type="string">
            <text:p>NORWAY</text:p>
          </table:table-cell>
          <table:table-cell table:formula="of:=MATCH(UPPER([.B442]);[.G$1:.G$278];0)"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</text:p>
          </table:table-cell>
          <table:table-cell office:value-type="string" calcext:value-type="string">
            <text:p>Jordan</text:p>
          </table:table-cell>
          <table:table-cell table:formula="of:=INDEX([.H$1:.H$278];[.F443];1)" office:value-type="string" office:string-value="JO" calcext:value-type="string">
            <text:p>JO</text:p>
          </table:table-cell>
          <table:table-cell table:formula="of:=LEN([.A443])" office:value-type="float" office:value="2" calcext:value-type="float">
            <text:p>2</text:p>
          </table:table-cell>
          <table:table-cell table:formula="of:=LOOKUP([.B443];[.G$1:.G$278])" office:value-type="string" office:string-value="JORDAN" calcext:value-type="string">
            <text:p>JORDAN</text:p>
          </table:table-cell>
          <table:table-cell table:formula="of:=MATCH(UPPER([.B443]);[.G$1:.G$278];0)"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</text:p>
          </table:table-cell>
          <table:table-cell office:value-type="string" calcext:value-type="string">
            <text:p>Indonesia</text:p>
          </table:table-cell>
          <table:table-cell table:formula="of:=INDEX([.H$1:.H$278];[.F444];1)" office:value-type="string" office:string-value="ID" calcext:value-type="string">
            <text:p>ID</text:p>
          </table:table-cell>
          <table:table-cell table:formula="of:=LEN([.A444])" office:value-type="float" office:value="2" calcext:value-type="float">
            <text:p>2</text:p>
          </table:table-cell>
          <table:table-cell table:formula="of:=LOOKUP([.B444];[.G$1:.G$278])" office:value-type="string" office:string-value="INDONESIA" calcext:value-type="string">
            <text:p>INDONESIA</text:p>
          </table:table-cell>
          <table:table-cell table:formula="of:=MATCH(UPPER([.B444]);[.G$1:.G$278];0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rgentina</text:p>
          </table:table-cell>
          <table:table-cell table:formula="of:=INDEX([.H$1:.H$278];[.F445];1)" office:value-type="string" office:string-value="AR" calcext:value-type="string">
            <text:p>AR</text:p>
          </table:table-cell>
          <table:table-cell table:formula="of:=LEN([.A445])" office:value-type="float" office:value="2" calcext:value-type="float">
            <text:p>2</text:p>
          </table:table-cell>
          <table:table-cell table:formula="of:=LOOKUP([.B445];[.G$1:.G$278])" office:value-type="string" office:string-value="ARGENTINA" calcext:value-type="string">
            <text:p>ARGENTINA</text:p>
          </table:table-cell>
          <table:table-cell table:formula="of:=MATCH(UPPER([.B445]);[.G$1:.G$278];0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Argentina</text:p>
          </table:table-cell>
          <table:table-cell table:formula="of:=INDEX([.H$1:.H$278];[.F446];1)" office:value-type="string" office:string-value="AR" calcext:value-type="string">
            <text:p>AR</text:p>
          </table:table-cell>
          <table:table-cell table:formula="of:=LEN([.A446])" office:value-type="float" office:value="2" calcext:value-type="float">
            <text:p>2</text:p>
          </table:table-cell>
          <table:table-cell table:formula="of:=LOOKUP([.B446];[.G$1:.G$278])" office:value-type="string" office:string-value="ARGENTINA" calcext:value-type="string">
            <text:p>ARGENTINA</text:p>
          </table:table-cell>
          <table:table-cell table:formula="of:=MATCH(UPPER([.B446]);[.G$1:.G$278];0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Argentina</text:p>
          </table:table-cell>
          <table:table-cell table:formula="of:=INDEX([.H$1:.H$278];[.F447];1)" office:value-type="string" office:string-value="AR" calcext:value-type="string">
            <text:p>AR</text:p>
          </table:table-cell>
          <table:table-cell table:formula="of:=LEN([.A447])" office:value-type="float" office:value="2" calcext:value-type="float">
            <text:p>2</text:p>
          </table:table-cell>
          <table:table-cell table:formula="of:=LOOKUP([.B447];[.G$1:.G$278])" office:value-type="string" office:string-value="ARGENTINA" calcext:value-type="string">
            <text:p>ARGENTINA</text:p>
          </table:table-cell>
          <table:table-cell table:formula="of:=MATCH(UPPER([.B447]);[.G$1:.G$278];0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Argentina</text:p>
          </table:table-cell>
          <table:table-cell table:formula="of:=INDEX([.H$1:.H$278];[.F448];1)" office:value-type="string" office:string-value="AR" calcext:value-type="string">
            <text:p>AR</text:p>
          </table:table-cell>
          <table:table-cell table:formula="of:=LEN([.A448])" office:value-type="float" office:value="2" calcext:value-type="float">
            <text:p>2</text:p>
          </table:table-cell>
          <table:table-cell table:formula="of:=LOOKUP([.B448];[.G$1:.G$278])" office:value-type="string" office:string-value="ARGENTINA" calcext:value-type="string">
            <text:p>ARGENTINA</text:p>
          </table:table-cell>
          <table:table-cell table:formula="of:=MATCH(UPPER([.B448]);[.G$1:.G$278];0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Argentina</text:p>
          </table:table-cell>
          <table:table-cell table:formula="of:=INDEX([.H$1:.H$278];[.F449];1)" office:value-type="string" office:string-value="AR" calcext:value-type="string">
            <text:p>AR</text:p>
          </table:table-cell>
          <table:table-cell table:formula="of:=LEN([.A449])" office:value-type="float" office:value="2" calcext:value-type="float">
            <text:p>2</text:p>
          </table:table-cell>
          <table:table-cell table:formula="of:=LOOKUP([.B449];[.G$1:.G$278])" office:value-type="string" office:string-value="ARGENTINA" calcext:value-type="string">
            <text:p>ARGENTINA</text:p>
          </table:table-cell>
          <table:table-cell table:formula="of:=MATCH(UPPER([.B449]);[.G$1:.G$278];0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Argentina</text:p>
          </table:table-cell>
          <table:table-cell table:formula="of:=INDEX([.H$1:.H$278];[.F450];1)" office:value-type="string" office:string-value="AR" calcext:value-type="string">
            <text:p>AR</text:p>
          </table:table-cell>
          <table:table-cell table:formula="of:=LEN([.A450])" office:value-type="float" office:value="2" calcext:value-type="float">
            <text:p>2</text:p>
          </table:table-cell>
          <table:table-cell table:formula="of:=LOOKUP([.B450];[.G$1:.G$278])" office:value-type="string" office:string-value="ARGENTINA" calcext:value-type="string">
            <text:p>ARGENTINA</text:p>
          </table:table-cell>
          <table:table-cell table:formula="of:=MATCH(UPPER([.B450]);[.G$1:.G$278];0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Argentina</text:p>
          </table:table-cell>
          <table:table-cell table:formula="of:=INDEX([.H$1:.H$278];[.F451];1)" office:value-type="string" office:string-value="AR" calcext:value-type="string">
            <text:p>AR</text:p>
          </table:table-cell>
          <table:table-cell table:formula="of:=LEN([.A451])" office:value-type="float" office:value="2" calcext:value-type="float">
            <text:p>2</text:p>
          </table:table-cell>
          <table:table-cell table:formula="of:=LOOKUP([.B451];[.G$1:.G$278])" office:value-type="string" office:string-value="ARGENTINA" calcext:value-type="string">
            <text:p>ARGENTINA</text:p>
          </table:table-cell>
          <table:table-cell table:formula="of:=MATCH(UPPER([.B451]);[.G$1:.G$278];0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9</text:p>
          </table:table-cell>
          <table:table-cell office:value-type="string" calcext:value-type="string">
            <text:p>Argentina</text:p>
          </table:table-cell>
          <table:table-cell table:formula="of:=INDEX([.H$1:.H$278];[.F452];1)" office:value-type="string" office:string-value="AR" calcext:value-type="string">
            <text:p>AR</text:p>
          </table:table-cell>
          <table:table-cell table:formula="of:=LEN([.A452])" office:value-type="float" office:value="2" calcext:value-type="float">
            <text:p>2</text:p>
          </table:table-cell>
          <table:table-cell table:formula="of:=LOOKUP([.B452];[.G$1:.G$278])" office:value-type="string" office:string-value="ARGENTINA" calcext:value-type="string">
            <text:p>ARGENTINA</text:p>
          </table:table-cell>
          <table:table-cell table:formula="of:=MATCH(UPPER([.B452]);[.G$1:.G$278];0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Norway</text:p>
          </table:table-cell>
          <table:table-cell table:formula="of:=INDEX([.H$1:.H$278];[.F453];1)" office:value-type="string" office:string-value="NO" calcext:value-type="string">
            <text:p>NO</text:p>
          </table:table-cell>
          <table:table-cell table:formula="of:=LEN([.A453])" office:value-type="float" office:value="2" calcext:value-type="float">
            <text:p>2</text:p>
          </table:table-cell>
          <table:table-cell table:formula="of:=LOOKUP([.B453];[.G$1:.G$278])" office:value-type="string" office:string-value="NORWAY" calcext:value-type="string">
            <text:p>NORWAY</text:p>
          </table:table-cell>
          <table:table-cell table:formula="of:=MATCH(UPPER([.B453]);[.G$1:.G$278];0)"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Norway</text:p>
          </table:table-cell>
          <table:table-cell table:formula="of:=INDEX([.H$1:.H$278];[.F454];1)" office:value-type="string" office:string-value="NO" calcext:value-type="string">
            <text:p>NO</text:p>
          </table:table-cell>
          <table:table-cell table:formula="of:=LEN([.A454])" office:value-type="float" office:value="2" calcext:value-type="float">
            <text:p>2</text:p>
          </table:table-cell>
          <table:table-cell table:formula="of:=LOOKUP([.B454];[.G$1:.G$278])" office:value-type="string" office:string-value="NORWAY" calcext:value-type="string">
            <text:p>NORWAY</text:p>
          </table:table-cell>
          <table:table-cell table:formula="of:=MATCH(UPPER([.B454]);[.G$1:.G$278];0)"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Norway</text:p>
          </table:table-cell>
          <table:table-cell table:formula="of:=INDEX([.H$1:.H$278];[.F455];1)" office:value-type="string" office:string-value="NO" calcext:value-type="string">
            <text:p>NO</text:p>
          </table:table-cell>
          <table:table-cell table:formula="of:=LEN([.A455])" office:value-type="float" office:value="2" calcext:value-type="float">
            <text:p>2</text:p>
          </table:table-cell>
          <table:table-cell table:formula="of:=LOOKUP([.B455];[.G$1:.G$278])" office:value-type="string" office:string-value="NORWAY" calcext:value-type="string">
            <text:p>NORWAY</text:p>
          </table:table-cell>
          <table:table-cell table:formula="of:=MATCH(UPPER([.B455]);[.G$1:.G$278];0)"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Norway</text:p>
          </table:table-cell>
          <table:table-cell table:formula="of:=INDEX([.H$1:.H$278];[.F456];1)" office:value-type="string" office:string-value="NO" calcext:value-type="string">
            <text:p>NO</text:p>
          </table:table-cell>
          <table:table-cell table:formula="of:=LEN([.A456])" office:value-type="float" office:value="2" calcext:value-type="float">
            <text:p>2</text:p>
          </table:table-cell>
          <table:table-cell table:formula="of:=LOOKUP([.B456];[.G$1:.G$278])" office:value-type="string" office:string-value="NORWAY" calcext:value-type="string">
            <text:p>NORWAY</text:p>
          </table:table-cell>
          <table:table-cell table:formula="of:=MATCH(UPPER([.B456]);[.G$1:.G$278];0)"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Norway</text:p>
          </table:table-cell>
          <table:table-cell table:formula="of:=INDEX([.H$1:.H$278];[.F457];1)" office:value-type="string" office:string-value="NO" calcext:value-type="string">
            <text:p>NO</text:p>
          </table:table-cell>
          <table:table-cell table:formula="of:=LEN([.A457])" office:value-type="float" office:value="2" calcext:value-type="float">
            <text:p>2</text:p>
          </table:table-cell>
          <table:table-cell table:formula="of:=LOOKUP([.B457];[.G$1:.G$278])" office:value-type="string" office:string-value="NORWAY" calcext:value-type="string">
            <text:p>NORWAY</text:p>
          </table:table-cell>
          <table:table-cell table:formula="of:=MATCH(UPPER([.B457]);[.G$1:.G$278];0)"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</text:p>
          </table:table-cell>
          <table:table-cell office:value-type="string" calcext:value-type="string">
            <text:p>Norway</text:p>
          </table:table-cell>
          <table:table-cell table:formula="of:=INDEX([.H$1:.H$278];[.F458];1)" office:value-type="string" office:string-value="NO" calcext:value-type="string">
            <text:p>NO</text:p>
          </table:table-cell>
          <table:table-cell table:formula="of:=LEN([.A458])" office:value-type="float" office:value="2" calcext:value-type="float">
            <text:p>2</text:p>
          </table:table-cell>
          <table:table-cell table:formula="of:=LOOKUP([.B458];[.G$1:.G$278])" office:value-type="string" office:string-value="NORWAY" calcext:value-type="string">
            <text:p>NORWAY</text:p>
          </table:table-cell>
          <table:table-cell table:formula="of:=MATCH(UPPER([.B458]);[.G$1:.G$278];0)"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Norway</text:p>
          </table:table-cell>
          <table:table-cell table:formula="of:=INDEX([.H$1:.H$278];[.F459];1)" office:value-type="string" office:string-value="NO" calcext:value-type="string">
            <text:p>NO</text:p>
          </table:table-cell>
          <table:table-cell table:formula="of:=LEN([.A459])" office:value-type="float" office:value="2" calcext:value-type="float">
            <text:p>2</text:p>
          </table:table-cell>
          <table:table-cell table:formula="of:=LOOKUP([.B459];[.G$1:.G$278])" office:value-type="string" office:string-value="NORWAY" calcext:value-type="string">
            <text:p>NORWAY</text:p>
          </table:table-cell>
          <table:table-cell table:formula="of:=MATCH(UPPER([.B459]);[.G$1:.G$278];0)"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</text:p>
          </table:table-cell>
          <table:table-cell office:value-type="string" calcext:value-type="string">
            <text:p>Norway</text:p>
          </table:table-cell>
          <table:table-cell table:formula="of:=INDEX([.H$1:.H$278];[.F460];1)" office:value-type="string" office:string-value="NO" calcext:value-type="string">
            <text:p>NO</text:p>
          </table:table-cell>
          <table:table-cell table:formula="of:=LEN([.A460])" office:value-type="float" office:value="2" calcext:value-type="float">
            <text:p>2</text:p>
          </table:table-cell>
          <table:table-cell table:formula="of:=LOOKUP([.B460];[.G$1:.G$278])" office:value-type="string" office:string-value="NORWAY" calcext:value-type="string">
            <text:p>NORWAY</text:p>
          </table:table-cell>
          <table:table-cell table:formula="of:=MATCH(UPPER([.B460]);[.G$1:.G$278];0)"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Norway</text:p>
          </table:table-cell>
          <table:table-cell table:formula="of:=INDEX([.H$1:.H$278];[.F461];1)" office:value-type="string" office:string-value="NO" calcext:value-type="string">
            <text:p>NO</text:p>
          </table:table-cell>
          <table:table-cell table:formula="of:=LEN([.A461])" office:value-type="float" office:value="2" calcext:value-type="float">
            <text:p>2</text:p>
          </table:table-cell>
          <table:table-cell table:formula="of:=LOOKUP([.B461];[.G$1:.G$278])" office:value-type="string" office:string-value="NORWAY" calcext:value-type="string">
            <text:p>NORWAY</text:p>
          </table:table-cell>
          <table:table-cell table:formula="of:=MATCH(UPPER([.B461]);[.G$1:.G$278];0)"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</text:p>
          </table:table-cell>
          <table:table-cell office:value-type="string" calcext:value-type="string">
            <text:p>Norway</text:p>
          </table:table-cell>
          <table:table-cell table:formula="of:=INDEX([.H$1:.H$278];[.F462];1)" office:value-type="string" office:string-value="NO" calcext:value-type="string">
            <text:p>NO</text:p>
          </table:table-cell>
          <table:table-cell table:formula="of:=LEN([.A462])" office:value-type="float" office:value="2" calcext:value-type="float">
            <text:p>2</text:p>
          </table:table-cell>
          <table:table-cell table:formula="of:=LOOKUP([.B462];[.G$1:.G$278])" office:value-type="string" office:string-value="NORWAY" calcext:value-type="string">
            <text:p>NORWAY</text:p>
          </table:table-cell>
          <table:table-cell table:formula="of:=MATCH(UPPER([.B462]);[.G$1:.G$278];0)"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</text:p>
          </table:table-cell>
          <table:table-cell office:value-type="string" calcext:value-type="string">
            <text:p>Norway</text:p>
          </table:table-cell>
          <table:table-cell table:formula="of:=INDEX([.H$1:.H$278];[.F463];1)" office:value-type="string" office:string-value="NO" calcext:value-type="string">
            <text:p>NO</text:p>
          </table:table-cell>
          <table:table-cell table:formula="of:=LEN([.A463])" office:value-type="float" office:value="2" calcext:value-type="float">
            <text:p>2</text:p>
          </table:table-cell>
          <table:table-cell table:formula="of:=LOOKUP([.B463];[.G$1:.G$278])" office:value-type="string" office:string-value="NORWAY" calcext:value-type="string">
            <text:p>NORWAY</text:p>
          </table:table-cell>
          <table:table-cell table:formula="of:=MATCH(UPPER([.B463]);[.G$1:.G$278];0)"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</text:p>
          </table:table-cell>
          <table:table-cell office:value-type="string" calcext:value-type="string">
            <text:p>Norway</text:p>
          </table:table-cell>
          <table:table-cell table:formula="of:=INDEX([.H$1:.H$278];[.F464];1)" office:value-type="string" office:string-value="NO" calcext:value-type="string">
            <text:p>NO</text:p>
          </table:table-cell>
          <table:table-cell table:formula="of:=LEN([.A464])" office:value-type="float" office:value="2" calcext:value-type="float">
            <text:p>2</text:p>
          </table:table-cell>
          <table:table-cell table:formula="of:=LOOKUP([.B464];[.G$1:.G$278])" office:value-type="string" office:string-value="NORWAY" calcext:value-type="string">
            <text:p>NORWAY</text:p>
          </table:table-cell>
          <table:table-cell table:formula="of:=MATCH(UPPER([.B464]);[.G$1:.G$278];0)"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</text:p>
          </table:table-cell>
          <table:table-cell office:value-type="string" calcext:value-type="string">
            <text:p>Norway</text:p>
          </table:table-cell>
          <table:table-cell table:formula="of:=INDEX([.H$1:.H$278];[.F465];1)" office:value-type="string" office:string-value="NO" calcext:value-type="string">
            <text:p>NO</text:p>
          </table:table-cell>
          <table:table-cell table:formula="of:=LEN([.A465])" office:value-type="float" office:value="2" calcext:value-type="float">
            <text:p>2</text:p>
          </table:table-cell>
          <table:table-cell table:formula="of:=LOOKUP([.B465];[.G$1:.G$278])" office:value-type="string" office:string-value="NORWAY" calcext:value-type="string">
            <text:p>NORWAY</text:p>
          </table:table-cell>
          <table:table-cell table:formula="of:=MATCH(UPPER([.B465]);[.G$1:.G$278];0)"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</text:p>
          </table:table-cell>
          <table:table-cell office:value-type="string" calcext:value-type="string">
            <text:p>Norway</text:p>
          </table:table-cell>
          <table:table-cell table:formula="of:=INDEX([.H$1:.H$278];[.F466];1)" office:value-type="string" office:string-value="NO" calcext:value-type="string">
            <text:p>NO</text:p>
          </table:table-cell>
          <table:table-cell table:formula="of:=LEN([.A466])" office:value-type="float" office:value="2" calcext:value-type="float">
            <text:p>2</text:p>
          </table:table-cell>
          <table:table-cell table:formula="of:=LOOKUP([.B466];[.G$1:.G$278])" office:value-type="string" office:string-value="NORWAY" calcext:value-type="string">
            <text:p>NORWAY</text:p>
          </table:table-cell>
          <table:table-cell table:formula="of:=MATCH(UPPER([.B466]);[.G$1:.G$278];0)"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Argentina</text:p>
          </table:table-cell>
          <table:table-cell table:formula="of:=INDEX([.H$1:.H$278];[.F467];1)" office:value-type="string" office:string-value="AR" calcext:value-type="string">
            <text:p>AR</text:p>
          </table:table-cell>
          <table:table-cell table:formula="of:=LEN([.A467])" office:value-type="float" office:value="2" calcext:value-type="float">
            <text:p>2</text:p>
          </table:table-cell>
          <table:table-cell table:formula="of:=LOOKUP([.B467];[.G$1:.G$278])" office:value-type="string" office:string-value="ARGENTINA" calcext:value-type="string">
            <text:p>ARGENTINA</text:p>
          </table:table-cell>
          <table:table-cell table:formula="of:=MATCH(UPPER([.B467]);[.G$1:.G$278];0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Argentina</text:p>
          </table:table-cell>
          <table:table-cell table:formula="of:=INDEX([.H$1:.H$278];[.F468];1)" office:value-type="string" office:string-value="AR" calcext:value-type="string">
            <text:p>AR</text:p>
          </table:table-cell>
          <table:table-cell table:formula="of:=LEN([.A468])" office:value-type="float" office:value="2" calcext:value-type="float">
            <text:p>2</text:p>
          </table:table-cell>
          <table:table-cell table:formula="of:=LOOKUP([.B468];[.G$1:.G$278])" office:value-type="string" office:string-value="ARGENTINA" calcext:value-type="string">
            <text:p>ARGENTINA</text:p>
          </table:table-cell>
          <table:table-cell table:formula="of:=MATCH(UPPER([.B468]);[.G$1:.G$278];0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</text:p>
          </table:table-cell>
          <table:table-cell office:value-type="string" calcext:value-type="string">
            <text:p>Argentina</text:p>
          </table:table-cell>
          <table:table-cell table:formula="of:=INDEX([.H$1:.H$278];[.F469];1)" office:value-type="string" office:string-value="AR" calcext:value-type="string">
            <text:p>AR</text:p>
          </table:table-cell>
          <table:table-cell table:formula="of:=LEN([.A469])" office:value-type="float" office:value="2" calcext:value-type="float">
            <text:p>2</text:p>
          </table:table-cell>
          <table:table-cell table:formula="of:=LOOKUP([.B469];[.G$1:.G$278])" office:value-type="string" office:string-value="ARGENTINA" calcext:value-type="string">
            <text:p>ARGENTINA</text:p>
          </table:table-cell>
          <table:table-cell table:formula="of:=MATCH(UPPER([.B469]);[.G$1:.G$278];0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Argentina</text:p>
          </table:table-cell>
          <table:table-cell table:formula="of:=INDEX([.H$1:.H$278];[.F470];1)" office:value-type="string" office:string-value="AR" calcext:value-type="string">
            <text:p>AR</text:p>
          </table:table-cell>
          <table:table-cell table:formula="of:=LEN([.A470])" office:value-type="float" office:value="2" calcext:value-type="float">
            <text:p>2</text:p>
          </table:table-cell>
          <table:table-cell table:formula="of:=LOOKUP([.B470];[.G$1:.G$278])" office:value-type="string" office:string-value="ARGENTINA" calcext:value-type="string">
            <text:p>ARGENTINA</text:p>
          </table:table-cell>
          <table:table-cell table:formula="of:=MATCH(UPPER([.B470]);[.G$1:.G$278];0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Argentina</text:p>
          </table:table-cell>
          <table:table-cell table:formula="of:=INDEX([.H$1:.H$278];[.F471];1)" office:value-type="string" office:string-value="AR" calcext:value-type="string">
            <text:p>AR</text:p>
          </table:table-cell>
          <table:table-cell table:formula="of:=LEN([.A471])" office:value-type="float" office:value="2" calcext:value-type="float">
            <text:p>2</text:p>
          </table:table-cell>
          <table:table-cell table:formula="of:=LOOKUP([.B471];[.G$1:.G$278])" office:value-type="string" office:string-value="ARGENTINA" calcext:value-type="string">
            <text:p>ARGENTINA</text:p>
          </table:table-cell>
          <table:table-cell table:formula="of:=MATCH(UPPER([.B471]);[.G$1:.G$278];0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Argentina</text:p>
          </table:table-cell>
          <table:table-cell table:formula="of:=INDEX([.H$1:.H$278];[.F472];1)" office:value-type="string" office:string-value="AR" calcext:value-type="string">
            <text:p>AR</text:p>
          </table:table-cell>
          <table:table-cell table:formula="of:=LEN([.A472])" office:value-type="float" office:value="2" calcext:value-type="float">
            <text:p>2</text:p>
          </table:table-cell>
          <table:table-cell table:formula="of:=LOOKUP([.B472];[.G$1:.G$278])" office:value-type="string" office:string-value="ARGENTINA" calcext:value-type="string">
            <text:p>ARGENTINA</text:p>
          </table:table-cell>
          <table:table-cell table:formula="of:=MATCH(UPPER([.B472]);[.G$1:.G$278];0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Argentina</text:p>
          </table:table-cell>
          <table:table-cell table:formula="of:=INDEX([.H$1:.H$278];[.F473];1)" office:value-type="string" office:string-value="AR" calcext:value-type="string">
            <text:p>AR</text:p>
          </table:table-cell>
          <table:table-cell table:formula="of:=LEN([.A473])" office:value-type="float" office:value="2" calcext:value-type="float">
            <text:p>2</text:p>
          </table:table-cell>
          <table:table-cell table:formula="of:=LOOKUP([.B473];[.G$1:.G$278])" office:value-type="string" office:string-value="ARGENTINA" calcext:value-type="string">
            <text:p>ARGENTINA</text:p>
          </table:table-cell>
          <table:table-cell table:formula="of:=MATCH(UPPER([.B473]);[.G$1:.G$278];0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Argentina</text:p>
          </table:table-cell>
          <table:table-cell table:formula="of:=INDEX([.H$1:.H$278];[.F474];1)" office:value-type="string" office:string-value="AR" calcext:value-type="string">
            <text:p>AR</text:p>
          </table:table-cell>
          <table:table-cell table:formula="of:=LEN([.A474])" office:value-type="float" office:value="2" calcext:value-type="float">
            <text:p>2</text:p>
          </table:table-cell>
          <table:table-cell table:formula="of:=LOOKUP([.B474];[.G$1:.G$278])" office:value-type="string" office:string-value="ARGENTINA" calcext:value-type="string">
            <text:p>ARGENTINA</text:p>
          </table:table-cell>
          <table:table-cell table:formula="of:=MATCH(UPPER([.B474]);[.G$1:.G$278];0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</text:p>
          </table:table-cell>
          <table:table-cell office:value-type="string" calcext:value-type="string">
            <text:p>Argentina</text:p>
          </table:table-cell>
          <table:table-cell table:formula="of:=INDEX([.H$1:.H$278];[.F475];1)" office:value-type="string" office:string-value="AR" calcext:value-type="string">
            <text:p>AR</text:p>
          </table:table-cell>
          <table:table-cell table:formula="of:=LEN([.A475])" office:value-type="float" office:value="2" calcext:value-type="float">
            <text:p>2</text:p>
          </table:table-cell>
          <table:table-cell table:formula="of:=LOOKUP([.B475];[.G$1:.G$278])" office:value-type="string" office:string-value="ARGENTINA" calcext:value-type="string">
            <text:p>ARGENTINA</text:p>
          </table:table-cell>
          <table:table-cell table:formula="of:=MATCH(UPPER([.B475]);[.G$1:.G$278];0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</text:p>
          </table:table-cell>
          <table:table-cell office:value-type="string" calcext:value-type="string">
            <text:p>Luxembourg</text:p>
          </table:table-cell>
          <table:table-cell table:formula="of:=INDEX([.H$1:.H$278];[.F476];1)" office:value-type="string" office:string-value="LU" calcext:value-type="string">
            <text:p>LU</text:p>
          </table:table-cell>
          <table:table-cell table:formula="of:=LEN([.A476])" office:value-type="float" office:value="2" calcext:value-type="float">
            <text:p>2</text:p>
          </table:table-cell>
          <table:table-cell table:formula="of:=LOOKUP([.B476];[.G$1:.G$278])" office:value-type="string" office:string-value="LUXEMBOURG" calcext:value-type="string">
            <text:p>LUXEMBOURG</text:p>
          </table:table-cell>
          <table:table-cell table:formula="of:=MATCH(UPPER([.B476]);[.G$1:.G$278];0)"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</text:p>
          </table:table-cell>
          <table:table-cell office:value-type="string" calcext:value-type="string">
            <text:p>Lithuania</text:p>
          </table:table-cell>
          <table:table-cell table:formula="of:=INDEX([.H$1:.H$278];[.F477];1)" office:value-type="string" office:string-value="LT" calcext:value-type="string">
            <text:p>LT</text:p>
          </table:table-cell>
          <table:table-cell table:formula="of:=LEN([.A477])" office:value-type="float" office:value="2" calcext:value-type="float">
            <text:p>2</text:p>
          </table:table-cell>
          <table:table-cell table:formula="of:=LOOKUP([.B477];[.G$1:.G$278])" office:value-type="string" office:string-value="LITHUANIA" calcext:value-type="string">
            <text:p>LITHUANIA</text:p>
          </table:table-cell>
          <table:table-cell table:formula="of:=MATCH(UPPER([.B477]);[.G$1:.G$278];0)"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</text:p>
          </table:table-cell>
          <table:table-cell office:value-type="string" calcext:value-type="string">
            <text:p>Bulgaria</text:p>
          </table:table-cell>
          <table:table-cell table:formula="of:=INDEX([.H$1:.H$278];[.F478];1)" office:value-type="string" office:string-value="BG" calcext:value-type="string">
            <text:p>BG</text:p>
          </table:table-cell>
          <table:table-cell table:formula="of:=LEN([.A478])" office:value-type="float" office:value="2" calcext:value-type="float">
            <text:p>2</text:p>
          </table:table-cell>
          <table:table-cell table:formula="of:=LOOKUP([.B478];[.G$1:.G$278])" office:value-type="string" office:string-value="BULGARIA" calcext:value-type="string">
            <text:p>BULGARIA</text:p>
          </table:table-cell>
          <table:table-cell table:formula="of:=MATCH(UPPER([.B478]);[.G$1:.G$278];0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1</text:p>
          </table:table-cell>
          <table:table-cell office:value-type="string" calcext:value-type="string">
            <text:p>South Ossetia</text:p>
          </table:table-cell>
          <table:table-cell/>
          <table:table-cell table:formula="of:=LEN([.A479])" office:value-type="float" office:value="2" calcext:value-type="float">
            <text:p>2</text:p>
          </table:table-cell>
          <table:table-cell table:formula="of:=LOOKUP([.B479];[.G$1:.G$278])" office:value-type="string" office:string-value="SOUTH GEORGIA AND THE SOUTH SANDWICH ISLANDS" calcext:value-type="string">
            <text:p>SOUTH GEORGIA AND THE SOUTH SANDWICH ISLANDS</text:p>
          </table:table-cell>
          <table:table-cell table:formula="of:=MATCH(UPPER([.B479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</text:p>
          </table:table-cell>
          <table:table-cell office:value-type="string" calcext:value-type="string">
            <text:p>Peru</text:p>
          </table:table-cell>
          <table:table-cell table:formula="of:=INDEX([.H$1:.H$278];[.F480];1)" office:value-type="string" office:string-value="PE" calcext:value-type="string">
            <text:p>PE</text:p>
          </table:table-cell>
          <table:table-cell table:formula="of:=LEN([.A480])" office:value-type="float" office:value="2" calcext:value-type="float">
            <text:p>2</text:p>
          </table:table-cell>
          <table:table-cell table:formula="of:=LOOKUP([.B480];[.G$1:.G$278])" office:value-type="string" office:string-value="PERU" calcext:value-type="string">
            <text:p>PERU</text:p>
          </table:table-cell>
          <table:table-cell table:formula="of:=MATCH(UPPER([.B480]);[.G$1:.G$278];0)"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</text:p>
          </table:table-cell>
          <table:table-cell office:value-type="string" calcext:value-type="string">
            <text:p>Peru</text:p>
          </table:table-cell>
          <table:table-cell table:formula="of:=INDEX([.H$1:.H$278];[.F481];1)" office:value-type="string" office:string-value="PE" calcext:value-type="string">
            <text:p>PE</text:p>
          </table:table-cell>
          <table:table-cell table:formula="of:=LEN([.A481])" office:value-type="float" office:value="2" calcext:value-type="float">
            <text:p>2</text:p>
          </table:table-cell>
          <table:table-cell table:formula="of:=LOOKUP([.B481];[.G$1:.G$278])" office:value-type="string" office:string-value="PERU" calcext:value-type="string">
            <text:p>PERU</text:p>
          </table:table-cell>
          <table:table-cell table:formula="of:=MATCH(UPPER([.B481]);[.G$1:.G$278];0)"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</text:p>
          </table:table-cell>
          <table:table-cell office:value-type="string" calcext:value-type="string">
            <text:p>Peru</text:p>
          </table:table-cell>
          <table:table-cell table:formula="of:=INDEX([.H$1:.H$278];[.F482];1)" office:value-type="string" office:string-value="PE" calcext:value-type="string">
            <text:p>PE</text:p>
          </table:table-cell>
          <table:table-cell table:formula="of:=LEN([.A482])" office:value-type="float" office:value="2" calcext:value-type="float">
            <text:p>2</text:p>
          </table:table-cell>
          <table:table-cell table:formula="of:=LOOKUP([.B482];[.G$1:.G$278])" office:value-type="string" office:string-value="PERU" calcext:value-type="string">
            <text:p>PERU</text:p>
          </table:table-cell>
          <table:table-cell table:formula="of:=MATCH(UPPER([.B482]);[.G$1:.G$278];0)"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</text:p>
          </table:table-cell>
          <table:table-cell office:value-type="string" calcext:value-type="string">
            <text:p>Lebanon</text:p>
          </table:table-cell>
          <table:table-cell table:formula="of:=INDEX([.H$1:.H$278];[.F483];1)" office:value-type="string" office:string-value="LB" calcext:value-type="string">
            <text:p>LB</text:p>
          </table:table-cell>
          <table:table-cell table:formula="of:=LEN([.A483])" office:value-type="float" office:value="2" calcext:value-type="float">
            <text:p>2</text:p>
          </table:table-cell>
          <table:table-cell table:formula="of:=LOOKUP([.B483];[.G$1:.G$278])" office:value-type="string" office:string-value="LEBANON" calcext:value-type="string">
            <text:p>LEBANON</text:p>
          </table:table-cell>
          <table:table-cell table:formula="of:=MATCH(UPPER([.B483]);[.G$1:.G$278];0)"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</text:p>
          </table:table-cell>
          <table:table-cell office:value-type="string" calcext:value-type="string">
            <text:p>Austria</text:p>
          </table:table-cell>
          <table:table-cell table:formula="of:=INDEX([.H$1:.H$278];[.F484];1)" office:value-type="string" office:string-value="AT" calcext:value-type="string">
            <text:p>AT</text:p>
          </table:table-cell>
          <table:table-cell table:formula="of:=LEN([.A484])" office:value-type="float" office:value="2" calcext:value-type="float">
            <text:p>2</text:p>
          </table:table-cell>
          <table:table-cell table:formula="of:=LOOKUP([.B484];[.G$1:.G$278])" office:value-type="string" office:string-value="AUSTRIA" calcext:value-type="string">
            <text:p>AUSTRIA</text:p>
          </table:table-cell>
          <table:table-cell table:formula="of:=MATCH(UPPER([.B484]);[.G$1:.G$278];0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Finland</text:p>
          </table:table-cell>
          <table:table-cell table:formula="of:=INDEX([.H$1:.H$278];[.F485];1)" office:value-type="string" office:string-value="FI" calcext:value-type="string">
            <text:p>FI</text:p>
          </table:table-cell>
          <table:table-cell table:formula="of:=LEN([.A485])" office:value-type="float" office:value="2" calcext:value-type="float">
            <text:p>2</text:p>
          </table:table-cell>
          <table:table-cell table:formula="of:=LOOKUP([.B485];[.G$1:.G$278])" office:value-type="string" office:string-value="FINLAND" calcext:value-type="string">
            <text:p>FINLAND</text:p>
          </table:table-cell>
          <table:table-cell table:formula="of:=MATCH(UPPER([.B485]);[.G$1:.G$278];0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</text:p>
          </table:table-cell>
          <table:table-cell office:value-type="string" calcext:value-type="string">
            <text:p>Finland</text:p>
          </table:table-cell>
          <table:table-cell table:formula="of:=INDEX([.H$1:.H$278];[.F486];1)" office:value-type="string" office:string-value="FI" calcext:value-type="string">
            <text:p>FI</text:p>
          </table:table-cell>
          <table:table-cell table:formula="of:=LEN([.A486])" office:value-type="float" office:value="2" calcext:value-type="float">
            <text:p>2</text:p>
          </table:table-cell>
          <table:table-cell table:formula="of:=LOOKUP([.B486];[.G$1:.G$278])" office:value-type="string" office:string-value="FINLAND" calcext:value-type="string">
            <text:p>FINLAND</text:p>
          </table:table-cell>
          <table:table-cell table:formula="of:=MATCH(UPPER([.B486]);[.G$1:.G$278];0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Finland</text:p>
          </table:table-cell>
          <table:table-cell table:formula="of:=INDEX([.H$1:.H$278];[.F487];1)" office:value-type="string" office:string-value="FI" calcext:value-type="string">
            <text:p>FI</text:p>
          </table:table-cell>
          <table:table-cell table:formula="of:=LEN([.A487])" office:value-type="float" office:value="2" calcext:value-type="float">
            <text:p>2</text:p>
          </table:table-cell>
          <table:table-cell table:formula="of:=LOOKUP([.B487];[.G$1:.G$278])" office:value-type="string" office:string-value="FINLAND" calcext:value-type="string">
            <text:p>FINLAND</text:p>
          </table:table-cell>
          <table:table-cell table:formula="of:=MATCH(UPPER([.B487]);[.G$1:.G$278];0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</text:p>
          </table:table-cell>
          <table:table-cell office:value-type="string" calcext:value-type="string">
            <text:p>Finland</text:p>
          </table:table-cell>
          <table:table-cell table:formula="of:=INDEX([.H$1:.H$278];[.F488];1)" office:value-type="string" office:string-value="FI" calcext:value-type="string">
            <text:p>FI</text:p>
          </table:table-cell>
          <table:table-cell table:formula="of:=LEN([.A488])" office:value-type="float" office:value="2" calcext:value-type="float">
            <text:p>2</text:p>
          </table:table-cell>
          <table:table-cell table:formula="of:=LOOKUP([.B488];[.G$1:.G$278])" office:value-type="string" office:string-value="FINLAND" calcext:value-type="string">
            <text:p>FINLAND</text:p>
          </table:table-cell>
          <table:table-cell table:formula="of:=MATCH(UPPER([.B488]);[.G$1:.G$278];0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</text:p>
          </table:table-cell>
          <table:table-cell office:value-type="string" calcext:value-type="string">
            <text:p>Finland</text:p>
          </table:table-cell>
          <table:table-cell table:formula="of:=INDEX([.H$1:.H$278];[.F489];1)" office:value-type="string" office:string-value="FI" calcext:value-type="string">
            <text:p>FI</text:p>
          </table:table-cell>
          <table:table-cell table:formula="of:=LEN([.A489])" office:value-type="float" office:value="2" calcext:value-type="float">
            <text:p>2</text:p>
          </table:table-cell>
          <table:table-cell table:formula="of:=LOOKUP([.B489];[.G$1:.G$278])" office:value-type="string" office:string-value="FINLAND" calcext:value-type="string">
            <text:p>FINLAND</text:p>
          </table:table-cell>
          <table:table-cell table:formula="of:=MATCH(UPPER([.B489]);[.G$1:.G$278];0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Czech Republic</text:p>
          </table:table-cell>
          <table:table-cell table:formula="of:=INDEX([.H$1:.H$278];[.F490];1)" office:value-type="string" office:string-value="CZ" calcext:value-type="string">
            <text:p>CZ</text:p>
          </table:table-cell>
          <table:table-cell table:formula="of:=LEN([.A490])" office:value-type="float" office:value="2" calcext:value-type="float">
            <text:p>2</text:p>
          </table:table-cell>
          <table:table-cell table:formula="of:=LOOKUP([.B490];[.G$1:.G$278])" office:value-type="string" office:string-value="CZECH REPUBLIC" calcext:value-type="string">
            <text:p>CZECH REPUBLIC</text:p>
          </table:table-cell>
          <table:table-cell table:formula="of:=MATCH(UPPER([.B490]);[.G$1:.G$278];0)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</text:p>
          </table:table-cell>
          <table:table-cell office:value-type="string" calcext:value-type="string">
            <text:p>Czech Republic</text:p>
          </table:table-cell>
          <table:table-cell table:formula="of:=INDEX([.H$1:.H$278];[.F491];1)" office:value-type="string" office:string-value="CZ" calcext:value-type="string">
            <text:p>CZ</text:p>
          </table:table-cell>
          <table:table-cell table:formula="of:=LEN([.A491])" office:value-type="float" office:value="2" calcext:value-type="float">
            <text:p>2</text:p>
          </table:table-cell>
          <table:table-cell table:formula="of:=LOOKUP([.B491];[.G$1:.G$278])" office:value-type="string" office:string-value="CZECH REPUBLIC" calcext:value-type="string">
            <text:p>CZECH REPUBLIC</text:p>
          </table:table-cell>
          <table:table-cell table:formula="of:=MATCH(UPPER([.B491]);[.G$1:.G$278];0)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Slovakia</text:p>
          </table:table-cell>
          <table:table-cell table:formula="of:=INDEX([.H$1:.H$278];[.F492];1)" office:value-type="string" office:string-value="SK" calcext:value-type="string">
            <text:p>SK</text:p>
          </table:table-cell>
          <table:table-cell table:formula="of:=LEN([.A492])" office:value-type="float" office:value="2" calcext:value-type="float">
            <text:p>2</text:p>
          </table:table-cell>
          <table:table-cell table:formula="of:=LOOKUP([.B492];[.G$1:.G$278])" office:value-type="string" office:string-value="SLOVAKIA" calcext:value-type="string">
            <text:p>SLOVAKIA</text:p>
          </table:table-cell>
          <table:table-cell table:formula="of:=MATCH(UPPER([.B492]);[.G$1:.G$278];0)"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Belgium</text:p>
          </table:table-cell>
          <table:table-cell table:formula="of:=INDEX([.H$1:.H$278];[.F493];1)" office:value-type="string" office:string-value="BE" calcext:value-type="string">
            <text:p>BE</text:p>
          </table:table-cell>
          <table:table-cell table:formula="of:=LEN([.A493])" office:value-type="float" office:value="2" calcext:value-type="float">
            <text:p>2</text:p>
          </table:table-cell>
          <table:table-cell table:formula="of:=LOOKUP([.B493];[.G$1:.G$278])" office:value-type="string" office:string-value="BELGIUM" calcext:value-type="string">
            <text:p>BELGIUM</text:p>
          </table:table-cell>
          <table:table-cell table:formula="of:=MATCH(UPPER([.B493]);[.G$1:.G$278];0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Belgium</text:p>
          </table:table-cell>
          <table:table-cell table:formula="of:=INDEX([.H$1:.H$278];[.F494];1)" office:value-type="string" office:string-value="BE" calcext:value-type="string">
            <text:p>BE</text:p>
          </table:table-cell>
          <table:table-cell table:formula="of:=LEN([.A494])" office:value-type="float" office:value="2" calcext:value-type="float">
            <text:p>2</text:p>
          </table:table-cell>
          <table:table-cell table:formula="of:=LOOKUP([.B494];[.G$1:.G$278])" office:value-type="string" office:string-value="BELGIUM" calcext:value-type="string">
            <text:p>BELGIUM</text:p>
          </table:table-cell>
          <table:table-cell table:formula="of:=MATCH(UPPER([.B494]);[.G$1:.G$278];0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Belgium</text:p>
          </table:table-cell>
          <table:table-cell table:formula="of:=INDEX([.H$1:.H$278];[.F495];1)" office:value-type="string" office:string-value="BE" calcext:value-type="string">
            <text:p>BE</text:p>
          </table:table-cell>
          <table:table-cell table:formula="of:=LEN([.A495])" office:value-type="float" office:value="2" calcext:value-type="float">
            <text:p>2</text:p>
          </table:table-cell>
          <table:table-cell table:formula="of:=LOOKUP([.B495];[.G$1:.G$278])" office:value-type="string" office:string-value="BELGIUM" calcext:value-type="string">
            <text:p>BELGIUM</text:p>
          </table:table-cell>
          <table:table-cell table:formula="of:=MATCH(UPPER([.B495]);[.G$1:.G$278];0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</text:p>
          </table:table-cell>
          <table:table-cell office:value-type="string" calcext:value-type="string">
            <text:p>Belgium</text:p>
          </table:table-cell>
          <table:table-cell table:formula="of:=INDEX([.H$1:.H$278];[.F496];1)" office:value-type="string" office:string-value="BE" calcext:value-type="string">
            <text:p>BE</text:p>
          </table:table-cell>
          <table:table-cell table:formula="of:=LEN([.A496])" office:value-type="float" office:value="2" calcext:value-type="float">
            <text:p>2</text:p>
          </table:table-cell>
          <table:table-cell table:formula="of:=LOOKUP([.B496];[.G$1:.G$278])" office:value-type="string" office:string-value="BELGIUM" calcext:value-type="string">
            <text:p>BELGIUM</text:p>
          </table:table-cell>
          <table:table-cell table:formula="of:=MATCH(UPPER([.B496]);[.G$1:.G$278];0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Belgium</text:p>
          </table:table-cell>
          <table:table-cell table:formula="of:=INDEX([.H$1:.H$278];[.F497];1)" office:value-type="string" office:string-value="BE" calcext:value-type="string">
            <text:p>BE</text:p>
          </table:table-cell>
          <table:table-cell table:formula="of:=LEN([.A497])" office:value-type="float" office:value="2" calcext:value-type="float">
            <text:p>2</text:p>
          </table:table-cell>
          <table:table-cell table:formula="of:=LOOKUP([.B497];[.G$1:.G$278])" office:value-type="string" office:string-value="BELGIUM" calcext:value-type="string">
            <text:p>BELGIUM</text:p>
          </table:table-cell>
          <table:table-cell table:formula="of:=MATCH(UPPER([.B497]);[.G$1:.G$278];0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Belgium</text:p>
          </table:table-cell>
          <table:table-cell table:formula="of:=INDEX([.H$1:.H$278];[.F498];1)" office:value-type="string" office:string-value="BE" calcext:value-type="string">
            <text:p>BE</text:p>
          </table:table-cell>
          <table:table-cell table:formula="of:=LEN([.A498])" office:value-type="float" office:value="2" calcext:value-type="float">
            <text:p>2</text:p>
          </table:table-cell>
          <table:table-cell table:formula="of:=LOOKUP([.B498];[.G$1:.G$278])" office:value-type="string" office:string-value="BELGIUM" calcext:value-type="string">
            <text:p>BELGIUM</text:p>
          </table:table-cell>
          <table:table-cell table:formula="of:=MATCH(UPPER([.B498]);[.G$1:.G$278];0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Belgium</text:p>
          </table:table-cell>
          <table:table-cell table:formula="of:=INDEX([.H$1:.H$278];[.F499];1)" office:value-type="string" office:string-value="BE" calcext:value-type="string">
            <text:p>BE</text:p>
          </table:table-cell>
          <table:table-cell table:formula="of:=LEN([.A499])" office:value-type="float" office:value="2" calcext:value-type="float">
            <text:p>2</text:p>
          </table:table-cell>
          <table:table-cell table:formula="of:=LOOKUP([.B499];[.G$1:.G$278])" office:value-type="string" office:string-value="BELGIUM" calcext:value-type="string">
            <text:p>BELGIUM</text:p>
          </table:table-cell>
          <table:table-cell table:formula="of:=MATCH(UPPER([.B499]);[.G$1:.G$278];0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Denmark</text:p>
          </table:table-cell>
          <table:table-cell table:formula="of:=INDEX([.H$1:.H$278];[.F500];1)" office:value-type="string" office:string-value="DK" calcext:value-type="string">
            <text:p>DK</text:p>
          </table:table-cell>
          <table:table-cell table:formula="of:=LEN([.A500])" office:value-type="float" office:value="2" calcext:value-type="float">
            <text:p>2</text:p>
          </table:table-cell>
          <table:table-cell table:formula="of:=LOOKUP([.B500];[.G$1:.G$278])" office:value-type="string" office:string-value="DENMARK" calcext:value-type="string">
            <text:p>DENMARK</text:p>
          </table:table-cell>
          <table:table-cell table:formula="of:=MATCH(UPPER([.B500]);[.G$1:.G$278];0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</text:p>
          </table:table-cell>
          <table:table-cell office:value-type="string" calcext:value-type="string">
            <text:p>Denmark</text:p>
          </table:table-cell>
          <table:table-cell table:formula="of:=INDEX([.H$1:.H$278];[.F501];1)" office:value-type="string" office:string-value="DK" calcext:value-type="string">
            <text:p>DK</text:p>
          </table:table-cell>
          <table:table-cell table:formula="of:=LEN([.A501])" office:value-type="float" office:value="2" calcext:value-type="float">
            <text:p>2</text:p>
          </table:table-cell>
          <table:table-cell table:formula="of:=LOOKUP([.B501];[.G$1:.G$278])" office:value-type="string" office:string-value="DENMARK" calcext:value-type="string">
            <text:p>DENMARK</text:p>
          </table:table-cell>
          <table:table-cell table:formula="of:=MATCH(UPPER([.B501]);[.G$1:.G$278];0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</text:p>
          </table:table-cell>
          <table:table-cell office:value-type="string" calcext:value-type="string">
            <text:p>Denmark</text:p>
          </table:table-cell>
          <table:table-cell table:formula="of:=INDEX([.H$1:.H$278];[.F502];1)" office:value-type="string" office:string-value="DK" calcext:value-type="string">
            <text:p>DK</text:p>
          </table:table-cell>
          <table:table-cell table:formula="of:=LEN([.A502])" office:value-type="float" office:value="2" calcext:value-type="float">
            <text:p>2</text:p>
          </table:table-cell>
          <table:table-cell table:formula="of:=LOOKUP([.B502];[.G$1:.G$278])" office:value-type="string" office:string-value="DENMARK" calcext:value-type="string">
            <text:p>DENMARK</text:p>
          </table:table-cell>
          <table:table-cell table:formula="of:=MATCH(UPPER([.B502]);[.G$1:.G$278];0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</text:p>
          </table:table-cell>
          <table:table-cell office:value-type="string" calcext:value-type="string">
            <text:p>Denmark</text:p>
          </table:table-cell>
          <table:table-cell table:formula="of:=INDEX([.H$1:.H$278];[.F503];1)" office:value-type="string" office:string-value="DK" calcext:value-type="string">
            <text:p>DK</text:p>
          </table:table-cell>
          <table:table-cell table:formula="of:=LEN([.A503])" office:value-type="float" office:value="2" calcext:value-type="float">
            <text:p>2</text:p>
          </table:table-cell>
          <table:table-cell table:formula="of:=LOOKUP([.B503];[.G$1:.G$278])" office:value-type="string" office:string-value="DENMARK" calcext:value-type="string">
            <text:p>DENMARK</text:p>
          </table:table-cell>
          <table:table-cell table:formula="of:=MATCH(UPPER([.B503]);[.G$1:.G$278];0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</text:p>
          </table:table-cell>
          <table:table-cell office:value-type="string" calcext:value-type="string">
            <text:p>Denmark</text:p>
          </table:table-cell>
          <table:table-cell table:formula="of:=INDEX([.H$1:.H$278];[.F504];1)" office:value-type="string" office:string-value="DK" calcext:value-type="string">
            <text:p>DK</text:p>
          </table:table-cell>
          <table:table-cell table:formula="of:=LEN([.A504])" office:value-type="float" office:value="2" calcext:value-type="float">
            <text:p>2</text:p>
          </table:table-cell>
          <table:table-cell table:formula="of:=LOOKUP([.B504];[.G$1:.G$278])" office:value-type="string" office:string-value="DENMARK" calcext:value-type="string">
            <text:p>DENMARK</text:p>
          </table:table-cell>
          <table:table-cell table:formula="of:=MATCH(UPPER([.B504]);[.G$1:.G$278];0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</text:p>
          </table:table-cell>
          <table:table-cell office:value-type="string" calcext:value-type="string">
            <text:p>Denmark</text:p>
          </table:table-cell>
          <table:table-cell table:formula="of:=INDEX([.H$1:.H$278];[.F505];1)" office:value-type="string" office:string-value="DK" calcext:value-type="string">
            <text:p>DK</text:p>
          </table:table-cell>
          <table:table-cell table:formula="of:=LEN([.A505])" office:value-type="float" office:value="2" calcext:value-type="float">
            <text:p>2</text:p>
          </table:table-cell>
          <table:table-cell table:formula="of:=LOOKUP([.B505];[.G$1:.G$278])" office:value-type="string" office:string-value="DENMARK" calcext:value-type="string">
            <text:p>DENMARK</text:p>
          </table:table-cell>
          <table:table-cell table:formula="of:=MATCH(UPPER([.B505]);[.G$1:.G$278];0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Papua New Guinea</text:p>
          </table:table-cell>
          <table:table-cell table:formula="of:=INDEX([.H$1:.H$278];[.F506];1)" office:value-type="string" office:string-value="PG" calcext:value-type="string">
            <text:p>PG</text:p>
          </table:table-cell>
          <table:table-cell table:formula="of:=LEN([.A506])" office:value-type="float" office:value="2" calcext:value-type="float">
            <text:p>2</text:p>
          </table:table-cell>
          <table:table-cell table:formula="of:=LOOKUP([.B506];[.G$1:.G$278])" office:value-type="string" office:string-value="PAPUA NEW GUINEA" calcext:value-type="string">
            <text:p>PAPUA NEW GUINEA</text:p>
          </table:table-cell>
          <table:table-cell table:formula="of:=MATCH(UPPER([.B506]);[.G$1:.G$278];0)"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Cyprus</text:p>
          </table:table-cell>
          <table:table-cell table:formula="of:=INDEX([.H$1:.H$278];[.F507];1)" office:value-type="string" office:string-value="CY" calcext:value-type="string">
            <text:p>CY</text:p>
          </table:table-cell>
          <table:table-cell table:formula="of:=LEN([.A507])" office:value-type="float" office:value="2" calcext:value-type="float">
            <text:p>2</text:p>
          </table:table-cell>
          <table:table-cell table:formula="of:=LOOKUP([.B507];[.G$1:.G$278])" office:value-type="string" office:string-value="CYPRUS" calcext:value-type="string">
            <text:p>CYPRUS</text:p>
          </table:table-cell>
          <table:table-cell table:formula="of:=MATCH(UPPER([.B507]);[.G$1:.G$278];0)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ruba</text:p>
          </table:table-cell>
          <table:table-cell table:formula="of:=INDEX([.H$1:.H$278];[.F508];1)" office:value-type="string" office:string-value="AW" calcext:value-type="string">
            <text:p>AW</text:p>
          </table:table-cell>
          <table:table-cell table:formula="of:=LEN([.A508])" office:value-type="float" office:value="2" calcext:value-type="float">
            <text:p>2</text:p>
          </table:table-cell>
          <table:table-cell table:formula="of:=LOOKUP([.B508];[.G$1:.G$278])" office:value-type="string" office:string-value="ARUBA" calcext:value-type="string">
            <text:p>ARUBA</text:p>
          </table:table-cell>
          <table:table-cell table:formula="of:=MATCH(UPPER([.B508]);[.G$1:.G$278];0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North Korea</text:p>
          </table:table-cell>
          <table:table-cell table:formula="of:=INDEX([.H$1:.H$278];[.F509];1)" office:value-type="string" office:string-value="KP" calcext:value-type="string">
            <text:p>KP</text:p>
          </table:table-cell>
          <table:table-cell table:formula="of:=LEN([.A509])" office:value-type="float" office:value="2" calcext:value-type="float">
            <text:p>2</text:p>
          </table:table-cell>
          <table:table-cell table:formula="of:=LOOKUP([.B509];[.G$1:.G$278])" office:value-type="string" office:string-value="NORTH COOK ISLANDS" calcext:value-type="string">
            <text:p>NORTH COOK ISLANDS</text:p>
          </table:table-cell>
          <table:table-cell table:formula="of:=MATCH(UPPER([.B509]);[.G$1:.G$278];0)"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North Korea</text:p>
          </table:table-cell>
          <table:table-cell table:formula="of:=INDEX([.H$1:.H$278];[.F510];1)" office:value-type="string" office:string-value="KP" calcext:value-type="string">
            <text:p>KP</text:p>
          </table:table-cell>
          <table:table-cell table:formula="of:=LEN([.A510])" office:value-type="float" office:value="2" calcext:value-type="float">
            <text:p>2</text:p>
          </table:table-cell>
          <table:table-cell table:formula="of:=LOOKUP([.B510];[.G$1:.G$278])" office:value-type="string" office:string-value="NORTH COOK ISLANDS" calcext:value-type="string">
            <text:p>NORTH COOK ISLANDS</text:p>
          </table:table-cell>
          <table:table-cell table:formula="of:=MATCH(UPPER([.B510]);[.G$1:.G$278];0)"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North Korea</text:p>
          </table:table-cell>
          <table:table-cell table:formula="of:=INDEX([.H$1:.H$278];[.F511];1)" office:value-type="string" office:string-value="KP" calcext:value-type="string">
            <text:p>KP</text:p>
          </table:table-cell>
          <table:table-cell table:formula="of:=LEN([.A511])" office:value-type="float" office:value="2" calcext:value-type="float">
            <text:p>2</text:p>
          </table:table-cell>
          <table:table-cell table:formula="of:=LOOKUP([.B511];[.G$1:.G$278])" office:value-type="string" office:string-value="NORTH COOK ISLANDS" calcext:value-type="string">
            <text:p>NORTH COOK ISLANDS</text:p>
          </table:table-cell>
          <table:table-cell table:formula="of:=MATCH(UPPER([.B511]);[.G$1:.G$278];0)"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North Korea</text:p>
          </table:table-cell>
          <table:table-cell table:formula="of:=INDEX([.H$1:.H$278];[.F512];1)" office:value-type="string" office:string-value="KP" calcext:value-type="string">
            <text:p>KP</text:p>
          </table:table-cell>
          <table:table-cell table:formula="of:=LEN([.A512])" office:value-type="float" office:value="2" calcext:value-type="float">
            <text:p>2</text:p>
          </table:table-cell>
          <table:table-cell table:formula="of:=LOOKUP([.B512];[.G$1:.G$278])" office:value-type="string" office:string-value="NORTH COOK ISLANDS" calcext:value-type="string">
            <text:p>NORTH COOK ISLANDS</text:p>
          </table:table-cell>
          <table:table-cell table:formula="of:=MATCH(UPPER([.B512]);[.G$1:.G$278];0)"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North Korea</text:p>
          </table:table-cell>
          <table:table-cell table:formula="of:=INDEX([.H$1:.H$278];[.F513];1)" office:value-type="string" office:string-value="KP" calcext:value-type="string">
            <text:p>KP</text:p>
          </table:table-cell>
          <table:table-cell table:formula="of:=LEN([.A513])" office:value-type="float" office:value="2" calcext:value-type="float">
            <text:p>2</text:p>
          </table:table-cell>
          <table:table-cell table:formula="of:=LOOKUP([.B513];[.G$1:.G$278])" office:value-type="string" office:string-value="NORTH COOK ISLANDS" calcext:value-type="string">
            <text:p>NORTH COOK ISLANDS</text:p>
          </table:table-cell>
          <table:table-cell table:formula="of:=MATCH(UPPER([.B513]);[.G$1:.G$278];0)"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Netherlands</text:p>
          </table:table-cell>
          <table:table-cell table:formula="of:=INDEX([.H$1:.H$278];[.F514];1)" office:value-type="string" office:string-value="NL" calcext:value-type="string">
            <text:p>NL</text:p>
          </table:table-cell>
          <table:table-cell table:formula="of:=LEN([.A514])" office:value-type="float" office:value="2" calcext:value-type="float">
            <text:p>2</text:p>
          </table:table-cell>
          <table:table-cell table:formula="of:=LOOKUP([.B514];[.G$1:.G$278])" office:value-type="string" office:string-value="NETHERLANDS" calcext:value-type="string">
            <text:p>NETHERLANDS</text:p>
          </table:table-cell>
          <table:table-cell table:formula="of:=MATCH(UPPER([.B514]);[.G$1:.G$278];0)"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Netherlands</text:p>
          </table:table-cell>
          <table:table-cell table:formula="of:=INDEX([.H$1:.H$278];[.F515];1)" office:value-type="string" office:string-value="NL" calcext:value-type="string">
            <text:p>NL</text:p>
          </table:table-cell>
          <table:table-cell table:formula="of:=LEN([.A515])" office:value-type="float" office:value="2" calcext:value-type="float">
            <text:p>2</text:p>
          </table:table-cell>
          <table:table-cell table:formula="of:=LOOKUP([.B515];[.G$1:.G$278])" office:value-type="string" office:string-value="NETHERLANDS" calcext:value-type="string">
            <text:p>NETHERLANDS</text:p>
          </table:table-cell>
          <table:table-cell table:formula="of:=MATCH(UPPER([.B515]);[.G$1:.G$278];0)"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Netherlands</text:p>
          </table:table-cell>
          <table:table-cell table:formula="of:=INDEX([.H$1:.H$278];[.F516];1)" office:value-type="string" office:string-value="NL" calcext:value-type="string">
            <text:p>NL</text:p>
          </table:table-cell>
          <table:table-cell table:formula="of:=LEN([.A516])" office:value-type="float" office:value="2" calcext:value-type="float">
            <text:p>2</text:p>
          </table:table-cell>
          <table:table-cell table:formula="of:=LOOKUP([.B516];[.G$1:.G$278])" office:value-type="string" office:string-value="NETHERLANDS" calcext:value-type="string">
            <text:p>NETHERLANDS</text:p>
          </table:table-cell>
          <table:table-cell table:formula="of:=MATCH(UPPER([.B516]);[.G$1:.G$278];0)"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Netherlands</text:p>
          </table:table-cell>
          <table:table-cell table:formula="of:=INDEX([.H$1:.H$278];[.F517];1)" office:value-type="string" office:string-value="NL" calcext:value-type="string">
            <text:p>NL</text:p>
          </table:table-cell>
          <table:table-cell table:formula="of:=LEN([.A517])" office:value-type="float" office:value="2" calcext:value-type="float">
            <text:p>2</text:p>
          </table:table-cell>
          <table:table-cell table:formula="of:=LOOKUP([.B517];[.G$1:.G$278])" office:value-type="string" office:string-value="NETHERLANDS" calcext:value-type="string">
            <text:p>NETHERLANDS</text:p>
          </table:table-cell>
          <table:table-cell table:formula="of:=MATCH(UPPER([.B517]);[.G$1:.G$278];0)"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Netherlands</text:p>
          </table:table-cell>
          <table:table-cell table:formula="of:=INDEX([.H$1:.H$278];[.F518];1)" office:value-type="string" office:string-value="NL" calcext:value-type="string">
            <text:p>NL</text:p>
          </table:table-cell>
          <table:table-cell table:formula="of:=LEN([.A518])" office:value-type="float" office:value="2" calcext:value-type="float">
            <text:p>2</text:p>
          </table:table-cell>
          <table:table-cell table:formula="of:=LOOKUP([.B518];[.G$1:.G$278])" office:value-type="string" office:string-value="NETHERLANDS" calcext:value-type="string">
            <text:p>NETHERLANDS</text:p>
          </table:table-cell>
          <table:table-cell table:formula="of:=MATCH(UPPER([.B518]);[.G$1:.G$278];0)"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</text:p>
          </table:table-cell>
          <table:table-cell office:value-type="string" calcext:value-type="string">
            <text:p>Netherlands</text:p>
          </table:table-cell>
          <table:table-cell table:formula="of:=INDEX([.H$1:.H$278];[.F519];1)" office:value-type="string" office:string-value="NL" calcext:value-type="string">
            <text:p>NL</text:p>
          </table:table-cell>
          <table:table-cell table:formula="of:=LEN([.A519])" office:value-type="float" office:value="2" calcext:value-type="float">
            <text:p>2</text:p>
          </table:table-cell>
          <table:table-cell table:formula="of:=LOOKUP([.B519];[.G$1:.G$278])" office:value-type="string" office:string-value="NETHERLANDS" calcext:value-type="string">
            <text:p>NETHERLANDS</text:p>
          </table:table-cell>
          <table:table-cell table:formula="of:=MATCH(UPPER([.B519]);[.G$1:.G$278];0)"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Netherlands</text:p>
          </table:table-cell>
          <table:table-cell table:formula="of:=INDEX([.H$1:.H$278];[.F520];1)" office:value-type="string" office:string-value="NL" calcext:value-type="string">
            <text:p>NL</text:p>
          </table:table-cell>
          <table:table-cell table:formula="of:=LEN([.A520])" office:value-type="float" office:value="2" calcext:value-type="float">
            <text:p>2</text:p>
          </table:table-cell>
          <table:table-cell table:formula="of:=LOOKUP([.B520];[.G$1:.G$278])" office:value-type="string" office:string-value="NETHERLANDS" calcext:value-type="string">
            <text:p>NETHERLANDS</text:p>
          </table:table-cell>
          <table:table-cell table:formula="of:=MATCH(UPPER([.B520]);[.G$1:.G$278];0)"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Netherlands</text:p>
          </table:table-cell>
          <table:table-cell table:formula="of:=INDEX([.H$1:.H$278];[.F521];1)" office:value-type="string" office:string-value="NL" calcext:value-type="string">
            <text:p>NL</text:p>
          </table:table-cell>
          <table:table-cell table:formula="of:=LEN([.A521])" office:value-type="float" office:value="2" calcext:value-type="float">
            <text:p>2</text:p>
          </table:table-cell>
          <table:table-cell table:formula="of:=LOOKUP([.B521];[.G$1:.G$278])" office:value-type="string" office:string-value="NETHERLANDS" calcext:value-type="string">
            <text:p>NETHERLANDS</text:p>
          </table:table-cell>
          <table:table-cell table:formula="of:=MATCH(UPPER([.B521]);[.G$1:.G$278];0)"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Netherlands</text:p>
          </table:table-cell>
          <table:table-cell table:formula="of:=INDEX([.H$1:.H$278];[.F522];1)" office:value-type="string" office:string-value="NL" calcext:value-type="string">
            <text:p>NL</text:p>
          </table:table-cell>
          <table:table-cell table:formula="of:=LEN([.A522])" office:value-type="float" office:value="2" calcext:value-type="float">
            <text:p>2</text:p>
          </table:table-cell>
          <table:table-cell table:formula="of:=LOOKUP([.B522];[.G$1:.G$278])" office:value-type="string" office:string-value="NETHERLANDS" calcext:value-type="string">
            <text:p>NETHERLANDS</text:p>
          </table:table-cell>
          <table:table-cell table:formula="of:=MATCH(UPPER([.B522]);[.G$1:.G$278];0)"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</text:p>
          </table:table-cell>
          <table:table-cell office:value-type="string" calcext:value-type="string">
            <text:p>Neth. Antilles</text:p>
          </table:table-cell>
          <table:table-cell/>
          <table:table-cell table:formula="of:=LEN([.A523])" office:value-type="float" office:value="2" calcext:value-type="float">
            <text:p>2</text:p>
          </table:table-cell>
          <table:table-cell table:formula="of:=LOOKUP([.B523];[.G$1:.G$278])" office:value-type="string" office:string-value="NEPAL" calcext:value-type="string">
            <text:p>NEPAL</text:p>
          </table:table-cell>
          <table:table-cell table:formula="of:=MATCH(UPPER([.B523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Indonesia</text:p>
          </table:table-cell>
          <table:table-cell table:formula="of:=INDEX([.H$1:.H$278];[.F524];1)" office:value-type="string" office:string-value="ID" calcext:value-type="string">
            <text:p>ID</text:p>
          </table:table-cell>
          <table:table-cell table:formula="of:=LEN([.A524])" office:value-type="float" office:value="2" calcext:value-type="float">
            <text:p>2</text:p>
          </table:table-cell>
          <table:table-cell table:formula="of:=LOOKUP([.B524];[.G$1:.G$278])" office:value-type="string" office:string-value="INDONESIA" calcext:value-type="string">
            <text:p>INDONESIA</text:p>
          </table:table-cell>
          <table:table-cell table:formula="of:=MATCH(UPPER([.B524]);[.G$1:.G$278];0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Indonesia</text:p>
          </table:table-cell>
          <table:table-cell table:formula="of:=INDEX([.H$1:.H$278];[.F525];1)" office:value-type="string" office:string-value="ID" calcext:value-type="string">
            <text:p>ID</text:p>
          </table:table-cell>
          <table:table-cell table:formula="of:=LEN([.A525])" office:value-type="float" office:value="2" calcext:value-type="float">
            <text:p>2</text:p>
          </table:table-cell>
          <table:table-cell table:formula="of:=LOOKUP([.B525];[.G$1:.G$278])" office:value-type="string" office:string-value="INDONESIA" calcext:value-type="string">
            <text:p>INDONESIA</text:p>
          </table:table-cell>
          <table:table-cell table:formula="of:=MATCH(UPPER([.B525]);[.G$1:.G$278];0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</text:p>
          </table:table-cell>
          <table:table-cell office:value-type="string" calcext:value-type="string">
            <text:p>Indonesia</text:p>
          </table:table-cell>
          <table:table-cell table:formula="of:=INDEX([.H$1:.H$278];[.F526];1)" office:value-type="string" office:string-value="ID" calcext:value-type="string">
            <text:p>ID</text:p>
          </table:table-cell>
          <table:table-cell table:formula="of:=LEN([.A526])" office:value-type="float" office:value="2" calcext:value-type="float">
            <text:p>2</text:p>
          </table:table-cell>
          <table:table-cell table:formula="of:=LOOKUP([.B526];[.G$1:.G$278])" office:value-type="string" office:string-value="INDONESIA" calcext:value-type="string">
            <text:p>INDONESIA</text:p>
          </table:table-cell>
          <table:table-cell table:formula="of:=MATCH(UPPER([.B526]);[.G$1:.G$278];0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Indonesia</text:p>
          </table:table-cell>
          <table:table-cell table:formula="of:=INDEX([.H$1:.H$278];[.F527];1)" office:value-type="string" office:string-value="ID" calcext:value-type="string">
            <text:p>ID</text:p>
          </table:table-cell>
          <table:table-cell table:formula="of:=LEN([.A527])" office:value-type="float" office:value="2" calcext:value-type="float">
            <text:p>2</text:p>
          </table:table-cell>
          <table:table-cell table:formula="of:=LOOKUP([.B527];[.G$1:.G$278])" office:value-type="string" office:string-value="INDONESIA" calcext:value-type="string">
            <text:p>INDONESIA</text:p>
          </table:table-cell>
          <table:table-cell table:formula="of:=MATCH(UPPER([.B527]);[.G$1:.G$278];0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Indonesia</text:p>
          </table:table-cell>
          <table:table-cell table:formula="of:=INDEX([.H$1:.H$278];[.F528];1)" office:value-type="string" office:string-value="ID" calcext:value-type="string">
            <text:p>ID</text:p>
          </table:table-cell>
          <table:table-cell table:formula="of:=LEN([.A528])" office:value-type="float" office:value="2" calcext:value-type="float">
            <text:p>2</text:p>
          </table:table-cell>
          <table:table-cell table:formula="of:=LOOKUP([.B528];[.G$1:.G$278])" office:value-type="string" office:string-value="INDONESIA" calcext:value-type="string">
            <text:p>INDONESIA</text:p>
          </table:table-cell>
          <table:table-cell table:formula="of:=MATCH(UPPER([.B528]);[.G$1:.G$278];0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Brazil</text:p>
          </table:table-cell>
          <table:table-cell table:formula="of:=INDEX([.H$1:.H$278];[.F529];1)" office:value-type="string" office:string-value="BR" calcext:value-type="string">
            <text:p>BR</text:p>
          </table:table-cell>
          <table:table-cell table:formula="of:=LEN([.A529])" office:value-type="float" office:value="2" calcext:value-type="float">
            <text:p>2</text:p>
          </table:table-cell>
          <table:table-cell table:formula="of:=LOOKUP([.B529];[.G$1:.G$278])" office:value-type="string" office:string-value="BRAZIL" calcext:value-type="string">
            <text:p>BRAZIL</text:p>
          </table:table-cell>
          <table:table-cell table:formula="of:=MATCH(UPPER([.B529]);[.G$1:.G$278];0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</text:p>
          </table:table-cell>
          <table:table-cell office:value-type="string" calcext:value-type="string">
            <text:p>Brazil</text:p>
          </table:table-cell>
          <table:table-cell table:formula="of:=INDEX([.H$1:.H$278];[.F530];1)" office:value-type="string" office:string-value="BR" calcext:value-type="string">
            <text:p>BR</text:p>
          </table:table-cell>
          <table:table-cell table:formula="of:=LEN([.A530])" office:value-type="float" office:value="2" calcext:value-type="float">
            <text:p>2</text:p>
          </table:table-cell>
          <table:table-cell table:formula="of:=LOOKUP([.B530];[.G$1:.G$278])" office:value-type="string" office:string-value="BRAZIL" calcext:value-type="string">
            <text:p>BRAZIL</text:p>
          </table:table-cell>
          <table:table-cell table:formula="of:=MATCH(UPPER([.B530]);[.G$1:.G$278];0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Brazil</text:p>
          </table:table-cell>
          <table:table-cell table:formula="of:=INDEX([.H$1:.H$278];[.F531];1)" office:value-type="string" office:string-value="BR" calcext:value-type="string">
            <text:p>BR</text:p>
          </table:table-cell>
          <table:table-cell table:formula="of:=LEN([.A531])" office:value-type="float" office:value="2" calcext:value-type="float">
            <text:p>2</text:p>
          </table:table-cell>
          <table:table-cell table:formula="of:=LOOKUP([.B531];[.G$1:.G$278])" office:value-type="string" office:string-value="BRAZIL" calcext:value-type="string">
            <text:p>BRAZIL</text:p>
          </table:table-cell>
          <table:table-cell table:formula="of:=MATCH(UPPER([.B531]);[.G$1:.G$278];0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Brazil</text:p>
          </table:table-cell>
          <table:table-cell table:formula="of:=INDEX([.H$1:.H$278];[.F532];1)" office:value-type="string" office:string-value="BR" calcext:value-type="string">
            <text:p>BR</text:p>
          </table:table-cell>
          <table:table-cell table:formula="of:=LEN([.A532])" office:value-type="float" office:value="2" calcext:value-type="float">
            <text:p>2</text:p>
          </table:table-cell>
          <table:table-cell table:formula="of:=LOOKUP([.B532];[.G$1:.G$278])" office:value-type="string" office:string-value="BRAZIL" calcext:value-type="string">
            <text:p>BRAZIL</text:p>
          </table:table-cell>
          <table:table-cell table:formula="of:=MATCH(UPPER([.B532]);[.G$1:.G$278];0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Brazil</text:p>
          </table:table-cell>
          <table:table-cell table:formula="of:=INDEX([.H$1:.H$278];[.F533];1)" office:value-type="string" office:string-value="BR" calcext:value-type="string">
            <text:p>BR</text:p>
          </table:table-cell>
          <table:table-cell table:formula="of:=LEN([.A533])" office:value-type="float" office:value="2" calcext:value-type="float">
            <text:p>2</text:p>
          </table:table-cell>
          <table:table-cell table:formula="of:=LOOKUP([.B533];[.G$1:.G$278])" office:value-type="string" office:string-value="BRAZIL" calcext:value-type="string">
            <text:p>BRAZIL</text:p>
          </table:table-cell>
          <table:table-cell table:formula="of:=MATCH(UPPER([.B533]);[.G$1:.G$278];0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</text:p>
          </table:table-cell>
          <table:table-cell office:value-type="string" calcext:value-type="string">
            <text:p>Brazil</text:p>
          </table:table-cell>
          <table:table-cell table:formula="of:=INDEX([.H$1:.H$278];[.F534];1)" office:value-type="string" office:string-value="BR" calcext:value-type="string">
            <text:p>BR</text:p>
          </table:table-cell>
          <table:table-cell table:formula="of:=LEN([.A534])" office:value-type="float" office:value="2" calcext:value-type="float">
            <text:p>2</text:p>
          </table:table-cell>
          <table:table-cell table:formula="of:=LOOKUP([.B534];[.G$1:.G$278])" office:value-type="string" office:string-value="BRAZIL" calcext:value-type="string">
            <text:p>BRAZIL</text:p>
          </table:table-cell>
          <table:table-cell table:formula="of:=MATCH(UPPER([.B534]);[.G$1:.G$278];0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</text:p>
          </table:table-cell>
          <table:table-cell office:value-type="string" calcext:value-type="string">
            <text:p>Brazil</text:p>
          </table:table-cell>
          <table:table-cell table:formula="of:=INDEX([.H$1:.H$278];[.F535];1)" office:value-type="string" office:string-value="BR" calcext:value-type="string">
            <text:p>BR</text:p>
          </table:table-cell>
          <table:table-cell table:formula="of:=LEN([.A535])" office:value-type="float" office:value="2" calcext:value-type="float">
            <text:p>2</text:p>
          </table:table-cell>
          <table:table-cell table:formula="of:=LOOKUP([.B535];[.G$1:.G$278])" office:value-type="string" office:string-value="BRAZIL" calcext:value-type="string">
            <text:p>BRAZIL</text:p>
          </table:table-cell>
          <table:table-cell table:formula="of:=MATCH(UPPER([.B535]);[.G$1:.G$278];0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</text:p>
          </table:table-cell>
          <table:table-cell office:value-type="string" calcext:value-type="string">
            <text:p>Brazil</text:p>
          </table:table-cell>
          <table:table-cell table:formula="of:=INDEX([.H$1:.H$278];[.F536];1)" office:value-type="string" office:string-value="BR" calcext:value-type="string">
            <text:p>BR</text:p>
          </table:table-cell>
          <table:table-cell table:formula="of:=LEN([.A536])" office:value-type="float" office:value="2" calcext:value-type="float">
            <text:p>2</text:p>
          </table:table-cell>
          <table:table-cell table:formula="of:=LOOKUP([.B536];[.G$1:.G$278])" office:value-type="string" office:string-value="BRAZIL" calcext:value-type="string">
            <text:p>BRAZIL</text:p>
          </table:table-cell>
          <table:table-cell table:formula="of:=MATCH(UPPER([.B536]);[.G$1:.G$278];0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</text:p>
          </table:table-cell>
          <table:table-cell office:value-type="string" calcext:value-type="string">
            <text:p>Brazil</text:p>
          </table:table-cell>
          <table:table-cell table:formula="of:=INDEX([.H$1:.H$278];[.F537];1)" office:value-type="string" office:string-value="BR" calcext:value-type="string">
            <text:p>BR</text:p>
          </table:table-cell>
          <table:table-cell table:formula="of:=LEN([.A537])" office:value-type="float" office:value="2" calcext:value-type="float">
            <text:p>2</text:p>
          </table:table-cell>
          <table:table-cell table:formula="of:=LOOKUP([.B537];[.G$1:.G$278])" office:value-type="string" office:string-value="BRAZIL" calcext:value-type="string">
            <text:p>BRAZIL</text:p>
          </table:table-cell>
          <table:table-cell table:formula="of:=MATCH(UPPER([.B537]);[.G$1:.G$278];0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</text:p>
          </table:table-cell>
          <table:table-cell office:value-type="string" calcext:value-type="string">
            <text:p>Brazil</text:p>
          </table:table-cell>
          <table:table-cell table:formula="of:=INDEX([.H$1:.H$278];[.F538];1)" office:value-type="string" office:string-value="BR" calcext:value-type="string">
            <text:p>BR</text:p>
          </table:table-cell>
          <table:table-cell table:formula="of:=LEN([.A538])" office:value-type="float" office:value="2" calcext:value-type="float">
            <text:p>2</text:p>
          </table:table-cell>
          <table:table-cell table:formula="of:=LOOKUP([.B538];[.G$1:.G$278])" office:value-type="string" office:string-value="BRAZIL" calcext:value-type="string">
            <text:p>BRAZIL</text:p>
          </table:table-cell>
          <table:table-cell table:formula="of:=MATCH(UPPER([.B538]);[.G$1:.G$278];0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</text:p>
          </table:table-cell>
          <table:table-cell office:value-type="string" calcext:value-type="string">
            <text:p>Suriname</text:p>
          </table:table-cell>
          <table:table-cell table:formula="of:=INDEX([.H$1:.H$278];[.F539];1)" office:value-type="string" office:string-value="SR" calcext:value-type="string">
            <text:p>SR</text:p>
          </table:table-cell>
          <table:table-cell table:formula="of:=LEN([.A539])" office:value-type="float" office:value="2" calcext:value-type="float">
            <text:p>2</text:p>
          </table:table-cell>
          <table:table-cell table:formula="of:=LOOKUP([.B539];[.G$1:.G$278])" office:value-type="string" office:string-value="SURINAME" calcext:value-type="string">
            <text:p>SURINAME</text:p>
          </table:table-cell>
          <table:table-cell table:formula="of:=MATCH(UPPER([.B539]);[.G$1:.G$278];0)"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Western Sahara</text:p>
          </table:table-cell>
          <table:table-cell table:formula="of:=INDEX([.H$1:.H$278];[.F540];1)" office:value-type="string" office:string-value="EH" calcext:value-type="string">
            <text:p>EH</text:p>
          </table:table-cell>
          <table:table-cell table:formula="of:=LEN([.A540])" office:value-type="float" office:value="2" calcext:value-type="float">
            <text:p>2</text:p>
          </table:table-cell>
          <table:table-cell table:formula="of:=LOOKUP([.B540];[.G$1:.G$278])" office:value-type="string" office:string-value="WESTERN SAHARA" calcext:value-type="string">
            <text:p>WESTERN SAHARA</text:p>
          </table:table-cell>
          <table:table-cell table:formula="of:=MATCH(UPPER([.B540]);[.G$1:.G$278];0)"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Bangladesh</text:p>
          </table:table-cell>
          <table:table-cell table:formula="of:=INDEX([.H$1:.H$278];[.F541];1)" office:value-type="string" office:string-value="BD" calcext:value-type="string">
            <text:p>BD</text:p>
          </table:table-cell>
          <table:table-cell table:formula="of:=LEN([.A541])" office:value-type="float" office:value="2" calcext:value-type="float">
            <text:p>2</text:p>
          </table:table-cell>
          <table:table-cell table:formula="of:=LOOKUP([.B541];[.G$1:.G$278])" office:value-type="string" office:string-value="BANGLADESH" calcext:value-type="string">
            <text:p>BANGLADESH</text:p>
          </table:table-cell>
          <table:table-cell table:formula="of:=MATCH(UPPER([.B541]);[.G$1:.G$278];0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Bangladesh</text:p>
          </table:table-cell>
          <table:table-cell table:formula="of:=INDEX([.H$1:.H$278];[.F542];1)" office:value-type="string" office:string-value="BD" calcext:value-type="string">
            <text:p>BD</text:p>
          </table:table-cell>
          <table:table-cell table:formula="of:=LEN([.A542])" office:value-type="float" office:value="2" calcext:value-type="float">
            <text:p>2</text:p>
          </table:table-cell>
          <table:table-cell table:formula="of:=LOOKUP([.B542];[.G$1:.G$278])" office:value-type="string" office:string-value="BANGLADESH" calcext:value-type="string">
            <text:p>BANGLADESH</text:p>
          </table:table-cell>
          <table:table-cell table:formula="of:=MATCH(UPPER([.B542]);[.G$1:.G$278];0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Slovenia</text:p>
          </table:table-cell>
          <table:table-cell table:formula="of:=INDEX([.H$1:.H$278];[.F543];1)" office:value-type="string" office:string-value="SI" calcext:value-type="string">
            <text:p>SI</text:p>
          </table:table-cell>
          <table:table-cell table:formula="of:=LEN([.A543])" office:value-type="float" office:value="2" calcext:value-type="float">
            <text:p>2</text:p>
          </table:table-cell>
          <table:table-cell table:formula="of:=LOOKUP([.B543];[.G$1:.G$278])" office:value-type="string" office:string-value="SLOVENIA" calcext:value-type="string">
            <text:p>SLOVENIA</text:p>
          </table:table-cell>
          <table:table-cell table:formula="of:=MATCH(UPPER([.B543]);[.G$1:.G$278];0)"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Singapore</text:p>
          </table:table-cell>
          <table:table-cell table:formula="of:=INDEX([.H$1:.H$278];[.F544];1)" office:value-type="string" office:string-value="SG" calcext:value-type="string">
            <text:p>SG</text:p>
          </table:table-cell>
          <table:table-cell table:formula="of:=LEN([.A544])" office:value-type="float" office:value="2" calcext:value-type="float">
            <text:p>2</text:p>
          </table:table-cell>
          <table:table-cell table:formula="of:=LOOKUP([.B544];[.G$1:.G$278])" office:value-type="string" office:string-value="SINGAPORE" calcext:value-type="string">
            <text:p>SINGAPORE</text:p>
          </table:table-cell>
          <table:table-cell table:formula="of:=MATCH(UPPER([.B544]);[.G$1:.G$278];0)"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Seychelles</text:p>
          </table:table-cell>
          <table:table-cell table:formula="of:=INDEX([.H$1:.H$278];[.F545];1)" office:value-type="string" office:string-value="SC" calcext:value-type="string">
            <text:p>SC</text:p>
          </table:table-cell>
          <table:table-cell table:formula="of:=LEN([.A545])" office:value-type="float" office:value="2" calcext:value-type="float">
            <text:p>2</text:p>
          </table:table-cell>
          <table:table-cell table:formula="of:=LOOKUP([.B545];[.G$1:.G$278])" office:value-type="string" office:string-value="SEYCHELLES" calcext:value-type="string">
            <text:p>SEYCHELLES</text:p>
          </table:table-cell>
          <table:table-cell table:formula="of:=MATCH(UPPER([.B545]);[.G$1:.G$278];0)"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South Africa</text:p>
          </table:table-cell>
          <table:table-cell table:formula="of:=INDEX([.H$1:.H$278];[.F546];1)" office:value-type="string" office:string-value="ZA" calcext:value-type="string">
            <text:p>ZA</text:p>
          </table:table-cell>
          <table:table-cell table:formula="of:=LEN([.A546])" office:value-type="float" office:value="2" calcext:value-type="float">
            <text:p>2</text:p>
          </table:table-cell>
          <table:table-cell table:formula="of:=LOOKUP([.B546];[.G$1:.G$278])" office:value-type="string" office:string-value="SOUTH AFRICA" calcext:value-type="string">
            <text:p>SOUTH AFRICA</text:p>
          </table:table-cell>
          <table:table-cell table:formula="of:=MATCH(UPPER([.B546]);[.G$1:.G$278];0)"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São Tomé and Príncipe</text:p>
          </table:table-cell>
          <table:table-cell/>
          <table:table-cell table:formula="of:=LEN([.A547])" office:value-type="float" office:value="2" calcext:value-type="float">
            <text:p>2</text:p>
          </table:table-cell>
          <table:table-cell table:formula="of:=LOOKUP([.B547];[.G$1:.G$278])" office:value-type="string" office:string-value="SAO TOME AND PRINCIPE" calcext:value-type="string">
            <text:p>SAO TOME AND PRINCIPE</text:p>
          </table:table-cell>
          <table:table-cell table:formula="of:=MATCH(UPPER([.B547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Sweden</text:p>
          </table:table-cell>
          <table:table-cell table:formula="of:=INDEX([.H$1:.H$278];[.F548];1)" office:value-type="string" office:string-value="SE" calcext:value-type="string">
            <text:p>SE</text:p>
          </table:table-cell>
          <table:table-cell table:formula="of:=LEN([.A548])" office:value-type="float" office:value="2" calcext:value-type="float">
            <text:p>2</text:p>
          </table:table-cell>
          <table:table-cell table:formula="of:=LOOKUP([.B548];[.G$1:.G$278])" office:value-type="string" office:string-value="SWEDEN" calcext:value-type="string">
            <text:p>SWEDEN</text:p>
          </table:table-cell>
          <table:table-cell table:formula="of:=MATCH(UPPER([.B548]);[.G$1:.G$278];0)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Sweden</text:p>
          </table:table-cell>
          <table:table-cell table:formula="of:=INDEX([.H$1:.H$278];[.F549];1)" office:value-type="string" office:string-value="SE" calcext:value-type="string">
            <text:p>SE</text:p>
          </table:table-cell>
          <table:table-cell table:formula="of:=LEN([.A549])" office:value-type="float" office:value="2" calcext:value-type="float">
            <text:p>2</text:p>
          </table:table-cell>
          <table:table-cell table:formula="of:=LOOKUP([.B549];[.G$1:.G$278])" office:value-type="string" office:string-value="SWEDEN" calcext:value-type="string">
            <text:p>SWEDEN</text:p>
          </table:table-cell>
          <table:table-cell table:formula="of:=MATCH(UPPER([.B549]);[.G$1:.G$278];0)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Sweden</text:p>
          </table:table-cell>
          <table:table-cell table:formula="of:=INDEX([.H$1:.H$278];[.F550];1)" office:value-type="string" office:string-value="SE" calcext:value-type="string">
            <text:p>SE</text:p>
          </table:table-cell>
          <table:table-cell table:formula="of:=LEN([.A550])" office:value-type="float" office:value="2" calcext:value-type="float">
            <text:p>2</text:p>
          </table:table-cell>
          <table:table-cell table:formula="of:=LOOKUP([.B550];[.G$1:.G$278])" office:value-type="string" office:string-value="SWEDEN" calcext:value-type="string">
            <text:p>SWEDEN</text:p>
          </table:table-cell>
          <table:table-cell table:formula="of:=MATCH(UPPER([.B550]);[.G$1:.G$278];0)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Sweden</text:p>
          </table:table-cell>
          <table:table-cell table:formula="of:=INDEX([.H$1:.H$278];[.F551];1)" office:value-type="string" office:string-value="SE" calcext:value-type="string">
            <text:p>SE</text:p>
          </table:table-cell>
          <table:table-cell table:formula="of:=LEN([.A551])" office:value-type="float" office:value="2" calcext:value-type="float">
            <text:p>2</text:p>
          </table:table-cell>
          <table:table-cell table:formula="of:=LOOKUP([.B551];[.G$1:.G$278])" office:value-type="string" office:string-value="SWEDEN" calcext:value-type="string">
            <text:p>SWEDEN</text:p>
          </table:table-cell>
          <table:table-cell table:formula="of:=MATCH(UPPER([.B551]);[.G$1:.G$278];0)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Sweden</text:p>
          </table:table-cell>
          <table:table-cell table:formula="of:=INDEX([.H$1:.H$278];[.F552];1)" office:value-type="string" office:string-value="SE" calcext:value-type="string">
            <text:p>SE</text:p>
          </table:table-cell>
          <table:table-cell table:formula="of:=LEN([.A552])" office:value-type="float" office:value="2" calcext:value-type="float">
            <text:p>2</text:p>
          </table:table-cell>
          <table:table-cell table:formula="of:=LOOKUP([.B552];[.G$1:.G$278])" office:value-type="string" office:string-value="SWEDEN" calcext:value-type="string">
            <text:p>SWEDEN</text:p>
          </table:table-cell>
          <table:table-cell table:formula="of:=MATCH(UPPER([.B552]);[.G$1:.G$278];0)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</text:p>
          </table:table-cell>
          <table:table-cell office:value-type="string" calcext:value-type="string">
            <text:p>Sweden</text:p>
          </table:table-cell>
          <table:table-cell table:formula="of:=INDEX([.H$1:.H$278];[.F553];1)" office:value-type="string" office:string-value="SE" calcext:value-type="string">
            <text:p>SE</text:p>
          </table:table-cell>
          <table:table-cell table:formula="of:=LEN([.A553])" office:value-type="float" office:value="2" calcext:value-type="float">
            <text:p>2</text:p>
          </table:table-cell>
          <table:table-cell table:formula="of:=LOOKUP([.B553];[.G$1:.G$278])" office:value-type="string" office:string-value="SWEDEN" calcext:value-type="string">
            <text:p>SWEDEN</text:p>
          </table:table-cell>
          <table:table-cell table:formula="of:=MATCH(UPPER([.B553]);[.G$1:.G$278];0)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</text:p>
          </table:table-cell>
          <table:table-cell office:value-type="string" calcext:value-type="string">
            <text:p>Sweden</text:p>
          </table:table-cell>
          <table:table-cell table:formula="of:=INDEX([.H$1:.H$278];[.F554];1)" office:value-type="string" office:string-value="SE" calcext:value-type="string">
            <text:p>SE</text:p>
          </table:table-cell>
          <table:table-cell table:formula="of:=LEN([.A554])" office:value-type="float" office:value="2" calcext:value-type="float">
            <text:p>2</text:p>
          </table:table-cell>
          <table:table-cell table:formula="of:=LOOKUP([.B554];[.G$1:.G$278])" office:value-type="string" office:string-value="SWEDEN" calcext:value-type="string">
            <text:p>SWEDEN</text:p>
          </table:table-cell>
          <table:table-cell table:formula="of:=MATCH(UPPER([.B554]);[.G$1:.G$278];0)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weden</text:p>
          </table:table-cell>
          <table:table-cell table:formula="of:=INDEX([.H$1:.H$278];[.F555];1)" office:value-type="string" office:string-value="SE" calcext:value-type="string">
            <text:p>SE</text:p>
          </table:table-cell>
          <table:table-cell table:formula="of:=LEN([.A555])" office:value-type="float" office:value="2" calcext:value-type="float">
            <text:p>2</text:p>
          </table:table-cell>
          <table:table-cell table:formula="of:=LOOKUP([.B555];[.G$1:.G$278])" office:value-type="string" office:string-value="SWEDEN" calcext:value-type="string">
            <text:p>SWEDEN</text:p>
          </table:table-cell>
          <table:table-cell table:formula="of:=MATCH(UPPER([.B555]);[.G$1:.G$278];0)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weden</text:p>
          </table:table-cell>
          <table:table-cell table:formula="of:=INDEX([.H$1:.H$278];[.F556];1)" office:value-type="string" office:string-value="SE" calcext:value-type="string">
            <text:p>SE</text:p>
          </table:table-cell>
          <table:table-cell table:formula="of:=LEN([.A556])" office:value-type="float" office:value="2" calcext:value-type="float">
            <text:p>2</text:p>
          </table:table-cell>
          <table:table-cell table:formula="of:=LOOKUP([.B556];[.G$1:.G$278])" office:value-type="string" office:string-value="SWEDEN" calcext:value-type="string">
            <text:p>SWEDEN</text:p>
          </table:table-cell>
          <table:table-cell table:formula="of:=MATCH(UPPER([.B556]);[.G$1:.G$278];0)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</text:p>
          </table:table-cell>
          <table:table-cell office:value-type="string" calcext:value-type="string">
            <text:p>Sweden</text:p>
          </table:table-cell>
          <table:table-cell table:formula="of:=INDEX([.H$1:.H$278];[.F557];1)" office:value-type="string" office:string-value="SE" calcext:value-type="string">
            <text:p>SE</text:p>
          </table:table-cell>
          <table:table-cell table:formula="of:=LEN([.A557])" office:value-type="float" office:value="2" calcext:value-type="float">
            <text:p>2</text:p>
          </table:table-cell>
          <table:table-cell table:formula="of:=LOOKUP([.B557];[.G$1:.G$278])" office:value-type="string" office:string-value="SWEDEN" calcext:value-type="string">
            <text:p>SWEDEN</text:p>
          </table:table-cell>
          <table:table-cell table:formula="of:=MATCH(UPPER([.B557]);[.G$1:.G$278];0)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</text:p>
          </table:table-cell>
          <table:table-cell office:value-type="string" calcext:value-type="string">
            <text:p>Sweden</text:p>
          </table:table-cell>
          <table:table-cell table:formula="of:=INDEX([.H$1:.H$278];[.F558];1)" office:value-type="string" office:string-value="SE" calcext:value-type="string">
            <text:p>SE</text:p>
          </table:table-cell>
          <table:table-cell table:formula="of:=LEN([.A558])" office:value-type="float" office:value="2" calcext:value-type="float">
            <text:p>2</text:p>
          </table:table-cell>
          <table:table-cell table:formula="of:=LOOKUP([.B558];[.G$1:.G$278])" office:value-type="string" office:string-value="SWEDEN" calcext:value-type="string">
            <text:p>SWEDEN</text:p>
          </table:table-cell>
          <table:table-cell table:formula="of:=MATCH(UPPER([.B558]);[.G$1:.G$278];0)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Sweden</text:p>
          </table:table-cell>
          <table:table-cell table:formula="of:=INDEX([.H$1:.H$278];[.F559];1)" office:value-type="string" office:string-value="SE" calcext:value-type="string">
            <text:p>SE</text:p>
          </table:table-cell>
          <table:table-cell table:formula="of:=LEN([.A559])" office:value-type="float" office:value="2" calcext:value-type="float">
            <text:p>2</text:p>
          </table:table-cell>
          <table:table-cell table:formula="of:=LOOKUP([.B559];[.G$1:.G$278])" office:value-type="string" office:string-value="SWEDEN" calcext:value-type="string">
            <text:p>SWEDEN</text:p>
          </table:table-cell>
          <table:table-cell table:formula="of:=MATCH(UPPER([.B559]);[.G$1:.G$278];0)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Sweden</text:p>
          </table:table-cell>
          <table:table-cell table:formula="of:=INDEX([.H$1:.H$278];[.F560];1)" office:value-type="string" office:string-value="SE" calcext:value-type="string">
            <text:p>SE</text:p>
          </table:table-cell>
          <table:table-cell table:formula="of:=LEN([.A560])" office:value-type="float" office:value="2" calcext:value-type="float">
            <text:p>2</text:p>
          </table:table-cell>
          <table:table-cell table:formula="of:=LOOKUP([.B560];[.G$1:.G$278])" office:value-type="string" office:string-value="SWEDEN" calcext:value-type="string">
            <text:p>SWEDEN</text:p>
          </table:table-cell>
          <table:table-cell table:formula="of:=MATCH(UPPER([.B560]);[.G$1:.G$278];0)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Poland</text:p>
          </table:table-cell>
          <table:table-cell table:formula="of:=INDEX([.H$1:.H$278];[.F561];1)" office:value-type="string" office:string-value="PL" calcext:value-type="string">
            <text:p>PL</text:p>
          </table:table-cell>
          <table:table-cell table:formula="of:=LEN([.A561])" office:value-type="float" office:value="2" calcext:value-type="float">
            <text:p>2</text:p>
          </table:table-cell>
          <table:table-cell table:formula="of:=LOOKUP([.B561];[.G$1:.G$278])" office:value-type="string" office:string-value="POLAND" calcext:value-type="string">
            <text:p>POLAND</text:p>
          </table:table-cell>
          <table:table-cell table:formula="of:=MATCH(UPPER([.B561]);[.G$1:.G$278];0)"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Poland</text:p>
          </table:table-cell>
          <table:table-cell table:formula="of:=INDEX([.H$1:.H$278];[.F562];1)" office:value-type="string" office:string-value="PL" calcext:value-type="string">
            <text:p>PL</text:p>
          </table:table-cell>
          <table:table-cell table:formula="of:=LEN([.A562])" office:value-type="float" office:value="2" calcext:value-type="float">
            <text:p>2</text:p>
          </table:table-cell>
          <table:table-cell table:formula="of:=LOOKUP([.B562];[.G$1:.G$278])" office:value-type="string" office:string-value="POLAND" calcext:value-type="string">
            <text:p>POLAND</text:p>
          </table:table-cell>
          <table:table-cell table:formula="of:=MATCH(UPPER([.B562]);[.G$1:.G$278];0)"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Poland</text:p>
          </table:table-cell>
          <table:table-cell table:formula="of:=INDEX([.H$1:.H$278];[.F563];1)" office:value-type="string" office:string-value="PL" calcext:value-type="string">
            <text:p>PL</text:p>
          </table:table-cell>
          <table:table-cell table:formula="of:=LEN([.A563])" office:value-type="float" office:value="2" calcext:value-type="float">
            <text:p>2</text:p>
          </table:table-cell>
          <table:table-cell table:formula="of:=LOOKUP([.B563];[.G$1:.G$278])" office:value-type="string" office:string-value="POLAND" calcext:value-type="string">
            <text:p>POLAND</text:p>
          </table:table-cell>
          <table:table-cell table:formula="of:=MATCH(UPPER([.B563]);[.G$1:.G$278];0)"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</text:p>
          </table:table-cell>
          <table:table-cell office:value-type="string" calcext:value-type="string">
            <text:p>Poland</text:p>
          </table:table-cell>
          <table:table-cell table:formula="of:=INDEX([.H$1:.H$278];[.F564];1)" office:value-type="string" office:string-value="PL" calcext:value-type="string">
            <text:p>PL</text:p>
          </table:table-cell>
          <table:table-cell table:formula="of:=LEN([.A564])" office:value-type="float" office:value="2" calcext:value-type="float">
            <text:p>2</text:p>
          </table:table-cell>
          <table:table-cell table:formula="of:=LOOKUP([.B564];[.G$1:.G$278])" office:value-type="string" office:string-value="POLAND" calcext:value-type="string">
            <text:p>POLAND</text:p>
          </table:table-cell>
          <table:table-cell table:formula="of:=MATCH(UPPER([.B564]);[.G$1:.G$278];0)"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Poland</text:p>
          </table:table-cell>
          <table:table-cell table:formula="of:=INDEX([.H$1:.H$278];[.F565];1)" office:value-type="string" office:string-value="PL" calcext:value-type="string">
            <text:p>PL</text:p>
          </table:table-cell>
          <table:table-cell table:formula="of:=LEN([.A565])" office:value-type="float" office:value="2" calcext:value-type="float">
            <text:p>2</text:p>
          </table:table-cell>
          <table:table-cell table:formula="of:=LOOKUP([.B565];[.G$1:.G$278])" office:value-type="string" office:string-value="POLAND" calcext:value-type="string">
            <text:p>POLAND</text:p>
          </table:table-cell>
          <table:table-cell table:formula="of:=MATCH(UPPER([.B565]);[.G$1:.G$278];0)"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Sudan</text:p>
          </table:table-cell>
          <table:table-cell table:formula="of:=INDEX([.H$1:.H$278];[.F566];1)" office:value-type="string" office:string-value="SD" calcext:value-type="string">
            <text:p>SD</text:p>
          </table:table-cell>
          <table:table-cell table:formula="of:=LEN([.A566])" office:value-type="float" office:value="2" calcext:value-type="float">
            <text:p>2</text:p>
          </table:table-cell>
          <table:table-cell table:formula="of:=LOOKUP([.B566];[.G$1:.G$278])" office:value-type="string" office:string-value="SUDAN" calcext:value-type="string">
            <text:p>SUDAN</text:p>
          </table:table-cell>
          <table:table-cell table:formula="of:=MATCH(UPPER([.B566]);[.G$1:.G$278];0)"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Sudan</text:p>
          </table:table-cell>
          <table:table-cell table:formula="of:=INDEX([.H$1:.H$278];[.F567];1)" office:value-type="string" office:string-value="SD" calcext:value-type="string">
            <text:p>SD</text:p>
          </table:table-cell>
          <table:table-cell table:formula="of:=LEN([.A567])" office:value-type="float" office:value="2" calcext:value-type="float">
            <text:p>2</text:p>
          </table:table-cell>
          <table:table-cell table:formula="of:=LOOKUP([.B567];[.G$1:.G$278])" office:value-type="string" office:string-value="SUDAN" calcext:value-type="string">
            <text:p>SUDAN</text:p>
          </table:table-cell>
          <table:table-cell table:formula="of:=MATCH(UPPER([.B567]);[.G$1:.G$278];0)"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Egypt</text:p>
          </table:table-cell>
          <table:table-cell table:formula="of:=INDEX([.H$1:.H$278];[.F568];1)" office:value-type="string" office:string-value="EG" calcext:value-type="string">
            <text:p>EG</text:p>
          </table:table-cell>
          <table:table-cell table:formula="of:=LEN([.A568])" office:value-type="float" office:value="2" calcext:value-type="float">
            <text:p>2</text:p>
          </table:table-cell>
          <table:table-cell table:formula="of:=LOOKUP([.B568];[.G$1:.G$278])" office:value-type="string" office:string-value="EGYPT" calcext:value-type="string">
            <text:p>EGYPT</text:p>
          </table:table-cell>
          <table:table-cell table:formula="of:=MATCH(UPPER([.B568]);[.G$1:.G$278];0)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</text:p>
          </table:table-cell>
          <table:table-cell office:value-type="string" calcext:value-type="string">
            <text:p>Greece</text:p>
          </table:table-cell>
          <table:table-cell table:formula="of:=INDEX([.H$1:.H$278];[.F569];1)" office:value-type="string" office:string-value="GR" calcext:value-type="string">
            <text:p>GR</text:p>
          </table:table-cell>
          <table:table-cell table:formula="of:=LEN([.A569])" office:value-type="float" office:value="2" calcext:value-type="float">
            <text:p>2</text:p>
          </table:table-cell>
          <table:table-cell table:formula="of:=LOOKUP([.B569];[.G$1:.G$278])" office:value-type="string" office:string-value="GREECE" calcext:value-type="string">
            <text:p>GREECE</text:p>
          </table:table-cell>
          <table:table-cell table:formula="of:=MATCH(UPPER([.B569]);[.G$1:.G$278];0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Greece</text:p>
          </table:table-cell>
          <table:table-cell table:formula="of:=INDEX([.H$1:.H$278];[.F570];1)" office:value-type="string" office:string-value="GR" calcext:value-type="string">
            <text:p>GR</text:p>
          </table:table-cell>
          <table:table-cell table:formula="of:=LEN([.A570])" office:value-type="float" office:value="2" calcext:value-type="float">
            <text:p>2</text:p>
          </table:table-cell>
          <table:table-cell table:formula="of:=LOOKUP([.B570];[.G$1:.G$278])" office:value-type="string" office:string-value="GREECE" calcext:value-type="string">
            <text:p>GREECE</text:p>
          </table:table-cell>
          <table:table-cell table:formula="of:=MATCH(UPPER([.B570]);[.G$1:.G$278];0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</text:p>
          </table:table-cell>
          <table:table-cell office:value-type="string" calcext:value-type="string">
            <text:p>Greece</text:p>
          </table:table-cell>
          <table:table-cell table:formula="of:=INDEX([.H$1:.H$278];[.F571];1)" office:value-type="string" office:string-value="GR" calcext:value-type="string">
            <text:p>GR</text:p>
          </table:table-cell>
          <table:table-cell table:formula="of:=LEN([.A571])" office:value-type="float" office:value="2" calcext:value-type="float">
            <text:p>2</text:p>
          </table:table-cell>
          <table:table-cell table:formula="of:=LOOKUP([.B571];[.G$1:.G$278])" office:value-type="string" office:string-value="GREECE" calcext:value-type="string">
            <text:p>GREECE</text:p>
          </table:table-cell>
          <table:table-cell table:formula="of:=MATCH(UPPER([.B571]);[.G$1:.G$278];0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</text:p>
          </table:table-cell>
          <table:table-cell office:value-type="string" calcext:value-type="string">
            <text:p>Greece</text:p>
          </table:table-cell>
          <table:table-cell table:formula="of:=INDEX([.H$1:.H$278];[.F572];1)" office:value-type="string" office:string-value="GR" calcext:value-type="string">
            <text:p>GR</text:p>
          </table:table-cell>
          <table:table-cell table:formula="of:=LEN([.A572])" office:value-type="float" office:value="2" calcext:value-type="float">
            <text:p>2</text:p>
          </table:table-cell>
          <table:table-cell table:formula="of:=LOOKUP([.B572];[.G$1:.G$278])" office:value-type="string" office:string-value="GREECE" calcext:value-type="string">
            <text:p>GREECE</text:p>
          </table:table-cell>
          <table:table-cell table:formula="of:=MATCH(UPPER([.B572]);[.G$1:.G$278];0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</text:p>
          </table:table-cell>
          <table:table-cell office:value-type="string" calcext:value-type="string">
            <text:p>Greece</text:p>
          </table:table-cell>
          <table:table-cell table:formula="of:=INDEX([.H$1:.H$278];[.F573];1)" office:value-type="string" office:string-value="GR" calcext:value-type="string">
            <text:p>GR</text:p>
          </table:table-cell>
          <table:table-cell table:formula="of:=LEN([.A573])" office:value-type="float" office:value="2" calcext:value-type="float">
            <text:p>2</text:p>
          </table:table-cell>
          <table:table-cell table:formula="of:=LOOKUP([.B573];[.G$1:.G$278])" office:value-type="string" office:string-value="GREECE" calcext:value-type="string">
            <text:p>GREECE</text:p>
          </table:table-cell>
          <table:table-cell table:formula="of:=MATCH(UPPER([.B573]);[.G$1:.G$278];0)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</text:p>
          </table:table-cell>
          <table:table-cell office:value-type="string" calcext:value-type="string">
            <text:p>Principality of Seborga</text:p>
          </table:table-cell>
          <table:table-cell/>
          <table:table-cell table:formula="of:=LEN([.A574])" office:value-type="float" office:value="2" calcext:value-type="float">
            <text:p>2</text:p>
          </table:table-cell>
          <table:table-cell table:formula="of:=LOOKUP([.B574];[.G$1:.G$278])" office:value-type="string" office:string-value="PRINCE EDWARD AND MARION ISLANDS" calcext:value-type="string">
            <text:p>PRINCE EDWARD AND MARION ISLANDS</text:p>
          </table:table-cell>
          <table:table-cell table:formula="of:=MATCH(UPPER([.B574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Transnistria</text:p>
          </table:table-cell>
          <table:table-cell/>
          <table:table-cell table:formula="of:=LEN([.A575])" office:value-type="float" office:value="2" calcext:value-type="float">
            <text:p>2</text:p>
          </table:table-cell>
          <table:table-cell table:formula="of:=LOOKUP([.B575];[.G$1:.G$278])" office:value-type="string" office:string-value="TONGA" calcext:value-type="string">
            <text:p>TONGA</text:p>
          </table:table-cell>
          <table:table-cell table:formula="of:=MATCH(UPPER([.B575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Tuvalu</text:p>
          </table:table-cell>
          <table:table-cell table:formula="of:=INDEX([.H$1:.H$278];[.F576];1)" office:value-type="string" office:string-value="TV" calcext:value-type="string">
            <text:p>TV</text:p>
          </table:table-cell>
          <table:table-cell table:formula="of:=LEN([.A576])" office:value-type="float" office:value="2" calcext:value-type="float">
            <text:p>2</text:p>
          </table:table-cell>
          <table:table-cell table:formula="of:=LOOKUP([.B576];[.G$1:.G$278])" office:value-type="string" office:string-value="TUVALU" calcext:value-type="string">
            <text:p>TUVALU</text:p>
          </table:table-cell>
          <table:table-cell table:formula="of:=MATCH(UPPER([.B576]);[.G$1:.G$278];0)" office:value-type="float" office:value="258" calcext:value-type="float">
            <text:p>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Kiribati</text:p>
          </table:table-cell>
          <table:table-cell table:formula="of:=INDEX([.H$1:.H$278];[.F577];1)" office:value-type="string" office:string-value="KI" calcext:value-type="string">
            <text:p>KI</text:p>
          </table:table-cell>
          <table:table-cell table:formula="of:=LEN([.A577])" office:value-type="float" office:value="2" calcext:value-type="float">
            <text:p>2</text:p>
          </table:table-cell>
          <table:table-cell table:formula="of:=LOOKUP([.B577];[.G$1:.G$278])" office:value-type="string" office:string-value="KIRIBATI" calcext:value-type="string">
            <text:p>KIRIBATI</text:p>
          </table:table-cell>
          <table:table-cell table:formula="of:=MATCH(UPPER([.B577]);[.G$1:.G$278];0)"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4</text:p>
          </table:table-cell>
          <table:table-cell office:value-type="string" calcext:value-type="string">
            <text:p>Cuba</text:p>
          </table:table-cell>
          <table:table-cell table:formula="of:=INDEX([.H$1:.H$278];[.F578];1)" office:value-type="string" office:string-value="CU" calcext:value-type="string">
            <text:p>CU</text:p>
          </table:table-cell>
          <table:table-cell table:formula="of:=LEN([.A578])" office:value-type="float" office:value="2" calcext:value-type="float">
            <text:p>2</text:p>
          </table:table-cell>
          <table:table-cell table:formula="of:=LOOKUP([.B578];[.G$1:.G$278])" office:value-type="string" office:string-value="CUBA" calcext:value-type="string">
            <text:p>CUBA</text:p>
          </table:table-cell>
          <table:table-cell table:formula="of:=MATCH(UPPER([.B578]);[.G$1:.G$278];0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5</text:p>
          </table:table-cell>
          <table:table-cell office:value-type="string" calcext:value-type="string">
            <text:p>Somalia</text:p>
          </table:table-cell>
          <table:table-cell table:formula="of:=INDEX([.H$1:.H$278];[.F579];1)" office:value-type="string" office:string-value="SO" calcext:value-type="string">
            <text:p>SO</text:p>
          </table:table-cell>
          <table:table-cell table:formula="of:=LEN([.A579])" office:value-type="float" office:value="2" calcext:value-type="float">
            <text:p>2</text:p>
          </table:table-cell>
          <table:table-cell table:formula="of:=LOOKUP([.B579];[.G$1:.G$278])" office:value-type="string" office:string-value="SOMALIA" calcext:value-type="string">
            <text:p>SOMALIA</text:p>
          </table:table-cell>
          <table:table-cell table:formula="of:=MATCH(UPPER([.B579]);[.G$1:.G$278];0)"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6</text:p>
          </table:table-cell>
          <table:table-cell office:value-type="string" calcext:value-type="string">
            <text:p>Afghanistan</text:p>
          </table:table-cell>
          <table:table-cell table:formula="of:=INDEX([.H$1:.H$278];[.F580];1)" office:value-type="string" office:string-value="AF" calcext:value-type="string">
            <text:p>AF</text:p>
          </table:table-cell>
          <table:table-cell table:formula="of:=LEN([.A580])" office:value-type="float" office:value="2" calcext:value-type="float">
            <text:p>2</text:p>
          </table:table-cell>
          <table:table-cell table:formula="of:=LOOKUP([.B580];[.G$1:.G$278])" office:value-type="string" office:string-value="AFGHANISTAN" calcext:value-type="string">
            <text:p>AFGHANISTAN</text:p>
          </table:table-cell>
          <table:table-cell table:formula="of:=MATCH(UPPER([.B580]);[.G$1:.G$278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</text:p>
          </table:table-cell>
          <table:table-cell office:value-type="string" calcext:value-type="string">
            <text:p>San Marino</text:p>
          </table:table-cell>
          <table:table-cell table:formula="of:=INDEX([.H$1:.H$278];[.F581];1)" office:value-type="string" office:string-value="SM" calcext:value-type="string">
            <text:p>SM</text:p>
          </table:table-cell>
          <table:table-cell table:formula="of:=LEN([.A581])" office:value-type="float" office:value="2" calcext:value-type="float">
            <text:p>2</text:p>
          </table:table-cell>
          <table:table-cell table:formula="of:=LOOKUP([.B581];[.G$1:.G$278])" office:value-type="string" office:string-value="SAN MARINO" calcext:value-type="string">
            <text:p>SAN MARINO</text:p>
          </table:table-cell>
          <table:table-cell table:formula="of:=MATCH(UPPER([.B581]);[.G$1:.G$278];0)"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8</text:p>
          </table:table-cell>
          <table:table-cell office:value-type="string" calcext:value-type="string">
            <text:p>Palau</text:p>
          </table:table-cell>
          <table:table-cell table:formula="of:=INDEX([.H$1:.H$278];[.F582];1)" office:value-type="string" office:string-value="PW" calcext:value-type="string">
            <text:p>PW</text:p>
          </table:table-cell>
          <table:table-cell table:formula="of:=LEN([.A582])" office:value-type="float" office:value="2" calcext:value-type="float">
            <text:p>2</text:p>
          </table:table-cell>
          <table:table-cell table:formula="of:=LOOKUP([.B582];[.G$1:.G$278])" office:value-type="string" office:string-value="PALAU" calcext:value-type="string">
            <text:p>PALAU</text:p>
          </table:table-cell>
          <table:table-cell table:formula="of:=MATCH(UPPER([.B582]);[.G$1:.G$278];0)"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Turkey</text:p>
          </table:table-cell>
          <table:table-cell table:formula="of:=INDEX([.H$1:.H$278];[.F583];1)" office:value-type="string" office:string-value="TR" calcext:value-type="string">
            <text:p>TR</text:p>
          </table:table-cell>
          <table:table-cell table:formula="of:=LEN([.A583])" office:value-type="float" office:value="2" calcext:value-type="float">
            <text:p>2</text:p>
          </table:table-cell>
          <table:table-cell table:formula="of:=LOOKUP([.B583];[.G$1:.G$278])" office:value-type="string" office:string-value="TURKEY" calcext:value-type="string">
            <text:p>TURKEY</text:p>
          </table:table-cell>
          <table:table-cell table:formula="of:=MATCH(UPPER([.B583]);[.G$1:.G$278];0)"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</text:p>
          </table:table-cell>
          <table:table-cell office:value-type="string" calcext:value-type="string">
            <text:p>Turkey</text:p>
          </table:table-cell>
          <table:table-cell table:formula="of:=INDEX([.H$1:.H$278];[.F584];1)" office:value-type="string" office:string-value="TR" calcext:value-type="string">
            <text:p>TR</text:p>
          </table:table-cell>
          <table:table-cell table:formula="of:=LEN([.A584])" office:value-type="float" office:value="2" calcext:value-type="float">
            <text:p>2</text:p>
          </table:table-cell>
          <table:table-cell table:formula="of:=LOOKUP([.B584];[.G$1:.G$278])" office:value-type="string" office:string-value="TURKEY" calcext:value-type="string">
            <text:p>TURKEY</text:p>
          </table:table-cell>
          <table:table-cell table:formula="of:=MATCH(UPPER([.B584]);[.G$1:.G$278];0)"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</text:p>
          </table:table-cell>
          <table:table-cell office:value-type="string" calcext:value-type="string">
            <text:p>Turkey</text:p>
          </table:table-cell>
          <table:table-cell table:formula="of:=INDEX([.H$1:.H$278];[.F585];1)" office:value-type="string" office:string-value="TR" calcext:value-type="string">
            <text:p>TR</text:p>
          </table:table-cell>
          <table:table-cell table:formula="of:=LEN([.A585])" office:value-type="float" office:value="2" calcext:value-type="float">
            <text:p>2</text:p>
          </table:table-cell>
          <table:table-cell table:formula="of:=LOOKUP([.B585];[.G$1:.G$278])" office:value-type="string" office:string-value="TURKEY" calcext:value-type="string">
            <text:p>TURKEY</text:p>
          </table:table-cell>
          <table:table-cell table:formula="of:=MATCH(UPPER([.B585]);[.G$1:.G$278];0)"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Guatemala</text:p>
          </table:table-cell>
          <table:table-cell table:formula="of:=INDEX([.H$1:.H$278];[.F586];1)" office:value-type="string" office:string-value="GT" calcext:value-type="string">
            <text:p>GT</text:p>
          </table:table-cell>
          <table:table-cell table:formula="of:=LEN([.A586])" office:value-type="float" office:value="2" calcext:value-type="float">
            <text:p>2</text:p>
          </table:table-cell>
          <table:table-cell table:formula="of:=LOOKUP([.B586];[.G$1:.G$278])" office:value-type="string" office:string-value="GUATEMALA" calcext:value-type="string">
            <text:p>GUATEMALA</text:p>
          </table:table-cell>
          <table:table-cell table:formula="of:=MATCH(UPPER([.B586]);[.G$1:.G$278];0)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Costa Rica</text:p>
          </table:table-cell>
          <table:table-cell table:formula="of:=INDEX([.H$1:.H$278];[.F587];1)" office:value-type="string" office:string-value="CR" calcext:value-type="string">
            <text:p>CR</text:p>
          </table:table-cell>
          <table:table-cell table:formula="of:=LEN([.A587])" office:value-type="float" office:value="2" calcext:value-type="float">
            <text:p>2</text:p>
          </table:table-cell>
          <table:table-cell table:formula="of:=LOOKUP([.B587];[.G$1:.G$278])" office:value-type="string" office:string-value="COSTA RICA" calcext:value-type="string">
            <text:p>COSTA RICA</text:p>
          </table:table-cell>
          <table:table-cell table:formula="of:=MATCH(UPPER([.B587]);[.G$1:.G$278];0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</text:p>
          </table:table-cell>
          <table:table-cell office:value-type="string" calcext:value-type="string">
            <text:p>Iceland</text:p>
          </table:table-cell>
          <table:table-cell table:formula="of:=INDEX([.H$1:.H$278];[.F588];1)" office:value-type="string" office:string-value="IS" calcext:value-type="string">
            <text:p>IS</text:p>
          </table:table-cell>
          <table:table-cell table:formula="of:=LEN([.A588])" office:value-type="float" office:value="2" calcext:value-type="float">
            <text:p>2</text:p>
          </table:table-cell>
          <table:table-cell table:formula="of:=LOOKUP([.B588];[.G$1:.G$278])" office:value-type="string" office:string-value="ICELAND" calcext:value-type="string">
            <text:p>ICELAND</text:p>
          </table:table-cell>
          <table:table-cell table:formula="of:=MATCH(UPPER([.B588]);[.G$1:.G$278];0)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</text:p>
          </table:table-cell>
          <table:table-cell office:value-type="string" calcext:value-type="string">
            <text:p>Guatemala</text:p>
          </table:table-cell>
          <table:table-cell table:formula="of:=INDEX([.H$1:.H$278];[.F589];1)" office:value-type="string" office:string-value="GT" calcext:value-type="string">
            <text:p>GT</text:p>
          </table:table-cell>
          <table:table-cell table:formula="of:=LEN([.A589])" office:value-type="float" office:value="2" calcext:value-type="float">
            <text:p>2</text:p>
          </table:table-cell>
          <table:table-cell table:formula="of:=LOOKUP([.B589];[.G$1:.G$278])" office:value-type="string" office:string-value="GUATEMALA" calcext:value-type="string">
            <text:p>GUATEMALA</text:p>
          </table:table-cell>
          <table:table-cell table:formula="of:=MATCH(UPPER([.B589]);[.G$1:.G$278];0)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French Terr.</text:p>
          </table:table-cell>
          <table:table-cell table:formula="of:=INDEX([.H$1:.H$278];[.F590];1)" office:value-type="string" office:string-value="TF" calcext:value-type="string">
            <text:p>TF</text:p>
          </table:table-cell>
          <table:table-cell table:formula="of:=LEN([.A590])" office:value-type="float" office:value="2" calcext:value-type="float">
            <text:p>2</text:p>
          </table:table-cell>
          <table:table-cell table:formula="of:=LOOKUP([.B590];[.G$1:.G$278])" office:value-type="string" office:string-value="FRENCH TERR." calcext:value-type="string">
            <text:p>FRENCH TERR.</text:p>
          </table:table-cell>
          <table:table-cell table:formula="of:=MATCH(UPPER([.B590]);[.G$1:.G$278];0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Costa Rica</text:p>
          </table:table-cell>
          <table:table-cell table:formula="of:=INDEX([.H$1:.H$278];[.F591];1)" office:value-type="string" office:string-value="CR" calcext:value-type="string">
            <text:p>CR</text:p>
          </table:table-cell>
          <table:table-cell table:formula="of:=LEN([.A591])" office:value-type="float" office:value="2" calcext:value-type="float">
            <text:p>2</text:p>
          </table:table-cell>
          <table:table-cell table:formula="of:=LOOKUP([.B591];[.G$1:.G$278])" office:value-type="string" office:string-value="COSTA RICA" calcext:value-type="string">
            <text:p>COSTA RICA</text:p>
          </table:table-cell>
          <table:table-cell table:formula="of:=MATCH(UPPER([.B591]);[.G$1:.G$278];0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</text:p>
          </table:table-cell>
          <table:table-cell office:value-type="string" calcext:value-type="string">
            <text:p>Cameroon</text:p>
          </table:table-cell>
          <table:table-cell table:formula="of:=INDEX([.H$1:.H$278];[.F592];1)" office:value-type="string" office:string-value="CM" calcext:value-type="string">
            <text:p>CM</text:p>
          </table:table-cell>
          <table:table-cell table:formula="of:=LEN([.A592])" office:value-type="float" office:value="2" calcext:value-type="float">
            <text:p>2</text:p>
          </table:table-cell>
          <table:table-cell table:formula="of:=LOOKUP([.B592];[.G$1:.G$278])" office:value-type="string" office:string-value="CAMEROON" calcext:value-type="string">
            <text:p>CAMEROON</text:p>
          </table:table-cell>
          <table:table-cell table:formula="of:=MATCH(UPPER([.B592]);[.G$1:.G$278];0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</text:p>
          </table:table-cell>
          <table:table-cell office:value-type="string" calcext:value-type="string">
            <text:p>French Terr.</text:p>
          </table:table-cell>
          <table:table-cell table:formula="of:=INDEX([.H$1:.H$278];[.F593];1)" office:value-type="string" office:string-value="TF" calcext:value-type="string">
            <text:p>TF</text:p>
          </table:table-cell>
          <table:table-cell table:formula="of:=LEN([.A593])" office:value-type="float" office:value="2" calcext:value-type="float">
            <text:p>2</text:p>
          </table:table-cell>
          <table:table-cell table:formula="of:=LOOKUP([.B593];[.G$1:.G$278])" office:value-type="string" office:string-value="FRENCH TERR." calcext:value-type="string">
            <text:p>FRENCH TERR.</text:p>
          </table:table-cell>
          <table:table-cell table:formula="of:=MATCH(UPPER([.B593]);[.G$1:.G$278];0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Central Africa</text:p>
          </table:table-cell>
          <table:table-cell table:formula="of:=INDEX([.H$1:.H$278];[.F594];1)" office:value-type="string" office:string-value="CF" calcext:value-type="string">
            <text:p>CF</text:p>
          </table:table-cell>
          <table:table-cell table:formula="of:=LEN([.A594])" office:value-type="float" office:value="2" calcext:value-type="float">
            <text:p>2</text:p>
          </table:table-cell>
          <table:table-cell table:formula="of:=LOOKUP([.B594];[.G$1:.G$278])" office:value-type="string" office:string-value="CENTRAL AFRICA" calcext:value-type="string">
            <text:p>CENTRAL AFRICA</text:p>
          </table:table-cell>
          <table:table-cell table:formula="of:=MATCH(UPPER([.B594]);[.G$1:.G$278];0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French Terr.</text:p>
          </table:table-cell>
          <table:table-cell table:formula="of:=INDEX([.H$1:.H$278];[.F595];1)" office:value-type="string" office:string-value="TF" calcext:value-type="string">
            <text:p>TF</text:p>
          </table:table-cell>
          <table:table-cell table:formula="of:=LEN([.A595])" office:value-type="float" office:value="2" calcext:value-type="float">
            <text:p>2</text:p>
          </table:table-cell>
          <table:table-cell table:formula="of:=LOOKUP([.B595];[.G$1:.G$278])" office:value-type="string" office:string-value="FRENCH TERR." calcext:value-type="string">
            <text:p>FRENCH TERR.</text:p>
          </table:table-cell>
          <table:table-cell table:formula="of:=MATCH(UPPER([.B595]);[.G$1:.G$278];0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Congo</text:p>
          </table:table-cell>
          <table:table-cell table:formula="of:=INDEX([.H$1:.H$278];[.F596];1)" office:value-type="string" office:string-value="CG" calcext:value-type="string">
            <text:p>CG</text:p>
          </table:table-cell>
          <table:table-cell table:formula="of:=LEN([.A596])" office:value-type="float" office:value="2" calcext:value-type="float">
            <text:p>2</text:p>
          </table:table-cell>
          <table:table-cell table:formula="of:=LOOKUP([.B596];[.G$1:.G$278])" office:value-type="string" office:string-value="CONGO" calcext:value-type="string">
            <text:p>CONGO</text:p>
          </table:table-cell>
          <table:table-cell table:formula="of:=MATCH(UPPER([.B596]);[.G$1:.G$278];0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French Terr.</text:p>
          </table:table-cell>
          <table:table-cell table:formula="of:=INDEX([.H$1:.H$278];[.F597];1)" office:value-type="string" office:string-value="TF" calcext:value-type="string">
            <text:p>TF</text:p>
          </table:table-cell>
          <table:table-cell table:formula="of:=LEN([.A597])" office:value-type="float" office:value="2" calcext:value-type="float">
            <text:p>2</text:p>
          </table:table-cell>
          <table:table-cell table:formula="of:=LOOKUP([.B597];[.G$1:.G$278])" office:value-type="string" office:string-value="FRENCH TERR." calcext:value-type="string">
            <text:p>FRENCH TERR.</text:p>
          </table:table-cell>
          <table:table-cell table:formula="of:=MATCH(UPPER([.B597]);[.G$1:.G$278];0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French Terr.</text:p>
          </table:table-cell>
          <table:table-cell table:formula="of:=INDEX([.H$1:.H$278];[.F598];1)" office:value-type="string" office:string-value="TF" calcext:value-type="string">
            <text:p>TF</text:p>
          </table:table-cell>
          <table:table-cell table:formula="of:=LEN([.A598])" office:value-type="float" office:value="2" calcext:value-type="float">
            <text:p>2</text:p>
          </table:table-cell>
          <table:table-cell table:formula="of:=LOOKUP([.B598];[.G$1:.G$278])" office:value-type="string" office:string-value="FRENCH TERR." calcext:value-type="string">
            <text:p>FRENCH TERR.</text:p>
          </table:table-cell>
          <table:table-cell table:formula="of:=MATCH(UPPER([.B598]);[.G$1:.G$278];0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</text:p>
          </table:table-cell>
          <table:table-cell office:value-type="string" calcext:value-type="string">
            <text:p>French Terr.</text:p>
          </table:table-cell>
          <table:table-cell table:formula="of:=INDEX([.H$1:.H$278];[.F599];1)" office:value-type="string" office:string-value="TF" calcext:value-type="string">
            <text:p>TF</text:p>
          </table:table-cell>
          <table:table-cell table:formula="of:=LEN([.A599])" office:value-type="float" office:value="2" calcext:value-type="float">
            <text:p>2</text:p>
          </table:table-cell>
          <table:table-cell table:formula="of:=LOOKUP([.B599];[.G$1:.G$278])" office:value-type="string" office:string-value="FRENCH TERR." calcext:value-type="string">
            <text:p>FRENCH TERR.</text:p>
          </table:table-cell>
          <table:table-cell table:formula="of:=MATCH(UPPER([.B599]);[.G$1:.G$278];0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Gabon</text:p>
          </table:table-cell>
          <table:table-cell table:formula="of:=INDEX([.H$1:.H$278];[.F600];1)" office:value-type="string" office:string-value="GA" calcext:value-type="string">
            <text:p>GA</text:p>
          </table:table-cell>
          <table:table-cell table:formula="of:=LEN([.A600])" office:value-type="float" office:value="2" calcext:value-type="float">
            <text:p>2</text:p>
          </table:table-cell>
          <table:table-cell table:formula="of:=LOOKUP([.B600];[.G$1:.G$278])" office:value-type="string" office:string-value="GABON" calcext:value-type="string">
            <text:p>GABON</text:p>
          </table:table-cell>
          <table:table-cell table:formula="of:=MATCH(UPPER([.B600]);[.G$1:.G$278];0)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Tunisia</text:p>
          </table:table-cell>
          <table:table-cell table:formula="of:=INDEX([.H$1:.H$278];[.F601];1)" office:value-type="string" office:string-value="TN" calcext:value-type="string">
            <text:p>TN</text:p>
          </table:table-cell>
          <table:table-cell table:formula="of:=LEN([.A601])" office:value-type="float" office:value="2" calcext:value-type="float">
            <text:p>2</text:p>
          </table:table-cell>
          <table:table-cell table:formula="of:=LOOKUP([.B601];[.G$1:.G$278])" office:value-type="string" office:string-value="TUNISIA" calcext:value-type="string">
            <text:p>TUNISIA</text:p>
          </table:table-cell>
          <table:table-cell table:formula="of:=MATCH(UPPER([.B601]);[.G$1:.G$278];0)"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Chad</text:p>
          </table:table-cell>
          <table:table-cell table:formula="of:=INDEX([.H$1:.H$278];[.F602];1)" office:value-type="string" office:string-value="TD" calcext:value-type="string">
            <text:p>TD</text:p>
          </table:table-cell>
          <table:table-cell table:formula="of:=LEN([.A602])" office:value-type="float" office:value="2" calcext:value-type="float">
            <text:p>2</text:p>
          </table:table-cell>
          <table:table-cell table:formula="of:=LOOKUP([.B602];[.G$1:.G$278])" office:value-type="string" office:string-value="CHAD" calcext:value-type="string">
            <text:p>CHAD</text:p>
          </table:table-cell>
          <table:table-cell table:formula="of:=MATCH(UPPER([.B602]);[.G$1:.G$278];0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Ivory Coast</text:p>
          </table:table-cell>
          <table:table-cell/>
          <table:table-cell table:formula="of:=LEN([.A603])" office:value-type="float" office:value="2" calcext:value-type="float">
            <text:p>2</text:p>
          </table:table-cell>
          <table:table-cell table:formula="of:=LOOKUP([.B603];[.G$1:.G$278])" office:value-type="string" office:string-value="ITU HQ" calcext:value-type="string">
            <text:p>ITU HQ</text:p>
          </table:table-cell>
          <table:table-cell table:formula="of:=MATCH(UPPER([.B603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</text:p>
          </table:table-cell>
          <table:table-cell office:value-type="string" calcext:value-type="string">
            <text:p>French Terr.</text:p>
          </table:table-cell>
          <table:table-cell table:formula="of:=INDEX([.H$1:.H$278];[.F604];1)" office:value-type="string" office:string-value="TF" calcext:value-type="string">
            <text:p>TF</text:p>
          </table:table-cell>
          <table:table-cell table:formula="of:=LEN([.A604])" office:value-type="float" office:value="2" calcext:value-type="float">
            <text:p>2</text:p>
          </table:table-cell>
          <table:table-cell table:formula="of:=LOOKUP([.B604];[.G$1:.G$278])" office:value-type="string" office:string-value="FRENCH TERR." calcext:value-type="string">
            <text:p>FRENCH TERR.</text:p>
          </table:table-cell>
          <table:table-cell table:formula="of:=MATCH(UPPER([.B604]);[.G$1:.G$278];0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</text:p>
          </table:table-cell>
          <table:table-cell office:value-type="string" calcext:value-type="string">
            <text:p>French Terr.</text:p>
          </table:table-cell>
          <table:table-cell table:formula="of:=INDEX([.H$1:.H$278];[.F605];1)" office:value-type="string" office:string-value="TF" calcext:value-type="string">
            <text:p>TF</text:p>
          </table:table-cell>
          <table:table-cell table:formula="of:=LEN([.A605])" office:value-type="float" office:value="2" calcext:value-type="float">
            <text:p>2</text:p>
          </table:table-cell>
          <table:table-cell table:formula="of:=LOOKUP([.B605];[.G$1:.G$278])" office:value-type="string" office:string-value="FRENCH TERR." calcext:value-type="string">
            <text:p>FRENCH TERR.</text:p>
          </table:table-cell>
          <table:table-cell table:formula="of:=MATCH(UPPER([.B605]);[.G$1:.G$278];0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French Terr.</text:p>
          </table:table-cell>
          <table:table-cell table:formula="of:=INDEX([.H$1:.H$278];[.F606];1)" office:value-type="string" office:string-value="TF" calcext:value-type="string">
            <text:p>TF</text:p>
          </table:table-cell>
          <table:table-cell table:formula="of:=LEN([.A606])" office:value-type="float" office:value="2" calcext:value-type="float">
            <text:p>2</text:p>
          </table:table-cell>
          <table:table-cell table:formula="of:=LOOKUP([.B606];[.G$1:.G$278])" office:value-type="string" office:string-value="FRENCH TERR." calcext:value-type="string">
            <text:p>FRENCH TERR.</text:p>
          </table:table-cell>
          <table:table-cell table:formula="of:=MATCH(UPPER([.B606]);[.G$1:.G$278];0)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Benin</text:p>
          </table:table-cell>
          <table:table-cell table:formula="of:=INDEX([.H$1:.H$278];[.F607];1)" office:value-type="string" office:string-value="BJ" calcext:value-type="string">
            <text:p>BJ</text:p>
          </table:table-cell>
          <table:table-cell table:formula="of:=LEN([.A607])" office:value-type="float" office:value="2" calcext:value-type="float">
            <text:p>2</text:p>
          </table:table-cell>
          <table:table-cell table:formula="of:=LOOKUP([.B607];[.G$1:.G$278])" office:value-type="string" office:string-value="BENIN" calcext:value-type="string">
            <text:p>BENIN</text:p>
          </table:table-cell>
          <table:table-cell table:formula="of:=MATCH(UPPER([.B607]);[.G$1:.G$278];0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</text:p>
          </table:table-cell>
          <table:table-cell office:value-type="string" calcext:value-type="string">
            <text:p>Mali</text:p>
          </table:table-cell>
          <table:table-cell table:formula="of:=INDEX([.H$1:.H$278];[.F608];1)" office:value-type="string" office:string-value="ML" calcext:value-type="string">
            <text:p>ML</text:p>
          </table:table-cell>
          <table:table-cell table:formula="of:=LEN([.A608])" office:value-type="float" office:value="2" calcext:value-type="float">
            <text:p>2</text:p>
          </table:table-cell>
          <table:table-cell table:formula="of:=LOOKUP([.B608];[.G$1:.G$278])" office:value-type="string" office:string-value="MALI" calcext:value-type="string">
            <text:p>MALI</text:p>
          </table:table-cell>
          <table:table-cell table:formula="of:=MATCH(UPPER([.B608]);[.G$1:.G$278];0)"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Russia</text:p>
          </table:table-cell>
          <table:table-cell table:formula="of:=INDEX([.H$1:.H$278];[.F609];1)" office:value-type="string" office:string-value="RU" calcext:value-type="string">
            <text:p>RU</text:p>
          </table:table-cell>
          <table:table-cell table:formula="of:=LEN([.A609])" office:value-type="float" office:value="2" calcext:value-type="float">
            <text:p>2</text:p>
          </table:table-cell>
          <table:table-cell table:formula="of:=LOOKUP([.B609];[.G$1:.G$278])" office:value-type="string" office:string-value="RUSSIA" calcext:value-type="string">
            <text:p>RUSSIA</text:p>
          </table:table-cell>
          <table:table-cell table:formula="of:=MATCH(UPPER([.B609]);[.G$1:.G$278];0)"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</text:p>
          </table:table-cell>
          <table:table-cell office:value-type="string" calcext:value-type="string">
            <text:p>Russia</text:p>
          </table:table-cell>
          <table:table-cell table:formula="of:=INDEX([.H$1:.H$278];[.F610];1)" office:value-type="string" office:string-value="RU" calcext:value-type="string">
            <text:p>RU</text:p>
          </table:table-cell>
          <table:table-cell table:formula="of:=LEN([.A610])" office:value-type="float" office:value="2" calcext:value-type="float">
            <text:p>2</text:p>
          </table:table-cell>
          <table:table-cell table:formula="of:=LOOKUP([.B610];[.G$1:.G$278])" office:value-type="string" office:string-value="RUSSIA" calcext:value-type="string">
            <text:p>RUSSIA</text:p>
          </table:table-cell>
          <table:table-cell table:formula="of:=MATCH(UPPER([.B610]);[.G$1:.G$278];0)"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</text:p>
          </table:table-cell>
          <table:table-cell office:value-type="string" calcext:value-type="string">
            <text:p>Russia</text:p>
          </table:table-cell>
          <table:table-cell table:formula="of:=INDEX([.H$1:.H$278];[.F611];1)" office:value-type="string" office:string-value="RU" calcext:value-type="string">
            <text:p>RU</text:p>
          </table:table-cell>
          <table:table-cell table:formula="of:=LEN([.A611])" office:value-type="float" office:value="2" calcext:value-type="float">
            <text:p>2</text:p>
          </table:table-cell>
          <table:table-cell table:formula="of:=LOOKUP([.B611];[.G$1:.G$278])" office:value-type="string" office:string-value="RUSSIA" calcext:value-type="string">
            <text:p>RUSSIA</text:p>
          </table:table-cell>
          <table:table-cell table:formula="of:=MATCH(UPPER([.B611]);[.G$1:.G$278];0)"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</text:p>
          </table:table-cell>
          <table:table-cell office:value-type="string" calcext:value-type="string">
            <text:p>Russia</text:p>
          </table:table-cell>
          <table:table-cell table:formula="of:=INDEX([.H$1:.H$278];[.F612];1)" office:value-type="string" office:string-value="RU" calcext:value-type="string">
            <text:p>RU</text:p>
          </table:table-cell>
          <table:table-cell table:formula="of:=LEN([.A612])" office:value-type="float" office:value="2" calcext:value-type="float">
            <text:p>2</text:p>
          </table:table-cell>
          <table:table-cell table:formula="of:=LOOKUP([.B612];[.G$1:.G$278])" office:value-type="string" office:string-value="RUSSIA" calcext:value-type="string">
            <text:p>RUSSIA</text:p>
          </table:table-cell>
          <table:table-cell table:formula="of:=MATCH(UPPER([.B612]);[.G$1:.G$278];0)"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</text:p>
          </table:table-cell>
          <table:table-cell office:value-type="string" calcext:value-type="string">
            <text:p>Russia</text:p>
          </table:table-cell>
          <table:table-cell table:formula="of:=INDEX([.H$1:.H$278];[.F613];1)" office:value-type="string" office:string-value="RU" calcext:value-type="string">
            <text:p>RU</text:p>
          </table:table-cell>
          <table:table-cell table:formula="of:=LEN([.A613])" office:value-type="float" office:value="2" calcext:value-type="float">
            <text:p>2</text:p>
          </table:table-cell>
          <table:table-cell table:formula="of:=LOOKUP([.B613];[.G$1:.G$278])" office:value-type="string" office:string-value="RUSSIA" calcext:value-type="string">
            <text:p>RUSSIA</text:p>
          </table:table-cell>
          <table:table-cell table:formula="of:=MATCH(UPPER([.B613]);[.G$1:.G$278];0)"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Russia</text:p>
          </table:table-cell>
          <table:table-cell table:formula="of:=INDEX([.H$1:.H$278];[.F614];1)" office:value-type="string" office:string-value="RU" calcext:value-type="string">
            <text:p>RU</text:p>
          </table:table-cell>
          <table:table-cell table:formula="of:=LEN([.A614])" office:value-type="float" office:value="2" calcext:value-type="float">
            <text:p>2</text:p>
          </table:table-cell>
          <table:table-cell table:formula="of:=LOOKUP([.B614];[.G$1:.G$278])" office:value-type="string" office:string-value="RUSSIA" calcext:value-type="string">
            <text:p>RUSSIA</text:p>
          </table:table-cell>
          <table:table-cell table:formula="of:=MATCH(UPPER([.B614]);[.G$1:.G$278];0)"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</text:p>
          </table:table-cell>
          <table:table-cell office:value-type="string" calcext:value-type="string">
            <text:p>Russia</text:p>
          </table:table-cell>
          <table:table-cell table:formula="of:=INDEX([.H$1:.H$278];[.F615];1)" office:value-type="string" office:string-value="RU" calcext:value-type="string">
            <text:p>RU</text:p>
          </table:table-cell>
          <table:table-cell table:formula="of:=LEN([.A615])" office:value-type="float" office:value="2" calcext:value-type="float">
            <text:p>2</text:p>
          </table:table-cell>
          <table:table-cell table:formula="of:=LOOKUP([.B615];[.G$1:.G$278])" office:value-type="string" office:string-value="RUSSIA" calcext:value-type="string">
            <text:p>RUSSIA</text:p>
          </table:table-cell>
          <table:table-cell table:formula="of:=MATCH(UPPER([.B615]);[.G$1:.G$278];0)"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</text:p>
          </table:table-cell>
          <table:table-cell office:value-type="string" calcext:value-type="string">
            <text:p>Russia</text:p>
          </table:table-cell>
          <table:table-cell table:formula="of:=INDEX([.H$1:.H$278];[.F616];1)" office:value-type="string" office:string-value="RU" calcext:value-type="string">
            <text:p>RU</text:p>
          </table:table-cell>
          <table:table-cell table:formula="of:=LEN([.A616])" office:value-type="float" office:value="2" calcext:value-type="float">
            <text:p>2</text:p>
          </table:table-cell>
          <table:table-cell table:formula="of:=LOOKUP([.B616];[.G$1:.G$278])" office:value-type="string" office:string-value="RUSSIA" calcext:value-type="string">
            <text:p>RUSSIA</text:p>
          </table:table-cell>
          <table:table-cell table:formula="of:=MATCH(UPPER([.B616]);[.G$1:.G$278];0)"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Russia</text:p>
          </table:table-cell>
          <table:table-cell table:formula="of:=INDEX([.H$1:.H$278];[.F617];1)" office:value-type="string" office:string-value="RU" calcext:value-type="string">
            <text:p>RU</text:p>
          </table:table-cell>
          <table:table-cell table:formula="of:=LEN([.A617])" office:value-type="float" office:value="2" calcext:value-type="float">
            <text:p>2</text:p>
          </table:table-cell>
          <table:table-cell table:formula="of:=LOOKUP([.B617];[.G$1:.G$278])" office:value-type="string" office:string-value="RUSSIA" calcext:value-type="string">
            <text:p>RUSSIA</text:p>
          </table:table-cell>
          <table:table-cell table:formula="of:=MATCH(UPPER([.B617]);[.G$1:.G$278];0)"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</text:p>
          </table:table-cell>
          <table:table-cell office:value-type="string" calcext:value-type="string">
            <text:p>Uzbekistan</text:p>
          </table:table-cell>
          <table:table-cell table:formula="of:=INDEX([.H$1:.H$278];[.F618];1)" office:value-type="string" office:string-value="UZ" calcext:value-type="string">
            <text:p>UZ</text:p>
          </table:table-cell>
          <table:table-cell table:formula="of:=LEN([.A618])" office:value-type="float" office:value="2" calcext:value-type="float">
            <text:p>2</text:p>
          </table:table-cell>
          <table:table-cell table:formula="of:=LOOKUP([.B618];[.G$1:.G$278])" office:value-type="string" office:string-value="UZBEKISTAN" calcext:value-type="string">
            <text:p>UZBEKISTAN</text:p>
          </table:table-cell>
          <table:table-cell table:formula="of:=MATCH(UPPER([.B618]);[.G$1:.G$278];0)"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Uzbekistan</text:p>
          </table:table-cell>
          <table:table-cell table:formula="of:=INDEX([.H$1:.H$278];[.F619];1)" office:value-type="string" office:string-value="UZ" calcext:value-type="string">
            <text:p>UZ</text:p>
          </table:table-cell>
          <table:table-cell table:formula="of:=LEN([.A619])" office:value-type="float" office:value="2" calcext:value-type="float">
            <text:p>2</text:p>
          </table:table-cell>
          <table:table-cell table:formula="of:=LOOKUP([.B619];[.G$1:.G$278])" office:value-type="string" office:string-value="UZBEKISTAN" calcext:value-type="string">
            <text:p>UZBEKISTAN</text:p>
          </table:table-cell>
          <table:table-cell table:formula="of:=MATCH(UPPER([.B619]);[.G$1:.G$278];0)"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</text:p>
          </table:table-cell>
          <table:table-cell office:value-type="string" calcext:value-type="string">
            <text:p>Uzbekistan</text:p>
          </table:table-cell>
          <table:table-cell table:formula="of:=INDEX([.H$1:.H$278];[.F620];1)" office:value-type="string" office:string-value="UZ" calcext:value-type="string">
            <text:p>UZ</text:p>
          </table:table-cell>
          <table:table-cell table:formula="of:=LEN([.A620])" office:value-type="float" office:value="2" calcext:value-type="float">
            <text:p>2</text:p>
          </table:table-cell>
          <table:table-cell table:formula="of:=LOOKUP([.B620];[.G$1:.G$278])" office:value-type="string" office:string-value="UZBEKISTAN" calcext:value-type="string">
            <text:p>UZBEKISTAN</text:p>
          </table:table-cell>
          <table:table-cell table:formula="of:=MATCH(UPPER([.B620]);[.G$1:.G$278];0)"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Uzbekistan</text:p>
          </table:table-cell>
          <table:table-cell table:formula="of:=INDEX([.H$1:.H$278];[.F621];1)" office:value-type="string" office:string-value="UZ" calcext:value-type="string">
            <text:p>UZ</text:p>
          </table:table-cell>
          <table:table-cell table:formula="of:=LEN([.A621])" office:value-type="float" office:value="2" calcext:value-type="float">
            <text:p>2</text:p>
          </table:table-cell>
          <table:table-cell table:formula="of:=LOOKUP([.B621];[.G$1:.G$278])" office:value-type="string" office:string-value="UZBEKISTAN" calcext:value-type="string">
            <text:p>UZBEKISTAN</text:p>
          </table:table-cell>
          <table:table-cell table:formula="of:=MATCH(UPPER([.B621]);[.G$1:.G$278];0)"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Kazakhstan</text:p>
          </table:table-cell>
          <table:table-cell table:formula="of:=INDEX([.H$1:.H$278];[.F622];1)" office:value-type="string" office:string-value="KZ" calcext:value-type="string">
            <text:p>KZ</text:p>
          </table:table-cell>
          <table:table-cell table:formula="of:=LEN([.A622])" office:value-type="float" office:value="2" calcext:value-type="float">
            <text:p>2</text:p>
          </table:table-cell>
          <table:table-cell table:formula="of:=LOOKUP([.B622];[.G$1:.G$278])" office:value-type="string" office:string-value="KAZAKHSTAN" calcext:value-type="string">
            <text:p>KAZAKHSTAN</text:p>
          </table:table-cell>
          <table:table-cell table:formula="of:=MATCH(UPPER([.B622]);[.G$1:.G$278];0)"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</text:p>
          </table:table-cell>
          <table:table-cell office:value-type="string" calcext:value-type="string">
            <text:p>Kazakhstan</text:p>
          </table:table-cell>
          <table:table-cell table:formula="of:=INDEX([.H$1:.H$278];[.F623];1)" office:value-type="string" office:string-value="KZ" calcext:value-type="string">
            <text:p>KZ</text:p>
          </table:table-cell>
          <table:table-cell table:formula="of:=LEN([.A623])" office:value-type="float" office:value="2" calcext:value-type="float">
            <text:p>2</text:p>
          </table:table-cell>
          <table:table-cell table:formula="of:=LOOKUP([.B623];[.G$1:.G$278])" office:value-type="string" office:string-value="KAZAKHSTAN" calcext:value-type="string">
            <text:p>KAZAKHSTAN</text:p>
          </table:table-cell>
          <table:table-cell table:formula="of:=MATCH(UPPER([.B623]);[.G$1:.G$278];0)"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Kazakhstan</text:p>
          </table:table-cell>
          <table:table-cell table:formula="of:=INDEX([.H$1:.H$278];[.F624];1)" office:value-type="string" office:string-value="KZ" calcext:value-type="string">
            <text:p>KZ</text:p>
          </table:table-cell>
          <table:table-cell table:formula="of:=LEN([.A624])" office:value-type="float" office:value="2" calcext:value-type="float">
            <text:p>2</text:p>
          </table:table-cell>
          <table:table-cell table:formula="of:=LOOKUP([.B624];[.G$1:.G$278])" office:value-type="string" office:string-value="KAZAKHSTAN" calcext:value-type="string">
            <text:p>KAZAKHSTAN</text:p>
          </table:table-cell>
          <table:table-cell table:formula="of:=MATCH(UPPER([.B624]);[.G$1:.G$278];0)"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</text:p>
          </table:table-cell>
          <table:table-cell office:value-type="string" calcext:value-type="string">
            <text:p>Kazakhstan</text:p>
          </table:table-cell>
          <table:table-cell table:formula="of:=INDEX([.H$1:.H$278];[.F625];1)" office:value-type="string" office:string-value="KZ" calcext:value-type="string">
            <text:p>KZ</text:p>
          </table:table-cell>
          <table:table-cell table:formula="of:=LEN([.A625])" office:value-type="float" office:value="2" calcext:value-type="float">
            <text:p>2</text:p>
          </table:table-cell>
          <table:table-cell table:formula="of:=LOOKUP([.B625];[.G$1:.G$278])" office:value-type="string" office:string-value="KAZAKHSTAN" calcext:value-type="string">
            <text:p>KAZAKHSTAN</text:p>
          </table:table-cell>
          <table:table-cell table:formula="of:=MATCH(UPPER([.B625]);[.G$1:.G$278];0)"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</text:p>
          </table:table-cell>
          <table:table-cell office:value-type="string" calcext:value-type="string">
            <text:p>Ukraine</text:p>
          </table:table-cell>
          <table:table-cell table:formula="of:=INDEX([.H$1:.H$278];[.F626];1)" office:value-type="string" office:string-value="UA" calcext:value-type="string">
            <text:p>UA</text:p>
          </table:table-cell>
          <table:table-cell table:formula="of:=LEN([.A626])" office:value-type="float" office:value="2" calcext:value-type="float">
            <text:p>2</text:p>
          </table:table-cell>
          <table:table-cell table:formula="of:=LOOKUP([.B626];[.G$1:.G$278])" office:value-type="string" office:string-value="UKRAINE" calcext:value-type="string">
            <text:p>UKRAINE</text:p>
          </table:table-cell>
          <table:table-cell table:formula="of:=MATCH(UPPER([.B626]);[.G$1:.G$278];0)"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kraine</text:p>
          </table:table-cell>
          <table:table-cell table:formula="of:=INDEX([.H$1:.H$278];[.F627];1)" office:value-type="string" office:string-value="UA" calcext:value-type="string">
            <text:p>UA</text:p>
          </table:table-cell>
          <table:table-cell table:formula="of:=LEN([.A627])" office:value-type="float" office:value="2" calcext:value-type="float">
            <text:p>2</text:p>
          </table:table-cell>
          <table:table-cell table:formula="of:=LOOKUP([.B627];[.G$1:.G$278])" office:value-type="string" office:string-value="UKRAINE" calcext:value-type="string">
            <text:p>UKRAINE</text:p>
          </table:table-cell>
          <table:table-cell table:formula="of:=MATCH(UPPER([.B627]);[.G$1:.G$278];0)"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Ukraine</text:p>
          </table:table-cell>
          <table:table-cell table:formula="of:=INDEX([.H$1:.H$278];[.F628];1)" office:value-type="string" office:string-value="UA" calcext:value-type="string">
            <text:p>UA</text:p>
          </table:table-cell>
          <table:table-cell table:formula="of:=LEN([.A628])" office:value-type="float" office:value="2" calcext:value-type="float">
            <text:p>2</text:p>
          </table:table-cell>
          <table:table-cell table:formula="of:=LOOKUP([.B628];[.G$1:.G$278])" office:value-type="string" office:string-value="UKRAINE" calcext:value-type="string">
            <text:p>UKRAINE</text:p>
          </table:table-cell>
          <table:table-cell table:formula="of:=MATCH(UPPER([.B628]);[.G$1:.G$278];0)"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Ukraine</text:p>
          </table:table-cell>
          <table:table-cell table:formula="of:=INDEX([.H$1:.H$278];[.F629];1)" office:value-type="string" office:string-value="UA" calcext:value-type="string">
            <text:p>UA</text:p>
          </table:table-cell>
          <table:table-cell table:formula="of:=LEN([.A629])" office:value-type="float" office:value="2" calcext:value-type="float">
            <text:p>2</text:p>
          </table:table-cell>
          <table:table-cell table:formula="of:=LOOKUP([.B629];[.G$1:.G$278])" office:value-type="string" office:string-value="UKRAINE" calcext:value-type="string">
            <text:p>UKRAINE</text:p>
          </table:table-cell>
          <table:table-cell table:formula="of:=MATCH(UPPER([.B629]);[.G$1:.G$278];0)"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</text:p>
          </table:table-cell>
          <table:table-cell office:value-type="string" calcext:value-type="string">
            <text:p>Ukraine</text:p>
          </table:table-cell>
          <table:table-cell table:formula="of:=INDEX([.H$1:.H$278];[.F630];1)" office:value-type="string" office:string-value="UA" calcext:value-type="string">
            <text:p>UA</text:p>
          </table:table-cell>
          <table:table-cell table:formula="of:=LEN([.A630])" office:value-type="float" office:value="2" calcext:value-type="float">
            <text:p>2</text:p>
          </table:table-cell>
          <table:table-cell table:formula="of:=LOOKUP([.B630];[.G$1:.G$278])" office:value-type="string" office:string-value="UKRAINE" calcext:value-type="string">
            <text:p>UKRAINE</text:p>
          </table:table-cell>
          <table:table-cell table:formula="of:=MATCH(UPPER([.B630]);[.G$1:.G$278];0)"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</text:p>
          </table:table-cell>
          <table:table-cell office:value-type="string" calcext:value-type="string">
            <text:p>Ukraine</text:p>
          </table:table-cell>
          <table:table-cell table:formula="of:=INDEX([.H$1:.H$278];[.F631];1)" office:value-type="string" office:string-value="UA" calcext:value-type="string">
            <text:p>UA</text:p>
          </table:table-cell>
          <table:table-cell table:formula="of:=LEN([.A631])" office:value-type="float" office:value="2" calcext:value-type="float">
            <text:p>2</text:p>
          </table:table-cell>
          <table:table-cell table:formula="of:=LOOKUP([.B631];[.G$1:.G$278])" office:value-type="string" office:string-value="UKRAINE" calcext:value-type="string">
            <text:p>UKRAINE</text:p>
          </table:table-cell>
          <table:table-cell table:formula="of:=MATCH(UPPER([.B631]);[.G$1:.G$278];0)"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</text:p>
          </table:table-cell>
          <table:table-cell office:value-type="string" calcext:value-type="string">
            <text:p>Ukraine</text:p>
          </table:table-cell>
          <table:table-cell table:formula="of:=INDEX([.H$1:.H$278];[.F632];1)" office:value-type="string" office:string-value="UA" calcext:value-type="string">
            <text:p>UA</text:p>
          </table:table-cell>
          <table:table-cell table:formula="of:=LEN([.A632])" office:value-type="float" office:value="2" calcext:value-type="float">
            <text:p>2</text:p>
          </table:table-cell>
          <table:table-cell table:formula="of:=LOOKUP([.B632];[.G$1:.G$278])" office:value-type="string" office:string-value="UKRAINE" calcext:value-type="string">
            <text:p>UKRAINE</text:p>
          </table:table-cell>
          <table:table-cell table:formula="of:=MATCH(UPPER([.B632]);[.G$1:.G$278];0)"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</text:p>
          </table:table-cell>
          <table:table-cell office:value-type="string" calcext:value-type="string">
            <text:p>Ukraine</text:p>
          </table:table-cell>
          <table:table-cell table:formula="of:=INDEX([.H$1:.H$278];[.F633];1)" office:value-type="string" office:string-value="UA" calcext:value-type="string">
            <text:p>UA</text:p>
          </table:table-cell>
          <table:table-cell table:formula="of:=LEN([.A633])" office:value-type="float" office:value="2" calcext:value-type="float">
            <text:p>2</text:p>
          </table:table-cell>
          <table:table-cell table:formula="of:=LOOKUP([.B633];[.G$1:.G$278])" office:value-type="string" office:string-value="UKRAINE" calcext:value-type="string">
            <text:p>UKRAINE</text:p>
          </table:table-cell>
          <table:table-cell table:formula="of:=MATCH(UPPER([.B633]);[.G$1:.G$278];0)"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</text:p>
          </table:table-cell>
          <table:table-cell office:value-type="string" calcext:value-type="string">
            <text:p>Ukraine</text:p>
          </table:table-cell>
          <table:table-cell table:formula="of:=INDEX([.H$1:.H$278];[.F634];1)" office:value-type="string" office:string-value="UA" calcext:value-type="string">
            <text:p>UA</text:p>
          </table:table-cell>
          <table:table-cell table:formula="of:=LEN([.A634])" office:value-type="float" office:value="2" calcext:value-type="float">
            <text:p>2</text:p>
          </table:table-cell>
          <table:table-cell table:formula="of:=LOOKUP([.B634];[.G$1:.G$278])" office:value-type="string" office:string-value="UKRAINE" calcext:value-type="string">
            <text:p>UKRAINE</text:p>
          </table:table-cell>
          <table:table-cell table:formula="of:=MATCH(UPPER([.B634]);[.G$1:.G$278];0)"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Antigua and Barbuda</text:p>
          </table:table-cell>
          <table:table-cell table:formula="of:=INDEX([.H$1:.H$278];[.F635];1)" office:value-type="string" office:string-value="AG" calcext:value-type="string">
            <text:p>AG</text:p>
          </table:table-cell>
          <table:table-cell table:formula="of:=LEN([.A635])" office:value-type="float" office:value="2" calcext:value-type="float">
            <text:p>2</text:p>
          </table:table-cell>
          <table:table-cell table:formula="of:=LOOKUP([.B635];[.G$1:.G$278])" office:value-type="string" office:string-value="ANTIGUA AND BARBUDA" calcext:value-type="string">
            <text:p>ANTIGUA AND BARBUDA</text:p>
          </table:table-cell>
          <table:table-cell table:formula="of:=MATCH(UPPER([.B635]);[.G$1:.G$278];0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Belize</text:p>
          </table:table-cell>
          <table:table-cell table:formula="of:=INDEX([.H$1:.H$278];[.F636];1)" office:value-type="string" office:string-value="BZ" calcext:value-type="string">
            <text:p>BZ</text:p>
          </table:table-cell>
          <table:table-cell table:formula="of:=LEN([.A636])" office:value-type="float" office:value="2" calcext:value-type="float">
            <text:p>2</text:p>
          </table:table-cell>
          <table:table-cell table:formula="of:=LOOKUP([.B636];[.G$1:.G$278])" office:value-type="string" office:string-value="BELIZE" calcext:value-type="string">
            <text:p>BELIZE</text:p>
          </table:table-cell>
          <table:table-cell table:formula="of:=MATCH(UPPER([.B636]);[.G$1:.G$278];0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Saint Kitts and Nevis</text:p>
          </table:table-cell>
          <table:table-cell table:formula="of:=INDEX([.H$1:.H$278];[.F637];1)" office:value-type="string" office:string-value="KN" calcext:value-type="string">
            <text:p>KN</text:p>
          </table:table-cell>
          <table:table-cell table:formula="of:=LEN([.A637])" office:value-type="float" office:value="2" calcext:value-type="float">
            <text:p>2</text:p>
          </table:table-cell>
          <table:table-cell table:formula="of:=LOOKUP([.B637];[.G$1:.G$278])" office:value-type="string" office:string-value="SAINT KITTS AND NEVIS" calcext:value-type="string">
            <text:p>SAINT KITTS AND NEVIS</text:p>
          </table:table-cell>
          <table:table-cell table:formula="of:=MATCH(UPPER([.B637]);[.G$1:.G$278];0)"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Namibia</text:p>
          </table:table-cell>
          <table:table-cell table:formula="of:=INDEX([.H$1:.H$278];[.F638];1)" office:value-type="string" office:string-value="NA" calcext:value-type="string">
            <text:p>NA</text:p>
          </table:table-cell>
          <table:table-cell table:formula="of:=LEN([.A638])" office:value-type="float" office:value="2" calcext:value-type="float">
            <text:p>2</text:p>
          </table:table-cell>
          <table:table-cell table:formula="of:=LOOKUP([.B638];[.G$1:.G$278])" office:value-type="string" office:string-value="NAMIBIA" calcext:value-type="string">
            <text:p>NAMIBIA</text:p>
          </table:table-cell>
          <table:table-cell table:formula="of:=MATCH(UPPER([.B638]);[.G$1:.G$278];0)"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Micronesia</text:p>
          </table:table-cell>
          <table:table-cell table:formula="of:=INDEX([.H$1:.H$278];[.F639];1)" office:value-type="string" office:string-value="FM" calcext:value-type="string">
            <text:p>FM</text:p>
          </table:table-cell>
          <table:table-cell table:formula="of:=LEN([.A639])" office:value-type="float" office:value="2" calcext:value-type="float">
            <text:p>2</text:p>
          </table:table-cell>
          <table:table-cell table:formula="of:=LOOKUP([.B639];[.G$1:.G$278])" office:value-type="string" office:string-value="MICRONESIA" calcext:value-type="string">
            <text:p>MICRONESIA</text:p>
          </table:table-cell>
          <table:table-cell table:formula="of:=MATCH(UPPER([.B639]);[.G$1:.G$278];0)"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7</text:p>
          </table:table-cell>
          <table:table-cell office:value-type="string" calcext:value-type="string">
            <text:p>Marshall Islands</text:p>
          </table:table-cell>
          <table:table-cell table:formula="of:=INDEX([.H$1:.H$278];[.F640];1)" office:value-type="string" office:string-value="MH" calcext:value-type="string">
            <text:p>MH</text:p>
          </table:table-cell>
          <table:table-cell table:formula="of:=LEN([.A640])" office:value-type="float" office:value="2" calcext:value-type="float">
            <text:p>2</text:p>
          </table:table-cell>
          <table:table-cell table:formula="of:=LOOKUP([.B640];[.G$1:.G$278])" office:value-type="string" office:string-value="MARSHALL ISLANDS" calcext:value-type="string">
            <text:p>MARSHALL ISLANDS</text:p>
          </table:table-cell>
          <table:table-cell table:formula="of:=MATCH(UPPER([.B640]);[.G$1:.G$278];0)"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8</text:p>
          </table:table-cell>
          <table:table-cell office:value-type="string" calcext:value-type="string">
            <text:p>Brunei</text:p>
          </table:table-cell>
          <table:table-cell table:formula="of:=INDEX([.H$1:.H$278];[.F641];1)" office:value-type="string" office:string-value="BN" calcext:value-type="string">
            <text:p>BN</text:p>
          </table:table-cell>
          <table:table-cell table:formula="of:=LEN([.A641])" office:value-type="float" office:value="2" calcext:value-type="float">
            <text:p>2</text:p>
          </table:table-cell>
          <table:table-cell table:formula="of:=LOOKUP([.B641];[.G$1:.G$278])" office:value-type="string" office:string-value="BRUNEI" calcext:value-type="string">
            <text:p>BRUNEI</text:p>
          </table:table-cell>
          <table:table-cell table:formula="of:=MATCH(UPPER([.B641]);[.G$1:.G$278];0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Canada</text:p>
          </table:table-cell>
          <table:table-cell table:formula="of:=INDEX([.H$1:.H$278];[.F642];1)" office:value-type="string" office:string-value="CA" calcext:value-type="string">
            <text:p>CA</text:p>
          </table:table-cell>
          <table:table-cell table:formula="of:=LEN([.A642])" office:value-type="float" office:value="2" calcext:value-type="float">
            <text:p>2</text:p>
          </table:table-cell>
          <table:table-cell table:formula="of:=LOOKUP([.B642];[.G$1:.G$278])" office:value-type="string" office:string-value="CANADA" calcext:value-type="string">
            <text:p>CANADA</text:p>
          </table:table-cell>
          <table:table-cell table:formula="of:=MATCH(UPPER([.B642]);[.G$1:.G$278];0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</text:p>
          </table:table-cell>
          <table:table-cell office:value-type="string" calcext:value-type="string">
            <text:p>Canada</text:p>
          </table:table-cell>
          <table:table-cell table:formula="of:=INDEX([.H$1:.H$278];[.F643];1)" office:value-type="string" office:string-value="CA" calcext:value-type="string">
            <text:p>CA</text:p>
          </table:table-cell>
          <table:table-cell table:formula="of:=LEN([.A643])" office:value-type="float" office:value="2" calcext:value-type="float">
            <text:p>2</text:p>
          </table:table-cell>
          <table:table-cell table:formula="of:=LOOKUP([.B643];[.G$1:.G$278])" office:value-type="string" office:string-value="CANADA" calcext:value-type="string">
            <text:p>CANADA</text:p>
          </table:table-cell>
          <table:table-cell table:formula="of:=MATCH(UPPER([.B643]);[.G$1:.G$278];0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</text:p>
          </table:table-cell>
          <table:table-cell office:value-type="string" calcext:value-type="string">
            <text:p>Canada</text:p>
          </table:table-cell>
          <table:table-cell table:formula="of:=INDEX([.H$1:.H$278];[.F644];1)" office:value-type="string" office:string-value="CA" calcext:value-type="string">
            <text:p>CA</text:p>
          </table:table-cell>
          <table:table-cell table:formula="of:=LEN([.A644])" office:value-type="float" office:value="2" calcext:value-type="float">
            <text:p>2</text:p>
          </table:table-cell>
          <table:table-cell table:formula="of:=LOOKUP([.B644];[.G$1:.G$278])" office:value-type="string" office:string-value="CANADA" calcext:value-type="string">
            <text:p>CANADA</text:p>
          </table:table-cell>
          <table:table-cell table:formula="of:=MATCH(UPPER([.B644]);[.G$1:.G$278];0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</text:p>
          </table:table-cell>
          <table:table-cell office:value-type="string" calcext:value-type="string">
            <text:p>Canada</text:p>
          </table:table-cell>
          <table:table-cell table:formula="of:=INDEX([.H$1:.H$278];[.F645];1)" office:value-type="string" office:string-value="CA" calcext:value-type="string">
            <text:p>CA</text:p>
          </table:table-cell>
          <table:table-cell table:formula="of:=LEN([.A645])" office:value-type="float" office:value="2" calcext:value-type="float">
            <text:p>2</text:p>
          </table:table-cell>
          <table:table-cell table:formula="of:=LOOKUP([.B645];[.G$1:.G$278])" office:value-type="string" office:string-value="CANADA" calcext:value-type="string">
            <text:p>CANADA</text:p>
          </table:table-cell>
          <table:table-cell table:formula="of:=MATCH(UPPER([.B645]);[.G$1:.G$278];0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Canada</text:p>
          </table:table-cell>
          <table:table-cell table:formula="of:=INDEX([.H$1:.H$278];[.F646];1)" office:value-type="string" office:string-value="CA" calcext:value-type="string">
            <text:p>CA</text:p>
          </table:table-cell>
          <table:table-cell table:formula="of:=LEN([.A646])" office:value-type="float" office:value="2" calcext:value-type="float">
            <text:p>2</text:p>
          </table:table-cell>
          <table:table-cell table:formula="of:=LOOKUP([.B646];[.G$1:.G$278])" office:value-type="string" office:string-value="CANADA" calcext:value-type="string">
            <text:p>CANADA</text:p>
          </table:table-cell>
          <table:table-cell table:formula="of:=MATCH(UPPER([.B646]);[.G$1:.G$278];0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</text:p>
          </table:table-cell>
          <table:table-cell office:value-type="string" calcext:value-type="string">
            <text:p>Canada</text:p>
          </table:table-cell>
          <table:table-cell table:formula="of:=INDEX([.H$1:.H$278];[.F647];1)" office:value-type="string" office:string-value="CA" calcext:value-type="string">
            <text:p>CA</text:p>
          </table:table-cell>
          <table:table-cell table:formula="of:=LEN([.A647])" office:value-type="float" office:value="2" calcext:value-type="float">
            <text:p>2</text:p>
          </table:table-cell>
          <table:table-cell table:formula="of:=LOOKUP([.B647];[.G$1:.G$278])" office:value-type="string" office:string-value="CANADA" calcext:value-type="string">
            <text:p>CANADA</text:p>
          </table:table-cell>
          <table:table-cell table:formula="of:=MATCH(UPPER([.B647]);[.G$1:.G$278];0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</text:p>
          </table:table-cell>
          <table:table-cell office:value-type="string" calcext:value-type="string">
            <text:p>Canada</text:p>
          </table:table-cell>
          <table:table-cell table:formula="of:=INDEX([.H$1:.H$278];[.F648];1)" office:value-type="string" office:string-value="CA" calcext:value-type="string">
            <text:p>CA</text:p>
          </table:table-cell>
          <table:table-cell table:formula="of:=LEN([.A648])" office:value-type="float" office:value="2" calcext:value-type="float">
            <text:p>2</text:p>
          </table:table-cell>
          <table:table-cell table:formula="of:=LOOKUP([.B648];[.G$1:.G$278])" office:value-type="string" office:string-value="CANADA" calcext:value-type="string">
            <text:p>CANADA</text:p>
          </table:table-cell>
          <table:table-cell table:formula="of:=MATCH(UPPER([.B648]);[.G$1:.G$278];0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</text:p>
          </table:table-cell>
          <table:table-cell office:value-type="string" calcext:value-type="string">
            <text:p>Australia</text:p>
          </table:table-cell>
          <table:table-cell table:formula="of:=INDEX([.H$1:.H$278];[.F649];1)" office:value-type="string" office:string-value="AU" calcext:value-type="string">
            <text:p>AU</text:p>
          </table:table-cell>
          <table:table-cell table:formula="of:=LEN([.A649])" office:value-type="float" office:value="2" calcext:value-type="float">
            <text:p>2</text:p>
          </table:table-cell>
          <table:table-cell table:formula="of:=LOOKUP([.B649];[.G$1:.G$278])" office:value-type="string" office:string-value="AUSTRALIA" calcext:value-type="string">
            <text:p>AUSTRALIA</text:p>
          </table:table-cell>
          <table:table-cell table:formula="of:=MATCH(UPPER([.B649]);[.G$1:.G$278];0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Australia</text:p>
          </table:table-cell>
          <table:table-cell table:formula="of:=INDEX([.H$1:.H$278];[.F650];1)" office:value-type="string" office:string-value="AU" calcext:value-type="string">
            <text:p>AU</text:p>
          </table:table-cell>
          <table:table-cell table:formula="of:=LEN([.A650])" office:value-type="float" office:value="2" calcext:value-type="float">
            <text:p>2</text:p>
          </table:table-cell>
          <table:table-cell table:formula="of:=LOOKUP([.B650];[.G$1:.G$278])" office:value-type="string" office:string-value="AUSTRALIA" calcext:value-type="string">
            <text:p>AUSTRALIA</text:p>
          </table:table-cell>
          <table:table-cell table:formula="of:=MATCH(UPPER([.B650]);[.G$1:.G$278];0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</text:p>
          </table:table-cell>
          <table:table-cell office:value-type="string" calcext:value-type="string">
            <text:p>Australia</text:p>
          </table:table-cell>
          <table:table-cell table:formula="of:=INDEX([.H$1:.H$278];[.F651];1)" office:value-type="string" office:string-value="AU" calcext:value-type="string">
            <text:p>AU</text:p>
          </table:table-cell>
          <table:table-cell table:formula="of:=LEN([.A651])" office:value-type="float" office:value="2" calcext:value-type="float">
            <text:p>2</text:p>
          </table:table-cell>
          <table:table-cell table:formula="of:=LOOKUP([.B651];[.G$1:.G$278])" office:value-type="string" office:string-value="AUSTRALIA" calcext:value-type="string">
            <text:p>AUSTRALIA</text:p>
          </table:table-cell>
          <table:table-cell table:formula="of:=MATCH(UPPER([.B651]);[.G$1:.G$278];0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</text:p>
          </table:table-cell>
          <table:table-cell office:value-type="string" calcext:value-type="string">
            <text:p>Australia</text:p>
          </table:table-cell>
          <table:table-cell table:formula="of:=INDEX([.H$1:.H$278];[.F652];1)" office:value-type="string" office:string-value="AU" calcext:value-type="string">
            <text:p>AU</text:p>
          </table:table-cell>
          <table:table-cell table:formula="of:=LEN([.A652])" office:value-type="float" office:value="2" calcext:value-type="float">
            <text:p>2</text:p>
          </table:table-cell>
          <table:table-cell table:formula="of:=LOOKUP([.B652];[.G$1:.G$278])" office:value-type="string" office:string-value="AUSTRALIA" calcext:value-type="string">
            <text:p>AUSTRALIA</text:p>
          </table:table-cell>
          <table:table-cell table:formula="of:=MATCH(UPPER([.B652]);[.G$1:.G$278];0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</text:p>
          </table:table-cell>
          <table:table-cell office:value-type="string" calcext:value-type="string">
            <text:p>Australia</text:p>
          </table:table-cell>
          <table:table-cell table:formula="of:=INDEX([.H$1:.H$278];[.F653];1)" office:value-type="string" office:string-value="AU" calcext:value-type="string">
            <text:p>AU</text:p>
          </table:table-cell>
          <table:table-cell table:formula="of:=LEN([.A653])" office:value-type="float" office:value="2" calcext:value-type="float">
            <text:p>2</text:p>
          </table:table-cell>
          <table:table-cell table:formula="of:=LOOKUP([.B653];[.G$1:.G$278])" office:value-type="string" office:string-value="AUSTRALIA" calcext:value-type="string">
            <text:p>AUSTRALIA</text:p>
          </table:table-cell>
          <table:table-cell table:formula="of:=MATCH(UPPER([.B653]);[.G$1:.G$278];0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</text:p>
          </table:table-cell>
          <table:table-cell office:value-type="string" calcext:value-type="string">
            <text:p>Australia</text:p>
          </table:table-cell>
          <table:table-cell table:formula="of:=INDEX([.H$1:.H$278];[.F654];1)" office:value-type="string" office:string-value="AU" calcext:value-type="string">
            <text:p>AU</text:p>
          </table:table-cell>
          <table:table-cell table:formula="of:=LEN([.A654])" office:value-type="float" office:value="2" calcext:value-type="float">
            <text:p>2</text:p>
          </table:table-cell>
          <table:table-cell table:formula="of:=LOOKUP([.B654];[.G$1:.G$278])" office:value-type="string" office:string-value="AUSTRALIA" calcext:value-type="string">
            <text:p>AUSTRALIA</text:p>
          </table:table-cell>
          <table:table-cell table:formula="of:=MATCH(UPPER([.B654]);[.G$1:.G$278];0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</text:p>
          </table:table-cell>
          <table:table-cell office:value-type="string" calcext:value-type="string">
            <text:p>Australia</text:p>
          </table:table-cell>
          <table:table-cell table:formula="of:=INDEX([.H$1:.H$278];[.F655];1)" office:value-type="string" office:string-value="AU" calcext:value-type="string">
            <text:p>AU</text:p>
          </table:table-cell>
          <table:table-cell table:formula="of:=LEN([.A655])" office:value-type="float" office:value="2" calcext:value-type="float">
            <text:p>2</text:p>
          </table:table-cell>
          <table:table-cell table:formula="of:=LOOKUP([.B655];[.G$1:.G$278])" office:value-type="string" office:string-value="AUSTRALIA" calcext:value-type="string">
            <text:p>AUSTRALIA</text:p>
          </table:table-cell>
          <table:table-cell table:formula="of:=MATCH(UPPER([.B655]);[.G$1:.G$278];0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</text:p>
          </table:table-cell>
          <table:table-cell office:value-type="string" calcext:value-type="string">
            <text:p>Canada</text:p>
          </table:table-cell>
          <table:table-cell table:formula="of:=INDEX([.H$1:.H$278];[.F656];1)" office:value-type="string" office:string-value="CA" calcext:value-type="string">
            <text:p>CA</text:p>
          </table:table-cell>
          <table:table-cell table:formula="of:=LEN([.A656])" office:value-type="float" office:value="2" calcext:value-type="float">
            <text:p>2</text:p>
          </table:table-cell>
          <table:table-cell table:formula="of:=LOOKUP([.B656];[.G$1:.G$278])" office:value-type="string" office:string-value="CANADA" calcext:value-type="string">
            <text:p>CANADA</text:p>
          </table:table-cell>
          <table:table-cell table:formula="of:=MATCH(UPPER([.B656]);[.G$1:.G$278];0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</text:p>
          </table:table-cell>
          <table:table-cell office:value-type="string" calcext:value-type="string">
            <text:p>UK</text:p>
          </table:table-cell>
          <table:table-cell table:formula="of:=INDEX([.H$1:.H$278];[.F657];1)" office:value-type="string" office:string-value="GB" calcext:value-type="string">
            <text:p>GB</text:p>
          </table:table-cell>
          <table:table-cell table:formula="of:=LEN([.A657])" office:value-type="float" office:value="2" calcext:value-type="float">
            <text:p>2</text:p>
          </table:table-cell>
          <table:table-cell table:formula="of:=LOOKUP([.B657];[.G$1:.G$278])" office:value-type="string" office:string-value="UGANDA" calcext:value-type="string">
            <text:p>UGANDA</text:p>
          </table:table-cell>
          <table:table-cell table:formula="of:=MATCH(UPPER([.B657]);[.G$1:.G$278];0)"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</text:p>
          </table:table-cell>
          <table:table-cell office:value-type="string" calcext:value-type="string">
            <text:p>UK</text:p>
          </table:table-cell>
          <table:table-cell table:formula="of:=INDEX([.H$1:.H$278];[.F658];1)" office:value-type="string" office:string-value="GB" calcext:value-type="string">
            <text:p>GB</text:p>
          </table:table-cell>
          <table:table-cell table:formula="of:=LEN([.A658])" office:value-type="float" office:value="2" calcext:value-type="float">
            <text:p>2</text:p>
          </table:table-cell>
          <table:table-cell table:formula="of:=LOOKUP([.B658];[.G$1:.G$278])" office:value-type="string" office:string-value="UGANDA" calcext:value-type="string">
            <text:p>UGANDA</text:p>
          </table:table-cell>
          <table:table-cell table:formula="of:=MATCH(UPPER([.B658]);[.G$1:.G$278];0)"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</text:p>
          </table:table-cell>
          <table:table-cell office:value-type="string" calcext:value-type="string">
            <text:p>Hong Kong</text:p>
          </table:table-cell>
          <table:table-cell table:formula="of:=INDEX([.H$1:.H$278];[.F659];1)" office:value-type="string" office:string-value="HK" calcext:value-type="string">
            <text:p>HK</text:p>
          </table:table-cell>
          <table:table-cell table:formula="of:=LEN([.A659])" office:value-type="float" office:value="2" calcext:value-type="float">
            <text:p>2</text:p>
          </table:table-cell>
          <table:table-cell table:formula="of:=LOOKUP([.B659];[.G$1:.G$278])" office:value-type="string" office:string-value="HONG KONG" calcext:value-type="string">
            <text:p>HONG KONG</text:p>
          </table:table-cell>
          <table:table-cell table:formula="of:=MATCH(UPPER([.B659]);[.G$1:.G$278];0)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</text:p>
          </table:table-cell>
          <table:table-cell office:value-type="string" calcext:value-type="string">
            <text:p>UK</text:p>
          </table:table-cell>
          <table:table-cell table:formula="of:=INDEX([.H$1:.H$278];[.F660];1)" office:value-type="string" office:string-value="GB" calcext:value-type="string">
            <text:p>GB</text:p>
          </table:table-cell>
          <table:table-cell table:formula="of:=LEN([.A660])" office:value-type="float" office:value="2" calcext:value-type="float">
            <text:p>2</text:p>
          </table:table-cell>
          <table:table-cell table:formula="of:=LOOKUP([.B660];[.G$1:.G$278])" office:value-type="string" office:string-value="UGANDA" calcext:value-type="string">
            <text:p>UGANDA</text:p>
          </table:table-cell>
          <table:table-cell table:formula="of:=MATCH(UPPER([.B660]);[.G$1:.G$278];0)"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</text:p>
          </table:table-cell>
          <table:table-cell office:value-type="string" calcext:value-type="string">
            <text:p>India</text:p>
          </table:table-cell>
          <table:table-cell table:formula="of:=INDEX([.H$1:.H$278];[.F661];1)" office:value-type="string" office:string-value="IN" calcext:value-type="string">
            <text:p>IN</text:p>
          </table:table-cell>
          <table:table-cell table:formula="of:=LEN([.A661])" office:value-type="float" office:value="2" calcext:value-type="float">
            <text:p>2</text:p>
          </table:table-cell>
          <table:table-cell table:formula="of:=LOOKUP([.B661];[.G$1:.G$278])" office:value-type="string" office:string-value="INDIA" calcext:value-type="string">
            <text:p>INDIA</text:p>
          </table:table-cell>
          <table:table-cell table:formula="of:=MATCH(UPPER([.B661]);[.G$1:.G$278];0)"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</text:p>
          </table:table-cell>
          <table:table-cell office:value-type="string" calcext:value-type="string">
            <text:p>India</text:p>
          </table:table-cell>
          <table:table-cell table:formula="of:=INDEX([.H$1:.H$278];[.F662];1)" office:value-type="string" office:string-value="IN" calcext:value-type="string">
            <text:p>IN</text:p>
          </table:table-cell>
          <table:table-cell table:formula="of:=LEN([.A662])" office:value-type="float" office:value="2" calcext:value-type="float">
            <text:p>2</text:p>
          </table:table-cell>
          <table:table-cell table:formula="of:=LOOKUP([.B662];[.G$1:.G$278])" office:value-type="string" office:string-value="INDIA" calcext:value-type="string">
            <text:p>INDIA</text:p>
          </table:table-cell>
          <table:table-cell table:formula="of:=MATCH(UPPER([.B662]);[.G$1:.G$278];0)"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</text:p>
          </table:table-cell>
          <table:table-cell office:value-type="string" calcext:value-type="string">
            <text:p>India</text:p>
          </table:table-cell>
          <table:table-cell table:formula="of:=INDEX([.H$1:.H$278];[.F663];1)" office:value-type="string" office:string-value="IN" calcext:value-type="string">
            <text:p>IN</text:p>
          </table:table-cell>
          <table:table-cell table:formula="of:=LEN([.A663])" office:value-type="float" office:value="2" calcext:value-type="float">
            <text:p>2</text:p>
          </table:table-cell>
          <table:table-cell table:formula="of:=LOOKUP([.B663];[.G$1:.G$278])" office:value-type="string" office:string-value="INDIA" calcext:value-type="string">
            <text:p>INDIA</text:p>
          </table:table-cell>
          <table:table-cell table:formula="of:=MATCH(UPPER([.B663]);[.G$1:.G$278];0)"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</text:p>
          </table:table-cell>
          <table:table-cell office:value-type="string" calcext:value-type="string">
            <text:p>India</text:p>
          </table:table-cell>
          <table:table-cell table:formula="of:=INDEX([.H$1:.H$278];[.F664];1)" office:value-type="string" office:string-value="IN" calcext:value-type="string">
            <text:p>IN</text:p>
          </table:table-cell>
          <table:table-cell table:formula="of:=LEN([.A664])" office:value-type="float" office:value="2" calcext:value-type="float">
            <text:p>2</text:p>
          </table:table-cell>
          <table:table-cell table:formula="of:=LOOKUP([.B664];[.G$1:.G$278])" office:value-type="string" office:string-value="INDIA" calcext:value-type="string">
            <text:p>INDIA</text:p>
          </table:table-cell>
          <table:table-cell table:formula="of:=MATCH(UPPER([.B664]);[.G$1:.G$278];0)"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</text:p>
          </table:table-cell>
          <table:table-cell office:value-type="string" calcext:value-type="string">
            <text:p>Canada</text:p>
          </table:table-cell>
          <table:table-cell table:formula="of:=INDEX([.H$1:.H$278];[.F665];1)" office:value-type="string" office:string-value="CA" calcext:value-type="string">
            <text:p>CA</text:p>
          </table:table-cell>
          <table:table-cell table:formula="of:=LEN([.A665])" office:value-type="float" office:value="2" calcext:value-type="float">
            <text:p>2</text:p>
          </table:table-cell>
          <table:table-cell table:formula="of:=LOOKUP([.B665];[.G$1:.G$278])" office:value-type="string" office:string-value="CANADA" calcext:value-type="string">
            <text:p>CANADA</text:p>
          </table:table-cell>
          <table:table-cell table:formula="of:=MATCH(UPPER([.B665]);[.G$1:.G$278];0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</text:p>
          </table:table-cell>
          <table:table-cell office:value-type="string" calcext:value-type="string">
            <text:p>Canada</text:p>
          </table:table-cell>
          <table:table-cell table:formula="of:=INDEX([.H$1:.H$278];[.F666];1)" office:value-type="string" office:string-value="CA" calcext:value-type="string">
            <text:p>CA</text:p>
          </table:table-cell>
          <table:table-cell table:formula="of:=LEN([.A666])" office:value-type="float" office:value="2" calcext:value-type="float">
            <text:p>2</text:p>
          </table:table-cell>
          <table:table-cell table:formula="of:=LOOKUP([.B666];[.G$1:.G$278])" office:value-type="string" office:string-value="CANADA" calcext:value-type="string">
            <text:p>CANADA</text:p>
          </table:table-cell>
          <table:table-cell table:formula="of:=MATCH(UPPER([.B666]);[.G$1:.G$278];0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</text:p>
          </table:table-cell>
          <table:table-cell office:value-type="string" calcext:value-type="string">
            <text:p>Australia</text:p>
          </table:table-cell>
          <table:table-cell table:formula="of:=INDEX([.H$1:.H$278];[.F667];1)" office:value-type="string" office:string-value="AU" calcext:value-type="string">
            <text:p>AU</text:p>
          </table:table-cell>
          <table:table-cell table:formula="of:=LEN([.A667])" office:value-type="float" office:value="2" calcext:value-type="float">
            <text:p>2</text:p>
          </table:table-cell>
          <table:table-cell table:formula="of:=LOOKUP([.B667];[.G$1:.G$278])" office:value-type="string" office:string-value="AUSTRALIA" calcext:value-type="string">
            <text:p>AUSTRALIA</text:p>
          </table:table-cell>
          <table:table-cell table:formula="of:=MATCH(UPPER([.B667]);[.G$1:.G$278];0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</text:p>
          </table:table-cell>
          <table:table-cell office:value-type="string" calcext:value-type="string">
            <text:p>Mexico</text:p>
          </table:table-cell>
          <table:table-cell table:formula="of:=INDEX([.H$1:.H$278];[.F668];1)" office:value-type="string" office:string-value="MX" calcext:value-type="string">
            <text:p>MX</text:p>
          </table:table-cell>
          <table:table-cell table:formula="of:=LEN([.A668])" office:value-type="float" office:value="2" calcext:value-type="float">
            <text:p>2</text:p>
          </table:table-cell>
          <table:table-cell table:formula="of:=LOOKUP([.B668];[.G$1:.G$278])" office:value-type="string" office:string-value="MEXICO" calcext:value-type="string">
            <text:p>MEXICO</text:p>
          </table:table-cell>
          <table:table-cell table:formula="of:=MATCH(UPPER([.B668]);[.G$1:.G$278];0)"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</text:p>
          </table:table-cell>
          <table:table-cell office:value-type="string" calcext:value-type="string">
            <text:p>Mexico</text:p>
          </table:table-cell>
          <table:table-cell table:formula="of:=INDEX([.H$1:.H$278];[.F669];1)" office:value-type="string" office:string-value="MX" calcext:value-type="string">
            <text:p>MX</text:p>
          </table:table-cell>
          <table:table-cell table:formula="of:=LEN([.A669])" office:value-type="float" office:value="2" calcext:value-type="float">
            <text:p>2</text:p>
          </table:table-cell>
          <table:table-cell table:formula="of:=LOOKUP([.B669];[.G$1:.G$278])" office:value-type="string" office:string-value="MEXICO" calcext:value-type="string">
            <text:p>MEXICO</text:p>
          </table:table-cell>
          <table:table-cell table:formula="of:=MATCH(UPPER([.B669]);[.G$1:.G$278];0)"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</text:p>
          </table:table-cell>
          <table:table-cell office:value-type="string" calcext:value-type="string">
            <text:p>Mexico</text:p>
          </table:table-cell>
          <table:table-cell table:formula="of:=INDEX([.H$1:.H$278];[.F670];1)" office:value-type="string" office:string-value="MX" calcext:value-type="string">
            <text:p>MX</text:p>
          </table:table-cell>
          <table:table-cell table:formula="of:=LEN([.A670])" office:value-type="float" office:value="2" calcext:value-type="float">
            <text:p>2</text:p>
          </table:table-cell>
          <table:table-cell table:formula="of:=LOOKUP([.B670];[.G$1:.G$278])" office:value-type="string" office:string-value="MEXICO" calcext:value-type="string">
            <text:p>MEXICO</text:p>
          </table:table-cell>
          <table:table-cell table:formula="of:=MATCH(UPPER([.B670]);[.G$1:.G$278];0)"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</text:p>
          </table:table-cell>
          <table:table-cell office:value-type="string" calcext:value-type="string">
            <text:p>Mexico</text:p>
          </table:table-cell>
          <table:table-cell table:formula="of:=INDEX([.H$1:.H$278];[.F671];1)" office:value-type="string" office:string-value="MX" calcext:value-type="string">
            <text:p>MX</text:p>
          </table:table-cell>
          <table:table-cell table:formula="of:=LEN([.A671])" office:value-type="float" office:value="2" calcext:value-type="float">
            <text:p>2</text:p>
          </table:table-cell>
          <table:table-cell table:formula="of:=LOOKUP([.B671];[.G$1:.G$278])" office:value-type="string" office:string-value="MEXICO" calcext:value-type="string">
            <text:p>MEXICO</text:p>
          </table:table-cell>
          <table:table-cell table:formula="of:=MATCH(UPPER([.B671]);[.G$1:.G$278];0)"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</text:p>
          </table:table-cell>
          <table:table-cell office:value-type="string" calcext:value-type="string">
            <text:p>Mexico</text:p>
          </table:table-cell>
          <table:table-cell table:formula="of:=INDEX([.H$1:.H$278];[.F672];1)" office:value-type="string" office:string-value="MX" calcext:value-type="string">
            <text:p>MX</text:p>
          </table:table-cell>
          <table:table-cell table:formula="of:=LEN([.A672])" office:value-type="float" office:value="2" calcext:value-type="float">
            <text:p>2</text:p>
          </table:table-cell>
          <table:table-cell table:formula="of:=LOOKUP([.B672];[.G$1:.G$278])" office:value-type="string" office:string-value="MEXICO" calcext:value-type="string">
            <text:p>MEXICO</text:p>
          </table:table-cell>
          <table:table-cell table:formula="of:=MATCH(UPPER([.B672]);[.G$1:.G$278];0)"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</text:p>
          </table:table-cell>
          <table:table-cell office:value-type="string" calcext:value-type="string">
            <text:p>Mexico</text:p>
          </table:table-cell>
          <table:table-cell table:formula="of:=INDEX([.H$1:.H$278];[.F673];1)" office:value-type="string" office:string-value="MX" calcext:value-type="string">
            <text:p>MX</text:p>
          </table:table-cell>
          <table:table-cell table:formula="of:=LEN([.A673])" office:value-type="float" office:value="2" calcext:value-type="float">
            <text:p>2</text:p>
          </table:table-cell>
          <table:table-cell table:formula="of:=LOOKUP([.B673];[.G$1:.G$278])" office:value-type="string" office:string-value="MEXICO" calcext:value-type="string">
            <text:p>MEXICO</text:p>
          </table:table-cell>
          <table:table-cell table:formula="of:=MATCH(UPPER([.B673]);[.G$1:.G$278];0)"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</text:p>
          </table:table-cell>
          <table:table-cell office:value-type="string" calcext:value-type="string">
            <text:p>Mexico</text:p>
          </table:table-cell>
          <table:table-cell table:formula="of:=INDEX([.H$1:.H$278];[.F674];1)" office:value-type="string" office:string-value="MX" calcext:value-type="string">
            <text:p>MX</text:p>
          </table:table-cell>
          <table:table-cell table:formula="of:=LEN([.A674])" office:value-type="float" office:value="2" calcext:value-type="float">
            <text:p>2</text:p>
          </table:table-cell>
          <table:table-cell table:formula="of:=LOOKUP([.B674];[.G$1:.G$278])" office:value-type="string" office:string-value="MEXICO" calcext:value-type="string">
            <text:p>MEXICO</text:p>
          </table:table-cell>
          <table:table-cell table:formula="of:=MATCH(UPPER([.B674]);[.G$1:.G$278];0)"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</text:p>
          </table:table-cell>
          <table:table-cell office:value-type="string" calcext:value-type="string">
            <text:p>Mexico</text:p>
          </table:table-cell>
          <table:table-cell table:formula="of:=INDEX([.H$1:.H$278];[.F675];1)" office:value-type="string" office:string-value="MX" calcext:value-type="string">
            <text:p>MX</text:p>
          </table:table-cell>
          <table:table-cell table:formula="of:=LEN([.A675])" office:value-type="float" office:value="2" calcext:value-type="float">
            <text:p>2</text:p>
          </table:table-cell>
          <table:table-cell table:formula="of:=LOOKUP([.B675];[.G$1:.G$278])" office:value-type="string" office:string-value="MEXICO" calcext:value-type="string">
            <text:p>MEXICO</text:p>
          </table:table-cell>
          <table:table-cell table:formula="of:=MATCH(UPPER([.B675]);[.G$1:.G$278];0)"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Mexico</text:p>
          </table:table-cell>
          <table:table-cell table:formula="of:=INDEX([.H$1:.H$278];[.F676];1)" office:value-type="string" office:string-value="MX" calcext:value-type="string">
            <text:p>MX</text:p>
          </table:table-cell>
          <table:table-cell table:formula="of:=LEN([.A676])" office:value-type="float" office:value="2" calcext:value-type="float">
            <text:p>2</text:p>
          </table:table-cell>
          <table:table-cell table:formula="of:=LOOKUP([.B676];[.G$1:.G$278])" office:value-type="string" office:string-value="MEXICO" calcext:value-type="string">
            <text:p>MEXICO</text:p>
          </table:table-cell>
          <table:table-cell table:formula="of:=MATCH(UPPER([.B676]);[.G$1:.G$278];0)"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</text:p>
          </table:table-cell>
          <table:table-cell office:value-type="string" calcext:value-type="string">
            <text:p>Canada</text:p>
          </table:table-cell>
          <table:table-cell table:formula="of:=INDEX([.H$1:.H$278];[.F677];1)" office:value-type="string" office:string-value="CA" calcext:value-type="string">
            <text:p>CA</text:p>
          </table:table-cell>
          <table:table-cell table:formula="of:=LEN([.A677])" office:value-type="float" office:value="2" calcext:value-type="float">
            <text:p>2</text:p>
          </table:table-cell>
          <table:table-cell table:formula="of:=LOOKUP([.B677];[.G$1:.G$278])" office:value-type="string" office:string-value="CANADA" calcext:value-type="string">
            <text:p>CANADA</text:p>
          </table:table-cell>
          <table:table-cell table:formula="of:=MATCH(UPPER([.B677]);[.G$1:.G$278];0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</text:p>
          </table:table-cell>
          <table:table-cell office:value-type="string" calcext:value-type="string">
            <text:p>Canada</text:p>
          </table:table-cell>
          <table:table-cell table:formula="of:=INDEX([.H$1:.H$278];[.F678];1)" office:value-type="string" office:string-value="CA" calcext:value-type="string">
            <text:p>CA</text:p>
          </table:table-cell>
          <table:table-cell table:formula="of:=LEN([.A678])" office:value-type="float" office:value="2" calcext:value-type="float">
            <text:p>2</text:p>
          </table:table-cell>
          <table:table-cell table:formula="of:=LOOKUP([.B678];[.G$1:.G$278])" office:value-type="string" office:string-value="CANADA" calcext:value-type="string">
            <text:p>CANADA</text:p>
          </table:table-cell>
          <table:table-cell table:formula="of:=MATCH(UPPER([.B678]);[.G$1:.G$278];0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</text:p>
          </table:table-cell>
          <table:table-cell office:value-type="string" calcext:value-type="string">
            <text:p>Canada</text:p>
          </table:table-cell>
          <table:table-cell table:formula="of:=INDEX([.H$1:.H$278];[.F679];1)" office:value-type="string" office:string-value="CA" calcext:value-type="string">
            <text:p>CA</text:p>
          </table:table-cell>
          <table:table-cell table:formula="of:=LEN([.A679])" office:value-type="float" office:value="2" calcext:value-type="float">
            <text:p>2</text:p>
          </table:table-cell>
          <table:table-cell table:formula="of:=LOOKUP([.B679];[.G$1:.G$278])" office:value-type="string" office:string-value="CANADA" calcext:value-type="string">
            <text:p>CANADA</text:p>
          </table:table-cell>
          <table:table-cell table:formula="of:=MATCH(UPPER([.B679]);[.G$1:.G$278];0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</text:p>
          </table:table-cell>
          <table:table-cell office:value-type="string" calcext:value-type="string">
            <text:p>Canada</text:p>
          </table:table-cell>
          <table:table-cell table:formula="of:=INDEX([.H$1:.H$278];[.F680];1)" office:value-type="string" office:string-value="CA" calcext:value-type="string">
            <text:p>CA</text:p>
          </table:table-cell>
          <table:table-cell table:formula="of:=LEN([.A680])" office:value-type="float" office:value="2" calcext:value-type="float">
            <text:p>2</text:p>
          </table:table-cell>
          <table:table-cell table:formula="of:=LOOKUP([.B680];[.G$1:.G$278])" office:value-type="string" office:string-value="CANADA" calcext:value-type="string">
            <text:p>CANADA</text:p>
          </table:table-cell>
          <table:table-cell table:formula="of:=MATCH(UPPER([.B680]);[.G$1:.G$278];0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</text:p>
          </table:table-cell>
          <table:table-cell office:value-type="string" calcext:value-type="string">
            <text:p>Canada</text:p>
          </table:table-cell>
          <table:table-cell table:formula="of:=INDEX([.H$1:.H$278];[.F681];1)" office:value-type="string" office:string-value="CA" calcext:value-type="string">
            <text:p>CA</text:p>
          </table:table-cell>
          <table:table-cell table:formula="of:=LEN([.A681])" office:value-type="float" office:value="2" calcext:value-type="float">
            <text:p>2</text:p>
          </table:table-cell>
          <table:table-cell table:formula="of:=LOOKUP([.B681];[.G$1:.G$278])" office:value-type="string" office:string-value="CANADA" calcext:value-type="string">
            <text:p>CANADA</text:p>
          </table:table-cell>
          <table:table-cell table:formula="of:=MATCH(UPPER([.B681]);[.G$1:.G$278];0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Canada</text:p>
          </table:table-cell>
          <table:table-cell table:formula="of:=INDEX([.H$1:.H$278];[.F682];1)" office:value-type="string" office:string-value="CA" calcext:value-type="string">
            <text:p>CA</text:p>
          </table:table-cell>
          <table:table-cell table:formula="of:=LEN([.A682])" office:value-type="float" office:value="2" calcext:value-type="float">
            <text:p>2</text:p>
          </table:table-cell>
          <table:table-cell table:formula="of:=LOOKUP([.B682];[.G$1:.G$278])" office:value-type="string" office:string-value="CANADA" calcext:value-type="string">
            <text:p>CANADA</text:p>
          </table:table-cell>
          <table:table-cell table:formula="of:=MATCH(UPPER([.B682]);[.G$1:.G$278];0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</text:p>
          </table:table-cell>
          <table:table-cell office:value-type="string" calcext:value-type="string">
            <text:p>Denmark</text:p>
          </table:table-cell>
          <table:table-cell table:formula="of:=INDEX([.H$1:.H$278];[.F683];1)" office:value-type="string" office:string-value="DK" calcext:value-type="string">
            <text:p>DK</text:p>
          </table:table-cell>
          <table:table-cell table:formula="of:=LEN([.A683])" office:value-type="float" office:value="2" calcext:value-type="float">
            <text:p>2</text:p>
          </table:table-cell>
          <table:table-cell table:formula="of:=LOOKUP([.B683];[.G$1:.G$278])" office:value-type="string" office:string-value="DENMARK" calcext:value-type="string">
            <text:p>DENMARK</text:p>
          </table:table-cell>
          <table:table-cell table:formula="of:=MATCH(UPPER([.B683]);[.G$1:.G$278];0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</text:p>
          </table:table-cell>
          <table:table-cell office:value-type="string" calcext:value-type="string">
            <text:p>Chile</text:p>
          </table:table-cell>
          <table:table-cell table:formula="of:=INDEX([.H$1:.H$278];[.F684];1)" office:value-type="string" office:string-value="CL" calcext:value-type="string">
            <text:p>CL</text:p>
          </table:table-cell>
          <table:table-cell table:formula="of:=LEN([.A684])" office:value-type="float" office:value="2" calcext:value-type="float">
            <text:p>2</text:p>
          </table:table-cell>
          <table:table-cell table:formula="of:=LOOKUP([.B684];[.G$1:.G$278])" office:value-type="string" office:string-value="CHILE" calcext:value-type="string">
            <text:p>CHILE</text:p>
          </table:table-cell>
          <table:table-cell table:formula="of:=MATCH(UPPER([.B684]);[.G$1:.G$278];0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</text:p>
          </table:table-cell>
          <table:table-cell office:value-type="string" calcext:value-type="string">
            <text:p>Chile</text:p>
          </table:table-cell>
          <table:table-cell table:formula="of:=INDEX([.H$1:.H$278];[.F685];1)" office:value-type="string" office:string-value="CL" calcext:value-type="string">
            <text:p>CL</text:p>
          </table:table-cell>
          <table:table-cell table:formula="of:=LEN([.A685])" office:value-type="float" office:value="2" calcext:value-type="float">
            <text:p>2</text:p>
          </table:table-cell>
          <table:table-cell table:formula="of:=LOOKUP([.B685];[.G$1:.G$278])" office:value-type="string" office:string-value="CHILE" calcext:value-type="string">
            <text:p>CHILE</text:p>
          </table:table-cell>
          <table:table-cell table:formula="of:=MATCH(UPPER([.B685]);[.G$1:.G$278];0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</text:p>
          </table:table-cell>
          <table:table-cell office:value-type="string" calcext:value-type="string">
            <text:p>China</text:p>
          </table:table-cell>
          <table:table-cell table:formula="of:=INDEX([.H$1:.H$278];[.F686];1)" office:value-type="string" office:string-value="CN" calcext:value-type="string">
            <text:p>CN</text:p>
          </table:table-cell>
          <table:table-cell table:formula="of:=LEN([.A686])" office:value-type="float" office:value="2" calcext:value-type="float">
            <text:p>2</text:p>
          </table:table-cell>
          <table:table-cell table:formula="of:=LOOKUP([.B686];[.G$1:.G$278])" office:value-type="string" office:string-value="CHINA" calcext:value-type="string">
            <text:p>CHINA</text:p>
          </table:table-cell>
          <table:table-cell table:formula="of:=MATCH(UPPER([.B686]);[.G$1:.G$278];0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</text:p>
          </table:table-cell>
          <table:table-cell office:value-type="string" calcext:value-type="string">
            <text:p>Burkina Faso</text:p>
          </table:table-cell>
          <table:table-cell table:formula="of:=INDEX([.H$1:.H$278];[.F687];1)" office:value-type="string" office:string-value="BF" calcext:value-type="string">
            <text:p>BF</text:p>
          </table:table-cell>
          <table:table-cell table:formula="of:=LEN([.A687])" office:value-type="float" office:value="2" calcext:value-type="float">
            <text:p>2</text:p>
          </table:table-cell>
          <table:table-cell table:formula="of:=LOOKUP([.B687];[.G$1:.G$278])" office:value-type="string" office:string-value="BURKINA FASO" calcext:value-type="string">
            <text:p>BURKINA FASO</text:p>
          </table:table-cell>
          <table:table-cell table:formula="of:=MATCH(UPPER([.B687]);[.G$1:.G$278];0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</text:p>
          </table:table-cell>
          <table:table-cell office:value-type="string" calcext:value-type="string">
            <text:p>Cambodia</text:p>
          </table:table-cell>
          <table:table-cell table:formula="of:=INDEX([.H$1:.H$278];[.F688];1)" office:value-type="string" office:string-value="KH" calcext:value-type="string">
            <text:p>KH</text:p>
          </table:table-cell>
          <table:table-cell table:formula="of:=LEN([.A688])" office:value-type="float" office:value="2" calcext:value-type="float">
            <text:p>2</text:p>
          </table:table-cell>
          <table:table-cell table:formula="of:=LOOKUP([.B688];[.G$1:.G$278])" office:value-type="string" office:string-value="CAMBODIA" calcext:value-type="string">
            <text:p>CAMBODIA</text:p>
          </table:table-cell>
          <table:table-cell table:formula="of:=MATCH(UPPER([.B688]);[.G$1:.G$278];0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</text:p>
          </table:table-cell>
          <table:table-cell office:value-type="string" calcext:value-type="string">
            <text:p>Vietnam</text:p>
          </table:table-cell>
          <table:table-cell table:formula="of:=INDEX([.H$1:.H$278];[.F689];1)" office:value-type="string" office:string-value="VN" calcext:value-type="string">
            <text:p>VN</text:p>
          </table:table-cell>
          <table:table-cell table:formula="of:=LEN([.A689])" office:value-type="float" office:value="2" calcext:value-type="float">
            <text:p>2</text:p>
          </table:table-cell>
          <table:table-cell table:formula="of:=LOOKUP([.B689];[.G$1:.G$278])" office:value-type="string" office:string-value="VIETNAM" calcext:value-type="string">
            <text:p>VIETNAM</text:p>
          </table:table-cell>
          <table:table-cell table:formula="of:=MATCH(UPPER([.B689]);[.G$1:.G$278];0)"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</text:p>
          </table:table-cell>
          <table:table-cell office:value-type="string" calcext:value-type="string">
            <text:p>Laos</text:p>
          </table:table-cell>
          <table:table-cell table:formula="of:=INDEX([.H$1:.H$278];[.F690];1)" office:value-type="string" office:string-value="LA" calcext:value-type="string">
            <text:p>LA</text:p>
          </table:table-cell>
          <table:table-cell table:formula="of:=LEN([.A690])" office:value-type="float" office:value="2" calcext:value-type="float">
            <text:p>2</text:p>
          </table:table-cell>
          <table:table-cell table:formula="of:=LOOKUP([.B690];[.G$1:.G$278])" office:value-type="string" office:string-value="LAOS" calcext:value-type="string">
            <text:p>LAOS</text:p>
          </table:table-cell>
          <table:table-cell table:formula="of:=MATCH(UPPER([.B690]);[.G$1:.G$278];0)"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</text:p>
          </table:table-cell>
          <table:table-cell office:value-type="string" calcext:value-type="string">
            <text:p>Macao</text:p>
          </table:table-cell>
          <table:table-cell/>
          <table:table-cell table:formula="of:=LEN([.A691])" office:value-type="float" office:value="2" calcext:value-type="float">
            <text:p>2</text:p>
          </table:table-cell>
          <table:table-cell table:formula="of:=LOOKUP([.B691];[.G$1:.G$278])" office:value-type="string" office:string-value="LUXEMBOURG" calcext:value-type="string">
            <text:p>LUXEMBOURG</text:p>
          </table:table-cell>
          <table:table-cell table:formula="of:=MATCH(UPPER([.B691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</text:p>
          </table:table-cell>
          <table:table-cell office:value-type="string" calcext:value-type="string">
            <text:p>Burma</text:p>
          </table:table-cell>
          <table:table-cell/>
          <table:table-cell table:formula="of:=LEN([.A692])" office:value-type="float" office:value="2" calcext:value-type="float">
            <text:p>2</text:p>
          </table:table-cell>
          <table:table-cell table:formula="of:=LOOKUP([.B692];[.G$1:.G$278])" office:value-type="string" office:string-value="BURKINA FASO" calcext:value-type="string">
            <text:p>BURKINA FASO</text:p>
          </table:table-cell>
          <table:table-cell table:formula="of:=MATCH(UPPER([.B692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</text:p>
          </table:table-cell>
          <table:table-cell office:value-type="string" calcext:value-type="string">
            <text:p>Burma</text:p>
          </table:table-cell>
          <table:table-cell/>
          <table:table-cell table:formula="of:=LEN([.A693])" office:value-type="float" office:value="2" calcext:value-type="float">
            <text:p>2</text:p>
          </table:table-cell>
          <table:table-cell table:formula="of:=LOOKUP([.B693];[.G$1:.G$278])" office:value-type="string" office:string-value="BURKINA FASO" calcext:value-type="string">
            <text:p>BURKINA FASO</text:p>
          </table:table-cell>
          <table:table-cell table:formula="of:=MATCH(UPPER([.B693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2</text:p>
          </table:table-cell>
          <table:table-cell office:value-type="string" calcext:value-type="string">
            <text:p>Germany</text:p>
          </table:table-cell>
          <table:table-cell table:formula="of:=INDEX([.H$1:.H$278];[.F694];1)" office:value-type="string" office:string-value="DE" calcext:value-type="string">
            <text:p>DE</text:p>
          </table:table-cell>
          <table:table-cell table:formula="of:=LEN([.A694])" office:value-type="float" office:value="2" calcext:value-type="float">
            <text:p>2</text:p>
          </table:table-cell>
          <table:table-cell table:formula="of:=LOOKUP([.B694];[.G$1:.G$278])" office:value-type="string" office:string-value="GERMANY" calcext:value-type="string">
            <text:p>GERMANY</text:p>
          </table:table-cell>
          <table:table-cell table:formula="of:=MATCH(UPPER([.B694]);[.G$1:.G$278];0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3</text:p>
          </table:table-cell>
          <table:table-cell office:value-type="string" calcext:value-type="string">
            <text:p>Germany</text:p>
          </table:table-cell>
          <table:table-cell table:formula="of:=INDEX([.H$1:.H$278];[.F695];1)" office:value-type="string" office:string-value="DE" calcext:value-type="string">
            <text:p>DE</text:p>
          </table:table-cell>
          <table:table-cell table:formula="of:=LEN([.A695])" office:value-type="float" office:value="2" calcext:value-type="float">
            <text:p>2</text:p>
          </table:table-cell>
          <table:table-cell table:formula="of:=LOOKUP([.B695];[.G$1:.G$278])" office:value-type="string" office:string-value="GERMANY" calcext:value-type="string">
            <text:p>GERMANY</text:p>
          </table:table-cell>
          <table:table-cell table:formula="of:=MATCH(UPPER([.B695]);[.G$1:.G$278];0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4</text:p>
          </table:table-cell>
          <table:table-cell office:value-type="string" calcext:value-type="string">
            <text:p>Germany</text:p>
          </table:table-cell>
          <table:table-cell table:formula="of:=INDEX([.H$1:.H$278];[.F696];1)" office:value-type="string" office:string-value="DE" calcext:value-type="string">
            <text:p>DE</text:p>
          </table:table-cell>
          <table:table-cell table:formula="of:=LEN([.A696])" office:value-type="float" office:value="2" calcext:value-type="float">
            <text:p>2</text:p>
          </table:table-cell>
          <table:table-cell table:formula="of:=LOOKUP([.B696];[.G$1:.G$278])" office:value-type="string" office:string-value="GERMANY" calcext:value-type="string">
            <text:p>GERMANY</text:p>
          </table:table-cell>
          <table:table-cell table:formula="of:=MATCH(UPPER([.B696]);[.G$1:.G$278];0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5</text:p>
          </table:table-cell>
          <table:table-cell office:value-type="string" calcext:value-type="string">
            <text:p>Germany</text:p>
          </table:table-cell>
          <table:table-cell table:formula="of:=INDEX([.H$1:.H$278];[.F697];1)" office:value-type="string" office:string-value="DE" calcext:value-type="string">
            <text:p>DE</text:p>
          </table:table-cell>
          <table:table-cell table:formula="of:=LEN([.A697])" office:value-type="float" office:value="2" calcext:value-type="float">
            <text:p>2</text:p>
          </table:table-cell>
          <table:table-cell table:formula="of:=LOOKUP([.B697];[.G$1:.G$278])" office:value-type="string" office:string-value="GERMANY" calcext:value-type="string">
            <text:p>GERMANY</text:p>
          </table:table-cell>
          <table:table-cell table:formula="of:=MATCH(UPPER([.B697]);[.G$1:.G$278];0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6</text:p>
          </table:table-cell>
          <table:table-cell office:value-type="string" calcext:value-type="string">
            <text:p>Germany</text:p>
          </table:table-cell>
          <table:table-cell table:formula="of:=INDEX([.H$1:.H$278];[.F698];1)" office:value-type="string" office:string-value="DE" calcext:value-type="string">
            <text:p>DE</text:p>
          </table:table-cell>
          <table:table-cell table:formula="of:=LEN([.A698])" office:value-type="float" office:value="2" calcext:value-type="float">
            <text:p>2</text:p>
          </table:table-cell>
          <table:table-cell table:formula="of:=LOOKUP([.B698];[.G$1:.G$278])" office:value-type="string" office:string-value="GERMANY" calcext:value-type="string">
            <text:p>GERMANY</text:p>
          </table:table-cell>
          <table:table-cell table:formula="of:=MATCH(UPPER([.B698]);[.G$1:.G$278];0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7</text:p>
          </table:table-cell>
          <table:table-cell office:value-type="string" calcext:value-type="string">
            <text:p>Germany</text:p>
          </table:table-cell>
          <table:table-cell table:formula="of:=INDEX([.H$1:.H$278];[.F699];1)" office:value-type="string" office:string-value="DE" calcext:value-type="string">
            <text:p>DE</text:p>
          </table:table-cell>
          <table:table-cell table:formula="of:=LEN([.A699])" office:value-type="float" office:value="2" calcext:value-type="float">
            <text:p>2</text:p>
          </table:table-cell>
          <table:table-cell table:formula="of:=LOOKUP([.B699];[.G$1:.G$278])" office:value-type="string" office:string-value="GERMANY" calcext:value-type="string">
            <text:p>GERMANY</text:p>
          </table:table-cell>
          <table:table-cell table:formula="of:=MATCH(UPPER([.B699]);[.G$1:.G$278];0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8</text:p>
          </table:table-cell>
          <table:table-cell office:value-type="string" calcext:value-type="string">
            <text:p>Germany</text:p>
          </table:table-cell>
          <table:table-cell table:formula="of:=INDEX([.H$1:.H$278];[.F700];1)" office:value-type="string" office:string-value="DE" calcext:value-type="string">
            <text:p>DE</text:p>
          </table:table-cell>
          <table:table-cell table:formula="of:=LEN([.A700])" office:value-type="float" office:value="2" calcext:value-type="float">
            <text:p>2</text:p>
          </table:table-cell>
          <table:table-cell table:formula="of:=LOOKUP([.B700];[.G$1:.G$278])" office:value-type="string" office:string-value="GERMANY" calcext:value-type="string">
            <text:p>GERMANY</text:p>
          </table:table-cell>
          <table:table-cell table:formula="of:=MATCH(UPPER([.B700]);[.G$1:.G$278];0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9</text:p>
          </table:table-cell>
          <table:table-cell office:value-type="string" calcext:value-type="string">
            <text:p>Germany</text:p>
          </table:table-cell>
          <table:table-cell table:formula="of:=INDEX([.H$1:.H$278];[.F701];1)" office:value-type="string" office:string-value="DE" calcext:value-type="string">
            <text:p>DE</text:p>
          </table:table-cell>
          <table:table-cell table:formula="of:=LEN([.A701])" office:value-type="float" office:value="2" calcext:value-type="float">
            <text:p>2</text:p>
          </table:table-cell>
          <table:table-cell table:formula="of:=LOOKUP([.B701];[.G$1:.G$278])" office:value-type="string" office:string-value="GERMANY" calcext:value-type="string">
            <text:p>GERMANY</text:p>
          </table:table-cell>
          <table:table-cell table:formula="of:=MATCH(UPPER([.B701]);[.G$1:.G$278];0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</text:p>
          </table:table-cell>
          <table:table-cell office:value-type="string" calcext:value-type="string">
            <text:p>Afghanistan</text:p>
          </table:table-cell>
          <table:table-cell table:formula="of:=INDEX([.H$1:.H$278];[.F702];1)" office:value-type="string" office:string-value="AF" calcext:value-type="string">
            <text:p>AF</text:p>
          </table:table-cell>
          <table:table-cell table:formula="of:=LEN([.A702])" office:value-type="float" office:value="2" calcext:value-type="float">
            <text:p>2</text:p>
          </table:table-cell>
          <table:table-cell table:formula="of:=LOOKUP([.B702];[.G$1:.G$278])" office:value-type="string" office:string-value="AFGHANISTAN" calcext:value-type="string">
            <text:p>AFGHANISTAN</text:p>
          </table:table-cell>
          <table:table-cell table:formula="of:=MATCH(UPPER([.B702]);[.G$1:.G$278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</text:p>
          </table:table-cell>
          <table:table-cell office:value-type="string" calcext:value-type="string">
            <text:p>Indonesia</text:p>
          </table:table-cell>
          <table:table-cell table:formula="of:=INDEX([.H$1:.H$278];[.F703];1)" office:value-type="string" office:string-value="ID" calcext:value-type="string">
            <text:p>ID</text:p>
          </table:table-cell>
          <table:table-cell table:formula="of:=LEN([.A703])" office:value-type="float" office:value="2" calcext:value-type="float">
            <text:p>2</text:p>
          </table:table-cell>
          <table:table-cell table:formula="of:=LOOKUP([.B703];[.G$1:.G$278])" office:value-type="string" office:string-value="INDONESIA" calcext:value-type="string">
            <text:p>INDONESIA</text:p>
          </table:table-cell>
          <table:table-cell table:formula="of:=MATCH(UPPER([.B703]);[.G$1:.G$278];0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</text:p>
          </table:table-cell>
          <table:table-cell office:value-type="string" calcext:value-type="string">
            <text:p>Indonesia</text:p>
          </table:table-cell>
          <table:table-cell table:formula="of:=INDEX([.H$1:.H$278];[.F704];1)" office:value-type="string" office:string-value="ID" calcext:value-type="string">
            <text:p>ID</text:p>
          </table:table-cell>
          <table:table-cell table:formula="of:=LEN([.A704])" office:value-type="float" office:value="2" calcext:value-type="float">
            <text:p>2</text:p>
          </table:table-cell>
          <table:table-cell table:formula="of:=LOOKUP([.B704];[.G$1:.G$278])" office:value-type="string" office:string-value="INDONESIA" calcext:value-type="string">
            <text:p>INDONESIA</text:p>
          </table:table-cell>
          <table:table-cell table:formula="of:=MATCH(UPPER([.B704]);[.G$1:.G$278];0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</text:p>
          </table:table-cell>
          <table:table-cell office:value-type="string" calcext:value-type="string">
            <text:p>Indonesia</text:p>
          </table:table-cell>
          <table:table-cell table:formula="of:=INDEX([.H$1:.H$278];[.F705];1)" office:value-type="string" office:string-value="ID" calcext:value-type="string">
            <text:p>ID</text:p>
          </table:table-cell>
          <table:table-cell table:formula="of:=LEN([.A705])" office:value-type="float" office:value="2" calcext:value-type="float">
            <text:p>2</text:p>
          </table:table-cell>
          <table:table-cell table:formula="of:=LOOKUP([.B705];[.G$1:.G$278])" office:value-type="string" office:string-value="INDONESIA" calcext:value-type="string">
            <text:p>INDONESIA</text:p>
          </table:table-cell>
          <table:table-cell table:formula="of:=MATCH(UPPER([.B705]);[.G$1:.G$278];0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</text:p>
          </table:table-cell>
          <table:table-cell office:value-type="string" calcext:value-type="string">
            <text:p>Indonesia</text:p>
          </table:table-cell>
          <table:table-cell table:formula="of:=INDEX([.H$1:.H$278];[.F706];1)" office:value-type="string" office:string-value="ID" calcext:value-type="string">
            <text:p>ID</text:p>
          </table:table-cell>
          <table:table-cell table:formula="of:=LEN([.A706])" office:value-type="float" office:value="2" calcext:value-type="float">
            <text:p>2</text:p>
          </table:table-cell>
          <table:table-cell table:formula="of:=LOOKUP([.B706];[.G$1:.G$278])" office:value-type="string" office:string-value="INDONESIA" calcext:value-type="string">
            <text:p>INDONESIA</text:p>
          </table:table-cell>
          <table:table-cell table:formula="of:=MATCH(UPPER([.B706]);[.G$1:.G$278];0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</text:p>
          </table:table-cell>
          <table:table-cell office:value-type="string" calcext:value-type="string">
            <text:p>Indonesia</text:p>
          </table:table-cell>
          <table:table-cell table:formula="of:=INDEX([.H$1:.H$278];[.F707];1)" office:value-type="string" office:string-value="ID" calcext:value-type="string">
            <text:p>ID</text:p>
          </table:table-cell>
          <table:table-cell table:formula="of:=LEN([.A707])" office:value-type="float" office:value="2" calcext:value-type="float">
            <text:p>2</text:p>
          </table:table-cell>
          <table:table-cell table:formula="of:=LOOKUP([.B707];[.G$1:.G$278])" office:value-type="string" office:string-value="INDONESIA" calcext:value-type="string">
            <text:p>INDONESIA</text:p>
          </table:table-cell>
          <table:table-cell table:formula="of:=MATCH(UPPER([.B707]);[.G$1:.G$278];0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</text:p>
          </table:table-cell>
          <table:table-cell office:value-type="string" calcext:value-type="string">
            <text:p>Indonesia</text:p>
          </table:table-cell>
          <table:table-cell table:formula="of:=INDEX([.H$1:.H$278];[.F708];1)" office:value-type="string" office:string-value="ID" calcext:value-type="string">
            <text:p>ID</text:p>
          </table:table-cell>
          <table:table-cell table:formula="of:=LEN([.A708])" office:value-type="float" office:value="2" calcext:value-type="float">
            <text:p>2</text:p>
          </table:table-cell>
          <table:table-cell table:formula="of:=LOOKUP([.B708];[.G$1:.G$278])" office:value-type="string" office:string-value="INDONESIA" calcext:value-type="string">
            <text:p>INDONESIA</text:p>
          </table:table-cell>
          <table:table-cell table:formula="of:=MATCH(UPPER([.B708]);[.G$1:.G$278];0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</text:p>
          </table:table-cell>
          <table:table-cell office:value-type="string" calcext:value-type="string">
            <text:p>Indonesia</text:p>
          </table:table-cell>
          <table:table-cell table:formula="of:=INDEX([.H$1:.H$278];[.F709];1)" office:value-type="string" office:string-value="ID" calcext:value-type="string">
            <text:p>ID</text:p>
          </table:table-cell>
          <table:table-cell table:formula="of:=LEN([.A709])" office:value-type="float" office:value="2" calcext:value-type="float">
            <text:p>2</text:p>
          </table:table-cell>
          <table:table-cell table:formula="of:=LOOKUP([.B709];[.G$1:.G$278])" office:value-type="string" office:string-value="INDONESIA" calcext:value-type="string">
            <text:p>INDONESIA</text:p>
          </table:table-cell>
          <table:table-cell table:formula="of:=MATCH(UPPER([.B709]);[.G$1:.G$278];0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</text:p>
          </table:table-cell>
          <table:table-cell office:value-type="string" calcext:value-type="string">
            <text:p>Iraq</text:p>
          </table:table-cell>
          <table:table-cell table:formula="of:=INDEX([.H$1:.H$278];[.F710];1)" office:value-type="string" office:string-value="IQ" calcext:value-type="string">
            <text:p>IQ</text:p>
          </table:table-cell>
          <table:table-cell table:formula="of:=LEN([.A710])" office:value-type="float" office:value="2" calcext:value-type="float">
            <text:p>2</text:p>
          </table:table-cell>
          <table:table-cell table:formula="of:=LOOKUP([.B710];[.G$1:.G$278])" office:value-type="string" office:string-value="IRAQ" calcext:value-type="string">
            <text:p>IRAQ</text:p>
          </table:table-cell>
          <table:table-cell table:formula="of:=MATCH(UPPER([.B710]);[.G$1:.G$278];0)"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</text:p>
          </table:table-cell>
          <table:table-cell office:value-type="string" calcext:value-type="string">
            <text:p>Vanuatu</text:p>
          </table:table-cell>
          <table:table-cell table:formula="of:=INDEX([.H$1:.H$278];[.F711];1)" office:value-type="string" office:string-value="VU" calcext:value-type="string">
            <text:p>VU</text:p>
          </table:table-cell>
          <table:table-cell table:formula="of:=LEN([.A711])" office:value-type="float" office:value="2" calcext:value-type="float">
            <text:p>2</text:p>
          </table:table-cell>
          <table:table-cell table:formula="of:=LOOKUP([.B711];[.G$1:.G$278])" office:value-type="string" office:string-value="VANUATU" calcext:value-type="string">
            <text:p>VANUATU</text:p>
          </table:table-cell>
          <table:table-cell table:formula="of:=MATCH(UPPER([.B711]);[.G$1:.G$278];0)" office:value-type="float" office:value="267" calcext:value-type="float">
            <text:p>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</text:p>
          </table:table-cell>
          <table:table-cell office:value-type="string" calcext:value-type="string">
            <text:p>Syria</text:p>
          </table:table-cell>
          <table:table-cell table:formula="of:=INDEX([.H$1:.H$278];[.F712];1)" office:value-type="string" office:string-value="SY" calcext:value-type="string">
            <text:p>SY</text:p>
          </table:table-cell>
          <table:table-cell table:formula="of:=LEN([.A712])" office:value-type="float" office:value="2" calcext:value-type="float">
            <text:p>2</text:p>
          </table:table-cell>
          <table:table-cell table:formula="of:=LOOKUP([.B712];[.G$1:.G$278])" office:value-type="string" office:string-value="SYRIA" calcext:value-type="string">
            <text:p>SYRIA</text:p>
          </table:table-cell>
          <table:table-cell table:formula="of:=MATCH(UPPER([.B712]);[.G$1:.G$278];0)"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</text:p>
          </table:table-cell>
          <table:table-cell office:value-type="string" calcext:value-type="string">
            <text:p>Latvia</text:p>
          </table:table-cell>
          <table:table-cell table:formula="of:=INDEX([.H$1:.H$278];[.F713];1)" office:value-type="string" office:string-value="LV" calcext:value-type="string">
            <text:p>LV</text:p>
          </table:table-cell>
          <table:table-cell table:formula="of:=LEN([.A713])" office:value-type="float" office:value="2" calcext:value-type="float">
            <text:p>2</text:p>
          </table:table-cell>
          <table:table-cell table:formula="of:=LOOKUP([.B713];[.G$1:.G$278])" office:value-type="string" office:string-value="LATVIA" calcext:value-type="string">
            <text:p>LATVIA</text:p>
          </table:table-cell>
          <table:table-cell table:formula="of:=MATCH(UPPER([.B713]);[.G$1:.G$278];0)"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</text:p>
          </table:table-cell>
          <table:table-cell office:value-type="string" calcext:value-type="string">
            <text:p>Turkey</text:p>
          </table:table-cell>
          <table:table-cell table:formula="of:=INDEX([.H$1:.H$278];[.F714];1)" office:value-type="string" office:string-value="TR" calcext:value-type="string">
            <text:p>TR</text:p>
          </table:table-cell>
          <table:table-cell table:formula="of:=LEN([.A714])" office:value-type="float" office:value="2" calcext:value-type="float">
            <text:p>2</text:p>
          </table:table-cell>
          <table:table-cell table:formula="of:=LOOKUP([.B714];[.G$1:.G$278])" office:value-type="string" office:string-value="TURKEY" calcext:value-type="string">
            <text:p>TURKEY</text:p>
          </table:table-cell>
          <table:table-cell table:formula="of:=MATCH(UPPER([.B714]);[.G$1:.G$278];0)"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</text:p>
          </table:table-cell>
          <table:table-cell office:value-type="string" calcext:value-type="string">
            <text:p>Nicaragua</text:p>
          </table:table-cell>
          <table:table-cell table:formula="of:=INDEX([.H$1:.H$278];[.F715];1)" office:value-type="string" office:string-value="NI" calcext:value-type="string">
            <text:p>NI</text:p>
          </table:table-cell>
          <table:table-cell table:formula="of:=LEN([.A715])" office:value-type="float" office:value="2" calcext:value-type="float">
            <text:p>2</text:p>
          </table:table-cell>
          <table:table-cell table:formula="of:=LOOKUP([.B715];[.G$1:.G$278])" office:value-type="string" office:string-value="NICARAGUA" calcext:value-type="string">
            <text:p>NICARAGUA</text:p>
          </table:table-cell>
          <table:table-cell table:formula="of:=MATCH(UPPER([.B715]);[.G$1:.G$278];0)"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</text:p>
          </table:table-cell>
          <table:table-cell office:value-type="string" calcext:value-type="string">
            <text:p>Romania</text:p>
          </table:table-cell>
          <table:table-cell table:formula="of:=INDEX([.H$1:.H$278];[.F716];1)" office:value-type="string" office:string-value="RO" calcext:value-type="string">
            <text:p>RO</text:p>
          </table:table-cell>
          <table:table-cell table:formula="of:=LEN([.A716])" office:value-type="float" office:value="2" calcext:value-type="float">
            <text:p>2</text:p>
          </table:table-cell>
          <table:table-cell table:formula="of:=LOOKUP([.B716];[.G$1:.G$278])" office:value-type="string" office:string-value="ROMANIA" calcext:value-type="string">
            <text:p>ROMANIA</text:p>
          </table:table-cell>
          <table:table-cell table:formula="of:=MATCH(UPPER([.B716]);[.G$1:.G$278];0)"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</text:p>
          </table:table-cell>
          <table:table-cell office:value-type="string" calcext:value-type="string">
            <text:p>Romania</text:p>
          </table:table-cell>
          <table:table-cell table:formula="of:=INDEX([.H$1:.H$278];[.F717];1)" office:value-type="string" office:string-value="RO" calcext:value-type="string">
            <text:p>RO</text:p>
          </table:table-cell>
          <table:table-cell table:formula="of:=LEN([.A717])" office:value-type="float" office:value="2" calcext:value-type="float">
            <text:p>2</text:p>
          </table:table-cell>
          <table:table-cell table:formula="of:=LOOKUP([.B717];[.G$1:.G$278])" office:value-type="string" office:string-value="ROMANIA" calcext:value-type="string">
            <text:p>ROMANIA</text:p>
          </table:table-cell>
          <table:table-cell table:formula="of:=MATCH(UPPER([.B717]);[.G$1:.G$278];0)"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</text:p>
          </table:table-cell>
          <table:table-cell office:value-type="string" calcext:value-type="string">
            <text:p>Romania</text:p>
          </table:table-cell>
          <table:table-cell table:formula="of:=INDEX([.H$1:.H$278];[.F718];1)" office:value-type="string" office:string-value="RO" calcext:value-type="string">
            <text:p>RO</text:p>
          </table:table-cell>
          <table:table-cell table:formula="of:=LEN([.A718])" office:value-type="float" office:value="2" calcext:value-type="float">
            <text:p>2</text:p>
          </table:table-cell>
          <table:table-cell table:formula="of:=LOOKUP([.B718];[.G$1:.G$278])" office:value-type="string" office:string-value="ROMANIA" calcext:value-type="string">
            <text:p>ROMANIA</text:p>
          </table:table-cell>
          <table:table-cell table:formula="of:=MATCH(UPPER([.B718]);[.G$1:.G$278];0)"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</text:p>
          </table:table-cell>
          <table:table-cell office:value-type="string" calcext:value-type="string">
            <text:p>Romania</text:p>
          </table:table-cell>
          <table:table-cell table:formula="of:=INDEX([.H$1:.H$278];[.F719];1)" office:value-type="string" office:string-value="RO" calcext:value-type="string">
            <text:p>RO</text:p>
          </table:table-cell>
          <table:table-cell table:formula="of:=LEN([.A719])" office:value-type="float" office:value="2" calcext:value-type="float">
            <text:p>2</text:p>
          </table:table-cell>
          <table:table-cell table:formula="of:=LOOKUP([.B719];[.G$1:.G$278])" office:value-type="string" office:string-value="ROMANIA" calcext:value-type="string">
            <text:p>ROMANIA</text:p>
          </table:table-cell>
          <table:table-cell table:formula="of:=MATCH(UPPER([.B719]);[.G$1:.G$278];0)"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</text:p>
          </table:table-cell>
          <table:table-cell office:value-type="string" calcext:value-type="string">
            <text:p>El Salvador</text:p>
          </table:table-cell>
          <table:table-cell table:formula="of:=INDEX([.H$1:.H$278];[.F720];1)" office:value-type="string" office:string-value="SV" calcext:value-type="string">
            <text:p>SV</text:p>
          </table:table-cell>
          <table:table-cell table:formula="of:=LEN([.A720])" office:value-type="float" office:value="2" calcext:value-type="float">
            <text:p>2</text:p>
          </table:table-cell>
          <table:table-cell table:formula="of:=LOOKUP([.B720];[.G$1:.G$278])" office:value-type="string" office:string-value="EL SALVADOR" calcext:value-type="string">
            <text:p>EL SALVADOR</text:p>
          </table:table-cell>
          <table:table-cell table:formula="of:=MATCH(UPPER([.B720]);[.G$1:.G$278];0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</text:p>
          </table:table-cell>
          <table:table-cell office:value-type="string" calcext:value-type="string">
            <text:p>Serbia</text:p>
          </table:table-cell>
          <table:table-cell table:formula="of:=INDEX([.H$1:.H$278];[.F721];1)" office:value-type="string" office:string-value="RS" calcext:value-type="string">
            <text:p>RS</text:p>
          </table:table-cell>
          <table:table-cell table:formula="of:=LEN([.A721])" office:value-type="float" office:value="2" calcext:value-type="float">
            <text:p>2</text:p>
          </table:table-cell>
          <table:table-cell table:formula="of:=LOOKUP([.B721];[.G$1:.G$278])" office:value-type="string" office:string-value="SERBIA" calcext:value-type="string">
            <text:p>SERBIA</text:p>
          </table:table-cell>
          <table:table-cell table:formula="of:=MATCH(UPPER([.B721]);[.G$1:.G$278];0)"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</text:p>
          </table:table-cell>
          <table:table-cell office:value-type="string" calcext:value-type="string">
            <text:p>Serbia</text:p>
          </table:table-cell>
          <table:table-cell table:formula="of:=INDEX([.H$1:.H$278];[.F722];1)" office:value-type="string" office:string-value="RS" calcext:value-type="string">
            <text:p>RS</text:p>
          </table:table-cell>
          <table:table-cell table:formula="of:=LEN([.A722])" office:value-type="float" office:value="2" calcext:value-type="float">
            <text:p>2</text:p>
          </table:table-cell>
          <table:table-cell table:formula="of:=LOOKUP([.B722];[.G$1:.G$278])" office:value-type="string" office:string-value="SERBIA" calcext:value-type="string">
            <text:p>SERBIA</text:p>
          </table:table-cell>
          <table:table-cell table:formula="of:=MATCH(UPPER([.B722]);[.G$1:.G$278];0)"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</text:p>
          </table:table-cell>
          <table:table-cell office:value-type="string" calcext:value-type="string">
            <text:p>Venezuela</text:p>
          </table:table-cell>
          <table:table-cell table:formula="of:=INDEX([.H$1:.H$278];[.F723];1)" office:value-type="string" office:string-value="VE" calcext:value-type="string">
            <text:p>VE</text:p>
          </table:table-cell>
          <table:table-cell table:formula="of:=LEN([.A723])" office:value-type="float" office:value="2" calcext:value-type="float">
            <text:p>2</text:p>
          </table:table-cell>
          <table:table-cell table:formula="of:=LOOKUP([.B723];[.G$1:.G$278])" office:value-type="string" office:string-value="VENEZUELA" calcext:value-type="string">
            <text:p>VENEZUELA</text:p>
          </table:table-cell>
          <table:table-cell table:formula="of:=MATCH(UPPER([.B723]);[.G$1:.G$278];0)"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</text:p>
          </table:table-cell>
          <table:table-cell office:value-type="string" calcext:value-type="string">
            <text:p>Venezuela</text:p>
          </table:table-cell>
          <table:table-cell table:formula="of:=INDEX([.H$1:.H$278];[.F724];1)" office:value-type="string" office:string-value="VE" calcext:value-type="string">
            <text:p>VE</text:p>
          </table:table-cell>
          <table:table-cell table:formula="of:=LEN([.A724])" office:value-type="float" office:value="2" calcext:value-type="float">
            <text:p>2</text:p>
          </table:table-cell>
          <table:table-cell table:formula="of:=LOOKUP([.B724];[.G$1:.G$278])" office:value-type="string" office:string-value="VENEZUELA" calcext:value-type="string">
            <text:p>VENEZUELA</text:p>
          </table:table-cell>
          <table:table-cell table:formula="of:=MATCH(UPPER([.B724]);[.G$1:.G$278];0)"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</text:p>
          </table:table-cell>
          <table:table-cell office:value-type="string" calcext:value-type="string">
            <text:p>Venezuela</text:p>
          </table:table-cell>
          <table:table-cell table:formula="of:=INDEX([.H$1:.H$278];[.F725];1)" office:value-type="string" office:string-value="VE" calcext:value-type="string">
            <text:p>VE</text:p>
          </table:table-cell>
          <table:table-cell table:formula="of:=LEN([.A725])" office:value-type="float" office:value="2" calcext:value-type="float">
            <text:p>2</text:p>
          </table:table-cell>
          <table:table-cell table:formula="of:=LOOKUP([.B725];[.G$1:.G$278])" office:value-type="string" office:string-value="VENEZUELA" calcext:value-type="string">
            <text:p>VENEZUELA</text:p>
          </table:table-cell>
          <table:table-cell table:formula="of:=MATCH(UPPER([.B725]);[.G$1:.G$278];0)"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Venezuela</text:p>
          </table:table-cell>
          <table:table-cell table:formula="of:=INDEX([.H$1:.H$278];[.F726];1)" office:value-type="string" office:string-value="VE" calcext:value-type="string">
            <text:p>VE</text:p>
          </table:table-cell>
          <table:table-cell table:formula="of:=LEN([.A726])" office:value-type="float" office:value="2" calcext:value-type="float">
            <text:p>2</text:p>
          </table:table-cell>
          <table:table-cell table:formula="of:=LOOKUP([.B726];[.G$1:.G$278])" office:value-type="string" office:string-value="VENEZUELA" calcext:value-type="string">
            <text:p>VENEZUELA</text:p>
          </table:table-cell>
          <table:table-cell table:formula="of:=MATCH(UPPER([.B726]);[.G$1:.G$278];0)"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2</text:p>
          </table:table-cell>
          <table:table-cell office:value-type="string" calcext:value-type="string">
            <text:p>Zimbabwe</text:p>
          </table:table-cell>
          <table:table-cell table:formula="of:=INDEX([.H$1:.H$278];[.F727];1)" office:value-type="string" office:string-value="ZW" calcext:value-type="string">
            <text:p>ZW</text:p>
          </table:table-cell>
          <table:table-cell table:formula="of:=LEN([.A727])" office:value-type="float" office:value="2" calcext:value-type="float">
            <text:p>2</text:p>
          </table:table-cell>
          <table:table-cell table:formula="of:=LOOKUP([.B727];[.G$1:.G$278])" office:value-type="string" office:string-value="ZIMBABWE" calcext:value-type="string">
            <text:p>ZIMBABWE</text:p>
          </table:table-cell>
          <table:table-cell table:formula="of:=MATCH(UPPER([.B727]);[.G$1:.G$278];0)"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3</text:p>
          </table:table-cell>
          <table:table-cell office:value-type="string" calcext:value-type="string">
            <text:p>Republic of Macedonia</text:p>
          </table:table-cell>
          <table:table-cell/>
          <table:table-cell table:formula="of:=LEN([.A728])" office:value-type="float" office:value="2" calcext:value-type="float">
            <text:p>2</text:p>
          </table:table-cell>
          <table:table-cell table:formula="of:=LOOKUP([.B728];[.G$1:.G$278])" office:value-type="string" office:string-value="QATAR" calcext:value-type="string">
            <text:p>QATAR</text:p>
          </table:table-cell>
          <table:table-cell table:formula="of:=MATCH(UPPER([.B728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6</text:p>
          </table:table-cell>
          <table:table-cell office:value-type="string" calcext:value-type="string">
            <text:p>Kosovo</text:p>
          </table:table-cell>
          <table:table-cell table:formula="of:=INDEX([.H$1:.H$278];[.F729];1)" office:value-type="string" office:string-value="CS" calcext:value-type="string">
            <text:p>CS</text:p>
          </table:table-cell>
          <table:table-cell table:formula="of:=LEN([.A729])" office:value-type="float" office:value="2" calcext:value-type="float">
            <text:p>2</text:p>
          </table:table-cell>
          <table:table-cell table:formula="of:=LOOKUP([.B729];[.G$1:.G$278])" office:value-type="string" office:string-value="KOSOVO" calcext:value-type="string">
            <text:p>KOSOVO</text:p>
          </table:table-cell>
          <table:table-cell table:formula="of:=MATCH(UPPER([.B729]);[.G$1:.G$278];0)"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8</text:p>
          </table:table-cell>
          <table:table-cell office:value-type="string" calcext:value-type="string">
            <text:p>South Sudan</text:p>
          </table:table-cell>
          <table:table-cell table:formula="of:=INDEX([.H$1:.H$278];[.F730];1)" office:value-type="string" office:string-value="SS" calcext:value-type="string">
            <text:p>SS</text:p>
          </table:table-cell>
          <table:table-cell table:formula="of:=LEN([.A730])" office:value-type="float" office:value="2" calcext:value-type="float">
            <text:p>2</text:p>
          </table:table-cell>
          <table:table-cell table:formula="of:=LOOKUP([.B730];[.G$1:.G$278])" office:value-type="string" office:string-value="SOUTH SUDAN" calcext:value-type="string">
            <text:p>SOUTH SUDAN</text:p>
          </table:table-cell>
          <table:table-cell table:formula="of:=MATCH(UPPER([.B730]);[.G$1:.G$278];0)"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Albania</text:p>
          </table:table-cell>
          <table:table-cell table:formula="of:=INDEX([.H$1:.H$278];[.F731];1)" office:value-type="string" office:string-value="AL" calcext:value-type="string">
            <text:p>AL</text:p>
          </table:table-cell>
          <table:table-cell table:formula="of:=LEN([.A731])" office:value-type="float" office:value="2" calcext:value-type="float">
            <text:p>2</text:p>
          </table:table-cell>
          <table:table-cell table:formula="of:=LOOKUP([.B731];[.G$1:.G$278])" office:value-type="string" office:string-value="ALBANIA" calcext:value-type="string">
            <text:p>ALBANIA</text:p>
          </table:table-cell>
          <table:table-cell table:formula="of:=MATCH(UPPER([.B731]);[.G$1:.G$278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</text:p>
          </table:table-cell>
          <table:table-cell office:value-type="string" calcext:value-type="string">
            <text:p>UK</text:p>
          </table:table-cell>
          <table:table-cell table:formula="of:=INDEX([.H$1:.H$278];[.F732];1)" office:value-type="string" office:string-value="GB" calcext:value-type="string">
            <text:p>GB</text:p>
          </table:table-cell>
          <table:table-cell table:formula="of:=LEN([.A732])" office:value-type="float" office:value="2" calcext:value-type="float">
            <text:p>2</text:p>
          </table:table-cell>
          <table:table-cell table:formula="of:=LOOKUP([.B732];[.G$1:.G$278])" office:value-type="string" office:string-value="UGANDA" calcext:value-type="string">
            <text:p>UGANDA</text:p>
          </table:table-cell>
          <table:table-cell table:formula="of:=MATCH(UPPER([.B732]);[.G$1:.G$278];0)"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</text:p>
          </table:table-cell>
          <table:table-cell office:value-type="string" calcext:value-type="string">
            <text:p>UK</text:p>
          </table:table-cell>
          <table:table-cell table:formula="of:=INDEX([.H$1:.H$278];[.F733];1)" office:value-type="string" office:string-value="GB" calcext:value-type="string">
            <text:p>GB</text:p>
          </table:table-cell>
          <table:table-cell table:formula="of:=LEN([.A733])" office:value-type="float" office:value="2" calcext:value-type="float">
            <text:p>2</text:p>
          </table:table-cell>
          <table:table-cell table:formula="of:=LOOKUP([.B733];[.G$1:.G$278])" office:value-type="string" office:string-value="UGANDA" calcext:value-type="string">
            <text:p>UGANDA</text:p>
          </table:table-cell>
          <table:table-cell table:formula="of:=MATCH(UPPER([.B733]);[.G$1:.G$278];0)"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</text:p>
          </table:table-cell>
          <table:table-cell office:value-type="string" calcext:value-type="string">
            <text:p>UK</text:p>
          </table:table-cell>
          <table:table-cell table:formula="of:=INDEX([.H$1:.H$278];[.F734];1)" office:value-type="string" office:string-value="GB" calcext:value-type="string">
            <text:p>GB</text:p>
          </table:table-cell>
          <table:table-cell table:formula="of:=LEN([.A734])" office:value-type="float" office:value="2" calcext:value-type="float">
            <text:p>2</text:p>
          </table:table-cell>
          <table:table-cell table:formula="of:=LOOKUP([.B734];[.G$1:.G$278])" office:value-type="string" office:string-value="UGANDA" calcext:value-type="string">
            <text:p>UGANDA</text:p>
          </table:table-cell>
          <table:table-cell table:formula="of:=MATCH(UPPER([.B734]);[.G$1:.G$278];0)"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</text:p>
          </table:table-cell>
          <table:table-cell office:value-type="string" calcext:value-type="string">
            <text:p>UK</text:p>
          </table:table-cell>
          <table:table-cell table:formula="of:=INDEX([.H$1:.H$278];[.F735];1)" office:value-type="string" office:string-value="GB" calcext:value-type="string">
            <text:p>GB</text:p>
          </table:table-cell>
          <table:table-cell table:formula="of:=LEN([.A735])" office:value-type="float" office:value="2" calcext:value-type="float">
            <text:p>2</text:p>
          </table:table-cell>
          <table:table-cell table:formula="of:=LOOKUP([.B735];[.G$1:.G$278])" office:value-type="string" office:string-value="UGANDA" calcext:value-type="string">
            <text:p>UGANDA</text:p>
          </table:table-cell>
          <table:table-cell table:formula="of:=MATCH(UPPER([.B735]);[.G$1:.G$278];0)"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</text:p>
          </table:table-cell>
          <table:table-cell office:value-type="string" calcext:value-type="string">
            <text:p>UK</text:p>
          </table:table-cell>
          <table:table-cell table:formula="of:=INDEX([.H$1:.H$278];[.F736];1)" office:value-type="string" office:string-value="GB" calcext:value-type="string">
            <text:p>GB</text:p>
          </table:table-cell>
          <table:table-cell table:formula="of:=LEN([.A736])" office:value-type="float" office:value="2" calcext:value-type="float">
            <text:p>2</text:p>
          </table:table-cell>
          <table:table-cell table:formula="of:=LOOKUP([.B736];[.G$1:.G$278])" office:value-type="string" office:string-value="UGANDA" calcext:value-type="string">
            <text:p>UGANDA</text:p>
          </table:table-cell>
          <table:table-cell table:formula="of:=MATCH(UPPER([.B736]);[.G$1:.G$278];0)"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</text:p>
          </table:table-cell>
          <table:table-cell office:value-type="string" calcext:value-type="string">
            <text:p>UK</text:p>
          </table:table-cell>
          <table:table-cell table:formula="of:=INDEX([.H$1:.H$278];[.F737];1)" office:value-type="string" office:string-value="GB" calcext:value-type="string">
            <text:p>GB</text:p>
          </table:table-cell>
          <table:table-cell table:formula="of:=LEN([.A737])" office:value-type="float" office:value="2" calcext:value-type="float">
            <text:p>2</text:p>
          </table:table-cell>
          <table:table-cell table:formula="of:=LOOKUP([.B737];[.G$1:.G$278])" office:value-type="string" office:string-value="UGANDA" calcext:value-type="string">
            <text:p>UGANDA</text:p>
          </table:table-cell>
          <table:table-cell table:formula="of:=MATCH(UPPER([.B737]);[.G$1:.G$278];0)"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</text:p>
          </table:table-cell>
          <table:table-cell office:value-type="string" calcext:value-type="string">
            <text:p>UK</text:p>
          </table:table-cell>
          <table:table-cell table:formula="of:=INDEX([.H$1:.H$278];[.F738];1)" office:value-type="string" office:string-value="GB" calcext:value-type="string">
            <text:p>GB</text:p>
          </table:table-cell>
          <table:table-cell table:formula="of:=LEN([.A738])" office:value-type="float" office:value="2" calcext:value-type="float">
            <text:p>2</text:p>
          </table:table-cell>
          <table:table-cell table:formula="of:=LOOKUP([.B738];[.G$1:.G$278])" office:value-type="string" office:string-value="UGANDA" calcext:value-type="string">
            <text:p>UGANDA</text:p>
          </table:table-cell>
          <table:table-cell table:formula="of:=MATCH(UPPER([.B738]);[.G$1:.G$278];0)"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</text:p>
          </table:table-cell>
          <table:table-cell office:value-type="string" calcext:value-type="string">
            <text:p>UK</text:p>
          </table:table-cell>
          <table:table-cell table:formula="of:=INDEX([.H$1:.H$278];[.F739];1)" office:value-type="string" office:string-value="GB" calcext:value-type="string">
            <text:p>GB</text:p>
          </table:table-cell>
          <table:table-cell table:formula="of:=LEN([.A739])" office:value-type="float" office:value="2" calcext:value-type="float">
            <text:p>2</text:p>
          </table:table-cell>
          <table:table-cell table:formula="of:=LOOKUP([.B739];[.G$1:.G$278])" office:value-type="string" office:string-value="UGANDA" calcext:value-type="string">
            <text:p>UGANDA</text:p>
          </table:table-cell>
          <table:table-cell table:formula="of:=MATCH(UPPER([.B739]);[.G$1:.G$278];0)"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</text:p>
          </table:table-cell>
          <table:table-cell office:value-type="string" calcext:value-type="string">
            <text:p>UK</text:p>
          </table:table-cell>
          <table:table-cell table:formula="of:=INDEX([.H$1:.H$278];[.F740];1)" office:value-type="string" office:string-value="GB" calcext:value-type="string">
            <text:p>GB</text:p>
          </table:table-cell>
          <table:table-cell table:formula="of:=LEN([.A740])" office:value-type="float" office:value="2" calcext:value-type="float">
            <text:p>2</text:p>
          </table:table-cell>
          <table:table-cell table:formula="of:=LOOKUP([.B740];[.G$1:.G$278])" office:value-type="string" office:string-value="UGANDA" calcext:value-type="string">
            <text:p>UGANDA</text:p>
          </table:table-cell>
          <table:table-cell table:formula="of:=MATCH(UPPER([.B740]);[.G$1:.G$278];0)"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</text:p>
          </table:table-cell>
          <table:table-cell office:value-type="string" calcext:value-type="string">
            <text:p>New Zealand</text:p>
          </table:table-cell>
          <table:table-cell table:formula="of:=INDEX([.H$1:.H$278];[.F741];1)" office:value-type="string" office:string-value="NZ" calcext:value-type="string">
            <text:p>NZ</text:p>
          </table:table-cell>
          <table:table-cell table:formula="of:=LEN([.A741])" office:value-type="float" office:value="2" calcext:value-type="float">
            <text:p>2</text:p>
          </table:table-cell>
          <table:table-cell table:formula="of:=LOOKUP([.B741];[.G$1:.G$278])" office:value-type="string" office:string-value="NEW ZEALAND" calcext:value-type="string">
            <text:p>NEW ZEALAND</text:p>
          </table:table-cell>
          <table:table-cell table:formula="of:=MATCH(UPPER([.B741]);[.G$1:.G$278];0)"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</text:p>
          </table:table-cell>
          <table:table-cell office:value-type="string" calcext:value-type="string">
            <text:p>New Zealand</text:p>
          </table:table-cell>
          <table:table-cell table:formula="of:=INDEX([.H$1:.H$278];[.F742];1)" office:value-type="string" office:string-value="NZ" calcext:value-type="string">
            <text:p>NZ</text:p>
          </table:table-cell>
          <table:table-cell table:formula="of:=LEN([.A742])" office:value-type="float" office:value="2" calcext:value-type="float">
            <text:p>2</text:p>
          </table:table-cell>
          <table:table-cell table:formula="of:=LOOKUP([.B742];[.G$1:.G$278])" office:value-type="string" office:string-value="NEW ZEALAND" calcext:value-type="string">
            <text:p>NEW ZEALAND</text:p>
          </table:table-cell>
          <table:table-cell table:formula="of:=MATCH(UPPER([.B742]);[.G$1:.G$278];0)"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</text:p>
          </table:table-cell>
          <table:table-cell office:value-type="string" calcext:value-type="string">
            <text:p>New Zealand</text:p>
          </table:table-cell>
          <table:table-cell table:formula="of:=INDEX([.H$1:.H$278];[.F743];1)" office:value-type="string" office:string-value="NZ" calcext:value-type="string">
            <text:p>NZ</text:p>
          </table:table-cell>
          <table:table-cell table:formula="of:=LEN([.A743])" office:value-type="float" office:value="2" calcext:value-type="float">
            <text:p>2</text:p>
          </table:table-cell>
          <table:table-cell table:formula="of:=LOOKUP([.B743];[.G$1:.G$278])" office:value-type="string" office:string-value="NEW ZEALAND" calcext:value-type="string">
            <text:p>NEW ZEALAND</text:p>
          </table:table-cell>
          <table:table-cell table:formula="of:=MATCH(UPPER([.B743]);[.G$1:.G$278];0)"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UK</text:p>
          </table:table-cell>
          <table:table-cell table:formula="of:=INDEX([.H$1:.H$278];[.F744];1)" office:value-type="string" office:string-value="GB" calcext:value-type="string">
            <text:p>GB</text:p>
          </table:table-cell>
          <table:table-cell table:formula="of:=LEN([.A744])" office:value-type="float" office:value="2" calcext:value-type="float">
            <text:p>2</text:p>
          </table:table-cell>
          <table:table-cell table:formula="of:=LOOKUP([.B744];[.G$1:.G$278])" office:value-type="string" office:string-value="UGANDA" calcext:value-type="string">
            <text:p>UGANDA</text:p>
          </table:table-cell>
          <table:table-cell table:formula="of:=MATCH(UPPER([.B744]);[.G$1:.G$278];0)"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</text:p>
          </table:table-cell>
          <table:table-cell office:value-type="string" calcext:value-type="string">
            <text:p>UK</text:p>
          </table:table-cell>
          <table:table-cell table:formula="of:=INDEX([.H$1:.H$278];[.F745];1)" office:value-type="string" office:string-value="GB" calcext:value-type="string">
            <text:p>GB</text:p>
          </table:table-cell>
          <table:table-cell table:formula="of:=LEN([.A745])" office:value-type="float" office:value="2" calcext:value-type="float">
            <text:p>2</text:p>
          </table:table-cell>
          <table:table-cell table:formula="of:=LOOKUP([.B745];[.G$1:.G$278])" office:value-type="string" office:string-value="UGANDA" calcext:value-type="string">
            <text:p>UGANDA</text:p>
          </table:table-cell>
          <table:table-cell table:formula="of:=MATCH(UPPER([.B745]);[.G$1:.G$278];0)"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</text:p>
          </table:table-cell>
          <table:table-cell office:value-type="string" calcext:value-type="string">
            <text:p>Paraguay</text:p>
          </table:table-cell>
          <table:table-cell table:formula="of:=INDEX([.H$1:.H$278];[.F746];1)" office:value-type="string" office:string-value="PY" calcext:value-type="string">
            <text:p>PY</text:p>
          </table:table-cell>
          <table:table-cell table:formula="of:=LEN([.A746])" office:value-type="float" office:value="2" calcext:value-type="float">
            <text:p>2</text:p>
          </table:table-cell>
          <table:table-cell table:formula="of:=LOOKUP([.B746];[.G$1:.G$278])" office:value-type="string" office:string-value="PARAGUAY" calcext:value-type="string">
            <text:p>PARAGUAY</text:p>
          </table:table-cell>
          <table:table-cell table:formula="of:=MATCH(UPPER([.B746]);[.G$1:.G$278];0)"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</text:p>
          </table:table-cell>
          <table:table-cell office:value-type="string" calcext:value-type="string">
            <text:p>UK</text:p>
          </table:table-cell>
          <table:table-cell table:formula="of:=INDEX([.H$1:.H$278];[.F747];1)" office:value-type="string" office:string-value="GB" calcext:value-type="string">
            <text:p>GB</text:p>
          </table:table-cell>
          <table:table-cell table:formula="of:=LEN([.A747])" office:value-type="float" office:value="2" calcext:value-type="float">
            <text:p>2</text:p>
          </table:table-cell>
          <table:table-cell table:formula="of:=LOOKUP([.B747];[.G$1:.G$278])" office:value-type="string" office:string-value="UGANDA" calcext:value-type="string">
            <text:p>UGANDA</text:p>
          </table:table-cell>
          <table:table-cell table:formula="of:=MATCH(UPPER([.B747]);[.G$1:.G$278];0)"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</text:p>
          </table:table-cell>
          <table:table-cell office:value-type="string" calcext:value-type="string">
            <text:p>South Africa</text:p>
          </table:table-cell>
          <table:table-cell table:formula="of:=INDEX([.H$1:.H$278];[.F748];1)" office:value-type="string" office:string-value="ZA" calcext:value-type="string">
            <text:p>ZA</text:p>
          </table:table-cell>
          <table:table-cell table:formula="of:=LEN([.A748])" office:value-type="float" office:value="2" calcext:value-type="float">
            <text:p>2</text:p>
          </table:table-cell>
          <table:table-cell table:formula="of:=LOOKUP([.B748];[.G$1:.G$278])" office:value-type="string" office:string-value="SOUTH AFRICA" calcext:value-type="string">
            <text:p>SOUTH AFRICA</text:p>
          </table:table-cell>
          <table:table-cell table:formula="of:=MATCH(UPPER([.B748]);[.G$1:.G$278];0)"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</text:p>
          </table:table-cell>
          <table:table-cell office:value-type="string" calcext:value-type="string">
            <text:p>South Africa</text:p>
          </table:table-cell>
          <table:table-cell table:formula="of:=INDEX([.H$1:.H$278];[.F749];1)" office:value-type="string" office:string-value="ZA" calcext:value-type="string">
            <text:p>ZA</text:p>
          </table:table-cell>
          <table:table-cell table:formula="of:=LEN([.A749])" office:value-type="float" office:value="2" calcext:value-type="float">
            <text:p>2</text:p>
          </table:table-cell>
          <table:table-cell table:formula="of:=LOOKUP([.B749];[.G$1:.G$278])" office:value-type="string" office:string-value="SOUTH AFRICA" calcext:value-type="string">
            <text:p>SOUTH AFRICA</text:p>
          </table:table-cell>
          <table:table-cell table:formula="of:=MATCH(UPPER([.B749]);[.G$1:.G$278];0)"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</text:p>
          </table:table-cell>
          <table:table-cell office:value-type="string" calcext:value-type="string">
            <text:p>South Africa</text:p>
          </table:table-cell>
          <table:table-cell table:formula="of:=INDEX([.H$1:.H$278];[.F750];1)" office:value-type="string" office:string-value="ZA" calcext:value-type="string">
            <text:p>ZA</text:p>
          </table:table-cell>
          <table:table-cell table:formula="of:=LEN([.A750])" office:value-type="float" office:value="2" calcext:value-type="float">
            <text:p>2</text:p>
          </table:table-cell>
          <table:table-cell table:formula="of:=LOOKUP([.B750];[.G$1:.G$278])" office:value-type="string" office:string-value="SOUTH AFRICA" calcext:value-type="string">
            <text:p>SOUTH AFRICA</text:p>
          </table:table-cell>
          <table:table-cell table:formula="of:=MATCH(UPPER([.B750]);[.G$1:.G$278];0)"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</text:p>
          </table:table-cell>
          <table:table-cell office:value-type="string" calcext:value-type="string">
            <text:p>South Africa</text:p>
          </table:table-cell>
          <table:table-cell table:formula="of:=INDEX([.H$1:.H$278];[.F751];1)" office:value-type="string" office:string-value="ZA" calcext:value-type="string">
            <text:p>ZA</text:p>
          </table:table-cell>
          <table:table-cell table:formula="of:=LEN([.A751])" office:value-type="float" office:value="2" calcext:value-type="float">
            <text:p>2</text:p>
          </table:table-cell>
          <table:table-cell table:formula="of:=LOOKUP([.B751];[.G$1:.G$278])" office:value-type="string" office:string-value="SOUTH AFRICA" calcext:value-type="string">
            <text:p>SOUTH AFRICA</text:p>
          </table:table-cell>
          <table:table-cell table:formula="of:=MATCH(UPPER([.B751]);[.G$1:.G$278];0)"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</text:p>
          </table:table-cell>
          <table:table-cell office:value-type="string" calcext:value-type="string">
            <text:p>Brazil</text:p>
          </table:table-cell>
          <table:table-cell table:formula="of:=INDEX([.H$1:.H$278];[.F752];1)" office:value-type="string" office:string-value="BR" calcext:value-type="string">
            <text:p>BR</text:p>
          </table:table-cell>
          <table:table-cell table:formula="of:=LEN([.A752])" office:value-type="float" office:value="2" calcext:value-type="float">
            <text:p>2</text:p>
          </table:table-cell>
          <table:table-cell table:formula="of:=LOOKUP([.B752];[.G$1:.G$278])" office:value-type="string" office:string-value="BRAZIL" calcext:value-type="string">
            <text:p>BRAZIL</text:p>
          </table:table-cell>
          <table:table-cell table:formula="of:=MATCH(UPPER([.B752]);[.G$1:.G$278];0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</text:p>
          </table:table-cell>
          <table:table-cell office:value-type="string" calcext:value-type="string">
            <text:p>Brazil</text:p>
          </table:table-cell>
          <table:table-cell table:formula="of:=INDEX([.H$1:.H$278];[.F753];1)" office:value-type="string" office:string-value="BR" calcext:value-type="string">
            <text:p>BR</text:p>
          </table:table-cell>
          <table:table-cell table:formula="of:=LEN([.A753])" office:value-type="float" office:value="2" calcext:value-type="float">
            <text:p>2</text:p>
          </table:table-cell>
          <table:table-cell table:formula="of:=LOOKUP([.B753];[.G$1:.G$278])" office:value-type="string" office:string-value="BRAZIL" calcext:value-type="string">
            <text:p>BRAZIL</text:p>
          </table:table-cell>
          <table:table-cell table:formula="of:=MATCH(UPPER([.B753]);[.G$1:.G$278];0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</text:p>
          </table:table-cell>
          <table:table-cell office:value-type="string" calcext:value-type="string">
            <text:p>Brazil</text:p>
          </table:table-cell>
          <table:table-cell table:formula="of:=INDEX([.H$1:.H$278];[.F754];1)" office:value-type="string" office:string-value="BR" calcext:value-type="string">
            <text:p>BR</text:p>
          </table:table-cell>
          <table:table-cell table:formula="of:=LEN([.A754])" office:value-type="float" office:value="2" calcext:value-type="float">
            <text:p>2</text:p>
          </table:table-cell>
          <table:table-cell table:formula="of:=LOOKUP([.B754];[.G$1:.G$278])" office:value-type="string" office:string-value="BRAZIL" calcext:value-type="string">
            <text:p>BRAZIL</text:p>
          </table:table-cell>
          <table:table-cell table:formula="of:=MATCH(UPPER([.B754]);[.G$1:.G$278];0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</text:p>
          </table:table-cell>
          <table:table-cell office:value-type="string" calcext:value-type="string">
            <text:p>Brazil</text:p>
          </table:table-cell>
          <table:table-cell table:formula="of:=INDEX([.H$1:.H$278];[.F755];1)" office:value-type="string" office:string-value="BR" calcext:value-type="string">
            <text:p>BR</text:p>
          </table:table-cell>
          <table:table-cell table:formula="of:=LEN([.A755])" office:value-type="float" office:value="2" calcext:value-type="float">
            <text:p>2</text:p>
          </table:table-cell>
          <table:table-cell table:formula="of:=LOOKUP([.B755];[.G$1:.G$278])" office:value-type="string" office:string-value="BRAZIL" calcext:value-type="string">
            <text:p>BRAZIL</text:p>
          </table:table-cell>
          <table:table-cell table:formula="of:=MATCH(UPPER([.B755]);[.G$1:.G$278];0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</text:p>
          </table:table-cell>
          <table:table-cell office:value-type="string" calcext:value-type="string">
            <text:p>Brazil</text:p>
          </table:table-cell>
          <table:table-cell table:formula="of:=INDEX([.H$1:.H$278];[.F756];1)" office:value-type="string" office:string-value="BR" calcext:value-type="string">
            <text:p>BR</text:p>
          </table:table-cell>
          <table:table-cell table:formula="of:=LEN([.A756])" office:value-type="float" office:value="2" calcext:value-type="float">
            <text:p>2</text:p>
          </table:table-cell>
          <table:table-cell table:formula="of:=LOOKUP([.B756];[.G$1:.G$278])" office:value-type="string" office:string-value="BRAZIL" calcext:value-type="string">
            <text:p>BRAZIL</text:p>
          </table:table-cell>
          <table:table-cell table:formula="of:=MATCH(UPPER([.B756]);[.G$1:.G$278];0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K</text:p>
          </table:table-cell>
          <table:table-cell table:formula="of:=INDEX([.H$1:.H$278];[.F757];1)" office:value-type="string" office:string-value="GB" calcext:value-type="string">
            <text:p>GB</text:p>
          </table:table-cell>
          <table:table-cell table:formula="of:=LEN([.A757])" office:value-type="float" office:value="1" calcext:value-type="float">
            <text:p>1</text:p>
          </table:table-cell>
          <table:table-cell table:formula="of:=LOOKUP([.B757];[.G$1:.G$278])" office:value-type="string" office:string-value="UGANDA" calcext:value-type="string">
            <text:p>UGANDA</text:p>
          </table:table-cell>
          <table:table-cell table:formula="of:=MATCH(UPPER([.B757]);[.G$1:.G$278];0)"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hina</text:p>
          </table:table-cell>
          <table:table-cell table:formula="of:=INDEX([.H$1:.H$278];[.F758];1)" office:value-type="string" office:string-value="CN" calcext:value-type="string">
            <text:p>CN</text:p>
          </table:table-cell>
          <table:table-cell table:formula="of:=LEN([.A758])" office:value-type="float" office:value="1" calcext:value-type="float">
            <text:p>1</text:p>
          </table:table-cell>
          <table:table-cell table:formula="of:=LOOKUP([.B758];[.G$1:.G$278])" office:value-type="string" office:string-value="CHINA" calcext:value-type="string">
            <text:p>CHINA</text:p>
          </table:table-cell>
          <table:table-cell table:formula="of:=MATCH(UPPER([.B758]);[.G$1:.G$278];0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RENCH SOUTHERN TERRITORIES</text:p>
          </table:table-cell>
          <table:table-cell/>
          <table:table-cell table:formula="of:=LEN([.A759])" office:value-type="float" office:value="1" calcext:value-type="float">
            <text:p>1</text:p>
          </table:table-cell>
          <table:table-cell table:formula="of:=LOOKUP([.B759];[.G$1:.G$278])" office:value-type="string" office:string-value="FRENCH POLYNESIA" calcext:value-type="string">
            <text:p>FRENCH POLYNESIA</text:p>
          </table:table-cell>
          <table:table-cell table:formula="of:=MATCH(UPPER([.B759]);[.G$1:.G$278];0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UK</text:p>
          </table:table-cell>
          <table:table-cell table:formula="of:=INDEX([.H$1:.H$278];[.F760];1)" office:value-type="string" office:string-value="GB" calcext:value-type="string">
            <text:p>GB</text:p>
          </table:table-cell>
          <table:table-cell table:formula="of:=LEN([.A760])" office:value-type="float" office:value="1" calcext:value-type="float">
            <text:p>1</text:p>
          </table:table-cell>
          <table:table-cell table:formula="of:=LOOKUP([.B760];[.G$1:.G$278])" office:value-type="string" office:string-value="UGANDA" calcext:value-type="string">
            <text:p>UGANDA</text:p>
          </table:table-cell>
          <table:table-cell table:formula="of:=MATCH(UPPER([.B760]);[.G$1:.G$278];0)"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taly</text:p>
          </table:table-cell>
          <table:table-cell table:formula="of:=INDEX([.H$1:.H$278];[.F761];1)" office:value-type="string" office:string-value="IT" calcext:value-type="string">
            <text:p>IT</text:p>
          </table:table-cell>
          <table:table-cell table:formula="of:=LEN([.A761])" office:value-type="float" office:value="1" calcext:value-type="float">
            <text:p>1</text:p>
          </table:table-cell>
          <table:table-cell table:formula="of:=LOOKUP([.B761];[.G$1:.G$278])" office:value-type="string" office:string-value="ITALY" calcext:value-type="string">
            <text:p>ITALY</text:p>
          </table:table-cell>
          <table:table-cell table:formula="of:=MATCH(UPPER([.B761]);[.G$1:.G$278];0)"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USA</text:p>
          </table:table-cell>
          <table:table-cell table:formula="of:=INDEX([.H$1:.H$278];[.F762];1)" office:value-type="string" office:string-value="US" calcext:value-type="string">
            <text:p>US</text:p>
          </table:table-cell>
          <table:table-cell table:formula="of:=LEN([.A762])" office:value-type="float" office:value="1" calcext:value-type="float">
            <text:p>1</text:p>
          </table:table-cell>
          <table:table-cell table:formula="of:=LOOKUP([.B762];[.G$1:.G$278])" office:value-type="string" office:string-value="URUGUAY" calcext:value-type="string">
            <text:p>URUGUAY</text:p>
          </table:table-cell>
          <table:table-cell table:formula="of:=MATCH(UPPER([.B762]);[.G$1:.G$278];0)"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UK</text:p>
          </table:table-cell>
          <table:table-cell table:formula="of:=INDEX([.H$1:.H$278];[.F763];1)" office:value-type="string" office:string-value="GB" calcext:value-type="string">
            <text:p>GB</text:p>
          </table:table-cell>
          <table:table-cell table:formula="of:=LEN([.A763])" office:value-type="float" office:value="1" calcext:value-type="float">
            <text:p>1</text:p>
          </table:table-cell>
          <table:table-cell table:formula="of:=LOOKUP([.B763];[.G$1:.G$278])" office:value-type="string" office:string-value="UGANDA" calcext:value-type="string">
            <text:p>UGANDA</text:p>
          </table:table-cell>
          <table:table-cell table:formula="of:=MATCH(UPPER([.B763]);[.G$1:.G$278];0)"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table:formula="of:=INDEX([.H$1:.H$278];[.F764];1)" office:value-type="string" office:string-value="US" calcext:value-type="string">
            <text:p>US</text:p>
          </table:table-cell>
          <table:table-cell table:formula="of:=LEN([.A764])" office:value-type="float" office:value="1" calcext:value-type="float">
            <text:p>1</text:p>
          </table:table-cell>
          <table:table-cell table:formula="of:=LOOKUP([.B764];[.G$1:.G$278])" office:value-type="string" office:string-value="URUGUAY" calcext:value-type="string">
            <text:p>URUGUAY</text:p>
          </table:table-cell>
          <table:table-cell table:formula="of:=MATCH(UPPER([.B764]);[.G$1:.G$278];0)"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ussia</text:p>
          </table:table-cell>
          <table:table-cell table:formula="of:=INDEX([.H$1:.H$278];[.F765];1)" office:value-type="string" office:string-value="RU" calcext:value-type="string">
            <text:p>RU</text:p>
          </table:table-cell>
          <table:table-cell table:formula="of:=LEN([.A765])" office:value-type="float" office:value="1" calcext:value-type="float">
            <text:p>1</text:p>
          </table:table-cell>
          <table:table-cell table:formula="of:=LOOKUP([.B765];[.G$1:.G$278])" office:value-type="string" office:string-value="RUSSIA" calcext:value-type="string">
            <text:p>RUSSIA</text:p>
          </table:table-cell>
          <table:table-cell table:formula="of:=MATCH(UPPER([.B765]);[.G$1:.G$278];0)"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USA</text:p>
          </table:table-cell>
          <table:table-cell table:formula="of:=INDEX([.H$1:.H$278];[.F766];1)" office:value-type="string" office:string-value="US" calcext:value-type="string">
            <text:p>US</text:p>
          </table:table-cell>
          <table:table-cell table:formula="of:=LEN([.A766])" office:value-type="float" office:value="1" calcext:value-type="float">
            <text:p>1</text:p>
          </table:table-cell>
          <table:table-cell table:formula="of:=LOOKUP([.B766];[.G$1:.G$278])" office:value-type="string" office:string-value="URUGUAY" calcext:value-type="string">
            <text:p>URUGUAY</text:p>
          </table:table-cell>
          <table:table-cell table:formula="of:=MATCH(UPPER([.B766]);[.G$1:.G$278];0)" office:value-type="float" office:value="263" calcext:value-type="float">
            <text:p>263</text:p>
          </table:table-cell>
          <table:table-cell table:number-columns-repeated="2"/>
        </table:table-row>
      </table:table>
      <table:table table:name="Tabelle2" table:style-name="ta1">
        <table:table-column table:style-name="co6" table:number-columns-repeated="3" table:default-cell-style-name="Default"/>
        <table:table-column table:style-name="co2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9M0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pratly Island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„]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BV9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pratly Island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„]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DX0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pratly Island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„]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„]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„]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„]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„]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S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„]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SF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„]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SG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„]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„]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S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„]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SJ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„]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S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„]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„]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SM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„]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D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„]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D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„]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DP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„]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DQ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„]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DR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„]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D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„]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DT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„]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DU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„]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DV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„]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DW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„]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DX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„]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D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„]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DZ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„]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HB0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Liechtenstei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„]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HB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Liechtenstei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„]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DB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„]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DC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„]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D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„]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D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„]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DF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„]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DG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„]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DH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„]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D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„]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DJ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„]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D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„]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D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„]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DM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„]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RA6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hechnya</text:p>
          </table:table-cell>
          <table:table-cell office:value-type="string" calcext:value-type="string">
            <text:p>„,“</text:p>
          </table:table-cell>
          <table:table-cell/>
          <table:table-cell office:value-type="string" calcext:value-type="string">
            <text:p>„]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ntigua and Barbud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E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LQ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VH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VJ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V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VM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VZ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rub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4J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8P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arbado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OQ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XT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LZ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9U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rune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ZV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ZX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Z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8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EW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XJ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X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9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9P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9Q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9R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9T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ook Island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XQ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XR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J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P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Q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R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T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5J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HJ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Z6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Kosov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pe Verd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Y5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Y6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Y7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Y8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Y9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5P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5Q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O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7R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7T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7U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7V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7W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7X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7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Western Sahar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OJ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icrone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VP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VQ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ZB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ZC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Z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Z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ZF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ZG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Z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ZJ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Z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ZQ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4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9G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he Gamb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X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quatorial Guine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uinea-Bissau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8R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4V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7G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7H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7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8G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8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YC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Y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YG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YH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EJ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4Z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8T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8U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8V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8W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8X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8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6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J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7J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7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7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7M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7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8J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8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8M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8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JC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JF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JG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J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J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JQ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5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5Z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XU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Kiribat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omoro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aint Kitts and Nevi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orth Kore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orth Kore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orth Kore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orth Kore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orth Kore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orth Kore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6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6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6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9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UQ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XW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Lao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aint Luc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4P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4Q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4R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4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5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6Z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7P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Y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4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5R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5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6X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arshall Island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JT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5T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9H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8Q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7Q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6G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6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6J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X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XB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X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XF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XG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XH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9M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9W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5U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5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5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JW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JX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9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iu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Z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4T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O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4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DW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6P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6Q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6R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6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Z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alestin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CQ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ZP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YP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YQ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YR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UH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9X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7Z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8Z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6T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6U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7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9V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9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6V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6W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6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Z8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Y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Y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rench Terr.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HX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rench Terr.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H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rench Terr.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rench Terr.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rench Terr.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rench Terr.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rench Terr.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rench Terr.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TQ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rench Terr.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rench Terr.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rench Terr.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rench Terr.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E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ong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YM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9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9Z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BQ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5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UV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UW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UX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5X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HV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Vatica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4M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YV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YW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YX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Y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3W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XV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YJ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5W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amo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7O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ZT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9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9J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eborga</text:p>
          </table:table-cell>
          <table:table-cell office:value-type="string" calcext:value-type="string">
            <text:p>„,“</text:p>
          </table:table-cell>
          <table:table-cell/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orthern Cyprus or Blenheim Reef</text:p>
          </table:table-cell>
          <table:table-cell office:value-type="string" calcext:value-type="string">
            <text:p>„,“</text:p>
          </table:table-cell>
          <table:table-cell/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eyser Reef</text:p>
          </table:table-cell>
          <table:table-cell office:value-type="string" calcext:value-type="string">
            <text:p>„,“</text:p>
          </table:table-cell>
          <table:table-cell/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1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Liberland</text:p>
          </table:table-cell>
          <table:table-cell office:value-type="string" calcext:value-type="string">
            <text:p>„,“</text:p>
          </table:table-cell>
          <table:table-cell/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inerva Reefs</text:p>
          </table:table-cell>
          <table:table-cell office:value-type="string" calcext:value-type="string">
            <text:p>„,“</text:p>
          </table:table-cell>
          <table:table-cell/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rincipality of Sealand</text:p>
          </table:table-cell>
          <table:table-cell office:value-type="string" calcext:value-type="string">
            <text:p>„,“</text:p>
          </table:table-cell>
          <table:table-cell/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1Z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Kayin State</text:p>
          </table:table-cell>
          <table:table-cell office:value-type="string" calcext:value-type="string">
            <text:p>„,“</text:p>
          </table:table-cell>
          <table:table-cell/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4U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nited Nations</text:p>
          </table:table-cell>
          <table:table-cell office:value-type="string" calcext:value-type="string">
            <text:p>„,“</text:p>
          </table:table-cell>
          <table:table-cell/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4W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East Timor</text:p>
          </table:table-cell>
          <table:table-cell office:value-type="string" calcext:value-type="string">
            <text:p>„,“</text:p>
          </table:table-cell>
          <table:table-cell/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4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nternational Civil Aviation Organization</text:p>
          </table:table-cell>
          <table:table-cell office:value-type="string" calcext:value-type="string">
            <text:p>„,“</text:p>
          </table:table-cell>
          <table:table-cell/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World Meteorological Organization</text:p>
          </table:table-cell>
          <table:table-cell office:value-type="string" calcext:value-type="string">
            <text:p>„,“</text:p>
          </table:table-cell>
          <table:table-cell/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onetsk</text:p>
          </table:table-cell>
          <table:table-cell office:value-type="string" calcext:value-type="string">
            <text:p>„,“</text:p>
          </table:table-cell>
          <table:table-cell/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Donetsk</text:p>
          </table:table-cell>
          <table:table-cell office:value-type="string" calcext:value-type="string">
            <text:p>„,“</text:p>
          </table:table-cell>
          <table:table-cell/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ophuthatswana</text:p>
          </table:table-cell>
          <table:table-cell office:value-type="string" calcext:value-type="string">
            <text:p>„,“</text:p>
          </table:table-cell>
          <table:table-cell/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„,“</text:p>
          </table:table-cell>
          <table:table-cell/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outh Ossetia</text:p>
          </table:table-cell>
          <table:table-cell office:value-type="string" calcext:value-type="string">
            <text:p>„,“</text:p>
          </table:table-cell>
          <table:table-cell/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PJ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Neth. Antilles</text:p>
          </table:table-cell>
          <table:table-cell office:value-type="string" calcext:value-type="string">
            <text:p>„,“</text:p>
          </table:table-cell>
          <table:table-cell/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São Tomé and Príncipe</text:p>
          </table:table-cell>
          <table:table-cell office:value-type="string" calcext:value-type="string">
            <text:p>„,“</text:p>
          </table:table-cell>
          <table:table-cell/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Principality of Seborga</text:p>
          </table:table-cell>
          <table:table-cell office:value-type="string" calcext:value-type="string">
            <text:p>„,“</text:p>
          </table:table-cell>
          <table:table-cell/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Transnistria</text:p>
          </table:table-cell>
          <table:table-cell office:value-type="string" calcext:value-type="string">
            <text:p>„,“</text:p>
          </table:table-cell>
          <table:table-cell/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entral Afric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vory Coast</text:p>
          </table:table-cell>
          <table:table-cell office:value-type="string" calcext:value-type="string">
            <text:p>„,“</text:p>
          </table:table-cell>
          <table:table-cell/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Macao</text:p>
          </table:table-cell>
          <table:table-cell office:value-type="string" calcext:value-type="string">
            <text:p>„,“</text:p>
          </table:table-cell>
          <table:table-cell/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urma</text:p>
          </table:table-cell>
          <table:table-cell office:value-type="string" calcext:value-type="string">
            <text:p>„,“</text:p>
          </table:table-cell>
          <table:table-cell/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Burma</text:p>
          </table:table-cell>
          <table:table-cell office:value-type="string" calcext:value-type="string">
            <text:p>„,“</text:p>
          </table:table-cell>
          <table:table-cell/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Republic of Macedonia</text:p>
          </table:table-cell>
          <table:table-cell office:value-type="string" calcext:value-type="string">
            <text:p>„,“</text:p>
          </table:table-cell>
          <table:table-cell/>
          <table:table-cell office:value-type="string" calcext:value-type="string">
            <text:p>„]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„],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„],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„],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„],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„],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„],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„],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„],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„],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„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„,“</text:p>
          </table:table-cell>
          <table:table-cell office:value-type="string" calcext:value-type="string">
            <text:p>FRENCH SOUTHERN TERRITORIES</text:p>
          </table:table-cell>
          <table:table-cell office:value-type="string" calcext:value-type="string">
            <text:p>„,“</text:p>
          </table:table-cell>
          <table:table-cell/>
          <table:table-cell office:value-type="string" calcext:value-type="string">
            <text:p>„],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t.A1:t.D766" table:contains-header="false">
          <table:sort>
            <table:sort-by table:field-number="3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.00.0000</text:date>, <text:time style:data-style-name="N2" text:time-value="14:22:50.32782673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6T14:36:23.473133492</dc:date>
    <meta:editing-duration>PT22M54S</meta:editing-duration>
    <meta:editing-cycles>8</meta:editing-cycles>
    <meta:generator>LibreOffice/6.1.3.2$Linux_X86_64 LibreOffice_project/10$Build-2</meta:generator>
    <meta:document-statistic meta:table-count="2" meta:cell-count="11226" meta:object-count="0"/>
  </office:meta>
</office:document-meta>
</file>